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796cm"/>
    </style:style>
    <style:style style:name="co3" style:family="table-column">
      <style:table-column-properties fo:break-before="auto" style:column-width="4.272cm"/>
    </style:style>
    <style:style style:name="co4" style:family="table-column">
      <style:table-column-properties fo:break-before="auto" style:column-width="4.8cm"/>
    </style:style>
    <style:style style:name="co5" style:family="table-column">
      <style:table-column-properties fo:break-before="auto" style:column-width="3.60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7">
      <style:text-properties fo:font-weight="bold" style:font-weight-asian="bold" style:font-weight-complex="bold"/>
    </style:style>
    <style:style style:name="ce4" style:family="table-cell" style:parent-style-name="Default" style:data-style-name="N108"/>
    <style:style style:name="ce5" style:family="table-cell" style:parent-style-name="Default" style:data-style-name="N109"/>
    <style:style style:name="ce6" style:family="table-cell" style:parent-style-name="Default" style:data-style-name="N111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>
            <text:p>beta</text:p>
          </table:table-cell>
          <table:table-cell office:value-type="float" office:value="0.6">
            <text:p>0.6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string">
            <text:p>deg</text:p>
          </table:table-cell>
          <table:table-cell office:value-type="string">
            <text:p>rad</text:p>
          </table:table-cell>
          <table:table-cell office:value-type="string">
            <text:p>num</text:p>
          </table:table-cell>
          <table:table-cell office:value-type="string">
            <text:p>denom</text:p>
          </table:table-cell>
          <table:table-cell office:value-type="string">
            <text:p>ratio</text:p>
          </table:table-cell>
          <table:table-cell office:value-type="string">
            <text:p>arccos</text:p>
          </table:table-cell>
          <table:table-cell office:value-type="string">
            <text:p>theta</text:p>
          </table:table-cell>
          <table:table-cell table:style-name="ce1" office:value-type="string">
            <text:p>num</text:p>
          </table:table-cell>
          <table:table-cell table:style-name="ce1" office:value-type="string">
            <text:p>denom</text:p>
          </table:table-cell>
          <table:table-cell office:value-type="string">
            <text:p>ratio</text:p>
          </table:table-cell>
          <table:table-cell office:value-type="string">
            <text:p>arccos</text:p>
          </table:table-cell>
          <table:table-cell office:value-type="string">
            <text:p>theta</text:p>
          </table:table-cell>
          <table:table-cell office:value-type="string">
            <text:p>Delta-thetab</text:p>
          </table:table-cell>
          <table:table-cell office:value-type="string">
            <text:p>Delta-thetaA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formula="of:=+[.A3]*3.14159265/180" office:value-type="float" office:value="0">
            <text:p>0</text:p>
          </table:table-cell>
          <table:table-cell table:formula="of:=COS([.B3])-[.$B$1]" office:value-type="float" office:value="0.4">
            <text:p>0.40</text:p>
          </table:table-cell>
          <table:table-cell table:formula="of:=1-[.$B$1]*COS([.B3])" office:value-type="float" office:value="0.4">
            <text:p>0.40</text:p>
          </table:table-cell>
          <table:table-cell table:formula="of:=+[.C3]/[.D3]" office:value-type="float" office:value="1">
            <text:p>1</text:p>
          </table:table-cell>
          <table:table-cell table:formula="of:=ACOS([.E3])" office:value-type="float" office:value="0">
            <text:p>0</text:p>
          </table:table-cell>
          <table:table-cell table:style-name="ce3" table:formula="of:=+[.F3]*180/3.14159" office:value-type="float" office:value="0">
            <text:p>0.0000</text:p>
          </table:table-cell>
          <table:table-cell table:style-name="ce1" table:formula="of:=COS([.B3])+[.$B$1]" office:value-type="float" office:value="1.6">
            <text:p>1.60</text:p>
          </table:table-cell>
          <table:table-cell table:style-name="ce1" table:formula="of:=1+[.$B$1]*COS([.B3])" office:value-type="float" office:value="1.6">
            <text:p>1.60</text:p>
          </table:table-cell>
          <table:table-cell table:formula="of:=+[.H3]/[.I3]" office:value-type="float" office:value="1">
            <text:p>1</text:p>
          </table:table-cell>
          <table:table-cell table:formula="of:=ACOS([.J3])" office:value-type="float" office:value="0">
            <text:p>0</text:p>
          </table:table-cell>
          <table:table-cell table:style-name="ce3" table:formula="of:=+[.K3]*180/3.14159" office:value-type="float" office:value="0">
            <text:p>0.0000</text:p>
          </table:table-cell>
          <table:table-cell table:number-columns-repeated="3"/>
        </table:table-row>
        <table:table-row table:style-name="ro1">
          <table:table-cell table:formula="of:=+[.A3]+1" office:value-type="float" office:value="1">
            <text:p>1</text:p>
          </table:table-cell>
          <table:table-cell table:formula="of:=+[.A4]*3.14159265/180" office:value-type="float" office:value="0.0174532925">
            <text:p>0.02</text:p>
          </table:table-cell>
          <table:table-cell table:formula="of:=COS([.B4])-[.$B$1]" office:value-type="float" office:value="0.399847695156739">
            <text:p>0.40</text:p>
          </table:table-cell>
          <table:table-cell table:formula="of:=1-[.$B$1]*COS([.B4])" office:value-type="float" office:value="0.400091382905956">
            <text:p>0.40</text:p>
          </table:table-cell>
          <table:table-cell table:formula="of:=+[.C4]/[.D4]" office:value-type="float" office:value="0.999390919775759">
            <text:p>1</text:p>
          </table:table-cell>
          <table:table-cell table:formula="of:=ACOS([.E4])" office:value-type="float" office:value="0.0349039271163491">
            <text:p>0.03</text:p>
          </table:table-cell>
          <table:table-cell table:style-name="ce3" table:formula="of:=+[.F4]*180/3.14159" office:value-type="float" office:value="1.99984940139956">
            <text:p>1.9998</text:p>
          </table:table-cell>
          <table:table-cell table:style-name="ce1" table:formula="of:=COS([.B4])+[.$B$1]" office:value-type="float" office:value="1.59984769515674">
            <text:p>1.60</text:p>
          </table:table-cell>
          <table:table-cell table:style-name="ce1" table:formula="of:=1+[.$B$1]*COS([.B4])" office:value-type="float" office:value="1.59990861709404">
            <text:p>1.60</text:p>
          </table:table-cell>
          <table:table-cell table:formula="of:=+[.H4]/[.I4]" office:value-type="float" office:value="0.999961921614364">
            <text:p>1</text:p>
          </table:table-cell>
          <table:table-cell table:formula="of:=ACOS([.J4])" office:value-type="float" office:value="0.0087268123961851">
            <text:p>0.01</text:p>
          </table:table-cell>
          <table:table-cell table:style-name="ce3" table:formula="of:=+[.K4]*180/3.14159" office:value-type="float" office:value="0.500009941244184">
            <text:p>0.5000</text:p>
          </table:table-cell>
          <table:table-cell table:formula="of:=+[.L4]-[.L3]" office:value-type="float" office:value="0.500009941244184">
            <text:p>0.5</text:p>
          </table:table-cell>
          <table:table-cell table:formula="of:=+[.A4]-[.A3]" office:value-type="float" office:value="1">
            <text:p>1</text:p>
          </table:table-cell>
          <table:table-cell table:formula="of:=+[.M4]/[.N4]" office:value-type="float" office:value="0.500009941244184">
            <text:p>0.5</text:p>
          </table:table-cell>
        </table:table-row>
        <table:table-row table:style-name="ro1">
          <table:table-cell table:formula="of:=+[.A4]+1" office:value-type="float" office:value="2">
            <text:p>2</text:p>
          </table:table-cell>
          <table:table-cell table:formula="of:=+[.A5]*3.14159265/180" office:value-type="float" office:value="0.034906585">
            <text:p>0.03</text:p>
          </table:table-cell>
          <table:table-cell table:formula="of:=COS([.B5])-[.$B$1]" office:value-type="float" office:value="0.399390827020488">
            <text:p>0.40</text:p>
          </table:table-cell>
          <table:table-cell table:formula="of:=1-[.$B$1]*COS([.B5])" office:value-type="float" office:value="0.400365503787707">
            <text:p>0.40</text:p>
          </table:table-cell>
          <table:table-cell table:formula="of:=+[.C5]/[.D5]" office:value-type="float" office:value="0.997565532599591">
            <text:p>1</text:p>
          </table:table-cell>
          <table:table-cell table:formula="of:=ACOS([.E5])" office:value-type="float" office:value="0.0697919166391794">
            <text:p>0.07</text:p>
          </table:table-cell>
          <table:table-cell table:style-name="ce3" table:formula="of:=+[.F5]*180/3.14159" office:value-type="float" office:value="3.99878564518359">
            <text:p>3.9988</text:p>
          </table:table-cell>
          <table:table-cell table:style-name="ce1" table:formula="of:=COS([.B5])+[.$B$1]" office:value-type="float" office:value="1.59939082702049">
            <text:p>1.60</text:p>
          </table:table-cell>
          <table:table-cell table:style-name="ce1" table:formula="of:=1+[.$B$1]*COS([.B5])" office:value-type="float" office:value="1.59963449621229">
            <text:p>1.60</text:p>
          </table:table-cell>
          <table:table-cell table:formula="of:=+[.H5]/[.I5]" office:value-type="float" office:value="0.999847671957324">
            <text:p>1</text:p>
          </table:table-cell>
          <table:table-cell table:formula="of:=ACOS([.J5])" office:value-type="float" office:value="0.0174546217454503">
            <text:p>0.02</text:p>
          </table:table-cell>
          <table:table-cell table:style-name="ce3" table:formula="of:=+[.K5]*180/3.14159" office:value-type="float" office:value="1.00007700374048">
            <text:p>1.0001</text:p>
          </table:table-cell>
          <table:table-cell table:formula="of:=+[.L5]-[.L4]" office:value-type="float" office:value="0.500067062496297">
            <text:p>0.5</text:p>
          </table:table-cell>
          <table:table-cell table:formula="of:=+[.A5]-[.A4]" office:value-type="float" office:value="1">
            <text:p>1</text:p>
          </table:table-cell>
          <table:table-cell table:formula="of:=+[.M5]/[.N5]" office:value-type="float" office:value="0.500067062496297">
            <text:p>0.5</text:p>
          </table:table-cell>
        </table:table-row>
        <table:table-row table:style-name="ro1">
          <table:table-cell table:formula="of:=+[.A5]+1" office:value-type="float" office:value="3">
            <text:p>3</text:p>
          </table:table-cell>
          <table:table-cell table:formula="of:=+[.A6]*3.14159265/180" office:value-type="float" office:value="0.0523598775">
            <text:p>0.05</text:p>
          </table:table-cell>
          <table:table-cell table:formula="of:=COS([.B6])-[.$B$1]" office:value-type="float" office:value="0.398629534757705">
            <text:p>0.40</text:p>
          </table:table-cell>
          <table:table-cell table:formula="of:=1-[.$B$1]*COS([.B6])" office:value-type="float" office:value="0.400822279145377">
            <text:p>0.40</text:p>
          </table:table-cell>
          <table:table-cell table:formula="of:=+[.C6]/[.D6]" office:value-type="float" office:value="0.994529384962465">
            <text:p>0.99</text:p>
          </table:table-cell>
          <table:table-cell table:formula="of:=ACOS([.E6])" office:value-type="float" office:value="0.104648079438283">
            <text:p>0.1</text:p>
          </table:table-cell>
          <table:table-cell table:style-name="ce3" table:formula="of:=+[.F6]*180/3.14159" office:value-type="float" office:value="5.99589835048204">
            <text:p>5.9959</text:p>
          </table:table-cell>
          <table:table-cell table:style-name="ce1" table:formula="of:=COS([.B6])+[.$B$1]" office:value-type="float" office:value="1.59862953475771">
            <text:p>1.60</text:p>
          </table:table-cell>
          <table:table-cell table:style-name="ce1" table:formula="of:=1+[.$B$1]*COS([.B6])" office:value-type="float" office:value="1.59917772085462">
            <text:p>1.60</text:p>
          </table:table-cell>
          <table:table-cell table:formula="of:=+[.H6]/[.I6]" office:value-type="float" office:value="0.999657207519984">
            <text:p>1</text:p>
          </table:table-cell>
          <table:table-cell table:formula="of:=ACOS([.J6])" office:value-type="float" office:value="0.0261844253805134">
            <text:p>0.03</text:p>
          </table:table-cell>
          <table:table-cell table:style-name="ce3" table:formula="of:=+[.K6]*180/3.14159" office:value-type="float" office:value="1.50025833049265">
            <text:p>1.5003</text:p>
          </table:table-cell>
          <table:table-cell table:formula="of:=+[.L6]-[.L5]" office:value-type="float" office:value="0.500181326752172">
            <text:p>0.5</text:p>
          </table:table-cell>
          <table:table-cell table:formula="of:=+[.A6]-[.A5]" office:value-type="float" office:value="1">
            <text:p>1</text:p>
          </table:table-cell>
          <table:table-cell table:formula="of:=+[.M6]/[.N6]" office:value-type="float" office:value="0.500181326752172">
            <text:p>0.5</text:p>
          </table:table-cell>
        </table:table-row>
        <table:table-row table:style-name="ro1">
          <table:table-cell table:formula="of:=+[.A6]+1" office:value-type="float" office:value="4">
            <text:p>4</text:p>
          </table:table-cell>
          <table:table-cell table:formula="of:=+[.A7]*3.14159265/180" office:value-type="float" office:value="0.06981317">
            <text:p>0.07</text:p>
          </table:table-cell>
          <table:table-cell table:formula="of:=COS([.B7])-[.$B$1]" office:value-type="float" office:value="0.397564050265389">
            <text:p>0.40</text:p>
          </table:table-cell>
          <table:table-cell table:formula="of:=1-[.$B$1]*COS([.B7])" office:value-type="float" office:value="0.401461569840767">
            <text:p>0.40</text:p>
          </table:table-cell>
          <table:table-cell table:formula="of:=+[.C7]/[.D7]" office:value-type="float" office:value="0.990291674550758">
            <text:p>0.99</text:p>
          </table:table-cell>
          <table:table-cell table:formula="of:=ACOS([.E7])" office:value-type="float" office:value="0.139456622944467">
            <text:p>0.14</text:p>
          </table:table-cell>
          <table:table-cell table:style-name="ce3" table:formula="of:=+[.F7]*180/3.14159" office:value-type="float" office:value="7.99028266896827">
            <text:p>7.9903</text:p>
          </table:table-cell>
          <table:table-cell table:style-name="ce1" table:formula="of:=COS([.B7])+[.$B$1]" office:value-type="float" office:value="1.59756405026539">
            <text:p>1.60</text:p>
          </table:table-cell>
          <table:table-cell table:style-name="ce1" table:formula="of:=1+[.$B$1]*COS([.B7])" office:value-type="float" office:value="1.59853843015923">
            <text:p>1.60</text:p>
          </table:table-cell>
          <table:table-cell table:formula="of:=+[.H7]/[.I7]" office:value-type="float" office:value="0.999390455759173">
            <text:p>1</text:p>
          </table:table-cell>
          <table:table-cell table:formula="of:=ACOS([.J7])" office:value-type="float" office:value="0.0349172213936029">
            <text:p>0.03</text:p>
          </table:table-cell>
          <table:table-cell table:style-name="ce3" table:formula="of:=+[.K7]*180/3.14159" office:value-type="float" office:value="2.00061110802127">
            <text:p>2.0006</text:p>
          </table:table-cell>
          <table:table-cell table:formula="of:=+[.L7]-[.L6]" office:value-type="float" office:value="0.500352777528611">
            <text:p>0.5</text:p>
          </table:table-cell>
          <table:table-cell table:formula="of:=+[.A7]-[.A6]" office:value-type="float" office:value="1">
            <text:p>1</text:p>
          </table:table-cell>
          <table:table-cell table:formula="of:=+[.M7]/[.N7]" office:value-type="float" office:value="0.500352777528611">
            <text:p>0.5</text:p>
          </table:table-cell>
        </table:table-row>
        <table:table-row table:style-name="ro1">
          <table:table-cell table:formula="of:=+[.A7]+1" office:value-type="float" office:value="5">
            <text:p>5</text:p>
          </table:table-cell>
          <table:table-cell table:formula="of:=+[.A8]*3.14159265/180" office:value-type="float" office:value="0.0872664625">
            <text:p>0.09</text:p>
          </table:table-cell>
          <table:table-cell table:formula="of:=COS([.B8])-[.$B$1]" office:value-type="float" office:value="0.396194698100436">
            <text:p>0.40</text:p>
          </table:table-cell>
          <table:table-cell table:formula="of:=1-[.$B$1]*COS([.B8])" office:value-type="float" office:value="0.402283181139738">
            <text:p>0.40</text:p>
          </table:table-cell>
          <table:table-cell table:formula="of:=+[.C8]/[.D8]" office:value-type="float" office:value="0.984865181233647">
            <text:p>0.98</text:p>
          </table:table-cell>
          <table:table-cell table:formula="of:=ACOS([.E8])" office:value-type="float" office:value="0.17420189852113">
            <text:p>0.17</text:p>
          </table:table-cell>
          <table:table-cell table:style-name="ce3" table:formula="of:=+[.F8]*180/3.14159" office:value-type="float" office:value="9.98104199905254">
            <text:p>9.9810</text:p>
          </table:table-cell>
          <table:table-cell table:style-name="ce1" table:formula="of:=COS([.B8])+[.$B$1]" office:value-type="float" office:value="1.59619469810044">
            <text:p>1.60</text:p>
          </table:table-cell>
          <table:table-cell table:style-name="ce1" table:formula="of:=1+[.$B$1]*COS([.B8])" office:value-type="float" office:value="1.59771681886026">
            <text:p>1.60</text:p>
          </table:table-cell>
          <table:table-cell table:formula="of:=+[.H8]/[.I8]" office:value-type="float" office:value="0.999047315054922">
            <text:p>1</text:p>
          </table:table-cell>
          <table:table-cell table:formula="of:=ACOS([.J8])" office:value-type="float" office:value="0.0436540090168063">
            <text:p>0.04</text:p>
          </table:table-cell>
          <table:table-cell table:style-name="ce3" table:formula="of:=+[.K8]*180/3.14159" office:value-type="float" office:value="2.50119258815604">
            <text:p>2.5012</text:p>
          </table:table-cell>
          <table:table-cell table:formula="of:=+[.L8]-[.L7]" office:value-type="float" office:value="0.500581480134773">
            <text:p>0.5</text:p>
          </table:table-cell>
          <table:table-cell table:formula="of:=+[.A8]-[.A7]" office:value-type="float" office:value="1">
            <text:p>1</text:p>
          </table:table-cell>
          <table:table-cell table:formula="of:=+[.M8]/[.N8]" office:value-type="float" office:value="0.500581480134773">
            <text:p>0.5</text:p>
          </table:table-cell>
        </table:table-row>
        <table:table-row table:style-name="ro1">
          <table:table-cell table:formula="of:=+[.A8]+1" office:value-type="float" office:value="6">
            <text:p>6</text:p>
          </table:table-cell>
          <table:table-cell table:formula="of:=+[.A9]*3.14159265/180" office:value-type="float" office:value="0.104719755">
            <text:p>0.1</text:p>
          </table:table-cell>
          <table:table-cell table:formula="of:=COS([.B9])-[.$B$1]" office:value-type="float" office:value="0.394521895380781">
            <text:p>0.39</text:p>
          </table:table-cell>
          <table:table-cell table:formula="of:=1-[.$B$1]*COS([.B9])" office:value-type="float" office:value="0.403286862771531">
            <text:p>0.40</text:p>
          </table:table-cell>
          <table:table-cell table:formula="of:=+[.C9]/[.D9]" office:value-type="float" office:value="0.978266171800107">
            <text:p>0.98</text:p>
          </table:table-cell>
          <table:table-cell table:formula="of:=ACOS([.E9])" office:value-type="float" office:value="0.208868447759413">
            <text:p>0.21</text:p>
          </table:table-cell>
          <table:table-cell table:style-name="ce3" table:formula="of:=+[.F9]*180/3.14159" office:value-type="float" office:value="11.9672906384011">
            <text:p>11.9673</text:p>
          </table:table-cell>
          <table:table-cell table:style-name="ce1" table:formula="of:=COS([.B9])+[.$B$1]" office:value-type="float" office:value="1.59452189538078">
            <text:p>1.59</text:p>
          </table:table-cell>
          <table:table-cell table:style-name="ce1" table:formula="of:=1+[.$B$1]*COS([.B9])" office:value-type="float" office:value="1.59671313722847">
            <text:p>1.60</text:p>
          </table:table-cell>
          <table:table-cell table:formula="of:=+[.H9]/[.I9]" office:value-type="float" office:value="0.998627654650922">
            <text:p>1</text:p>
          </table:table-cell>
          <table:table-cell table:formula="of:=ACOS([.J9])" office:value-type="float" office:value="0.0523957890030359">
            <text:p>0.05</text:p>
          </table:table-cell>
          <table:table-cell table:style-name="ce3" table:formula="of:=+[.K9]*180/3.14159" office:value-type="float" office:value="3.00206010986362">
            <text:p>3.0021</text:p>
          </table:table-cell>
          <table:table-cell table:formula="of:=+[.L9]-[.L8]" office:value-type="float" office:value="0.500867521707586">
            <text:p>0.5</text:p>
          </table:table-cell>
          <table:table-cell table:formula="of:=+[.A9]-[.A8]" office:value-type="float" office:value="1">
            <text:p>1</text:p>
          </table:table-cell>
          <table:table-cell table:formula="of:=+[.M9]/[.N9]" office:value-type="float" office:value="0.500867521707586">
            <text:p>0.5</text:p>
          </table:table-cell>
        </table:table-row>
        <table:table-row table:style-name="ro1">
          <table:table-cell table:formula="of:=+[.A9]+1" office:value-type="float" office:value="7">
            <text:p>7</text:p>
          </table:table-cell>
          <table:table-cell table:formula="of:=+[.A10]*3.14159265/180" office:value-type="float" office:value="0.1221730475">
            <text:p>0.12</text:p>
          </table:table-cell>
          <table:table-cell table:formula="of:=COS([.B10])-[.$B$1]" office:value-type="float" office:value="0.392546151658335">
            <text:p>0.39</text:p>
          </table:table-cell>
          <table:table-cell table:formula="of:=1-[.$B$1]*COS([.B10])" office:value-type="float" office:value="0.404472309004999">
            <text:p>0.40</text:p>
          </table:table-cell>
          <table:table-cell table:formula="of:=+[.C10]/[.D10]" office:value-type="float" office:value="0.970514279763671">
            <text:p>0.97</text:p>
          </table:table-cell>
          <table:table-cell table:formula="of:=ACOS([.E10])" office:value-type="float" office:value="0.24344104736156">
            <text:p>0.24</text:p>
          </table:table-cell>
          <table:table-cell table:style-name="ce3" table:formula="of:=+[.F10]*180/3.14159" office:value-type="float" office:value="13.9481563555654">
            <text:p>13.9482</text:p>
          </table:table-cell>
          <table:table-cell table:style-name="ce1" table:formula="of:=COS([.B10])+[.$B$1]" office:value-type="float" office:value="1.59254615165834">
            <text:p>1.59</text:p>
          </table:table-cell>
          <table:table-cell table:style-name="ce1" table:formula="of:=1+[.$B$1]*COS([.B10])" office:value-type="float" office:value="1.595527690995">
            <text:p>1.60</text:p>
          </table:table-cell>
          <table:table-cell table:formula="of:=+[.H10]/[.I10]" office:value-type="float" office:value="0.998131314577933">
            <text:p>1</text:p>
          </table:table-cell>
          <table:table-cell table:formula="of:=ACOS([.J10])" office:value-type="float" office:value="0.0611435640078992">
            <text:p>0.06</text:p>
          </table:table-cell>
          <table:table-cell table:style-name="ce3" table:formula="of:=+[.K10]*180/3.14159" office:value-type="float" office:value="3.50327112112716">
            <text:p>3.5033</text:p>
          </table:table-cell>
          <table:table-cell table:formula="of:=+[.L10]-[.L9]" office:value-type="float" office:value="0.501211011263531">
            <text:p>0.5</text:p>
          </table:table-cell>
          <table:table-cell table:formula="of:=+[.A10]-[.A9]" office:value-type="float" office:value="1">
            <text:p>1</text:p>
          </table:table-cell>
          <table:table-cell table:formula="of:=+[.M10]/[.N10]" office:value-type="float" office:value="0.501211011263531">
            <text:p>0.5</text:p>
          </table:table-cell>
        </table:table-row>
        <table:table-row table:style-name="ro1">
          <table:table-cell table:formula="of:=+[.A10]+1" office:value-type="float" office:value="8">
            <text:p>8</text:p>
          </table:table-cell>
          <table:table-cell table:formula="of:=+[.A11]*3.14159265/180" office:value-type="float" office:value="0.13962634">
            <text:p>0.14</text:p>
          </table:table-cell>
          <table:table-cell table:formula="of:=COS([.B11])-[.$B$1]" office:value-type="float" office:value="0.390268068763775">
            <text:p>0.39</text:p>
          </table:table-cell>
          <table:table-cell table:formula="of:=1-[.$B$1]*COS([.B11])" office:value-type="float" office:value="0.405839158741735">
            <text:p>0.41</text:p>
          </table:table-cell>
          <table:table-cell table:formula="of:=+[.C11]/[.D11]" office:value-type="float" office:value="0.961632361878935">
            <text:p>0.96</text:p>
          </table:table-cell>
          <table:table-cell table:formula="of:=ACOS([.E11])" office:value-type="float" office:value="0.277904752296552">
            <text:p>0.28</text:p>
          </table:table-cell>
          <table:table-cell table:style-name="ce3" table:formula="of:=+[.F11]*180/3.14159" office:value-type="float" office:value="15.9227828626203">
            <text:p>15.9228</text:p>
          </table:table-cell>
          <table:table-cell table:style-name="ce1" table:formula="of:=COS([.B11])+[.$B$1]" office:value-type="float" office:value="1.59026806876378">
            <text:p>1.59</text:p>
          </table:table-cell>
          <table:table-cell table:style-name="ce1" table:formula="of:=1+[.$B$1]*COS([.B11])" office:value-type="float" office:value="1.59416084125826">
            <text:p>1.59</text:p>
          </table:table-cell>
          <table:table-cell table:formula="of:=+[.H11]/[.I11]" office:value-type="float" office:value="0.997558105560153">
            <text:p>1</text:p>
          </table:table-cell>
          <table:table-cell table:formula="of:=ACOS([.J11])" office:value-type="float" office:value="0.069898338972695">
            <text:p>0.07</text:p>
          </table:table-cell>
          <table:table-cell table:style-name="ce3" table:formula="of:=+[.K11]*180/3.14159" office:value-type="float" office:value="4.00488320089034">
            <text:p>4.0049</text:p>
          </table:table-cell>
          <table:table-cell table:formula="of:=+[.L11]-[.L10]" office:value-type="float" office:value="0.501612079763189">
            <text:p>0.5</text:p>
          </table:table-cell>
          <table:table-cell table:formula="of:=+[.A11]-[.A10]" office:value-type="float" office:value="1">
            <text:p>1</text:p>
          </table:table-cell>
          <table:table-cell table:formula="of:=+[.M11]/[.N11]" office:value-type="float" office:value="0.501612079763189">
            <text:p>0.5</text:p>
          </table:table-cell>
        </table:table-row>
        <table:table-row table:style-name="ro1">
          <table:table-cell table:formula="of:=+[.A11]+1" office:value-type="float" office:value="9">
            <text:p>9</text:p>
          </table:table-cell>
          <table:table-cell table:formula="of:=+[.A12]*3.14159265/180" office:value-type="float" office:value="0.1570796325">
            <text:p>0.16</text:p>
          </table:table-cell>
          <table:table-cell table:formula="of:=COS([.B12])-[.$B$1]" office:value-type="float" office:value="0.387688340623216">
            <text:p>0.39</text:p>
          </table:table-cell>
          <table:table-cell table:formula="of:=1-[.$B$1]*COS([.B12])" office:value-type="float" office:value="0.40738699562607">
            <text:p>0.41</text:p>
          </table:table-cell>
          <table:table-cell table:formula="of:=+[.C12]/[.D12]" office:value-type="float" office:value="0.951646333303837">
            <text:p>0.95</text:p>
          </table:table-cell>
          <table:table-cell table:formula="of:=ACOS([.E12])" office:value-type="float" office:value="0.312244936935507">
            <text:p>0.31</text:p>
          </table:table-cell>
          <table:table-cell table:style-name="ce3" table:formula="of:=+[.F12]*180/3.14159" office:value-type="float" office:value="17.8903321720502">
            <text:p>17.8903</text:p>
          </table:table-cell>
          <table:table-cell table:style-name="ce1" table:formula="of:=COS([.B12])+[.$B$1]" office:value-type="float" office:value="1.58768834062322">
            <text:p>1.59</text:p>
          </table:table-cell>
          <table:table-cell table:style-name="ce1" table:formula="of:=1+[.$B$1]*COS([.B12])" office:value-type="float" office:value="1.59261300437393">
            <text:p>1.59</text:p>
          </table:table-cell>
          <table:table-cell table:formula="of:=+[.H12]/[.I12]" office:value-type="float" office:value="0.996907808904493">
            <text:p>1</text:p>
          </table:table-cell>
          <table:table-cell table:formula="of:=ACOS([.J12])" office:value-type="float" office:value="0.078661121508744">
            <text:p>0.08</text:p>
          </table:table-cell>
          <table:table-cell table:style-name="ce3" table:formula="of:=+[.K12]*180/3.14159" office:value-type="float" office:value="4.50695408107803">
            <text:p>4.5070</text:p>
          </table:table-cell>
          <table:table-cell table:formula="of:=+[.L12]-[.L11]" office:value-type="float" office:value="0.502070880187685">
            <text:p>0.5</text:p>
          </table:table-cell>
          <table:table-cell table:formula="of:=+[.A12]-[.A11]" office:value-type="float" office:value="1">
            <text:p>1</text:p>
          </table:table-cell>
          <table:table-cell table:formula="of:=+[.M12]/[.N12]" office:value-type="float" office:value="0.502070880187685">
            <text:p>0.5</text:p>
          </table:table-cell>
        </table:table-row>
        <table:table-row table:style-name="ro1">
          <table:table-cell table:formula="of:=+[.A12]+1" office:value-type="float" office:value="10">
            <text:p>10</text:p>
          </table:table-cell>
          <table:table-cell table:formula="of:=+[.A13]*3.14159265/180" office:value-type="float" office:value="0.174532925">
            <text:p>0.17</text:p>
          </table:table-cell>
          <table:table-cell table:formula="of:=COS([.B13])-[.$B$1]" office:value-type="float" office:value="0.384807753046839">
            <text:p>0.38</text:p>
          </table:table-cell>
          <table:table-cell table:formula="of:=1-[.$B$1]*COS([.B13])" office:value-type="float" office:value="0.409115348171896">
            <text:p>0.41</text:p>
          </table:table-cell>
          <table:table-cell table:formula="of:=+[.C13]/[.D13]" office:value-type="float" office:value="0.940584983590388">
            <text:p>0.94</text:p>
          </table:table-cell>
          <table:table-cell table:formula="of:=ACOS([.E13])" office:value-type="float" office:value="0.346447333901412">
            <text:p>0.35</text:p>
          </table:table-cell>
          <table:table-cell table:style-name="ce3" table:formula="of:=+[.F13]*180/3.14159" office:value-type="float" office:value="19.8499868226771">
            <text:p>19.8500</text:p>
          </table:table-cell>
          <table:table-cell table:style-name="ce1" table:formula="of:=COS([.B13])+[.$B$1]" office:value-type="float" office:value="1.58480775304684">
            <text:p>1.58</text:p>
          </table:table-cell>
          <table:table-cell table:style-name="ce1" table:formula="of:=1+[.$B$1]*COS([.B13])" office:value-type="float" office:value="1.5908846518281">
            <text:p>1.59</text:p>
          </table:table-cell>
          <table:table-cell table:formula="of:=+[.H13]/[.I13]" office:value-type="float" office:value="0.996180176372761">
            <text:p>1</text:p>
          </table:table-cell>
          <table:table-cell table:formula="of:=ACOS([.J13])" office:value-type="float" office:value="0.0874329222832776">
            <text:p>0.09</text:p>
          </table:table-cell>
          <table:table-cell table:style-name="ce3" table:formula="of:=+[.K13]*180/3.14159" office:value-type="float" office:value="5.00954166870597">
            <text:p>5.0095</text:p>
          </table:table-cell>
          <table:table-cell table:formula="of:=+[.L13]-[.L12]" office:value-type="float" office:value="0.502587587627937">
            <text:p>0.5</text:p>
          </table:table-cell>
          <table:table-cell table:formula="of:=+[.A13]-[.A12]" office:value-type="float" office:value="1">
            <text:p>1</text:p>
          </table:table-cell>
          <table:table-cell table:formula="of:=+[.M13]/[.N13]" office:value-type="float" office:value="0.502587587627937">
            <text:p>0.5</text:p>
          </table:table-cell>
        </table:table-row>
        <table:table-row table:style-name="ro1">
          <table:table-cell table:formula="of:=+[.A13]+1" office:value-type="float" office:value="11">
            <text:p>11</text:p>
          </table:table-cell>
          <table:table-cell table:formula="of:=+[.A14]*3.14159265/180" office:value-type="float" office:value="0.1919862175">
            <text:p>0.19</text:p>
          </table:table-cell>
          <table:table-cell table:formula="of:=COS([.B14])-[.$B$1]" office:value-type="float" office:value="0.381627183489523">
            <text:p>0.38</text:p>
          </table:table-cell>
          <table:table-cell table:formula="of:=1-[.$B$1]*COS([.B14])" office:value-type="float" office:value="0.411023689906286">
            <text:p>0.41</text:p>
          </table:table-cell>
          <table:table-cell table:formula="of:=+[.C14]/[.D14]" office:value-type="float" office:value="0.928479775889644">
            <text:p>0.93</text:p>
          </table:table-cell>
          <table:table-cell table:formula="of:=ACOS([.E14])" office:value-type="float" office:value="0.380498070397593">
            <text:p>0.38</text:p>
          </table:table-cell>
          <table:table-cell table:style-name="ce3" table:formula="of:=+[.F14]*180/3.14159" office:value-type="float" office:value="21.8009519611301">
            <text:p>21.8010</text:p>
          </table:table-cell>
          <table:table-cell table:style-name="ce1" table:formula="of:=COS([.B14])+[.$B$1]" office:value-type="float" office:value="1.58162718348952">
            <text:p>1.58</text:p>
          </table:table-cell>
          <table:table-cell table:style-name="ce1" table:formula="of:=1+[.$B$1]*COS([.B14])" office:value-type="float" office:value="1.58897631009371">
            <text:p>1.59</text:p>
          </table:table-cell>
          <table:table-cell table:formula="of:=+[.H14]/[.I14]" office:value-type="float" office:value="0.995374930036712">
            <text:p>1</text:p>
          </table:table-cell>
          <table:table-cell table:formula="of:=ACOS([.J14])" office:value-type="float" office:value="0.0962147554071076">
            <text:p>0.1</text:p>
          </table:table-cell>
          <table:table-cell table:style-name="ce3" table:formula="of:=+[.K14]*180/3.14159" office:value-type="float" office:value="5.51270406809271">
            <text:p>5.5127</text:p>
          </table:table-cell>
          <table:table-cell table:formula="of:=+[.L14]-[.L13]" office:value-type="float" office:value="0.503162399386743">
            <text:p>0.5</text:p>
          </table:table-cell>
          <table:table-cell table:formula="of:=+[.A14]-[.A13]" office:value-type="float" office:value="1">
            <text:p>1</text:p>
          </table:table-cell>
          <table:table-cell table:formula="of:=+[.M14]/[.N14]" office:value-type="float" office:value="0.503162399386743">
            <text:p>0.5</text:p>
          </table:table-cell>
        </table:table-row>
        <table:table-row table:style-name="ro1">
          <table:table-cell table:formula="of:=+[.A14]+1" office:value-type="float" office:value="12">
            <text:p>12</text:p>
          </table:table-cell>
          <table:table-cell table:formula="of:=+[.A15]*3.14159265/180" office:value-type="float" office:value="0.20943951">
            <text:p>0.21</text:p>
          </table:table-cell>
          <table:table-cell table:formula="of:=COS([.B15])-[.$B$1]" office:value-type="float" office:value="0.378147600783563">
            <text:p>0.38</text:p>
          </table:table-cell>
          <table:table-cell table:formula="of:=1-[.$B$1]*COS([.B15])" office:value-type="float" office:value="0.413111439529862">
            <text:p>0.41</text:p>
          </table:table-cell>
          <table:table-cell table:formula="of:=+[.C15]/[.D15]" office:value-type="float" office:value="0.915364631911212">
            <text:p>0.92</text:p>
          </table:table-cell>
          <table:table-cell table:formula="of:=ACOS([.E15])" office:value-type="float" office:value="0.414383701811727">
            <text:p>0.41</text:p>
          </table:table-cell>
          <table:table-cell table:style-name="ce3" table:formula="of:=+[.F15]*180/3.14159" office:value-type="float" office:value="23.7424572672153">
            <text:p>23.7425</text:p>
          </table:table-cell>
          <table:table-cell table:style-name="ce1" table:formula="of:=COS([.B15])+[.$B$1]" office:value-type="float" office:value="1.57814760078356">
            <text:p>1.58</text:p>
          </table:table-cell>
          <table:table-cell table:style-name="ce1" table:formula="of:=1+[.$B$1]*COS([.B15])" office:value-type="float" office:value="1.58688856047014">
            <text:p>1.59</text:p>
          </table:table-cell>
          <table:table-cell table:formula="of:=+[.H15]/[.I15]" office:value-type="float" office:value="0.994491762115933">
            <text:p>0.99</text:p>
          </table:table-cell>
          <table:table-cell table:formula="of:=ACOS([.J15])" office:value-type="float" office:value="0.105007638824316">
            <text:p>0.11</text:p>
          </table:table-cell>
          <table:table-cell table:style-name="ce3" table:formula="of:=+[.K15]*180/3.14159" office:value-type="float" office:value="6.01649960318719">
            <text:p>6.0165</text:p>
          </table:table-cell>
          <table:table-cell table:formula="of:=+[.L15]-[.L14]" office:value-type="float" office:value="0.503795535094479">
            <text:p>0.5</text:p>
          </table:table-cell>
          <table:table-cell table:formula="of:=+[.A15]-[.A14]" office:value-type="float" office:value="1">
            <text:p>1</text:p>
          </table:table-cell>
          <table:table-cell table:formula="of:=+[.M15]/[.N15]" office:value-type="float" office:value="0.503795535094479">
            <text:p>0.5</text:p>
          </table:table-cell>
        </table:table-row>
        <table:table-row table:style-name="ro1">
          <table:table-cell table:formula="of:=+[.A15]+1" office:value-type="float" office:value="13">
            <text:p>13</text:p>
          </table:table-cell>
          <table:table-cell table:formula="of:=+[.A16]*3.14159265/180" office:value-type="float" office:value="0.2268928025">
            <text:p>0.23</text:p>
          </table:table-cell>
          <table:table-cell table:formula="of:=COS([.B16])-[.$B$1]" office:value-type="float" office:value="0.374370064843557">
            <text:p>0.37</text:p>
          </table:table-cell>
          <table:table-cell table:formula="of:=1-[.$B$1]*COS([.B16])" office:value-type="float" office:value="0.415377961093866">
            <text:p>0.42</text:p>
          </table:table-cell>
          <table:table-cell table:formula="of:=+[.C16]/[.D16]" office:value-type="float" office:value="0.901275705282201">
            <text:p>0.9</text:p>
          </table:table-cell>
          <table:table-cell table:formula="of:=ACOS([.E16])" office:value-type="float" office:value="0.448091242426119">
            <text:p>0.45</text:p>
          </table:table-cell>
          <table:table-cell table:style-name="ce3" table:formula="of:=+[.F16]*180/3.14159" office:value-type="float" office:value="25.6737587134863">
            <text:p>25.6738</text:p>
          </table:table-cell>
          <table:table-cell table:style-name="ce1" table:formula="of:=COS([.B16])+[.$B$1]" office:value-type="float" office:value="1.57437006484356">
            <text:p>1.57</text:p>
          </table:table-cell>
          <table:table-cell table:style-name="ce1" table:formula="of:=1+[.$B$1]*COS([.B16])" office:value-type="float" office:value="1.58462203890613">
            <text:p>1.58</text:p>
          </table:table-cell>
          <table:table-cell table:formula="of:=+[.H16]/[.I16]" office:value-type="float" office:value="0.99353033479854">
            <text:p>0.99</text:p>
          </table:table-cell>
          <table:table-cell table:formula="of:=ACOS([.J16])" office:value-type="float" office:value="0.113812594704171">
            <text:p>0.11</text:p>
          </table:table-cell>
          <table:table-cell table:style-name="ce3" table:formula="of:=+[.K16]*180/3.14159" office:value-type="float" office:value="6.52098684002392">
            <text:p>6.5210</text:p>
          </table:table-cell>
          <table:table-cell table:formula="of:=+[.L16]-[.L15]" office:value-type="float" office:value="0.504487236836733">
            <text:p>0.5</text:p>
          </table:table-cell>
          <table:table-cell table:formula="of:=+[.A16]-[.A15]" office:value-type="float" office:value="1">
            <text:p>1</text:p>
          </table:table-cell>
          <table:table-cell table:formula="of:=+[.M16]/[.N16]" office:value-type="float" office:value="0.504487236836733">
            <text:p>0.5</text:p>
          </table:table-cell>
        </table:table-row>
        <table:table-row table:style-name="ro1">
          <table:table-cell table:formula="of:=+[.A16]+1" office:value-type="float" office:value="14">
            <text:p>14</text:p>
          </table:table-cell>
          <table:table-cell table:formula="of:=+[.A17]*3.14159265/180" office:value-type="float" office:value="0.244346095">
            <text:p>0.24</text:p>
          </table:table-cell>
          <table:table-cell table:formula="of:=COS([.B17])-[.$B$1]" office:value-type="float" office:value="0.370295726343542">
            <text:p>0.37</text:p>
          </table:table-cell>
          <table:table-cell table:formula="of:=1-[.$B$1]*COS([.B17])" office:value-type="float" office:value="0.417822564193874">
            <text:p>0.42</text:p>
          </table:table-cell>
          <table:table-cell table:formula="of:=+[.C17]/[.D17]" office:value-type="float" office:value="0.886251146004937">
            <text:p>0.89</text:p>
          </table:table-cell>
          <table:table-cell table:formula="of:=ACOS([.E17])" office:value-type="float" office:value="0.481608193100046">
            <text:p>0.48</text:p>
          </table:table-cell>
          <table:table-cell table:style-name="ce3" table:formula="of:=+[.F17]*180/3.14159" office:value-type="float" office:value="27.5941401513273">
            <text:p>27.5941</text:p>
          </table:table-cell>
          <table:table-cell table:style-name="ce1" table:formula="of:=COS([.B17])+[.$B$1]" office:value-type="float" office:value="1.57029572634354">
            <text:p>1.57</text:p>
          </table:table-cell>
          <table:table-cell table:style-name="ce1" table:formula="of:=1+[.$B$1]*COS([.B17])" office:value-type="float" office:value="1.58217743580613">
            <text:p>1.58</text:p>
          </table:table-cell>
          <table:table-cell table:formula="of:=+[.H17]/[.I17]" office:value-type="float" office:value="0.992490280044647">
            <text:p>0.99</text:p>
          </table:table-cell>
          <table:table-cell table:formula="of:=ACOS([.J17])" office:value-type="float" office:value="0.122630649835508">
            <text:p>0.12</text:p>
          </table:table-cell>
          <table:table-cell table:style-name="ce3" table:formula="of:=+[.K17]*180/3.14159" office:value-type="float" office:value="7.0262246093193">
            <text:p>7.0262</text:p>
          </table:table-cell>
          <table:table-cell table:formula="of:=+[.L17]-[.L16]" office:value-type="float" office:value="0.50523776929538">
            <text:p>0.51</text:p>
          </table:table-cell>
          <table:table-cell table:formula="of:=+[.A17]-[.A16]" office:value-type="float" office:value="1">
            <text:p>1</text:p>
          </table:table-cell>
          <table:table-cell table:formula="of:=+[.M17]/[.N17]" office:value-type="float" office:value="0.50523776929538">
            <text:p>0.51</text:p>
          </table:table-cell>
        </table:table-row>
        <table:table-row table:style-name="ro1">
          <table:table-cell table:formula="of:=+[.A17]+1" office:value-type="float" office:value="15">
            <text:p>15</text:p>
          </table:table-cell>
          <table:table-cell table:formula="of:=+[.A18]*3.14159265/180" office:value-type="float" office:value="0.2617993875">
            <text:p>0.26</text:p>
          </table:table-cell>
          <table:table-cell table:formula="of:=COS([.B18])-[.$B$1]" office:value-type="float" office:value="0.365925826366494">
            <text:p>0.37</text:p>
          </table:table-cell>
          <table:table-cell table:formula="of:=1-[.$B$1]*COS([.B18])" office:value-type="float" office:value="0.420444504180104">
            <text:p>0.42</text:p>
          </table:table-cell>
          <table:table-cell table:formula="of:=+[.C18]/[.D18]" office:value-type="float" office:value="0.870330858718381">
            <text:p>0.87</text:p>
          </table:table-cell>
          <table:table-cell table:formula="of:=ACOS([.E18])" office:value-type="float" office:value="0.514922565825365">
            <text:p>0.51</text:p>
          </table:table-cell>
          <table:table-cell table:style-name="ce3" table:formula="of:=+[.F18]*180/3.14159" office:value-type="float" office:value="29.5029147178867">
            <text:p>29.5029</text:p>
          </table:table-cell>
          <table:table-cell table:style-name="ce1" table:formula="of:=COS([.B18])+[.$B$1]" office:value-type="float" office:value="1.56592582636649">
            <text:p>1.57</text:p>
          </table:table-cell>
          <table:table-cell table:style-name="ce1" table:formula="of:=1+[.$B$1]*COS([.B18])" office:value-type="float" office:value="1.5795554958199">
            <text:p>1.58</text:p>
          </table:table-cell>
          <table:table-cell table:formula="of:=+[.H18]/[.I18]" office:value-type="float" office:value="0.991371199372563">
            <text:p>0.99</text:p>
          </table:table-cell>
          <table:table-cell table:formula="of:=ACOS([.J18])" office:value-type="float" office:value="0.131462836023788">
            <text:p>0.13</text:p>
          </table:table-cell>
          <table:table-cell table:style-name="ce3" table:formula="of:=+[.K18]*180/3.14159" office:value-type="float" office:value="7.53227202922143">
            <text:p>7.5323</text:p>
          </table:table-cell>
          <table:table-cell table:formula="of:=+[.L18]-[.L17]" office:value-type="float" office:value="0.506047419902131">
            <text:p>0.51</text:p>
          </table:table-cell>
          <table:table-cell table:formula="of:=+[.A18]-[.A17]" office:value-type="float" office:value="1">
            <text:p>1</text:p>
          </table:table-cell>
          <table:table-cell table:formula="of:=+[.M18]/[.N18]" office:value-type="float" office:value="0.506047419902131">
            <text:p>0.51</text:p>
          </table:table-cell>
        </table:table-row>
        <table:table-row table:style-name="ro1">
          <table:table-cell table:formula="of:=+[.A18]+1" office:value-type="float" office:value="16">
            <text:p>16</text:p>
          </table:table-cell>
          <table:table-cell table:formula="of:=+[.A19]*3.14159265/180" office:value-type="float" office:value="0.27925268">
            <text:p>0.28</text:p>
          </table:table-cell>
          <table:table-cell table:formula="of:=COS([.B19])-[.$B$1]" office:value-type="float" office:value="0.361261696026273">
            <text:p>0.36</text:p>
          </table:table-cell>
          <table:table-cell table:formula="of:=1-[.$B$1]*COS([.B19])" office:value-type="float" office:value="0.423242982384236">
            <text:p>0.42</text:p>
          </table:table-cell>
          <table:table-cell table:formula="of:=+[.C19]/[.D19]" office:value-type="float" office:value="0.853556257427336">
            <text:p>0.85</text:p>
          </table:table-cell>
          <table:table-cell table:formula="of:=ACOS([.E19])" office:value-type="float" office:value="0.548022905091786">
            <text:p>0.55</text:p>
          </table:table-cell>
          <table:table-cell table:style-name="ce3" table:formula="of:=+[.F19]*180/3.14159" office:value-type="float" office:value="31.3994260602184">
            <text:p>31.3994</text:p>
          </table:table-cell>
          <table:table-cell table:style-name="ce1" table:formula="of:=COS([.B19])+[.$B$1]" office:value-type="float" office:value="1.56126169602627">
            <text:p>1.56</text:p>
          </table:table-cell>
          <table:table-cell table:style-name="ce1" table:formula="of:=1+[.$B$1]*COS([.B19])" office:value-type="float" office:value="1.57675701761576">
            <text:p>1.58</text:p>
          </table:table-cell>
          <table:table-cell table:formula="of:=+[.H19]/[.I19]" office:value-type="float" office:value="0.990172663627702">
            <text:p>0.99</text:p>
          </table:table-cell>
          <table:table-cell table:formula="of:=ACOS([.J19])" office:value-type="float" office:value="0.140310190491079">
            <text:p>0.14</text:p>
          </table:table-cell>
          <table:table-cell table:style-name="ce3" table:formula="of:=+[.K19]*180/3.14159" office:value-type="float" office:value="8.03918852822752">
            <text:p>8.0392</text:p>
          </table:table-cell>
          <table:table-cell table:formula="of:=+[.L19]-[.L18]" office:value-type="float" office:value="0.506916499006084">
            <text:p>0.51</text:p>
          </table:table-cell>
          <table:table-cell table:formula="of:=+[.A19]-[.A18]" office:value-type="float" office:value="1">
            <text:p>1</text:p>
          </table:table-cell>
          <table:table-cell table:formula="of:=+[.M19]/[.N19]" office:value-type="float" office:value="0.506916499006084">
            <text:p>0.51</text:p>
          </table:table-cell>
        </table:table-row>
        <table:table-row table:style-name="ro1">
          <table:table-cell table:formula="of:=+[.A19]+1" office:value-type="float" office:value="17">
            <text:p>17</text:p>
          </table:table-cell>
          <table:table-cell table:formula="of:=+[.A20]*3.14159265/180" office:value-type="float" office:value="0.2967059725">
            <text:p>0.3</text:p>
          </table:table-cell>
          <table:table-cell table:formula="of:=COS([.B20])-[.$B$1]" office:value-type="float" office:value="0.35630475606216">
            <text:p>0.36</text:p>
          </table:table-cell>
          <table:table-cell table:formula="of:=1-[.$B$1]*COS([.B20])" office:value-type="float" office:value="0.426217146362704">
            <text:p>0.43</text:p>
          </table:table-cell>
          <table:table-cell table:formula="of:=+[.C20]/[.D20]" office:value-type="float" office:value="0.83597001927968">
            <text:p>0.84</text:p>
          </table:table-cell>
          <table:table-cell table:formula="of:=ACOS([.E20])" office:value-type="float" office:value="0.580898306032568">
            <text:p>0.58</text:p>
          </table:table-cell>
          <table:table-cell table:style-name="ce3" table:formula="of:=+[.F20]*180/3.14159" office:value-type="float" office:value="33.2830493749542">
            <text:p>33.2830</text:p>
          </table:table-cell>
          <table:table-cell table:style-name="ce1" table:formula="of:=COS([.B20])+[.$B$1]" office:value-type="float" office:value="1.55630475606216">
            <text:p>1.56</text:p>
          </table:table-cell>
          <table:table-cell table:style-name="ce1" table:formula="of:=1+[.$B$1]*COS([.B20])" office:value-type="float" office:value="1.5737828536373">
            <text:p>1.57</text:p>
          </table:table-cell>
          <table:table-cell table:formula="of:=+[.H20]/[.I20]" office:value-type="float" office:value="0.988894212734151">
            <text:p>0.99</text:p>
          </table:table-cell>
          <table:table-cell table:formula="of:=ACOS([.J20])" office:value-type="float" office:value="0.14917375627917">
            <text:p>0.15</text:p>
          </table:table-cell>
          <table:table-cell table:style-name="ce3" table:formula="of:=+[.K20]*180/3.14159" office:value-type="float" office:value="8.54703386828028">
            <text:p>8.5470</text:p>
          </table:table-cell>
          <table:table-cell table:formula="of:=+[.L20]-[.L19]" office:value-type="float" office:value="0.507845340052761">
            <text:p>0.51</text:p>
          </table:table-cell>
          <table:table-cell table:formula="of:=+[.A20]-[.A19]" office:value-type="float" office:value="1">
            <text:p>1</text:p>
          </table:table-cell>
          <table:table-cell table:formula="of:=+[.M20]/[.N20]" office:value-type="float" office:value="0.507845340052761">
            <text:p>0.51</text:p>
          </table:table-cell>
        </table:table-row>
        <table:table-row table:style-name="ro1">
          <table:table-cell table:formula="of:=+[.A20]+1" office:value-type="float" office:value="18">
            <text:p>18</text:p>
          </table:table-cell>
          <table:table-cell table:formula="of:=+[.A21]*3.14159265/180" office:value-type="float" office:value="0.314159265">
            <text:p>0.31</text:p>
          </table:table-cell>
          <table:table-cell table:formula="of:=COS([.B21])-[.$B$1]" office:value-type="float" office:value="0.351056516406084">
            <text:p>0.35</text:p>
          </table:table-cell>
          <table:table-cell table:formula="of:=1-[.$B$1]*COS([.B21])" office:value-type="float" office:value="0.429366090156349">
            <text:p>0.43</text:p>
          </table:table-cell>
          <table:table-cell table:formula="of:=+[.C21]/[.D21]" office:value-type="float" office:value="0.81761583984951">
            <text:p>0.82</text:p>
          </table:table-cell>
          <table:table-cell table:formula="of:=ACOS([.E21])" office:value-type="float" office:value="0.613538429354426">
            <text:p>0.61</text:p>
          </table:table-cell>
          <table:table-cell table:style-name="ce3" table:formula="of:=+[.F21]*180/3.14159" office:value-type="float" office:value="35.1531922637253">
            <text:p>35.1532</text:p>
          </table:table-cell>
          <table:table-cell table:style-name="ce1" table:formula="of:=COS([.B21])+[.$B$1]" office:value-type="float" office:value="1.55105651640608">
            <text:p>1.55</text:p>
          </table:table-cell>
          <table:table-cell table:style-name="ce1" table:formula="of:=1+[.$B$1]*COS([.B21])" office:value-type="float" office:value="1.57063390984365">
            <text:p>1.57</text:p>
          </table:table-cell>
          <table:table-cell table:formula="of:=+[.H21]/[.I21]" office:value-type="float" office:value="0.987535355428869">
            <text:p>0.99</text:p>
          </table:table-cell>
          <table:table-cell table:formula="of:=ACOS([.J21])" office:value-type="float" office:value="0.158054582656049">
            <text:p>0.16</text:p>
          </table:table-cell>
          <table:table-cell table:style-name="ce3" table:formula="of:=+[.K21]*180/3.14159" office:value-type="float" office:value="9.05586816805783">
            <text:p>9.0559</text:p>
          </table:table-cell>
          <table:table-cell table:formula="of:=+[.L21]-[.L20]" office:value-type="float" office:value="0.508834299777549">
            <text:p>0.51</text:p>
          </table:table-cell>
          <table:table-cell table:formula="of:=+[.A21]-[.A20]" office:value-type="float" office:value="1">
            <text:p>1</text:p>
          </table:table-cell>
          <table:table-cell table:formula="of:=+[.M21]/[.N21]" office:value-type="float" office:value="0.508834299777549">
            <text:p>0.51</text:p>
          </table:table-cell>
        </table:table-row>
        <table:table-row table:style-name="ro1">
          <table:table-cell table:formula="of:=+[.A21]+1" office:value-type="float" office:value="19">
            <text:p>19</text:p>
          </table:table-cell>
          <table:table-cell table:formula="of:=+[.A22]*3.14159265/180" office:value-type="float" office:value="0.3316125575">
            <text:p>0.33</text:p>
          </table:table-cell>
          <table:table-cell table:formula="of:=COS([.B22])-[.$B$1]" office:value-type="float" office:value="0.345518575722682">
            <text:p>0.35</text:p>
          </table:table-cell>
          <table:table-cell table:formula="of:=1-[.$B$1]*COS([.B22])" office:value-type="float" office:value="0.432688854566391">
            <text:p>0.43</text:p>
          </table:table-cell>
          <table:table-cell table:formula="of:=+[.C22]/[.D22]" office:value-type="float" office:value="0.798538192228074">
            <text:p>0.8</text:p>
          </table:table-cell>
          <table:table-cell table:formula="of:=ACOS([.E22])" office:value-type="float" office:value="0.645933513086597">
            <text:p>0.65</text:p>
          </table:table-cell>
          <table:table-cell table:style-name="ce3" table:formula="of:=+[.F22]*180/3.14159" office:value-type="float" office:value="37.0092954063348">
            <text:p>37.0093</text:p>
          </table:table-cell>
          <table:table-cell table:style-name="ce1" table:formula="of:=COS([.B22])+[.$B$1]" office:value-type="float" office:value="1.54551857572268">
            <text:p>1.55</text:p>
          </table:table-cell>
          <table:table-cell table:style-name="ce1" table:formula="of:=1+[.$B$1]*COS([.B22])" office:value-type="float" office:value="1.56731114543361">
            <text:p>1.57</text:p>
          </table:table-cell>
          <table:table-cell table:formula="of:=+[.H22]/[.I22]" office:value-type="float" office:value="0.986095568978489">
            <text:p>0.99</text:p>
          </table:table-cell>
          <table:table-cell table:formula="of:=ACOS([.J22])" office:value-type="float" office:value="0.166953725525973">
            <text:p>0.17</text:p>
          </table:table-cell>
          <table:table-cell table:style-name="ce3" table:formula="of:=+[.K22]*180/3.14159" office:value-type="float" office:value="9.56575192646883">
            <text:p>9.5658</text:p>
          </table:table-cell>
          <table:table-cell table:formula="of:=+[.L22]-[.L21]" office:value-type="float" office:value="0.509883758411005">
            <text:p>0.51</text:p>
          </table:table-cell>
          <table:table-cell table:formula="of:=+[.A22]-[.A21]" office:value-type="float" office:value="1">
            <text:p>1</text:p>
          </table:table-cell>
          <table:table-cell table:formula="of:=+[.M22]/[.N22]" office:value-type="float" office:value="0.509883758411005">
            <text:p>0.51</text:p>
          </table:table-cell>
        </table:table-row>
        <table:table-row table:style-name="ro1">
          <table:table-cell table:formula="of:=+[.A22]+1" office:value-type="float" office:value="20">
            <text:p>20</text:p>
          </table:table-cell>
          <table:table-cell table:formula="of:=+[.A23]*3.14159265/180" office:value-type="float" office:value="0.34906585">
            <text:p>0.35</text:p>
          </table:table-cell>
          <table:table-cell table:formula="of:=COS([.B23])-[.$B$1]" office:value-type="float" office:value="0.339692620922328">
            <text:p>0.34</text:p>
          </table:table-cell>
          <table:table-cell table:formula="of:=1-[.$B$1]*COS([.B23])" office:value-type="float" office:value="0.436184427446603">
            <text:p>0.44</text:p>
          </table:table-cell>
          <table:table-cell table:formula="of:=+[.C23]/[.D23]" office:value-type="float" office:value="0.778782092040444">
            <text:p>0.78</text:p>
          </table:table-cell>
          <table:table-cell table:formula="of:=ACOS([.E23])" office:value-type="float" office:value="0.678074381213015">
            <text:p>0.68</text:p>
          </table:table-cell>
          <table:table-cell table:style-name="ce3" table:formula="of:=+[.F23]*180/3.14159" office:value-type="float" office:value="38.8508330553455">
            <text:p>38.8508</text:p>
          </table:table-cell>
          <table:table-cell table:style-name="ce1" table:formula="of:=COS([.B23])+[.$B$1]" office:value-type="float" office:value="1.53969262092233">
            <text:p>1.54</text:p>
          </table:table-cell>
          <table:table-cell table:style-name="ce1" table:formula="of:=1+[.$B$1]*COS([.B23])" office:value-type="float" office:value="1.5638155725534">
            <text:p>1.56</text:p>
          </table:table-cell>
          <table:table-cell table:formula="of:=+[.H23]/[.I23]" office:value-type="float" office:value="0.984574298878684">
            <text:p>0.98</text:p>
          </table:table-cell>
          <table:table-cell table:formula="of:=ACOS([.J23])" office:value-type="float" office:value="0.17587224784337">
            <text:p>0.18</text:p>
          </table:table-cell>
          <table:table-cell table:style-name="ce3" table:formula="of:=+[.K23]*180/3.14159" office:value-type="float" office:value="10.0767460463671">
            <text:p>10.0767</text:p>
          </table:table-cell>
          <table:table-cell table:formula="of:=+[.L23]-[.L22]" office:value-type="float" office:value="0.510994119898317">
            <text:p>0.51</text:p>
          </table:table-cell>
          <table:table-cell table:formula="of:=+[.A23]-[.A22]" office:value-type="float" office:value="1">
            <text:p>1</text:p>
          </table:table-cell>
          <table:table-cell table:formula="of:=+[.M23]/[.N23]" office:value-type="float" office:value="0.510994119898317">
            <text:p>0.51</text:p>
          </table:table-cell>
        </table:table-row>
        <table:table-row table:style-name="ro1">
          <table:table-cell table:formula="of:=+[.A23]+1" office:value-type="float" office:value="21">
            <text:p>21</text:p>
          </table:table-cell>
          <table:table-cell table:formula="of:=+[.A24]*3.14159265/180" office:value-type="float" office:value="0.3665191425">
            <text:p>0.37</text:p>
          </table:table-cell>
          <table:table-cell table:formula="of:=COS([.B24])-[.$B$1]" office:value-type="float" office:value="0.333580426647289">
            <text:p>0.33</text:p>
          </table:table-cell>
          <table:table-cell table:formula="of:=1-[.$B$1]*COS([.B24])" office:value-type="float" office:value="0.439851744011626">
            <text:p>0.44</text:p>
          </table:table-cell>
          <table:table-cell table:formula="of:=+[.C24]/[.D24]" office:value-type="float" office:value="0.758392870299662">
            <text:p>0.76</text:p>
          </table:table-cell>
          <table:table-cell table:formula="of:=ACOS([.E24])" office:value-type="float" office:value="0.70995244927787">
            <text:p>0.71</text:p>
          </table:table-cell>
          <table:table-cell table:style-name="ce3" table:formula="of:=+[.F24]*180/3.14159" office:value-type="float" office:value="40.6773133572543">
            <text:p>40.6773</text:p>
          </table:table-cell>
          <table:table-cell table:style-name="ce1" table:formula="of:=COS([.B24])+[.$B$1]" office:value-type="float" office:value="1.53358042664729">
            <text:p>1.53</text:p>
          </table:table-cell>
          <table:table-cell table:style-name="ce1" table:formula="of:=1+[.$B$1]*COS([.B24])" office:value-type="float" office:value="1.56014825598837">
            <text:p>1.56</text:p>
          </table:table-cell>
          <table:table-cell table:formula="of:=+[.H24]/[.I24]" office:value-type="float" office:value="0.982970958536083">
            <text:p>0.98</text:p>
          </table:table-cell>
          <table:table-cell table:formula="of:=ACOS([.J24])" office:value-type="float" office:value="0.184811220030778">
            <text:p>0.18</text:p>
          </table:table-cell>
          <table:table-cell table:style-name="ce3" table:formula="of:=+[.K24]*180/3.14159" office:value-type="float" office:value="10.5889118584984">
            <text:p>10.5889</text:p>
          </table:table-cell>
          <table:table-cell table:formula="of:=+[.L24]-[.L23]" office:value-type="float" office:value="0.512165812131254">
            <text:p>0.51</text:p>
          </table:table-cell>
          <table:table-cell table:formula="of:=+[.A24]-[.A23]" office:value-type="float" office:value="1">
            <text:p>1</text:p>
          </table:table-cell>
          <table:table-cell table:formula="of:=+[.M24]/[.N24]" office:value-type="float" office:value="0.512165812131254">
            <text:p>0.51</text:p>
          </table:table-cell>
        </table:table-row>
        <table:table-row table:style-name="ro1">
          <table:table-cell table:formula="of:=+[.A24]+1" office:value-type="float" office:value="22">
            <text:p>22</text:p>
          </table:table-cell>
          <table:table-cell table:formula="of:=+[.A25]*3.14159265/180" office:value-type="float" office:value="0.383972435">
            <text:p>0.38</text:p>
          </table:table-cell>
          <table:table-cell table:formula="of:=COS([.B25])-[.$B$1]" office:value-type="float" office:value="0.327183854731147">
            <text:p>0.33</text:p>
          </table:table-cell>
          <table:table-cell table:formula="of:=1-[.$B$1]*COS([.B25])" office:value-type="float" office:value="0.443689687161312">
            <text:p>0.44</text:p>
          </table:table-cell>
          <table:table-cell table:formula="of:=+[.C25]/[.D25]" office:value-type="float" office:value="0.737415955787571">
            <text:p>0.74</text:p>
          </table:table-cell>
          <table:table-cell table:formula="of:=ACOS([.E25])" office:value-type="float" office:value="0.741559727078484">
            <text:p>0.74</text:p>
          </table:table-cell>
          <table:table-cell table:style-name="ce3" table:formula="of:=+[.F25]*180/3.14159" office:value-type="float" office:value="42.4882785067838">
            <text:p>42.4883</text:p>
          </table:table-cell>
          <table:table-cell table:style-name="ce1" table:formula="of:=COS([.B25])+[.$B$1]" office:value-type="float" office:value="1.52718385473115">
            <text:p>1.53</text:p>
          </table:table-cell>
          <table:table-cell table:style-name="ce1" table:formula="of:=1+[.$B$1]*COS([.B25])" office:value-type="float" office:value="1.55631031283869">
            <text:p>1.56</text:p>
          </table:table-cell>
          <table:table-cell table:formula="of:=+[.H25]/[.I25]" office:value-type="float" office:value="0.981284928932704">
            <text:p>0.98</text:p>
          </table:table-cell>
          <table:table-cell table:formula="of:=ACOS([.J25])" office:value-type="float" office:value="0.193771720401063">
            <text:p>0.19</text:p>
          </table:table-cell>
          <table:table-cell table:style-name="ce3" table:formula="of:=+[.K25]*180/3.14159" office:value-type="float" office:value="11.102311145691">
            <text:p>11.1023</text:p>
          </table:table-cell>
          <table:table-cell table:formula="of:=+[.L25]-[.L24]" office:value-type="float" office:value="0.513399287192582">
            <text:p>0.51</text:p>
          </table:table-cell>
          <table:table-cell table:formula="of:=+[.A25]-[.A24]" office:value-type="float" office:value="1">
            <text:p>1</text:p>
          </table:table-cell>
          <table:table-cell table:formula="of:=+[.M25]/[.N25]" office:value-type="float" office:value="0.513399287192582">
            <text:p>0.51</text:p>
          </table:table-cell>
        </table:table-row>
        <table:table-row table:style-name="ro1">
          <table:table-cell table:formula="of:=+[.A25]+1" office:value-type="float" office:value="23">
            <text:p>23</text:p>
          </table:table-cell>
          <table:table-cell table:formula="of:=+[.A26]*3.14159265/180" office:value-type="float" office:value="0.4014257275">
            <text:p>0.4</text:p>
          </table:table-cell>
          <table:table-cell table:formula="of:=COS([.B26])-[.$B$1]" office:value-type="float" office:value="0.320504853631667">
            <text:p>0.32</text:p>
          </table:table-cell>
          <table:table-cell table:formula="of:=1-[.$B$1]*COS([.B26])" office:value-type="float" office:value="0.447697087821">
            <text:p>0.45</text:p>
          </table:table-cell>
          <table:table-cell table:formula="of:=+[.C26]/[.D26]" office:value-type="float" office:value="0.715896668418385">
            <text:p>0.72</text:p>
          </table:table-cell>
          <table:table-cell table:formula="of:=ACOS([.E26])" office:value-type="float" office:value="0.772888818579974">
            <text:p>0.77</text:p>
          </table:table-cell>
          <table:table-cell table:style-name="ce3" table:formula="of:=+[.F26]*180/3.14159" office:value-type="float" office:value="44.2833047419922">
            <text:p>44.2833</text:p>
          </table:table-cell>
          <table:table-cell table:style-name="ce1" table:formula="of:=COS([.B26])+[.$B$1]" office:value-type="float" office:value="1.52050485363167">
            <text:p>1.52</text:p>
          </table:table-cell>
          <table:table-cell table:style-name="ce1" table:formula="of:=1+[.$B$1]*COS([.B26])" office:value-type="float" office:value="1.552302912179">
            <text:p>1.55</text:p>
          </table:table-cell>
          <table:table-cell table:formula="of:=+[.H26]/[.I26]" office:value-type="float" office:value="0.979515558272903">
            <text:p>0.98</text:p>
          </table:table-cell>
          <table:table-cell table:formula="of:=ACOS([.J26])" office:value-type="float" office:value="0.20275483558416">
            <text:p>0.2</text:p>
          </table:table-cell>
          <table:table-cell table:style-name="ce3" table:formula="of:=+[.K26]*180/3.14159" office:value-type="float" office:value="11.6170061673066">
            <text:p>11.6170</text:p>
          </table:table-cell>
          <table:table-cell table:formula="of:=+[.L26]-[.L25]" office:value-type="float" office:value="0.514695021615637">
            <text:p>0.51</text:p>
          </table:table-cell>
          <table:table-cell table:formula="of:=+[.A26]-[.A25]" office:value-type="float" office:value="1">
            <text:p>1</text:p>
          </table:table-cell>
          <table:table-cell table:formula="of:=+[.M26]/[.N26]" office:value-type="float" office:value="0.514695021615637">
            <text:p>0.51</text:p>
          </table:table-cell>
        </table:table-row>
        <table:table-row table:style-name="ro1">
          <table:table-cell table:formula="of:=+[.A26]+1" office:value-type="float" office:value="24">
            <text:p>24</text:p>
          </table:table-cell>
          <table:table-cell table:formula="of:=+[.A27]*3.14159265/180" office:value-type="float" office:value="0.41887902">
            <text:p>0.42</text:p>
          </table:table-cell>
          <table:table-cell table:formula="of:=COS([.B27])-[.$B$1]" office:value-type="float" office:value="0.313545457837281">
            <text:p>0.31</text:p>
          </table:table-cell>
          <table:table-cell table:formula="of:=1-[.$B$1]*COS([.B27])" office:value-type="float" office:value="0.451872725297631">
            <text:p>0.45</text:p>
          </table:table-cell>
          <table:table-cell table:formula="of:=+[.C27]/[.D27]" office:value-type="float" office:value="0.693880024802914">
            <text:p>0.69</text:p>
          </table:table-cell>
          <table:table-cell table:formula="of:=ACOS([.E27])" office:value-type="float" office:value="0.803932919203713">
            <text:p>0.8</text:p>
          </table:table-cell>
          <table:table-cell table:style-name="ce3" table:formula="of:=+[.F27]*180/3.14159" office:value-type="float" office:value="46.0620021889134">
            <text:p>46.0620</text:p>
          </table:table-cell>
          <table:table-cell table:style-name="ce1" table:formula="of:=COS([.B27])+[.$B$1]" office:value-type="float" office:value="1.51354545783728">
            <text:p>1.51</text:p>
          </table:table-cell>
          <table:table-cell table:style-name="ce1" table:formula="of:=1+[.$B$1]*COS([.B27])" office:value-type="float" office:value="1.54812727470237">
            <text:p>1.55</text:p>
          </table:table-cell>
          <table:table-cell table:formula="of:=+[.H27]/[.I27]" office:value-type="float" office:value="0.97766216161282">
            <text:p>0.98</text:p>
          </table:table-cell>
          <table:table-cell table:formula="of:=ACOS([.J27])" office:value-type="float" office:value="0.21176166095852">
            <text:p>0.21</text:p>
          </table:table-cell>
          <table:table-cell table:style-name="ce3" table:formula="of:=+[.K27]*180/3.14159" office:value-type="float" office:value="12.1330596839605">
            <text:p>12.1331</text:p>
          </table:table-cell>
          <table:table-cell table:formula="of:=+[.L27]-[.L26]" office:value-type="float" office:value="0.5160535166539">
            <text:p>0.52</text:p>
          </table:table-cell>
          <table:table-cell table:formula="of:=+[.A27]-[.A26]" office:value-type="float" office:value="1">
            <text:p>1</text:p>
          </table:table-cell>
          <table:table-cell table:formula="of:=+[.M27]/[.N27]" office:value-type="float" office:value="0.5160535166539">
            <text:p>0.52</text:p>
          </table:table-cell>
        </table:table-row>
        <table:table-row table:style-name="ro1">
          <table:table-cell table:formula="of:=+[.A27]+1" office:value-type="float" office:value="25">
            <text:p>25</text:p>
          </table:table-cell>
          <table:table-cell table:formula="of:=+[.A28]*3.14159265/180" office:value-type="float" office:value="0.4363323125">
            <text:p>0.44</text:p>
          </table:table-cell>
          <table:table-cell table:formula="of:=COS([.B28])-[.$B$1]" office:value-type="float" office:value="0.30630778724736">
            <text:p>0.31</text:p>
          </table:table-cell>
          <table:table-cell table:formula="of:=1-[.$B$1]*COS([.B28])" office:value-type="float" office:value="0.456215327651584">
            <text:p>0.46</text:p>
          </table:table-cell>
          <table:table-cell table:formula="of:=+[.C28]/[.D28]" office:value-type="float" office:value="0.671410556993144">
            <text:p>0.67</text:p>
          </table:table-cell>
          <table:table-cell table:formula="of:=ACOS([.E28])" office:value-type="float" office:value="0.834685810655948">
            <text:p>0.83</text:p>
          </table:table-cell>
          <table:table-cell table:style-name="ce3" table:formula="of:=+[.F28]*180/3.14159" office:value-type="float" office:value="47.8240145652586">
            <text:p>47.8240</text:p>
          </table:table-cell>
          <table:table-cell table:style-name="ce1" table:formula="of:=COS([.B28])+[.$B$1]" office:value-type="float" office:value="1.50630778724736">
            <text:p>1.51</text:p>
          </table:table-cell>
          <table:table-cell table:style-name="ce1" table:formula="of:=1+[.$B$1]*COS([.B28])" office:value-type="float" office:value="1.54378467234842">
            <text:p>1.54</text:p>
          </table:table-cell>
          <table:table-cell table:formula="of:=+[.H28]/[.I28]" office:value-type="float" office:value="0.975724020472333">
            <text:p>0.98</text:p>
          </table:table-cell>
          <table:table-cell table:formula="of:=ACOS([.J28])" office:value-type="float" office:value="0.220793301087558">
            <text:p>0.22</text:p>
          </table:table-cell>
          <table:table-cell table:style-name="ce3" table:formula="of:=+[.K28]*180/3.14159" office:value-type="float" office:value="12.6505349825281">
            <text:p>12.6505</text:p>
          </table:table-cell>
          <table:table-cell table:formula="of:=+[.L28]-[.L27]" office:value-type="float" office:value="0.517475298567575">
            <text:p>0.52</text:p>
          </table:table-cell>
          <table:table-cell table:formula="of:=+[.A28]-[.A27]" office:value-type="float" office:value="1">
            <text:p>1</text:p>
          </table:table-cell>
          <table:table-cell table:formula="of:=+[.M28]/[.N28]" office:value-type="float" office:value="0.517475298567575">
            <text:p>0.52</text:p>
          </table:table-cell>
        </table:table-row>
        <table:table-row table:style-name="ro1">
          <table:table-cell table:formula="of:=+[.A28]+1" office:value-type="float" office:value="26">
            <text:p>26</text:p>
          </table:table-cell>
          <table:table-cell table:formula="of:=+[.A29]*3.14159265/180" office:value-type="float" office:value="0.453785605">
            <text:p>0.45</text:p>
          </table:table-cell>
          <table:table-cell table:formula="of:=COS([.B29])-[.$B$1]" office:value-type="float" office:value="0.298794046526474">
            <text:p>0.30</text:p>
          </table:table-cell>
          <table:table-cell table:formula="of:=1-[.$B$1]*COS([.B29])" office:value-type="float" office:value="0.460723572084116">
            <text:p>0.46</text:p>
          </table:table-cell>
          <table:table-cell table:formula="of:=+[.C29]/[.D29]" office:value-type="float" office:value="0.648532145153454">
            <text:p>0.65</text:p>
          </table:table-cell>
          <table:table-cell table:formula="of:=ACOS([.E29])" office:value-type="float" office:value="0.865141853474259">
            <text:p>0.87</text:p>
          </table:table-cell>
          <table:table-cell table:style-name="ce3" table:formula="of:=+[.F29]*180/3.14159" office:value-type="float" office:value="49.5690187533595">
            <text:p>49.5690</text:p>
          </table:table-cell>
          <table:table-cell table:style-name="ce1" table:formula="of:=COS([.B29])+[.$B$1]" office:value-type="float" office:value="1.49879404652647">
            <text:p>1.50</text:p>
          </table:table-cell>
          <table:table-cell table:style-name="ce1" table:formula="of:=1+[.$B$1]*COS([.B29])" office:value-type="float" office:value="1.53927642791588">
            <text:p>1.54</text:p>
          </table:table-cell>
          <table:table-cell table:formula="of:=+[.H29]/[.I29]" office:value-type="float" office:value="0.973700382429541">
            <text:p>0.97</text:p>
          </table:table-cell>
          <table:table-cell table:formula="of:=ACOS([.J29])" office:value-type="float" office:value="0.229850870161263">
            <text:p>0.23</text:p>
          </table:table-cell>
          <table:table-cell table:style-name="ce3" table:formula="of:=+[.K29]*180/3.14159" office:value-type="float" office:value="13.1694959014472">
            <text:p>13.1695</text:p>
          </table:table-cell>
          <table:table-cell table:formula="of:=+[.L29]-[.L28]" office:value-type="float" office:value="0.51896091891906">
            <text:p>0.52</text:p>
          </table:table-cell>
          <table:table-cell table:formula="of:=+[.A29]-[.A28]" office:value-type="float" office:value="1">
            <text:p>1</text:p>
          </table:table-cell>
          <table:table-cell table:formula="of:=+[.M29]/[.N29]" office:value-type="float" office:value="0.51896091891906">
            <text:p>0.52</text:p>
          </table:table-cell>
        </table:table-row>
        <table:table-row table:style-name="ro1">
          <table:table-cell table:formula="of:=+[.A29]+1" office:value-type="float" office:value="27">
            <text:p>27</text:p>
          </table:table-cell>
          <table:table-cell table:formula="of:=+[.A30]*3.14159265/180" office:value-type="float" office:value="0.4712388975">
            <text:p>0.47</text:p>
          </table:table-cell>
          <table:table-cell table:formula="of:=COS([.B30])-[.$B$1]" office:value-type="float" office:value="0.291006524432828">
            <text:p>0.29</text:p>
          </table:table-cell>
          <table:table-cell table:formula="of:=1-[.$B$1]*COS([.B30])" office:value-type="float" office:value="0.465396085340303">
            <text:p>0.47</text:p>
          </table:table-cell>
          <table:table-cell table:formula="of:=+[.C30]/[.D30]" office:value-type="float" office:value="0.62528786467991">
            <text:p>0.63</text:p>
          </table:table-cell>
          <table:table-cell table:formula="of:=ACOS([.E30])" office:value-type="float" office:value="0.895295977477797">
            <text:p>0.9</text:p>
          </table:table-cell>
          <table:table-cell table:style-name="ce3" table:formula="of:=+[.F30]*180/3.14159" office:value-type="float" office:value="51.2967242530067">
            <text:p>51.2967</text:p>
          </table:table-cell>
          <table:table-cell table:style-name="ce1" table:formula="of:=COS([.B30])+[.$B$1]" office:value-type="float" office:value="1.49100652443283">
            <text:p>1.49</text:p>
          </table:table-cell>
          <table:table-cell table:style-name="ce1" table:formula="of:=1+[.$B$1]*COS([.B30])" office:value-type="float" office:value="1.5346039146597">
            <text:p>1.53</text:p>
          </table:table-cell>
          <table:table-cell table:formula="of:=+[.H30]/[.I30]" office:value-type="float" office:value="0.971590460697778">
            <text:p>0.97</text:p>
          </table:table-cell>
          <table:table-cell table:formula="of:=ACOS([.J30])" office:value-type="float" office:value="0.238935492443254">
            <text:p>0.24</text:p>
          </table:table-cell>
          <table:table-cell table:style-name="ce3" table:formula="of:=+[.K30]*180/3.14159" office:value-type="float" office:value="13.6900068563325">
            <text:p>13.6900</text:p>
          </table:table-cell>
          <table:table-cell table:formula="of:=+[.L30]-[.L29]" office:value-type="float" office:value="0.520510954885356">
            <text:p>0.52</text:p>
          </table:table-cell>
          <table:table-cell table:formula="of:=+[.A30]-[.A29]" office:value-type="float" office:value="1">
            <text:p>1</text:p>
          </table:table-cell>
          <table:table-cell table:formula="of:=+[.M30]/[.N30]" office:value-type="float" office:value="0.520510954885356">
            <text:p>0.52</text:p>
          </table:table-cell>
        </table:table-row>
        <table:table-row table:style-name="ro1">
          <table:table-cell table:formula="of:=+[.A30]+1" office:value-type="float" office:value="28">
            <text:p>28</text:p>
          </table:table-cell>
          <table:table-cell table:formula="of:=+[.A31]*3.14159265/180" office:value-type="float" office:value="0.48869219">
            <text:p>0.49</text:p>
          </table:table-cell>
          <table:table-cell table:formula="of:=COS([.B31])-[.$B$1]" office:value-type="float" office:value="0.282947593121085">
            <text:p>0.28</text:p>
          </table:table-cell>
          <table:table-cell table:formula="of:=1-[.$B$1]*COS([.B31])" office:value-type="float" office:value="0.470231444127349">
            <text:p>0.47</text:p>
          </table:table-cell>
          <table:table-cell table:formula="of:=+[.C31]/[.D31]" office:value-type="float" office:value="0.601719848076466">
            <text:p>0.6</text:p>
          </table:table-cell>
          <table:table-cell table:formula="of:=ACOS([.E31])" office:value-type="float" office:value="0.925143670312677">
            <text:p>0.93</text:p>
          </table:table-cell>
          <table:table-cell table:style-name="ce3" table:formula="of:=+[.F31]*180/3.14159" office:value-type="float" office:value="53.0068725251487">
            <text:p>53.0069</text:p>
          </table:table-cell>
          <table:table-cell table:style-name="ce1" table:formula="of:=COS([.B31])+[.$B$1]" office:value-type="float" office:value="1.48294759312109">
            <text:p>1.48</text:p>
          </table:table-cell>
          <table:table-cell table:style-name="ce1" table:formula="of:=1+[.$B$1]*COS([.B31])" office:value-type="float" office:value="1.52976855587265">
            <text:p>1.53</text:p>
          </table:table-cell>
          <table:table-cell table:formula="of:=+[.H31]/[.I31]" office:value-type="float" office:value="0.96939343368523">
            <text:p>0.97</text:p>
          </table:table-cell>
          <table:table-cell table:formula="of:=ACOS([.J31])" office:value-type="float" office:value="0.248048302723469">
            <text:p>0.25</text:p>
          </table:table-cell>
          <table:table-cell table:style-name="ce3" table:formula="of:=+[.K31]*180/3.14159" office:value-type="float" office:value="14.2121328659132">
            <text:p>14.2121</text:p>
          </table:table-cell>
          <table:table-cell table:formula="of:=+[.L31]-[.L30]" office:value-type="float" office:value="0.522126009580731">
            <text:p>0.52</text:p>
          </table:table-cell>
          <table:table-cell table:formula="of:=+[.A31]-[.A30]" office:value-type="float" office:value="1">
            <text:p>1</text:p>
          </table:table-cell>
          <table:table-cell table:formula="of:=+[.M31]/[.N31]" office:value-type="float" office:value="0.522126009580731">
            <text:p>0.52</text:p>
          </table:table-cell>
        </table:table-row>
        <table:table-row table:style-name="ro1">
          <table:table-cell table:formula="of:=+[.A31]+1" office:value-type="float" office:value="29">
            <text:p>29</text:p>
          </table:table-cell>
          <table:table-cell table:formula="of:=+[.A32]*3.14159265/180" office:value-type="float" office:value="0.5061454825">
            <text:p>0.51</text:p>
          </table:table-cell>
          <table:table-cell table:formula="of:=COS([.B32])-[.$B$1]" office:value-type="float" office:value="0.274619707419788">
            <text:p>0.27</text:p>
          </table:table-cell>
          <table:table-cell table:formula="of:=1-[.$B$1]*COS([.B32])" office:value-type="float" office:value="0.475228175548127">
            <text:p>0.48</text:p>
          </table:table-cell>
          <table:table-cell table:formula="of:=+[.C32]/[.D32]" office:value-type="float" office:value="0.577869161699098">
            <text:p>0.58</text:p>
          </table:table-cell>
          <table:table-cell table:formula="of:=ACOS([.E32])" office:value-type="float" office:value="0.954680964286629">
            <text:p>0.95</text:p>
          </table:table-cell>
          <table:table-cell table:style-name="ce3" table:formula="of:=+[.F32]*180/3.14159" office:value-type="float" office:value="54.6992362375718">
            <text:p>54.6992</text:p>
          </table:table-cell>
          <table:table-cell table:style-name="ce1" table:formula="of:=COS([.B32])+[.$B$1]" office:value-type="float" office:value="1.47461970741979">
            <text:p>1.47</text:p>
          </table:table-cell>
          <table:table-cell table:style-name="ce1" table:formula="of:=1+[.$B$1]*COS([.B32])" office:value-type="float" office:value="1.52477182445187">
            <text:p>1.52</text:p>
          </table:table-cell>
          <table:table-cell table:formula="of:=+[.H32]/[.I32]" office:value-type="float" office:value="0.967108444537193">
            <text:p>0.97</text:p>
          </table:table-cell>
          <table:table-cell table:formula="of:=ACOS([.J32])" office:value-type="float" office:value="0.257190446776745">
            <text:p>0.26</text:p>
          </table:table-cell>
          <table:table-cell table:style-name="ce3" table:formula="of:=+[.K32]*180/3.14159" office:value-type="float" office:value="14.7359395783072">
            <text:p>14.7359</text:p>
          </table:table-cell>
          <table:table-cell table:formula="of:=+[.L32]-[.L31]" office:value-type="float" office:value="0.523806712393943">
            <text:p>0.52</text:p>
          </table:table-cell>
          <table:table-cell table:formula="of:=+[.A32]-[.A31]" office:value-type="float" office:value="1">
            <text:p>1</text:p>
          </table:table-cell>
          <table:table-cell table:formula="of:=+[.M32]/[.N32]" office:value-type="float" office:value="0.523806712393943">
            <text:p>0.52</text:p>
          </table:table-cell>
        </table:table-row>
        <table:table-row table:style-name="ro1">
          <table:table-cell table:formula="of:=+[.A32]+1" office:value-type="float" office:value="30">
            <text:p>30</text:p>
          </table:table-cell>
          <table:table-cell table:formula="of:=+[.A33]*3.14159265/180" office:value-type="float" office:value="0.523598775">
            <text:p>0.52</text:p>
          </table:table-cell>
          <table:table-cell table:formula="of:=COS([.B33])-[.$B$1]" office:value-type="float" office:value="0.266025404083588">
            <text:p>0.27</text:p>
          </table:table-cell>
          <table:table-cell table:formula="of:=1-[.$B$1]*COS([.B33])" office:value-type="float" office:value="0.480384757549847">
            <text:p>0.48</text:p>
          </table:table-cell>
          <table:table-cell table:formula="of:=+[.C33]/[.D33]" office:value-type="float" office:value="0.553775697298189">
            <text:p>0.55</text:p>
          </table:table-cell>
          <table:table-cell table:formula="of:=ACOS([.E33])" office:value-type="float" office:value="0.983904421687251">
            <text:p>0.98</text:p>
          </table:table-cell>
          <table:table-cell table:style-name="ce3" table:formula="of:=+[.F33]*180/3.14159" office:value-type="float" office:value="56.3736184236979">
            <text:p>56.3736</text:p>
          </table:table-cell>
          <table:table-cell table:style-name="ce1" table:formula="of:=COS([.B33])+[.$B$1]" office:value-type="float" office:value="1.46602540408359">
            <text:p>1.47</text:p>
          </table:table-cell>
          <table:table-cell table:style-name="ce1" table:formula="of:=1+[.$B$1]*COS([.B33])" office:value-type="float" office:value="1.51961524245015">
            <text:p>1.52</text:p>
          </table:table-cell>
          <table:table-cell table:formula="of:=+[.H33]/[.I33]" office:value-type="float" office:value="0.964734600661047">
            <text:p>0.96</text:p>
          </table:table-cell>
          <table:table-cell table:formula="of:=ACOS([.J33])" office:value-type="float" office:value="0.266363081827498">
            <text:p>0.27</text:p>
          </table:table-cell>
          <table:table-cell table:style-name="ce3" table:formula="of:=+[.K33]*180/3.14159" office:value-type="float" office:value="15.2614932976453">
            <text:p>15.2615</text:p>
          </table:table-cell>
          <table:table-cell table:formula="of:=+[.L33]-[.L32]" office:value-type="float" office:value="0.525553719338161">
            <text:p>0.53</text:p>
          </table:table-cell>
          <table:table-cell table:formula="of:=+[.A33]-[.A32]" office:value-type="float" office:value="1">
            <text:p>1</text:p>
          </table:table-cell>
          <table:table-cell table:formula="of:=+[.M33]/[.N33]" office:value-type="float" office:value="0.525553719338161">
            <text:p>0.53</text:p>
          </table:table-cell>
        </table:table-row>
        <table:table-row table:style-name="ro1">
          <table:table-cell table:formula="of:=+[.A33]+1" office:value-type="float" office:value="31">
            <text:p>31</text:p>
          </table:table-cell>
          <table:table-cell table:formula="of:=+[.A34]*3.14159265/180" office:value-type="float" office:value="0.5410520675">
            <text:p>0.54</text:p>
          </table:table-cell>
          <table:table-cell table:formula="of:=COS([.B34])-[.$B$1]" office:value-type="float" office:value="0.25716730102053">
            <text:p>0.26</text:p>
          </table:table-cell>
          <table:table-cell table:formula="of:=1-[.$B$1]*COS([.B34])" office:value-type="float" office:value="0.485699619387682">
            <text:p>0.49</text:p>
          </table:table-cell>
          <table:table-cell table:formula="of:=+[.C34]/[.D34]" office:value-type="float" office:value="0.529478078127258">
            <text:p>0.53</text:p>
          </table:table-cell>
          <table:table-cell table:formula="of:=ACOS([.E34])" office:value-type="float" office:value="1.01281111877623">
            <text:p>1.01</text:p>
          </table:table-cell>
          <table:table-cell table:style-name="ce3" table:formula="of:=+[.F34]*180/3.14159" office:value-type="float" office:value="58.0298515655198">
            <text:p>58.0299</text:p>
          </table:table-cell>
          <table:table-cell table:style-name="ce1" table:formula="of:=COS([.B34])+[.$B$1]" office:value-type="float" office:value="1.45716730102053">
            <text:p>1.46</text:p>
          </table:table-cell>
          <table:table-cell table:style-name="ce1" table:formula="of:=1+[.$B$1]*COS([.B34])" office:value-type="float" office:value="1.51430038061232">
            <text:p>1.51</text:p>
          </table:table-cell>
          <table:table-cell table:formula="of:=+[.H34]/[.I34]" office:value-type="float" office:value="0.962270973234065">
            <text:p>0.96</text:p>
          </table:table-cell>
          <table:table-cell table:formula="of:=ACOS([.J34])" office:value-type="float" office:value="0.275567377020734">
            <text:p>0.28</text:p>
          </table:table-cell>
          <table:table-cell table:style-name="ce3" table:formula="of:=+[.K34]*180/3.14159" office:value-type="float" office:value="15.7888610110588">
            <text:p>15.7889</text:p>
          </table:table-cell>
          <table:table-cell table:formula="of:=+[.L34]-[.L33]" office:value-type="float" office:value="0.527367713413414">
            <text:p>0.53</text:p>
          </table:table-cell>
          <table:table-cell table:formula="of:=+[.A34]-[.A33]" office:value-type="float" office:value="1">
            <text:p>1</text:p>
          </table:table-cell>
          <table:table-cell table:formula="of:=+[.M34]/[.N34]" office:value-type="float" office:value="0.527367713413414">
            <text:p>0.53</text:p>
          </table:table-cell>
        </table:table-row>
        <table:table-row table:style-name="ro1">
          <table:table-cell table:formula="of:=+[.A34]+1" office:value-type="float" office:value="32">
            <text:p>32</text:p>
          </table:table-cell>
          <table:table-cell table:formula="of:=+[.A35]*3.14159265/180" office:value-type="float" office:value="0.55850536">
            <text:p>0.56</text:p>
          </table:table-cell>
          <table:table-cell table:formula="of:=COS([.B35])-[.$B$1]" office:value-type="float" office:value="0.248048096494613">
            <text:p>0.25</text:p>
          </table:table-cell>
          <table:table-cell table:formula="of:=1-[.$B$1]*COS([.B35])" office:value-type="float" office:value="0.491171142103232">
            <text:p>0.49</text:p>
          </table:table-cell>
          <table:table-cell table:formula="of:=+[.C35]/[.D35]" office:value-type="float" office:value="0.505013579243381">
            <text:p>0.51</text:p>
          </table:table-cell>
          <table:table-cell table:formula="of:=ACOS([.E35])" office:value-type="float" office:value="1.04139862864789">
            <text:p>1.04</text:p>
          </table:table-cell>
          <table:table-cell table:style-name="ce3" table:formula="of:=+[.F35]*180/3.14159" office:value-type="float" office:value="59.6677966114677">
            <text:p>59.6678</text:p>
          </table:table-cell>
          <table:table-cell table:style-name="ce1" table:formula="of:=COS([.B35])+[.$B$1]" office:value-type="float" office:value="1.44804809649461">
            <text:p>1.45</text:p>
          </table:table-cell>
          <table:table-cell table:style-name="ce1" table:formula="of:=1+[.$B$1]*COS([.B35])" office:value-type="float" office:value="1.50882885789677">
            <text:p>1.51</text:p>
          </table:table-cell>
          <table:table-cell table:formula="of:=+[.H35]/[.I35]" office:value-type="float" office:value="0.959716596694154">
            <text:p>0.96</text:p>
          </table:table-cell>
          <table:table-cell table:formula="of:=ACOS([.J35])" office:value-type="float" office:value="0.284804513899611">
            <text:p>0.28</text:p>
          </table:table-cell>
          <table:table-cell table:style-name="ce3" table:formula="of:=+[.K35]*180/3.14159" office:value-type="float" office:value="16.3181104160409">
            <text:p>16.3181</text:p>
          </table:table-cell>
          <table:table-cell table:formula="of:=+[.L35]-[.L34]" office:value-type="float" office:value="0.529249404982151">
            <text:p>0.53</text:p>
          </table:table-cell>
          <table:table-cell table:formula="of:=+[.A35]-[.A34]" office:value-type="float" office:value="1">
            <text:p>1</text:p>
          </table:table-cell>
          <table:table-cell table:formula="of:=+[.M35]/[.N35]" office:value-type="float" office:value="0.529249404982151">
            <text:p>0.53</text:p>
          </table:table-cell>
        </table:table-row>
        <table:table-row table:style-name="ro1">
          <table:table-cell table:formula="of:=+[.A35]+1" office:value-type="float" office:value="33">
            <text:p>33</text:p>
          </table:table-cell>
          <table:table-cell table:formula="of:=+[.A36]*3.14159265/180" office:value-type="float" office:value="0.5759586525">
            <text:p>0.58</text:p>
          </table:table-cell>
          <table:table-cell table:formula="of:=COS([.B36])-[.$B$1]" office:value-type="float" office:value="0.238670568303866">
            <text:p>0.24</text:p>
          </table:table-cell>
          <table:table-cell table:formula="of:=1-[.$B$1]*COS([.B36])" office:value-type="float" office:value="0.49679765901768">
            <text:p>0.50</text:p>
          </table:table-cell>
          <table:table-cell table:formula="of:=+[.C36]/[.D36]" office:value-type="float" office:value="0.48041806150172">
            <text:p>0.48</text:p>
          </table:table-cell>
          <table:table-cell table:formula="of:=ACOS([.E36])" office:value-type="float" office:value="1.06966500313473">
            <text:p>1.07</text:p>
          </table:table-cell>
          <table:table-cell table:style-name="ce3" table:formula="of:=+[.F36]*180/3.14159" office:value-type="float" office:value="61.2873419396709">
            <text:p>61.2873</text:p>
          </table:table-cell>
          <table:table-cell table:style-name="ce1" table:formula="of:=COS([.B36])+[.$B$1]" office:value-type="float" office:value="1.43867056830387">
            <text:p>1.44</text:p>
          </table:table-cell>
          <table:table-cell table:style-name="ce1" table:formula="of:=1+[.$B$1]*COS([.B36])" office:value-type="float" office:value="1.50320234098232">
            <text:p>1.50</text:p>
          </table:table-cell>
          <table:table-cell table:formula="of:=+[.H36]/[.I36]" office:value-type="float" office:value="0.957070468213692">
            <text:p>0.96</text:p>
          </table:table-cell>
          <table:table-cell table:formula="of:=ACOS([.J36])" office:value-type="float" office:value="0.294075686889787">
            <text:p>0.29</text:p>
          </table:table-cell>
          <table:table-cell table:style-name="ce3" table:formula="of:=+[.K36]*180/3.14159" office:value-type="float" office:value="16.8493099481988">
            <text:p>16.8493</text:p>
          </table:table-cell>
          <table:table-cell table:formula="of:=+[.L36]-[.L35]" office:value-type="float" office:value="0.531199532157846">
            <text:p>0.53</text:p>
          </table:table-cell>
          <table:table-cell table:formula="of:=+[.A36]-[.A35]" office:value-type="float" office:value="1">
            <text:p>1</text:p>
          </table:table-cell>
          <table:table-cell table:formula="of:=+[.M36]/[.N36]" office:value-type="float" office:value="0.531199532157846">
            <text:p>0.53</text:p>
          </table:table-cell>
        </table:table-row>
        <table:table-row table:style-name="ro1">
          <table:table-cell table:formula="of:=+[.A36]+1" office:value-type="float" office:value="34">
            <text:p>34</text:p>
          </table:table-cell>
          <table:table-cell table:formula="of:=+[.A37]*3.14159265/180" office:value-type="float" office:value="0.593411945">
            <text:p>0.59</text:p>
          </table:table-cell>
          <table:table-cell table:formula="of:=COS([.B37])-[.$B$1]" office:value-type="float" office:value="0.229037572934215">
            <text:p>0.23</text:p>
          </table:table-cell>
          <table:table-cell table:formula="of:=1-[.$B$1]*COS([.B37])" office:value-type="float" office:value="0.502577456239471">
            <text:p>0.50</text:p>
          </table:table-cell>
          <table:table-cell table:formula="of:=+[.C37]/[.D37]" office:value-type="float" office:value="0.455725918643437">
            <text:p>0.46</text:p>
          </table:table-cell>
          <table:table-cell table:formula="of:=ACOS([.E37])" office:value-type="float" office:value="1.09760875393527">
            <text:p>1.1</text:p>
          </table:table-cell>
          <table:table-cell table:style-name="ce3" table:formula="of:=+[.F37]*180/3.14159" office:value-type="float" office:value="62.8884022766654">
            <text:p>62.8884</text:p>
          </table:table-cell>
          <table:table-cell table:style-name="ce1" table:formula="of:=COS([.B37])+[.$B$1]" office:value-type="float" office:value="1.42903757293422">
            <text:p>1.43</text:p>
          </table:table-cell>
          <table:table-cell table:style-name="ce1" table:formula="of:=1+[.$B$1]*COS([.B37])" office:value-type="float" office:value="1.49742254376053">
            <text:p>1.50</text:p>
          </table:table-cell>
          <table:table-cell table:formula="of:=+[.H37]/[.I37]" office:value-type="float" office:value="0.954331547156639">
            <text:p>0.95</text:p>
          </table:table-cell>
          <table:table-cell table:formula="of:=ACOS([.J37])" office:value-type="float" office:value="0.303382103790757">
            <text:p>0.3</text:p>
          </table:table-cell>
          <table:table-cell table:style-name="ce3" table:formula="of:=+[.K37]*180/3.14159" office:value-type="float" office:value="17.3825288094043">
            <text:p>17.3825</text:p>
          </table:table-cell>
          <table:table-cell table:formula="of:=+[.L37]-[.L36]" office:value-type="float" office:value="0.533218861205505">
            <text:p>0.53</text:p>
          </table:table-cell>
          <table:table-cell table:formula="of:=+[.A37]-[.A36]" office:value-type="float" office:value="1">
            <text:p>1</text:p>
          </table:table-cell>
          <table:table-cell table:formula="of:=+[.M37]/[.N37]" office:value-type="float" office:value="0.533218861205505">
            <text:p>0.53</text:p>
          </table:table-cell>
        </table:table-row>
        <table:table-row table:style-name="ro1">
          <table:table-cell table:formula="of:=+[.A37]+1" office:value-type="float" office:value="35">
            <text:p>35</text:p>
          </table:table-cell>
          <table:table-cell table:formula="of:=+[.A38]*3.14159265/180" office:value-type="float" office:value="0.6108652375">
            <text:p>0.61</text:p>
          </table:table-cell>
          <table:table-cell table:formula="of:=COS([.B38])-[.$B$1]" office:value-type="float" office:value="0.219152044689357">
            <text:p>0.22</text:p>
          </table:table-cell>
          <table:table-cell table:formula="of:=1-[.$B$1]*COS([.B38])" office:value-type="float" office:value="0.508508773186386">
            <text:p>0.51</text:p>
          </table:table-cell>
          <table:table-cell table:formula="of:=+[.C38]/[.D38]" office:value-type="float" office:value="0.430970036792325">
            <text:p>0.43</text:p>
          </table:table-cell>
          <table:table-cell table:formula="of:=ACOS([.E38])" office:value-type="float" office:value="1.12522883313143">
            <text:p>1.13</text:p>
          </table:table-cell>
          <table:table-cell table:style-name="ce3" table:formula="of:=+[.F38]*180/3.14159" office:value-type="float" office:value="64.470917581116">
            <text:p>64.4709</text:p>
          </table:table-cell>
          <table:table-cell table:style-name="ce1" table:formula="of:=COS([.B38])+[.$B$1]" office:value-type="float" office:value="1.41915204468936">
            <text:p>1.42</text:p>
          </table:table-cell>
          <table:table-cell table:style-name="ce1" table:formula="of:=1+[.$B$1]*COS([.B38])" office:value-type="float" office:value="1.49149122681361">
            <text:p>1.49</text:p>
          </table:table-cell>
          <table:table-cell table:formula="of:=+[.H38]/[.I38]" office:value-type="float" office:value="0.951498754519126">
            <text:p>0.95</text:p>
          </table:table-cell>
          <table:table-cell table:formula="of:=ACOS([.J38])" office:value-type="float" office:value="0.312724986274408">
            <text:p>0.31</text:p>
          </table:table-cell>
          <table:table-cell table:style-name="ce3" table:formula="of:=+[.K38]*180/3.14159" office:value-type="float" office:value="17.9178369963596">
            <text:p>17.9178</text:p>
          </table:table-cell>
          <table:table-cell table:formula="of:=+[.L38]-[.L37]" office:value-type="float" office:value="0.535308186955341">
            <text:p>0.54</text:p>
          </table:table-cell>
          <table:table-cell table:formula="of:=+[.A38]-[.A37]" office:value-type="float" office:value="1">
            <text:p>1</text:p>
          </table:table-cell>
          <table:table-cell table:formula="of:=+[.M38]/[.N38]" office:value-type="float" office:value="0.535308186955341">
            <text:p>0.54</text:p>
          </table:table-cell>
        </table:table-row>
        <table:table-row table:style-name="ro1">
          <table:table-cell table:formula="of:=+[.A38]+1" office:value-type="float" office:value="36">
            <text:p>36</text:p>
          </table:table-cell>
          <table:table-cell table:formula="of:=+[.A39]*3.14159265/180" office:value-type="float" office:value="0.62831853">
            <text:p>0.63</text:p>
          </table:table-cell>
          <table:table-cell table:formula="of:=COS([.B39])-[.$B$1]" office:value-type="float" office:value="0.209016994796953">
            <text:p>0.21</text:p>
          </table:table-cell>
          <table:table-cell table:formula="of:=1-[.$B$1]*COS([.B39])" office:value-type="float" office:value="0.514589803121828">
            <text:p>0.51</text:p>
          </table:table-cell>
          <table:table-cell table:formula="of:=+[.C39]/[.D39]" office:value-type="float" office:value="0.406181765610051">
            <text:p>0.41</text:p>
          </table:table-cell>
          <table:table-cell table:formula="of:=ACOS([.E39])" office:value-type="float" office:value="1.15252461325272">
            <text:p>1.15</text:p>
          </table:table-cell>
          <table:table-cell table:style-name="ce3" table:formula="of:=+[.F39]*180/3.14159" office:value-type="float" office:value="66.0348519015817">
            <text:p>66.0349</text:p>
          </table:table-cell>
          <table:table-cell table:style-name="ce1" table:formula="of:=COS([.B39])+[.$B$1]" office:value-type="float" office:value="1.40901699479695">
            <text:p>1.41</text:p>
          </table:table-cell>
          <table:table-cell table:style-name="ce1" table:formula="of:=1+[.$B$1]*COS([.B39])" office:value-type="float" office:value="1.48541019687817">
            <text:p>1.49</text:p>
          </table:table-cell>
          <table:table-cell table:formula="of:=+[.H39]/[.I39]" office:value-type="float" office:value="0.948570972353784">
            <text:p>0.95</text:p>
          </table:table-cell>
          <table:table-cell table:formula="of:=ACOS([.J39])" office:value-type="float" office:value="0.322105570390999">
            <text:p>0.32</text:p>
          </table:table-cell>
          <table:table-cell table:style-name="ce3" table:formula="of:=+[.K39]*180/3.14159" office:value-type="float" office:value="18.4553053295878">
            <text:p>18.4553</text:p>
          </table:table-cell>
          <table:table-cell table:formula="of:=+[.L39]-[.L38]" office:value-type="float" office:value="0.537468333228237">
            <text:p>0.54</text:p>
          </table:table-cell>
          <table:table-cell table:formula="of:=+[.A39]-[.A38]" office:value-type="float" office:value="1">
            <text:p>1</text:p>
          </table:table-cell>
          <table:table-cell table:formula="of:=+[.M39]/[.N39]" office:value-type="float" office:value="0.537468333228237">
            <text:p>0.54</text:p>
          </table:table-cell>
        </table:table-row>
        <table:table-row table:style-name="ro1">
          <table:table-cell table:formula="of:=+[.A39]+1" office:value-type="float" office:value="37">
            <text:p>37</text:p>
          </table:table-cell>
          <table:table-cell table:formula="of:=+[.A40]*3.14159265/180" office:value-type="float" office:value="0.6457718225">
            <text:p>0.65</text:p>
          </table:table-cell>
          <table:table-cell table:formula="of:=COS([.B40])-[.$B$1]" office:value-type="float" office:value="0.198635510491373">
            <text:p>0.20</text:p>
          </table:table-cell>
          <table:table-cell table:formula="of:=1-[.$B$1]*COS([.B40])" office:value-type="float" office:value="0.520818693705176">
            <text:p>0.52</text:p>
          </table:table-cell>
          <table:table-cell table:formula="of:=+[.C40]/[.D40]" office:value-type="float" office:value="0.381390900311686">
            <text:p>0.38</text:p>
          </table:table-cell>
          <table:table-cell table:formula="of:=ACOS([.E40])" office:value-type="float" office:value="1.17949586703491">
            <text:p>1.18</text:p>
          </table:table-cell>
          <table:table-cell table:style-name="ce3" table:formula="of:=+[.F40]*180/3.14159" office:value-type="float" office:value="67.5801922167702">
            <text:p>67.5802</text:p>
          </table:table-cell>
          <table:table-cell table:style-name="ce1" table:formula="of:=COS([.B40])+[.$B$1]" office:value-type="float" office:value="1.39863551049137">
            <text:p>1.40</text:p>
          </table:table-cell>
          <table:table-cell table:style-name="ce1" table:formula="of:=1+[.$B$1]*COS([.B40])" office:value-type="float" office:value="1.47918130629482">
            <text:p>1.48</text:p>
          </table:table-cell>
          <table:table-cell table:formula="of:=+[.H40]/[.I40]" office:value-type="float" office:value="0.945547043178089">
            <text:p>0.95</text:p>
          </table:table-cell>
          <table:table-cell table:formula="of:=ACOS([.J40])" office:value-type="float" office:value="0.331525107082793">
            <text:p>0.33</text:p>
          </table:table-cell>
          <table:table-cell table:style-name="ce3" table:formula="of:=+[.K40]*180/3.14159" office:value-type="float" office:value="18.9950054828615">
            <text:p>18.9950</text:p>
          </table:table-cell>
          <table:table-cell table:formula="of:=+[.L40]-[.L39]" office:value-type="float" office:value="0.539700153273643">
            <text:p>0.54</text:p>
          </table:table-cell>
          <table:table-cell table:formula="of:=+[.A40]-[.A39]" office:value-type="float" office:value="1">
            <text:p>1</text:p>
          </table:table-cell>
          <table:table-cell table:formula="of:=+[.M40]/[.N40]" office:value-type="float" office:value="0.539700153273643">
            <text:p>0.54</text:p>
          </table:table-cell>
        </table:table-row>
        <table:table-row table:style-name="ro1">
          <table:table-cell table:formula="of:=+[.A40]+1" office:value-type="float" office:value="38">
            <text:p>38</text:p>
          </table:table-cell>
          <table:table-cell table:formula="of:=+[.A41]*3.14159265/180" office:value-type="float" office:value="0.663225115">
            <text:p>0.66</text:p>
          </table:table-cell>
          <table:table-cell table:formula="of:=COS([.B41])-[.$B$1]" office:value-type="float" office:value="0.188010754073298">
            <text:p>0.19</text:p>
          </table:table-cell>
          <table:table-cell table:formula="of:=1-[.$B$1]*COS([.B41])" office:value-type="float" office:value="0.527193547556021">
            <text:p>0.53</text:p>
          </table:table-cell>
          <table:table-cell table:formula="of:=+[.C41]/[.D41]" office:value-type="float" office:value="0.356625673711075">
            <text:p>0.36</text:p>
          </table:table-cell>
          <table:table-cell table:formula="of:=ACOS([.E41])" office:value-type="float" office:value="1.20614274700982">
            <text:p>1.21</text:p>
          </table:table-cell>
          <table:table-cell table:style-name="ce3" table:formula="of:=+[.F41]*180/3.14159" office:value-type="float" office:value="69.1069472661193">
            <text:p>69.1069</text:p>
          </table:table-cell>
          <table:table-cell table:style-name="ce1" table:formula="of:=COS([.B41])+[.$B$1]" office:value-type="float" office:value="1.3880107540733">
            <text:p>1.39</text:p>
          </table:table-cell>
          <table:table-cell table:style-name="ce1" table:formula="of:=1+[.$B$1]*COS([.B41])" office:value-type="float" office:value="1.47280645244398">
            <text:p>1.47</text:p>
          </table:table-cell>
          <table:table-cell table:formula="of:=+[.H41]/[.I41]" office:value-type="float" office:value="0.942425769367067">
            <text:p>0.94</text:p>
          </table:table-cell>
          <table:table-cell table:formula="of:=ACOS([.J41])" office:value-type="float" office:value="0.340984862705523">
            <text:p>0.34</text:p>
          </table:table-cell>
          <table:table-cell table:style-name="ce3" table:formula="of:=+[.K41]*180/3.14159" office:value-type="float" office:value="19.5370100130807">
            <text:p>19.5370</text:p>
          </table:table-cell>
          <table:table-cell table:formula="of:=+[.L41]-[.L40]" office:value-type="float" office:value="0.542004530219216">
            <text:p>0.54</text:p>
          </table:table-cell>
          <table:table-cell table:formula="of:=+[.A41]-[.A40]" office:value-type="float" office:value="1">
            <text:p>1</text:p>
          </table:table-cell>
          <table:table-cell table:formula="of:=+[.M41]/[.N41]" office:value-type="float" office:value="0.542004530219216">
            <text:p>0.54</text:p>
          </table:table-cell>
        </table:table-row>
        <table:table-row table:style-name="ro1">
          <table:table-cell table:formula="of:=+[.A41]+1" office:value-type="float" office:value="39">
            <text:p>39</text:p>
          </table:table-cell>
          <table:table-cell table:formula="of:=+[.A42]*3.14159265/180" office:value-type="float" office:value="0.6806784075">
            <text:p>0.68</text:p>
          </table:table-cell>
          <table:table-cell table:formula="of:=COS([.B42])-[.$B$1]" office:value-type="float" office:value="0.177145961946449">
            <text:p>0.18</text:p>
          </table:table-cell>
          <table:table-cell table:formula="of:=1-[.$B$1]*COS([.B42])" office:value-type="float" office:value="0.53371242283213">
            <text:p>0.53</text:p>
          </table:table-cell>
          <table:table-cell table:formula="of:=+[.C42]/[.D42]" office:value-type="float" office:value="0.331912757447969">
            <text:p>0.33</text:p>
          </table:table-cell>
          <table:table-cell table:formula="of:=ACOS([.E42])" office:value-type="float" office:value="1.23246576505205">
            <text:p>1.23</text:p>
          </table:table-cell>
          <table:table-cell table:style-name="ce3" table:formula="of:=+[.F42]*180/3.14159" office:value-type="float" office:value="70.615146377907">
            <text:p>70.6151</text:p>
          </table:table-cell>
          <table:table-cell table:style-name="ce1" table:formula="of:=COS([.B42])+[.$B$1]" office:value-type="float" office:value="1.37714596194645">
            <text:p>1.38</text:p>
          </table:table-cell>
          <table:table-cell table:style-name="ce1" table:formula="of:=1+[.$B$1]*COS([.B42])" office:value-type="float" office:value="1.46628757716787">
            <text:p>1.47</text:p>
          </table:table-cell>
          <table:table-cell table:formula="of:=+[.H42]/[.I42]" office:value-type="float" office:value="0.939205912530749">
            <text:p>0.94</text:p>
          </table:table-cell>
          <table:table-cell table:formula="of:=ACOS([.J42])" office:value-type="float" office:value="0.350486119557914">
            <text:p>0.35</text:p>
          </table:table-cell>
          <table:table-cell table:style-name="ce3" table:formula="of:=+[.K42]*180/3.14159" office:value-type="float" office:value="20.0813923906126">
            <text:p>20.0814</text:p>
          </table:table-cell>
          <table:table-cell table:formula="of:=+[.L42]-[.L41]" office:value-type="float" office:value="0.544382377531857">
            <text:p>0.54</text:p>
          </table:table-cell>
          <table:table-cell table:formula="of:=+[.A42]-[.A41]" office:value-type="float" office:value="1">
            <text:p>1</text:p>
          </table:table-cell>
          <table:table-cell table:formula="of:=+[.M42]/[.N42]" office:value-type="float" office:value="0.544382377531857">
            <text:p>0.54</text:p>
          </table:table-cell>
        </table:table-row>
        <table:table-row table:style-name="ro1">
          <table:table-cell table:formula="of:=+[.A42]+1" office:value-type="float" office:value="40">
            <text:p>40</text:p>
          </table:table-cell>
          <table:table-cell table:formula="of:=+[.A43]*3.14159265/180" office:value-type="float" office:value="0.6981317">
            <text:p>0.7</text:p>
          </table:table-cell>
          <table:table-cell table:formula="of:=COS([.B43])-[.$B$1]" office:value-type="float" office:value="0.16604444363175">
            <text:p>0.17</text:p>
          </table:table-cell>
          <table:table-cell table:formula="of:=1-[.$B$1]*COS([.B43])" office:value-type="float" office:value="0.54037333382095">
            <text:p>0.54</text:p>
          </table:table-cell>
          <table:table-cell table:formula="of:=+[.C43]/[.D43]" office:value-type="float" office:value="0.30727727154421">
            <text:p>0.31</text:p>
          </table:table-cell>
          <table:table-cell table:formula="of:=ACOS([.E43])" office:value-type="float" office:value="1.25846577199714">
            <text:p>1.26</text:p>
          </table:table-cell>
          <table:table-cell table:style-name="ce3" table:formula="of:=+[.F43]*180/3.14159" office:value-type="float" office:value="72.1048383014604">
            <text:p>72.1048</text:p>
          </table:table-cell>
          <table:table-cell table:style-name="ce1" table:formula="of:=COS([.B43])+[.$B$1]" office:value-type="float" office:value="1.36604444363175">
            <text:p>1.37</text:p>
          </table:table-cell>
          <table:table-cell table:style-name="ce1" table:formula="of:=1+[.$B$1]*COS([.B43])" office:value-type="float" office:value="1.45962666617905">
            <text:p>1.46</text:p>
          </table:table-cell>
          <table:table-cell table:formula="of:=+[.H43]/[.I43]" office:value-type="float" office:value="0.935886192876788">
            <text:p>0.94</text:p>
          </table:table-cell>
          <table:table-cell table:formula="of:=ACOS([.J43])" office:value-type="float" office:value="0.360030176419455">
            <text:p>0.36</text:p>
          </table:table-cell>
          <table:table-cell table:style-name="ce3" table:formula="of:=+[.K43]*180/3.14159" office:value-type="float" office:value="20.6282270301032">
            <text:p>20.6282</text:p>
          </table:table-cell>
          <table:table-cell table:formula="of:=+[.L43]-[.L42]" office:value-type="float" office:value="0.546834639490658">
            <text:p>0.55</text:p>
          </table:table-cell>
          <table:table-cell table:formula="of:=+[.A43]-[.A42]" office:value-type="float" office:value="1">
            <text:p>1</text:p>
          </table:table-cell>
          <table:table-cell table:formula="of:=+[.M43]/[.N43]" office:value-type="float" office:value="0.546834639490658">
            <text:p>0.55</text:p>
          </table:table-cell>
        </table:table-row>
        <table:table-row table:style-name="ro1">
          <table:table-cell table:formula="of:=+[.A43]+1" office:value-type="float" office:value="41">
            <text:p>41</text:p>
          </table:table-cell>
          <table:table-cell table:formula="of:=+[.A44]*3.14159265/180" office:value-type="float" office:value="0.7155849925">
            <text:p>0.72</text:p>
          </table:table-cell>
          <table:table-cell table:formula="of:=COS([.B44])-[.$B$1]" office:value-type="float" office:value="0.154709580759215">
            <text:p>0.15</text:p>
          </table:table-cell>
          <table:table-cell table:formula="of:=1-[.$B$1]*COS([.B44])" office:value-type="float" office:value="0.547174251544471">
            <text:p>0.55</text:p>
          </table:table-cell>
          <table:table-cell table:formula="of:=+[.C44]/[.D44]" office:value-type="float" office:value="0.2827428014431">
            <text:p>0.28</text:p>
          </table:table-cell>
          <table:table-cell table:formula="of:=ACOS([.E44])" office:value-type="float" office:value="1.28414393743478">
            <text:p>1.28</text:p>
          </table:table-cell>
          <table:table-cell table:style-name="ce3" table:formula="of:=+[.F44]*180/3.14159" office:value-type="float" office:value="73.5760900493892">
            <text:p>73.5761</text:p>
          </table:table-cell>
          <table:table-cell table:style-name="ce1" table:formula="of:=COS([.B44])+[.$B$1]" office:value-type="float" office:value="1.35470958075922">
            <text:p>1.35</text:p>
          </table:table-cell>
          <table:table-cell table:style-name="ce1" table:formula="of:=1+[.$B$1]*COS([.B44])" office:value-type="float" office:value="1.45282574845553">
            <text:p>1.45</text:p>
          </table:table-cell>
          <table:table-cell table:formula="of:=+[.H44]/[.I44]" office:value-type="float" office:value="0.932465288558783">
            <text:p>0.93</text:p>
          </table:table-cell>
          <table:table-cell table:formula="of:=ACOS([.J44])" office:value-type="float" office:value="0.369618349096601">
            <text:p>0.37</text:p>
          </table:table-cell>
          <table:table-cell table:style-name="ce3" table:formula="of:=+[.K44]*180/3.14159" office:value-type="float" office:value="21.1775893217728">
            <text:p>21.1776</text:p>
          </table:table-cell>
          <table:table-cell table:formula="of:=+[.L44]-[.L43]" office:value-type="float" office:value="0.549362291669567">
            <text:p>0.55</text:p>
          </table:table-cell>
          <table:table-cell table:formula="of:=+[.A44]-[.A43]" office:value-type="float" office:value="1">
            <text:p>1</text:p>
          </table:table-cell>
          <table:table-cell table:formula="of:=+[.M44]/[.N44]" office:value-type="float" office:value="0.549362291669567">
            <text:p>0.55</text:p>
          </table:table-cell>
        </table:table-row>
        <table:table-row table:style-name="ro1">
          <table:table-cell table:formula="of:=+[.A44]+1" office:value-type="float" office:value="42">
            <text:p>42</text:p>
          </table:table-cell>
          <table:table-cell table:formula="of:=+[.A45]*3.14159265/180" office:value-type="float" office:value="0.733038285">
            <text:p>0.73</text:p>
          </table:table-cell>
          <table:table-cell table:formula="of:=COS([.B45])-[.$B$1]" office:value-type="float" office:value="0.14314482603787">
            <text:p>0.14</text:p>
          </table:table-cell>
          <table:table-cell table:formula="of:=1-[.$B$1]*COS([.B45])" office:value-type="float" office:value="0.554113104377278">
            <text:p>0.55</text:p>
          </table:table-cell>
          <table:table-cell table:formula="of:=+[.C45]/[.D45]" office:value-type="float" office:value="0.258331421702685">
            <text:p>0.26</text:p>
          </table:table-cell>
          <table:table-cell table:formula="of:=ACOS([.E45])" office:value-type="float" office:value="1.30950172976948">
            <text:p>1.31</text:p>
          </table:table-cell>
          <table:table-cell table:style-name="ce3" table:formula="of:=+[.F45]*180/3.14159" office:value-type="float" office:value="75.0289857551452">
            <text:p>75.0290</text:p>
          </table:table-cell>
          <table:table-cell table:style-name="ce1" table:formula="of:=COS([.B45])+[.$B$1]" office:value-type="float" office:value="1.34314482603787">
            <text:p>1.34</text:p>
          </table:table-cell>
          <table:table-cell table:style-name="ce1" table:formula="of:=1+[.$B$1]*COS([.B45])" office:value-type="float" office:value="1.44588689562272">
            <text:p>1.45</text:p>
          </table:table-cell>
          <table:table-cell table:formula="of:=+[.H45]/[.I45]" office:value-type="float" office:value="0.928941835010821">
            <text:p>0.93</text:p>
          </table:table-cell>
          <table:table-cell table:formula="of:=ACOS([.J45])" office:value-type="float" office:value="0.3792519709776">
            <text:p>0.38</text:p>
          </table:table-cell>
          <table:table-cell table:style-name="ce3" table:formula="of:=+[.K45]*180/3.14159" office:value-type="float" office:value="21.7295556632049">
            <text:p>21.7296</text:p>
          </table:table-cell>
          <table:table-cell table:formula="of:=+[.L45]-[.L44]" office:value-type="float" office:value="0.551966341432145">
            <text:p>0.55</text:p>
          </table:table-cell>
          <table:table-cell table:formula="of:=+[.A45]-[.A44]" office:value-type="float" office:value="1">
            <text:p>1</text:p>
          </table:table-cell>
          <table:table-cell table:formula="of:=+[.M45]/[.N45]" office:value-type="float" office:value="0.551966341432145">
            <text:p>0.55</text:p>
          </table:table-cell>
        </table:table-row>
        <table:table-row table:style-name="ro1">
          <table:table-cell table:formula="of:=+[.A45]+1" office:value-type="float" office:value="43">
            <text:p>43</text:p>
          </table:table-cell>
          <table:table-cell table:formula="of:=+[.A46]*3.14159265/180" office:value-type="float" office:value="0.7504915775">
            <text:p>0.75</text:p>
          </table:table-cell>
          <table:table-cell table:formula="of:=COS([.B46])-[.$B$1]" office:value-type="float" office:value="0.131353702204026">
            <text:p>0.13</text:p>
          </table:table-cell>
          <table:table-cell table:formula="of:=1-[.$B$1]*COS([.B46])" office:value-type="float" office:value="0.561187778677584">
            <text:p>0.56</text:p>
          </table:table-cell>
          <table:table-cell table:formula="of:=+[.C46]/[.D46]" office:value-type="float" office:value="0.234063725538635">
            <text:p>0.23</text:p>
          </table:table-cell>
          <table:table-cell table:formula="of:=ACOS([.E46])" office:value-type="float" office:value="1.33454089663052">
            <text:p>1.33</text:p>
          </table:table-cell>
          <table:table-cell table:style-name="ce3" table:formula="of:=+[.F46]*180/3.14159" office:value-type="float" office:value="76.4636255505951">
            <text:p>76.4636</text:p>
          </table:table-cell>
          <table:table-cell table:style-name="ce1" table:formula="of:=COS([.B46])+[.$B$1]" office:value-type="float" office:value="1.33135370220403">
            <text:p>1.33</text:p>
          </table:table-cell>
          <table:table-cell table:style-name="ce1" table:formula="of:=1+[.$B$1]*COS([.B46])" office:value-type="float" office:value="1.43881222132242">
            <text:p>1.44</text:p>
          </table:table-cell>
          <table:table-cell table:formula="of:=+[.H46]/[.I46]" office:value-type="float" office:value="0.925314424268912">
            <text:p>0.93</text:p>
          </table:table-cell>
          <table:table-cell table:formula="of:=ACOS([.J46])" office:value-type="float" office:value="0.388932393596121">
            <text:p>0.39</text:p>
          </table:table-cell>
          <table:table-cell table:style-name="ce3" table:formula="of:=+[.K46]*180/3.14159" office:value-type="float" office:value="22.2842034916401">
            <text:p>22.2842</text:p>
          </table:table-cell>
          <table:table-cell table:formula="of:=+[.L46]-[.L45]" office:value-type="float" office:value="0.554647828435215">
            <text:p>0.55</text:p>
          </table:table-cell>
          <table:table-cell table:formula="of:=+[.A46]-[.A45]" office:value-type="float" office:value="1">
            <text:p>1</text:p>
          </table:table-cell>
          <table:table-cell table:formula="of:=+[.M46]/[.N46]" office:value-type="float" office:value="0.554647828435215">
            <text:p>0.55</text:p>
          </table:table-cell>
        </table:table-row>
        <table:table-row table:style-name="ro1">
          <table:table-cell table:formula="of:=+[.A46]+1" office:value-type="float" office:value="44">
            <text:p>44</text:p>
          </table:table-cell>
          <table:table-cell table:formula="of:=+[.A47]*3.14159265/180" office:value-type="float" office:value="0.76794487">
            <text:p>0.77</text:p>
          </table:table-cell>
          <table:table-cell table:formula="of:=COS([.B47])-[.$B$1]" office:value-type="float" office:value="0.119339800948217">
            <text:p>0.12</text:p>
          </table:table-cell>
          <table:table-cell table:formula="of:=1-[.$B$1]*COS([.B47])" office:value-type="float" office:value="0.56839611943107">
            <text:p>0.57</text:p>
          </table:table-cell>
          <table:table-cell table:formula="of:=+[.C47]/[.D47]" office:value-type="float" office:value="0.20995885944413">
            <text:p>0.21</text:p>
          </table:table-cell>
          <table:table-cell table:formula="of:=ACOS([.E47])" office:value-type="float" office:value="1.3592634457027">
            <text:p>1.36</text:p>
          </table:table-cell>
          <table:table-cell table:style-name="ce3" table:formula="of:=+[.F47]*180/3.14159" office:value-type="float" office:value="77.8801244677014">
            <text:p>77.8801</text:p>
          </table:table-cell>
          <table:table-cell table:style-name="ce1" table:formula="of:=COS([.B47])+[.$B$1]" office:value-type="float" office:value="1.31933980094822">
            <text:p>1.32</text:p>
          </table:table-cell>
          <table:table-cell table:style-name="ce1" table:formula="of:=1+[.$B$1]*COS([.B47])" office:value-type="float" office:value="1.43160388056893">
            <text:p>1.43</text:p>
          </table:table-cell>
          <table:table-cell table:formula="of:=+[.H47]/[.I47]" office:value-type="float" office:value="0.92158160428002">
            <text:p>0.92</text:p>
          </table:table-cell>
          <table:table-cell table:formula="of:=ACOS([.J47])" office:value-type="float" office:value="0.398660987203839">
            <text:p>0.4</text:p>
          </table:table-cell>
          <table:table-cell table:style-name="ce3" table:formula="of:=+[.K47]*180/3.14159" office:value-type="float" office:value="22.8416113167826">
            <text:p>22.8416</text:p>
          </table:table-cell>
          <table:table-cell table:formula="of:=+[.L47]-[.L46]" office:value-type="float" office:value="0.557407825142438">
            <text:p>0.56</text:p>
          </table:table-cell>
          <table:table-cell table:formula="of:=+[.A47]-[.A46]" office:value-type="float" office:value="1">
            <text:p>1</text:p>
          </table:table-cell>
          <table:table-cell table:formula="of:=+[.M47]/[.N47]" office:value-type="float" office:value="0.557407825142438">
            <text:p>0.56</text:p>
          </table:table-cell>
        </table:table-row>
        <table:table-row table:style-name="ro1">
          <table:table-cell table:formula="of:=+[.A47]+1" office:value-type="float" office:value="45">
            <text:p>45</text:p>
          </table:table-cell>
          <table:table-cell table:formula="of:=+[.A48]*3.14159265/180" office:value-type="float" office:value="0.7853981625">
            <text:p>0.79</text:p>
          </table:table-cell>
          <table:table-cell table:formula="of:=COS([.B48])-[.$B$1]" office:value-type="float" office:value="0.107106781821139">
            <text:p>0.11</text:p>
          </table:table-cell>
          <table:table-cell table:formula="of:=1-[.$B$1]*COS([.B48])" office:value-type="float" office:value="0.575735930907316">
            <text:p>0.58</text:p>
          </table:table-cell>
          <table:table-cell table:formula="of:=+[.C48]/[.D48]" office:value-type="float" office:value="0.186034562151345">
            <text:p>0.19</text:p>
          </table:table-cell>
          <table:table-cell table:formula="of:=ACOS([.E48])" office:value-type="float" office:value="1.38367162603942">
            <text:p>1.38</text:p>
          </table:table-cell>
          <table:table-cell table:style-name="ce3" table:formula="of:=+[.F48]*180/3.14159" office:value-type="float" office:value="79.2786113678411">
            <text:p>79.2786</text:p>
          </table:table-cell>
          <table:table-cell table:style-name="ce1" table:formula="of:=COS([.B48])+[.$B$1]" office:value-type="float" office:value="1.30710678182114">
            <text:p>1.31</text:p>
          </table:table-cell>
          <table:table-cell table:style-name="ce1" table:formula="of:=1+[.$B$1]*COS([.B48])" office:value-type="float" office:value="1.42426406909268">
            <text:p>1.42</text:p>
          </table:table-cell>
          <table:table-cell table:formula="of:=+[.H48]/[.I48]" office:value-type="float" office:value="0.91774187819947">
            <text:p>0.92</text:p>
          </table:table-cell>
          <table:table-cell table:formula="of:=ACOS([.J48])" office:value-type="float" office:value="0.408439141352147">
            <text:p>0.41</text:p>
          </table:table-cell>
          <table:table-cell table:style-name="ce3" table:formula="of:=+[.K48]*180/3.14159" office:value-type="float" office:value="23.4018587541297">
            <text:p>23.4019</text:p>
          </table:table-cell>
          <table:table-cell table:formula="of:=+[.L48]-[.L47]" office:value-type="float" office:value="0.560247437347151">
            <text:p>0.56</text:p>
          </table:table-cell>
          <table:table-cell table:formula="of:=+[.A48]-[.A47]" office:value-type="float" office:value="1">
            <text:p>1</text:p>
          </table:table-cell>
          <table:table-cell table:formula="of:=+[.M48]/[.N48]" office:value-type="float" office:value="0.560247437347151">
            <text:p>0.56</text:p>
          </table:table-cell>
        </table:table-row>
        <table:table-row table:style-name="ro1">
          <table:table-cell table:formula="of:=+[.A48]+1" office:value-type="float" office:value="46">
            <text:p>46</text:p>
          </table:table-cell>
          <table:table-cell table:formula="of:=+[.A49]*3.14159265/180" office:value-type="float" office:value="0.802851455">
            <text:p>0.8</text:p>
          </table:table-cell>
          <table:table-cell table:formula="of:=COS([.B49])-[.$B$1]" office:value-type="float" office:value="0.0946583711189135">
            <text:p>0.09</text:p>
          </table:table-cell>
          <table:table-cell table:formula="of:=1-[.$B$1]*COS([.B49])" office:value-type="float" office:value="0.583204977328652">
            <text:p>0.58</text:p>
          </table:table-cell>
          <table:table-cell table:formula="of:=+[.C49]/[.D49]" office:value-type="float" office:value="0.162307207240399">
            <text:p>0.16</text:p>
          </table:table-cell>
          <table:table-cell table:formula="of:=ACOS([.E49])" office:value-type="float" office:value="1.40776790991042">
            <text:p>1.41</text:p>
          </table:table-cell>
          <table:table-cell table:style-name="ce3" table:formula="of:=+[.F49]*180/3.14159" office:value-type="float" office:value="80.6592279017551">
            <text:p>80.6592</text:p>
          </table:table-cell>
          <table:table-cell table:style-name="ce1" table:formula="of:=COS([.B49])+[.$B$1]" office:value-type="float" office:value="1.29465837111891">
            <text:p>1.29</text:p>
          </table:table-cell>
          <table:table-cell table:style-name="ce1" table:formula="of:=1+[.$B$1]*COS([.B49])" office:value-type="float" office:value="1.41679502267135">
            <text:p>1.42</text:p>
          </table:table-cell>
          <table:table-cell table:formula="of:=+[.H49]/[.I49]" office:value-type="float" office:value="0.913793703677652">
            <text:p>0.91</text:p>
          </table:table-cell>
          <table:table-cell table:formula="of:=ACOS([.J49])" office:value-type="float" office:value="0.418268265483135">
            <text:p>0.42</text:p>
          </table:table-cell>
          <table:table-cell table:style-name="ce3" table:formula="of:=+[.K49]*180/3.14159" office:value-type="float" office:value="23.965026558833">
            <text:p>23.9650</text:p>
          </table:table-cell>
          <table:table-cell table:formula="of:=+[.L49]-[.L48]" office:value-type="float" office:value="0.563167804703298">
            <text:p>0.56</text:p>
          </table:table-cell>
          <table:table-cell table:formula="of:=+[.A49]-[.A48]" office:value-type="float" office:value="1">
            <text:p>1</text:p>
          </table:table-cell>
          <table:table-cell table:formula="of:=+[.M49]/[.N49]" office:value-type="float" office:value="0.563167804703298">
            <text:p>0.56</text:p>
          </table:table-cell>
        </table:table-row>
        <table:table-row table:style-name="ro1">
          <table:table-cell table:formula="of:=+[.A49]+1" office:value-type="float" office:value="47">
            <text:p>47</text:p>
          </table:table-cell>
          <table:table-cell table:formula="of:=+[.A50]*3.14159265/180" office:value-type="float" office:value="0.8203047475">
            <text:p>0.82</text:p>
          </table:table-cell>
          <table:table-cell table:formula="of:=COS([.B50])-[.$B$1]" office:value-type="float" office:value="0.0819983607480217">
            <text:p>0.08</text:p>
          </table:table-cell>
          <table:table-cell table:formula="of:=1-[.$B$1]*COS([.B50])" office:value-type="float" office:value="0.590800983551187">
            <text:p>0.59</text:p>
          </table:table-cell>
          <table:table-cell table:formula="of:=+[.C50]/[.D50]" office:value-type="float" office:value="0.138791848745995">
            <text:p>0.14</text:p>
          </table:table-cell>
          <table:table-cell table:formula="of:=ACOS([.E50])" office:value-type="float" office:value="1.4315549752275">
            <text:p>1.43</text:p>
          </table:table-cell>
          <table:table-cell table:style-name="ce3" table:formula="of:=+[.F50]*180/3.14159" office:value-type="float" office:value="82.0221275026179">
            <text:p>82.0221</text:p>
          </table:table-cell>
          <table:table-cell table:style-name="ce1" table:formula="of:=COS([.B50])+[.$B$1]" office:value-type="float" office:value="1.28199836074802">
            <text:p>1.28</text:p>
          </table:table-cell>
          <table:table-cell table:style-name="ce1" table:formula="of:=1+[.$B$1]*COS([.B50])" office:value-type="float" office:value="1.40919901644881">
            <text:p>1.41</text:p>
          </table:table-cell>
          <table:table-cell table:formula="of:=+[.H50]/[.I50]" office:value-type="float" office:value="0.909735492136989">
            <text:p>0.91</text:p>
          </table:table-cell>
          <table:table-cell table:formula="of:=ACOS([.J50])" office:value-type="float" office:value="0.428149789529969">
            <text:p>0.43</text:p>
          </table:table-cell>
          <table:table-cell table:style-name="ce3" table:formula="of:=+[.K50]*180/3.14159" office:value-type="float" office:value="24.5311966600971">
            <text:p>24.5312</text:p>
          </table:table-cell>
          <table:table-cell table:formula="of:=+[.L50]-[.L49]" office:value-type="float" office:value="0.566170101264085">
            <text:p>0.57</text:p>
          </table:table-cell>
          <table:table-cell table:formula="of:=+[.A50]-[.A49]" office:value-type="float" office:value="1">
            <text:p>1</text:p>
          </table:table-cell>
          <table:table-cell table:formula="of:=+[.M50]/[.N50]" office:value-type="float" office:value="0.566170101264085">
            <text:p>0.57</text:p>
          </table:table-cell>
        </table:table-row>
        <table:table-row table:style-name="ro1">
          <table:table-cell table:formula="of:=+[.A50]+1" office:value-type="float" office:value="48">
            <text:p>48</text:p>
          </table:table-cell>
          <table:table-cell table:formula="of:=+[.A51]*3.14159265/180" office:value-type="float" office:value="0.83775804">
            <text:p>0.84</text:p>
          </table:table-cell>
          <table:table-cell table:formula="of:=COS([.B51])-[.$B$1]" office:value-type="float" office:value="0.0691306070702544">
            <text:p>0.07</text:p>
          </table:table-cell>
          <table:table-cell table:formula="of:=1-[.$B$1]*COS([.B51])" office:value-type="float" office:value="0.598521635757847">
            <text:p>0.60</text:p>
          </table:table-cell>
          <table:table-cell table:formula="of:=+[.C51]/[.D51]" office:value-type="float" office:value="0.115502269158109">
            <text:p>0.12</text:p>
          </table:table-cell>
          <table:table-cell table:formula="of:=ACOS([.E51])" office:value-type="float" office:value="1.45503568858362">
            <text:p>1.46</text:p>
          </table:table-cell>
          <table:table-cell table:style-name="ce3" table:formula="of:=+[.F51]*180/3.14159" office:value-type="float" office:value="83.3674744142463">
            <text:p>83.3675</text:p>
          </table:table-cell>
          <table:table-cell table:style-name="ce1" table:formula="of:=COS([.B51])+[.$B$1]" office:value-type="float" office:value="1.26913060707025">
            <text:p>1.27</text:p>
          </table:table-cell>
          <table:table-cell table:style-name="ce1" table:formula="of:=1+[.$B$1]*COS([.B51])" office:value-type="float" office:value="1.40147836424215">
            <text:p>1.40</text:p>
          </table:table-cell>
          <table:table-cell table:formula="of:=+[.H51]/[.I51]" office:value-type="float" office:value="0.905565608040289">
            <text:p>0.91</text:p>
          </table:table-cell>
          <table:table-cell table:formula="of:=ACOS([.J51])" office:value-type="float" office:value="0.438085164526796">
            <text:p>0.44</text:p>
          </table:table-cell>
          <table:table-cell table:style-name="ce3" table:formula="of:=+[.K51]*180/3.14159" office:value-type="float" office:value="25.1004521961247">
            <text:p>25.1005</text:p>
          </table:table-cell>
          <table:table-cell table:formula="of:=+[.L51]-[.L50]" office:value-type="float" office:value="0.569255536027573">
            <text:p>0.57</text:p>
          </table:table-cell>
          <table:table-cell table:formula="of:=+[.A51]-[.A50]" office:value-type="float" office:value="1">
            <text:p>1</text:p>
          </table:table-cell>
          <table:table-cell table:formula="of:=+[.M51]/[.N51]" office:value-type="float" office:value="0.569255536027573">
            <text:p>0.57</text:p>
          </table:table-cell>
        </table:table-row>
        <table:table-row table:style-name="ro1">
          <table:table-cell table:formula="of:=+[.A51]+1" office:value-type="float" office:value="49">
            <text:p>49</text:p>
          </table:table-cell>
          <table:table-cell table:formula="of:=+[.A52]*3.14159265/180" office:value-type="float" office:value="0.8552113325">
            <text:p>0.86</text:p>
          </table:table-cell>
          <table:table-cell table:formula="of:=COS([.B52])-[.$B$1]" office:value-type="float" office:value="0.0560590297280255">
            <text:p>0.06</text:p>
          </table:table-cell>
          <table:table-cell table:formula="of:=1-[.$B$1]*COS([.B52])" office:value-type="float" office:value="0.606364582163185">
            <text:p>0.61</text:p>
          </table:table-cell>
          <table:table-cell table:formula="of:=+[.C52]/[.D52]" office:value-type="float" office:value="0.092451029260378">
            <text:p>0.09</text:p>
          </table:table-cell>
          <table:table-cell table:formula="of:=ACOS([.E52])" office:value-type="float" office:value="1.47821308893289">
            <text:p>1.48</text:p>
          </table:table-cell>
          <table:table-cell table:style-name="ce3" table:formula="of:=+[.F52]*180/3.14159" office:value-type="float" office:value="84.6954427560311">
            <text:p>84.6954</text:p>
          </table:table-cell>
          <table:table-cell table:style-name="ce1" table:formula="of:=COS([.B52])+[.$B$1]" office:value-type="float" office:value="1.25605902972803">
            <text:p>1.26</text:p>
          </table:table-cell>
          <table:table-cell table:style-name="ce1" table:formula="of:=1+[.$B$1]*COS([.B52])" office:value-type="float" office:value="1.39363541783682">
            <text:p>1.39</text:p>
          </table:table-cell>
          <table:table-cell table:formula="of:=+[.H52]/[.I52]" office:value-type="float" office:value="0.901282368151683">
            <text:p>0.9</text:p>
          </table:table-cell>
          <table:table-cell table:formula="of:=ACOS([.J52])" office:value-type="float" office:value="0.44807586322827">
            <text:p>0.45</text:p>
          </table:table-cell>
          <table:table-cell table:style-name="ce3" table:formula="of:=+[.K52]*180/3.14159" office:value-type="float" office:value="25.672877549613">
            <text:p>25.6729</text:p>
          </table:table-cell>
          <table:table-cell table:formula="of:=+[.L52]-[.L51]" office:value-type="float" office:value="0.572425353488306">
            <text:p>0.57</text:p>
          </table:table-cell>
          <table:table-cell table:formula="of:=+[.A52]-[.A51]" office:value-type="float" office:value="1">
            <text:p>1</text:p>
          </table:table-cell>
          <table:table-cell table:formula="of:=+[.M52]/[.N52]" office:value-type="float" office:value="0.572425353488306">
            <text:p>0.57</text:p>
          </table:table-cell>
        </table:table-row>
        <table:table-row table:style-name="ro1">
          <table:table-cell table:formula="of:=+[.A52]+1" office:value-type="float" office:value="50">
            <text:p>50</text:p>
          </table:table-cell>
          <table:table-cell table:formula="of:=+[.A53]*3.14159265/180" office:value-type="float" office:value="0.872664625">
            <text:p>0.87</text:p>
          </table:table-cell>
          <table:table-cell table:formula="of:=COS([.B53])-[.$B$1]" office:value-type="float" office:value="0.0427876104504118">
            <text:p>0.04</text:p>
          </table:table-cell>
          <table:table-cell table:formula="of:=1-[.$B$1]*COS([.B53])" office:value-type="float" office:value="0.614327433729753">
            <text:p>0.61</text:p>
          </table:table-cell>
          <table:table-cell table:formula="of:=+[.C53]/[.D53]" office:value-type="float" office:value="0.0696495192972847">
            <text:p>0.07</text:p>
          </table:table-cell>
          <table:table-cell table:formula="of:=ACOS([.E53])" office:value-type="float" office:value="1.50109037193212">
            <text:p>1.5</text:p>
          </table:table-cell>
          <table:table-cell table:style-name="ce3" table:formula="of:=+[.F53]*180/3.14159" office:value-type="float" office:value="86.006215625776">
            <text:p>86.0062</text:p>
          </table:table-cell>
          <table:table-cell table:style-name="ce1" table:formula="of:=COS([.B53])+[.$B$1]" office:value-type="float" office:value="1.24278761045041">
            <text:p>1.24</text:p>
          </table:table-cell>
          <table:table-cell table:style-name="ce1" table:formula="of:=1+[.$B$1]*COS([.B53])" office:value-type="float" office:value="1.38567256627025">
            <text:p>1.39</text:p>
          </table:table-cell>
          <table:table-cell table:formula="of:=+[.H53]/[.I53]" office:value-type="float" office:value="0.896884040791518">
            <text:p>0.9</text:p>
          </table:table-cell>
          <table:table-cell table:formula="of:=ACOS([.J53])" office:value-type="float" office:value="0.458123380738801">
            <text:p>0.46</text:p>
          </table:table-cell>
          <table:table-cell table:style-name="ce3" table:formula="of:=+[.K53]*180/3.14159" office:value-type="float" office:value="26.248558383807">
            <text:p>26.2486</text:p>
          </table:table-cell>
          <table:table-cell table:formula="of:=+[.L53]-[.L52]" office:value-type="float" office:value="0.575680834194021">
            <text:p>0.58</text:p>
          </table:table-cell>
          <table:table-cell table:formula="of:=+[.A53]-[.A52]" office:value-type="float" office:value="1">
            <text:p>1</text:p>
          </table:table-cell>
          <table:table-cell table:formula="of:=+[.M53]/[.N53]" office:value-type="float" office:value="0.575680834194021">
            <text:p>0.58</text:p>
          </table:table-cell>
        </table:table-row>
        <table:table-row table:style-name="ro1">
          <table:table-cell table:formula="of:=+[.A53]+1" office:value-type="float" office:value="51">
            <text:p>51</text:p>
          </table:table-cell>
          <table:table-cell table:formula="of:=+[.A54]*3.14159265/180" office:value-type="float" office:value="0.8901179175">
            <text:p>0.89</text:p>
          </table:table-cell>
          <table:table-cell table:formula="of:=COS([.B54])-[.$B$1]" office:value-type="float" office:value="0.0293203918402788">
            <text:p>0.03</text:p>
          </table:table-cell>
          <table:table-cell table:formula="of:=1-[.$B$1]*COS([.B54])" office:value-type="float" office:value="0.622407764895833">
            <text:p>0.62</text:p>
          </table:table-cell>
          <table:table-cell table:formula="of:=+[.C54]/[.D54]" office:value-type="float" office:value="0.0471080110081627">
            <text:p>0.05</text:p>
          </table:table-cell>
          <table:table-cell table:formula="of:=ACOS([.E54])" office:value-type="float" office:value="1.52367087495842">
            <text:p>1.52</text:p>
          </table:table-cell>
          <table:table-cell table:style-name="ce3" table:formula="of:=+[.F54]*180/3.14159" office:value-type="float" office:value="87.299984241265">
            <text:p>87.3000</text:p>
          </table:table-cell>
          <table:table-cell table:style-name="ce1" table:formula="of:=COS([.B54])+[.$B$1]" office:value-type="float" office:value="1.22932039184028">
            <text:p>1.23</text:p>
          </table:table-cell>
          <table:table-cell table:style-name="ce1" table:formula="of:=1+[.$B$1]*COS([.B54])" office:value-type="float" office:value="1.37759223510417">
            <text:p>1.38</text:p>
          </table:table-cell>
          <table:table-cell table:formula="of:=+[.H54]/[.I54]" office:value-type="float" office:value="0.892368845086676">
            <text:p>0.89</text:p>
          </table:table-cell>
          <table:table-cell table:formula="of:=ACOS([.J54])" office:value-type="float" office:value="0.468229235151583">
            <text:p>0.47</text:p>
          </table:table-cell>
          <table:table-cell table:style-name="ce3" table:formula="of:=+[.K54]*180/3.14159" office:value-type="float" office:value="26.8275816791131">
            <text:p>26.8276</text:p>
          </table:table-cell>
          <table:table-cell table:formula="of:=+[.L54]-[.L53]" office:value-type="float" office:value="0.579023295306083">
            <text:p>0.58</text:p>
          </table:table-cell>
          <table:table-cell table:formula="of:=+[.A54]-[.A53]" office:value-type="float" office:value="1">
            <text:p>1</text:p>
          </table:table-cell>
          <table:table-cell table:formula="of:=+[.M54]/[.N54]" office:value-type="float" office:value="0.579023295306083">
            <text:p>0.58</text:p>
          </table:table-cell>
        </table:table-row>
        <table:table-row table:style-name="ro1">
          <table:table-cell table:formula="of:=+[.A54]+1" office:value-type="float" office:value="52">
            <text:p>52</text:p>
          </table:table-cell>
          <table:table-cell table:formula="of:=+[.A55]*3.14159265/180" office:value-type="float" office:value="0.90757121">
            <text:p>0.91</text:p>
          </table:table-cell>
          <table:table-cell table:formula="of:=COS([.B55])-[.$B$1]" office:value-type="float" office:value="0.0156614761428657">
            <text:p>0.02</text:p>
          </table:table-cell>
          <table:table-cell table:formula="of:=1-[.$B$1]*COS([.B55])" office:value-type="float" office:value="0.630603114314281">
            <text:p>0.63</text:p>
          </table:table-cell>
          <table:table-cell table:formula="of:=+[.C55]/[.D55]" office:value-type="float" office:value="0.0248357101120505">
            <text:p>0.02</text:p>
          </table:table-cell>
          <table:table-cell table:formula="of:=ACOS([.E55])" office:value-type="float" office:value="1.54595806281119">
            <text:p>1.55</text:p>
          </table:table-cell>
          <table:table-cell table:style-name="ce3" table:formula="of:=+[.F55]*180/3.14159" office:value-type="float" office:value="88.5769471210482">
            <text:p>88.5769</text:p>
          </table:table-cell>
          <table:table-cell table:style-name="ce1" table:formula="of:=COS([.B55])+[.$B$1]" office:value-type="float" office:value="1.21566147614287">
            <text:p>1.22</text:p>
          </table:table-cell>
          <table:table-cell table:style-name="ce1" table:formula="of:=1+[.$B$1]*COS([.B55])" office:value-type="float" office:value="1.36939688568572">
            <text:p>1.37</text:p>
          </table:table-cell>
          <table:table-cell table:formula="of:=+[.H55]/[.I55]" office:value-type="float" office:value="0.887734950217978">
            <text:p>0.89</text:p>
          </table:table-cell>
          <table:table-cell table:formula="of:=ACOS([.J55])" office:value-type="float" office:value="0.478394968197457">
            <text:p>0.48</text:p>
          </table:table-cell>
          <table:table-cell table:style-name="ce3" table:formula="of:=+[.K55]*180/3.14159" office:value-type="float" office:value="27.4100357702763">
            <text:p>27.4100</text:p>
          </table:table-cell>
          <table:table-cell table:formula="of:=+[.L55]-[.L54]" office:value-type="float" office:value="0.582454091163168">
            <text:p>0.58</text:p>
          </table:table-cell>
          <table:table-cell table:formula="of:=+[.A55]-[.A54]" office:value-type="float" office:value="1">
            <text:p>1</text:p>
          </table:table-cell>
          <table:table-cell table:formula="of:=+[.M55]/[.N55]" office:value-type="float" office:value="0.582454091163168">
            <text:p>0.58</text:p>
          </table:table-cell>
        </table:table-row>
        <table:table-row table:style-name="ro1">
          <table:table-cell table:formula="of:=+[.A55]+1" office:value-type="float" office:value="53">
            <text:p>53</text:p>
          </table:table-cell>
          <table:table-cell table:formula="of:=+[.A56]*3.14159265/180" office:value-type="float" office:value="0.9250245025">
            <text:p>0.93</text:p>
          </table:table-cell>
          <table:table-cell table:formula="of:=COS([.B56])-[.$B$1]" office:value-type="float" office:value="0.00181502399620159">
            <text:p>0.00</text:p>
          </table:table-cell>
          <table:table-cell table:formula="of:=1-[.$B$1]*COS([.B56])" office:value-type="float" office:value="0.638910985602279">
            <text:p>0.64</text:p>
          </table:table-cell>
          <table:table-cell table:formula="of:=+[.C56]/[.D56]" office:value-type="float" office:value="0.00284080887181903">
            <text:p>0</text:p>
          </table:table-cell>
          <table:table-cell table:formula="of:=ACOS([.E56])" office:value-type="float" office:value="1.56795551410208">
            <text:p>1.57</text:p>
          </table:table-cell>
          <table:table-cell table:style-name="ce3" table:formula="of:=+[.F56]*180/3.14159" office:value-type="float" office:value="89.8373093046435">
            <text:p>89.8373</text:p>
          </table:table-cell>
          <table:table-cell table:style-name="ce1" table:formula="of:=COS([.B56])+[.$B$1]" office:value-type="float" office:value="1.2018150239962">
            <text:p>1.20</text:p>
          </table:table-cell>
          <table:table-cell table:style-name="ce1" table:formula="of:=1+[.$B$1]*COS([.B56])" office:value-type="float" office:value="1.36108901439772">
            <text:p>1.36</text:p>
          </table:table-cell>
          <table:table-cell table:formula="of:=+[.H56]/[.I56]" office:value-type="float" office:value="0.882980474666458">
            <text:p>0.88</text:p>
          </table:table-cell>
          <table:table-cell table:formula="of:=ACOS([.J56])" office:value-type="float" office:value="0.48862214590364">
            <text:p>0.49</text:p>
          </table:table-cell>
          <table:table-cell table:style-name="ce3" table:formula="of:=+[.K56]*180/3.14159" office:value-type="float" office:value="27.9960103841224">
            <text:p>27.9960</text:p>
          </table:table-cell>
          <table:table-cell table:formula="of:=+[.L56]-[.L55]" office:value-type="float" office:value="0.585974613846158">
            <text:p>0.59</text:p>
          </table:table-cell>
          <table:table-cell table:formula="of:=+[.A56]-[.A55]" office:value-type="float" office:value="1">
            <text:p>1</text:p>
          </table:table-cell>
          <table:table-cell table:formula="of:=+[.M56]/[.N56]" office:value-type="float" office:value="0.585974613846158">
            <text:p>0.59</text:p>
          </table:table-cell>
        </table:table-row>
        <table:table-row table:style-name="ro1">
          <table:table-cell table:formula="of:=+[.A56]+1" office:value-type="float" office:value="54">
            <text:p>54</text:p>
          </table:table-cell>
          <table:table-cell table:formula="of:=+[.A57]*3.14159265/180" office:value-type="float" office:value="0.942477795">
            <text:p>0.94</text:p>
          </table:table-cell>
          <table:table-cell table:formula="of:=COS([.B57])-[.$B$1]" office:value-type="float" office:value="-0.0122147468362659">
            <text:p>-0.01</text:p>
          </table:table-cell>
          <table:table-cell table:formula="of:=1-[.$B$1]*COS([.B57])" office:value-type="float" office:value="0.647328848101759">
            <text:p>0.65</text:p>
          </table:table-cell>
          <table:table-cell table:formula="of:=+[.C57]/[.D57]" office:value-type="float" office:value="-0.018869461591407">
            <text:p>-0.02</text:p>
          </table:table-cell>
          <table:table-cell table:formula="of:=ACOS([.E57])" office:value-type="float" office:value="1.58966690833175">
            <text:p>1.59</text:p>
          </table:table-cell>
          <table:table-cell table:style-name="ce3" table:formula="of:=+[.F57]*180/3.14159" office:value-type="float" office:value="91.0812816120867">
            <text:p>91.0813</text:p>
          </table:table-cell>
          <table:table-cell table:style-name="ce1" table:formula="of:=COS([.B57])+[.$B$1]" office:value-type="float" office:value="1.18778525316373">
            <text:p>1.19</text:p>
          </table:table-cell>
          <table:table-cell table:style-name="ce1" table:formula="of:=1+[.$B$1]*COS([.B57])" office:value-type="float" office:value="1.35267115189824">
            <text:p>1.35</text:p>
          </table:table-cell>
          <table:table-cell table:formula="of:=+[.H57]/[.I57]" office:value-type="float" office:value="0.878103485460515">
            <text:p>0.88</text:p>
          </table:table-cell>
          <table:table-cell table:formula="of:=ACOS([.J57])" office:value-type="float" office:value="0.498912359262312">
            <text:p>0.5</text:p>
          </table:table-cell>
          <table:table-cell table:style-name="ce3" table:formula="of:=+[.K57]*180/3.14159" office:value-type="float" office:value="28.5855966778657">
            <text:p>28.5856</text:p>
          </table:table-cell>
          <table:table-cell table:formula="of:=+[.L57]-[.L56]" office:value-type="float" office:value="0.589586293743274">
            <text:p>0.59</text:p>
          </table:table-cell>
          <table:table-cell table:formula="of:=+[.A57]-[.A56]" office:value-type="float" office:value="1">
            <text:p>1</text:p>
          </table:table-cell>
          <table:table-cell table:formula="of:=+[.M57]/[.N57]" office:value-type="float" office:value="0.589586293743274">
            <text:p>0.59</text:p>
          </table:table-cell>
        </table:table-row>
        <table:table-row table:style-name="ro1">
          <table:table-cell table:formula="of:=+[.A57]+1" office:value-type="float" office:value="55">
            <text:p>55</text:p>
          </table:table-cell>
          <table:table-cell table:formula="of:=+[.A58]*3.14159265/180" office:value-type="float" office:value="0.9599310875">
            <text:p>0.96</text:p>
          </table:table-cell>
          <table:table-cell table:formula="of:=COS([.B58])-[.$B$1]" office:value-type="float" office:value="-0.0264235627504414">
            <text:p>-0.03</text:p>
          </table:table-cell>
          <table:table-cell table:formula="of:=1-[.$B$1]*COS([.B58])" office:value-type="float" office:value="0.655854137650265">
            <text:p>0.66</text:p>
          </table:table-cell>
          <table:table-cell table:formula="of:=+[.C58]/[.D58]" office:value-type="float" office:value="-0.0402887795220892">
            <text:p>-0.04</text:p>
          </table:table-cell>
          <table:table-cell table:formula="of:=ACOS([.E58])" office:value-type="float" office:value="1.61109601364812">
            <text:p>1.61</text:p>
          </table:table-cell>
          <table:table-cell table:style-name="ce3" table:formula="of:=+[.F58]*180/3.14159" office:value-type="float" office:value="92.3090799425326">
            <text:p>92.3091</text:p>
          </table:table-cell>
          <table:table-cell table:style-name="ce1" table:formula="of:=COS([.B58])+[.$B$1]" office:value-type="float" office:value="1.17357643724956">
            <text:p>1.17</text:p>
          </table:table-cell>
          <table:table-cell table:style-name="ce1" table:formula="of:=1+[.$B$1]*COS([.B58])" office:value-type="float" office:value="1.34414586234974">
            <text:p>1.34</text:p>
          </table:table-cell>
          <table:table-cell table:formula="of:=+[.H58]/[.I58]" office:value-type="float" office:value="0.873101997426083">
            <text:p>0.87</text:p>
          </table:table-cell>
          <table:table-cell table:formula="of:=ACOS([.J58])" office:value-type="float" office:value="0.509267224909039">
            <text:p>0.51</text:p>
          </table:table-cell>
          <table:table-cell table:style-name="ce3" table:formula="of:=+[.K58]*180/3.14159" office:value-type="float" office:value="29.1788872779793">
            <text:p>29.1789</text:p>
          </table:table-cell>
          <table:table-cell table:formula="of:=+[.L58]-[.L57]" office:value-type="float" office:value="0.593290600113601">
            <text:p>0.59</text:p>
          </table:table-cell>
          <table:table-cell table:formula="of:=+[.A58]-[.A57]" office:value-type="float" office:value="1">
            <text:p>1</text:p>
          </table:table-cell>
          <table:table-cell table:formula="of:=+[.M58]/[.N58]" office:value-type="float" office:value="0.593290600113601">
            <text:p>0.59</text:p>
          </table:table-cell>
        </table:table-row>
        <table:table-row table:style-name="ro1">
          <table:table-cell table:formula="of:=+[.A58]+1" office:value-type="float" office:value="56">
            <text:p>56</text:p>
          </table:table-cell>
          <table:table-cell table:formula="of:=+[.A59]*3.14159265/180" office:value-type="float" office:value="0.97738438">
            <text:p>0.98</text:p>
          </table:table-cell>
          <table:table-cell table:formula="of:=COS([.B59])-[.$B$1]" office:value-type="float" office:value="-0.0408070956033638">
            <text:p>-0.04</text:p>
          </table:table-cell>
          <table:table-cell table:formula="of:=1-[.$B$1]*COS([.B59])" office:value-type="float" office:value="0.664484257362018">
            <text:p>0.66</text:p>
          </table:table-cell>
          <table:table-cell table:formula="of:=+[.C59]/[.D59]" office:value-type="float" office:value="-0.0614116815428656">
            <text:p>-0.06</text:p>
          </table:table-cell>
          <table:table-cell table:formula="of:=ACOS([.E59])" office:value-type="float" office:value="1.6322466752775">
            <text:p>1.63</text:p>
          </table:table-cell>
          <table:table-cell table:style-name="ce3" table:formula="of:=+[.F59]*180/3.14159" office:value-type="float" office:value="93.5209246114071">
            <text:p>93.5209</text:p>
          </table:table-cell>
          <table:table-cell table:style-name="ce1" table:formula="of:=COS([.B59])+[.$B$1]" office:value-type="float" office:value="1.15919290439664">
            <text:p>1.16</text:p>
          </table:table-cell>
          <table:table-cell table:style-name="ce1" table:formula="of:=1+[.$B$1]*COS([.B59])" office:value-type="float" office:value="1.33551574263798">
            <text:p>1.34</text:p>
          </table:table-cell>
          <table:table-cell table:formula="of:=+[.H59]/[.I59]" office:value-type="float" office:value="0.867973972442239">
            <text:p>0.87</text:p>
          </table:table-cell>
          <table:table-cell table:formula="of:=ACOS([.J59])" office:value-type="float" office:value="0.519688385810984">
            <text:p>0.52</text:p>
          </table:table-cell>
          <table:table-cell table:style-name="ce3" table:formula="of:=+[.K59]*180/3.14159" office:value-type="float" office:value="29.775976319627">
            <text:p>29.7760</text:p>
          </table:table-cell>
          <table:table-cell table:formula="of:=+[.L59]-[.L58]" office:value-type="float" office:value="0.597089041647735">
            <text:p>0.6</text:p>
          </table:table-cell>
          <table:table-cell table:formula="of:=+[.A59]-[.A58]" office:value-type="float" office:value="1">
            <text:p>1</text:p>
          </table:table-cell>
          <table:table-cell table:formula="of:=+[.M59]/[.N59]" office:value-type="float" office:value="0.597089041647735">
            <text:p>0.6</text:p>
          </table:table-cell>
        </table:table-row>
        <table:table-row table:style-name="ro1">
          <table:table-cell table:formula="of:=+[.A59]+1" office:value-type="float" office:value="57">
            <text:p>57</text:p>
          </table:table-cell>
          <table:table-cell table:formula="of:=+[.A60]*3.14159265/180" office:value-type="float" office:value="0.9948376725">
            <text:p>0.99</text:p>
          </table:table-cell>
          <table:table-cell table:formula="of:=COS([.B60])-[.$B$1]" office:value-type="float" office:value="-0.0553609640315994">
            <text:p>-0.06</text:p>
          </table:table-cell>
          <table:table-cell table:formula="of:=1-[.$B$1]*COS([.B60])" office:value-type="float" office:value="0.67321657841896">
            <text:p>0.67</text:p>
          </table:table-cell>
          <table:table-cell table:formula="of:=+[.C60]/[.D60]" office:value-type="float" office:value="-0.082233512670787">
            <text:p>-0.08</text:p>
          </table:table-cell>
          <table:table-cell table:formula="of:=ACOS([.E60])" office:value-type="float" office:value="1.65312280461684">
            <text:p>1.65</text:p>
          </table:table-cell>
          <table:table-cell table:style-name="ce3" table:formula="of:=+[.F60]*180/3.14159" office:value-type="float" office:value="94.7170397254353">
            <text:p>94.7170</text:p>
          </table:table-cell>
          <table:table-cell table:style-name="ce1" table:formula="of:=COS([.B60])+[.$B$1]" office:value-type="float" office:value="1.1446390359684">
            <text:p>1.14</text:p>
          </table:table-cell>
          <table:table-cell table:style-name="ce1" table:formula="of:=1+[.$B$1]*COS([.B60])" office:value-type="float" office:value="1.32678342158104">
            <text:p>1.33</text:p>
          </table:table-cell>
          <table:table-cell table:formula="of:=+[.H60]/[.I60]" office:value-type="float" office:value="0.862717318704819">
            <text:p>0.86</text:p>
          </table:table-cell>
          <table:table-cell table:formula="of:=ACOS([.J60])" office:value-type="float" office:value="0.530177511964808">
            <text:p>0.53</text:p>
          </table:table-cell>
          <table:table-cell table:style-name="ce3" table:formula="of:=+[.K60]*180/3.14159" office:value-type="float" office:value="30.3769594866502">
            <text:p>30.3770</text:p>
          </table:table-cell>
          <table:table-cell table:formula="of:=+[.L60]-[.L59]" office:value-type="float" office:value="0.60098316702318">
            <text:p>0.6</text:p>
          </table:table-cell>
          <table:table-cell table:formula="of:=+[.A60]-[.A59]" office:value-type="float" office:value="1">
            <text:p>1</text:p>
          </table:table-cell>
          <table:table-cell table:formula="of:=+[.M60]/[.N60]" office:value-type="float" office:value="0.60098316702318">
            <text:p>0.6</text:p>
          </table:table-cell>
        </table:table-row>
        <table:table-row table:style-name="ro1">
          <table:table-cell table:formula="of:=+[.A60]+1" office:value-type="float" office:value="58">
            <text:p>58</text:p>
          </table:table-cell>
          <table:table-cell table:formula="of:=+[.A61]*3.14159265/180" office:value-type="float" office:value="1.012290965">
            <text:p>1.01</text:p>
          </table:table-cell>
          <table:table-cell table:formula="of:=COS([.B61])-[.$B$1]" office:value-type="float" office:value="-0.0700807347858485">
            <text:p>-0.07</text:p>
          </table:table-cell>
          <table:table-cell table:formula="of:=1-[.$B$1]*COS([.B61])" office:value-type="float" office:value="0.682048440871509">
            <text:p>0.68</text:p>
          </table:table-cell>
          <table:table-cell table:formula="of:=+[.C61]/[.D61]" office:value-type="float" office:value="-0.102750377519082">
            <text:p>-0.1</text:p>
          </table:table-cell>
          <table:table-cell table:formula="of:=ACOS([.E61])" office:value-type="float" office:value="1.67372836897255">
            <text:p>1.67</text:p>
          </table:table-cell>
          <table:table-cell table:style-name="ce3" table:formula="of:=+[.F61]*180/3.14159" office:value-type="float" office:value="95.8976525947242">
            <text:p>95.8977</text:p>
          </table:table-cell>
          <table:table-cell table:style-name="ce1" table:formula="of:=COS([.B61])+[.$B$1]" office:value-type="float" office:value="1.12991926521415">
            <text:p>1.13</text:p>
          </table:table-cell>
          <table:table-cell table:style-name="ce1" table:formula="of:=1+[.$B$1]*COS([.B61])" office:value-type="float" office:value="1.31795155912849">
            <text:p>1.32</text:p>
          </table:table-cell>
          <table:table-cell table:formula="of:=+[.H61]/[.I61]" office:value-type="float" office:value="0.857329890000906">
            <text:p>0.86</text:p>
          </table:table-cell>
          <table:table-cell table:formula="of:=ACOS([.J61])" office:value-type="float" office:value="0.540736301104145">
            <text:p>0.54</text:p>
          </table:table-cell>
          <table:table-cell table:style-name="ce3" table:formula="of:=+[.K61]*180/3.14159" office:value-type="float" office:value="30.981934052103">
            <text:p>30.9819</text:p>
          </table:table-cell>
          <table:table-cell table:formula="of:=+[.L61]-[.L60]" office:value-type="float" office:value="0.604974565452753">
            <text:p>0.6</text:p>
          </table:table-cell>
          <table:table-cell table:formula="of:=+[.A61]-[.A60]" office:value-type="float" office:value="1">
            <text:p>1</text:p>
          </table:table-cell>
          <table:table-cell table:formula="of:=+[.M61]/[.N61]" office:value-type="float" office:value="0.604974565452753">
            <text:p>0.6</text:p>
          </table:table-cell>
        </table:table-row>
        <table:table-row table:style-name="ro1">
          <table:table-cell table:formula="of:=+[.A61]+1" office:value-type="float" office:value="59">
            <text:p>59</text:p>
          </table:table-cell>
          <table:table-cell table:formula="of:=+[.A62]*3.14159265/180" office:value-type="float" office:value="1.0297442575">
            <text:p>1.03</text:p>
          </table:table-cell>
          <table:table-cell table:formula="of:=COS([.B62])-[.$B$1]" office:value-type="float" office:value="-0.0849619240813562">
            <text:p>-0.08</text:p>
          </table:table-cell>
          <table:table-cell table:formula="of:=1-[.$B$1]*COS([.B62])" office:value-type="float" office:value="0.690977154448814">
            <text:p>0.69</text:p>
          </table:table-cell>
          <table:table-cell table:formula="of:=+[.C62]/[.D62]" office:value-type="float" office:value="-0.122959092835898">
            <text:p>-0.12</text:p>
          </table:table-cell>
          <table:table-cell table:formula="of:=ACOS([.E62])" office:value-type="float" office:value="1.69406738192968">
            <text:p>1.69</text:p>
          </table:table-cell>
          <table:table-cell table:style-name="ce3" table:formula="of:=+[.F62]*180/3.14159" office:value-type="float" office:value="97.0629931809506">
            <text:p>97.0630</text:p>
          </table:table-cell>
          <table:table-cell table:style-name="ce1" table:formula="of:=COS([.B62])+[.$B$1]" office:value-type="float" office:value="1.11503807591864">
            <text:p>1.12</text:p>
          </table:table-cell>
          <table:table-cell table:style-name="ce1" table:formula="of:=1+[.$B$1]*COS([.B62])" office:value-type="float" office:value="1.30902284555119">
            <text:p>1.31</text:p>
          </table:table-cell>
          <table:table-cell table:formula="of:=+[.H62]/[.I62]" office:value-type="float" office:value="0.851809484997291">
            <text:p>0.85</text:p>
          </table:table-cell>
          <table:table-cell table:formula="of:=ACOS([.J62])" office:value-type="float" office:value="0.551366479416485">
            <text:p>0.55</text:p>
          </table:table-cell>
          <table:table-cell table:style-name="ce3" table:formula="of:=+[.K62]*180/3.14159" office:value-type="float" office:value="31.5909989193266">
            <text:p>31.5910</text:p>
          </table:table-cell>
          <table:table-cell table:formula="of:=+[.L62]-[.L61]" office:value-type="float" office:value="0.609064867223669">
            <text:p>0.61</text:p>
          </table:table-cell>
          <table:table-cell table:formula="of:=+[.A62]-[.A61]" office:value-type="float" office:value="1">
            <text:p>1</text:p>
          </table:table-cell>
          <table:table-cell table:formula="of:=+[.M62]/[.N62]" office:value-type="float" office:value="0.609064867223669">
            <text:p>0.61</text:p>
          </table:table-cell>
        </table:table-row>
        <table:table-row table:style-name="ro1">
          <table:table-cell table:formula="of:=+[.A62]+1" office:value-type="float" office:value="60">
            <text:p>60</text:p>
          </table:table-cell>
          <table:table-cell table:formula="of:=+[.A63]*3.14159265/180" office:value-type="float" office:value="1.04719755">
            <text:p>1.05</text:p>
          </table:table-cell>
          <table:table-cell table:formula="of:=COS([.B63])-[.$B$1]" office:value-type="float" office:value="-0.0999999989637161">
            <text:p>-0.10</text:p>
          </table:table-cell>
          <table:table-cell table:formula="of:=1-[.$B$1]*COS([.B63])" office:value-type="float" office:value="0.69999999937823">
            <text:p>0.70</text:p>
          </table:table-cell>
          <table:table-cell table:formula="of:=+[.C63]/[.D63]" office:value-type="float" office:value="-0.142857141503629">
            <text:p>-0.14</text:p>
          </table:table-cell>
          <table:table-cell table:formula="of:=ACOS([.E63])" office:value-type="float" office:value="1.71414389433272">
            <text:p>1.71</text:p>
          </table:table-cell>
          <table:table-cell table:style-name="ce3" table:formula="of:=+[.F63]*180/3.14159" office:value-type="float" office:value="98.2132935806041">
            <text:p>98.2133</text:p>
          </table:table-cell>
          <table:table-cell table:style-name="ce1" table:formula="of:=COS([.B63])+[.$B$1]" office:value-type="float" office:value="1.10000000103628">
            <text:p>1.10</text:p>
          </table:table-cell>
          <table:table-cell table:style-name="ce1" table:formula="of:=1+[.$B$1]*COS([.B63])" office:value-type="float" office:value="1.30000000062177">
            <text:p>1.30</text:p>
          </table:table-cell>
          <table:table-cell table:formula="of:=+[.H63]/[.I63]" office:value-type="float" office:value="0.846153846546285">
            <text:p>0.85</text:p>
          </table:table-cell>
          <table:table-cell table:formula="of:=ACOS([.J63])" office:value-type="float" office:value="0.562069802269259">
            <text:p>0.56</text:p>
          </table:table-cell>
          <table:table-cell table:style-name="ce3" table:formula="of:=+[.K63]*180/3.14159" office:value-type="float" office:value="32.2042546635515">
            <text:p>32.2043</text:p>
          </table:table-cell>
          <table:table-cell table:formula="of:=+[.L63]-[.L62]" office:value-type="float" office:value="0.613255744224855">
            <text:p>0.61</text:p>
          </table:table-cell>
          <table:table-cell table:formula="of:=+[.A63]-[.A62]" office:value-type="float" office:value="1">
            <text:p>1</text:p>
          </table:table-cell>
          <table:table-cell table:formula="of:=+[.M63]/[.N63]" office:value-type="float" office:value="0.613255744224855">
            <text:p>0.61</text:p>
          </table:table-cell>
        </table:table-row>
        <table:table-row table:style-name="ro1">
          <table:table-cell table:formula="of:=+[.A63]+1" office:value-type="float" office:value="61">
            <text:p>61</text:p>
          </table:table-cell>
          <table:table-cell table:formula="of:=+[.A64]*3.14159265/180" office:value-type="float" office:value="1.0646508425">
            <text:p>1.06</text:p>
          </table:table-cell>
          <table:table-cell table:formula="of:=COS([.B64])-[.$B$1]" office:value-type="float" office:value="-0.115190378689652">
            <text:p>-0.12</text:p>
          </table:table-cell>
          <table:table-cell table:formula="of:=1-[.$B$1]*COS([.B64])" office:value-type="float" office:value="0.709114227213791">
            <text:p>0.71</text:p>
          </table:table-cell>
          <table:table-cell table:formula="of:=+[.C64]/[.D64]" office:value-type="float" office:value="-0.1624426280971">
            <text:p>-0.16</text:p>
          </table:table-cell>
          <table:table-cell table:formula="of:=ACOS([.E64])" office:value-type="float" office:value="1.73396198585861">
            <text:p>1.73</text:p>
          </table:table-cell>
          <table:table-cell table:style-name="ce3" table:formula="of:=+[.F64]*180/3.14159" office:value-type="float" office:value="99.3487875421521">
            <text:p>99.3488</text:p>
          </table:table-cell>
          <table:table-cell table:style-name="ce1" table:formula="of:=COS([.B64])+[.$B$1]" office:value-type="float" office:value="1.08480962131035">
            <text:p>1.08</text:p>
          </table:table-cell>
          <table:table-cell table:style-name="ce1" table:formula="of:=1+[.$B$1]*COS([.B64])" office:value-type="float" office:value="1.29088577278621">
            <text:p>1.29</text:p>
          </table:table-cell>
          <table:table-cell table:formula="of:=+[.H64]/[.I64]" office:value-type="float" office:value="0.840360661012575">
            <text:p>0.84</text:p>
          </table:table-cell>
          <table:table-cell table:formula="of:=ACOS([.J64])" office:value-type="float" office:value="0.572848054944883">
            <text:p>0.57</text:p>
          </table:table-cell>
          <table:table-cell table:style-name="ce3" table:formula="of:=+[.K64]*180/3.14159" office:value-type="float" office:value="32.8218035740115">
            <text:p>32.8218</text:p>
          </table:table-cell>
          <table:table-cell table:formula="of:=+[.L64]-[.L63]" office:value-type="float" office:value="0.617548910460059">
            <text:p>0.62</text:p>
          </table:table-cell>
          <table:table-cell table:formula="of:=+[.A64]-[.A63]" office:value-type="float" office:value="1">
            <text:p>1</text:p>
          </table:table-cell>
          <table:table-cell table:formula="of:=+[.M64]/[.N64]" office:value-type="float" office:value="0.617548910460059">
            <text:p>0.62</text:p>
          </table:table-cell>
        </table:table-row>
        <table:table-row table:style-name="ro1">
          <table:table-cell table:formula="of:=+[.A64]+1" office:value-type="float" office:value="62">
            <text:p>62</text:p>
          </table:table-cell>
          <table:table-cell table:formula="of:=+[.A65]*3.14159265/180" office:value-type="float" office:value="1.082104135">
            <text:p>1.08</text:p>
          </table:table-cell>
          <table:table-cell table:formula="of:=COS([.B65])-[.$B$1]" office:value-type="float" office:value="-0.130528436122358">
            <text:p>-0.13</text:p>
          </table:table-cell>
          <table:table-cell table:formula="of:=1-[.$B$1]*COS([.B65])" office:value-type="float" office:value="0.718317061673415">
            <text:p>0.72</text:p>
          </table:table-cell>
          <table:table-cell table:formula="of:=+[.C65]/[.D65]" office:value-type="float" office:value="-0.181714236076024">
            <text:p>-0.18</text:p>
          </table:table-cell>
          <table:table-cell table:formula="of:=ACOS([.E65])" office:value-type="float" office:value="1.75352575716075">
            <text:p>1.75</text:p>
          </table:table-cell>
          <table:table-cell table:style-name="ce3" table:formula="of:=+[.F65]*180/3.14159" office:value-type="float" office:value="100.469710015927">
            <text:p>100.4697</text:p>
          </table:table-cell>
          <table:table-cell table:style-name="ce1" table:formula="of:=COS([.B65])+[.$B$1]" office:value-type="float" office:value="1.06947156387764">
            <text:p>1.07</text:p>
          </table:table-cell>
          <table:table-cell table:style-name="ce1" table:formula="of:=1+[.$B$1]*COS([.B65])" office:value-type="float" office:value="1.28168293832659">
            <text:p>1.28</text:p>
          </table:table-cell>
          <table:table-cell table:formula="of:=+[.H65]/[.I65]" office:value-type="float" office:value="0.834427557625122">
            <text:p>0.83</text:p>
          </table:table-cell>
          <table:table-cell table:formula="of:=ACOS([.J65])" office:value-type="float" office:value="0.583703053384447">
            <text:p>0.58</text:p>
          </table:table-cell>
          <table:table-cell table:style-name="ce3" table:formula="of:=+[.K65]*180/3.14159" office:value-type="float" office:value="33.4437496965551">
            <text:p>33.4437</text:p>
          </table:table-cell>
          <table:table-cell table:formula="of:=+[.L65]-[.L64]" office:value-type="float" office:value="0.62194612254352">
            <text:p>0.62</text:p>
          </table:table-cell>
          <table:table-cell table:formula="of:=+[.A65]-[.A64]" office:value-type="float" office:value="1">
            <text:p>1</text:p>
          </table:table-cell>
          <table:table-cell table:formula="of:=+[.M65]/[.N65]" office:value-type="float" office:value="0.62194612254352">
            <text:p>0.62</text:p>
          </table:table-cell>
        </table:table-row>
        <table:table-row table:style-name="ro1">
          <table:table-cell table:formula="of:=+[.A65]+1" office:value-type="float" office:value="63">
            <text:p>63</text:p>
          </table:table-cell>
          <table:table-cell table:formula="of:=+[.A66]*3.14159265/180" office:value-type="float" office:value="1.0995574275">
            <text:p>1.1</text:p>
          </table:table-cell>
          <table:table-cell table:formula="of:=COS([.B66])-[.$B$1]" office:value-type="float" office:value="-0.146009499140968">
            <text:p>-0.15</text:p>
          </table:table-cell>
          <table:table-cell table:formula="of:=1-[.$B$1]*COS([.B66])" office:value-type="float" office:value="0.727605699484581">
            <text:p>0.73</text:p>
          </table:table-cell>
          <table:table-cell table:formula="of:=+[.C66]/[.D66]" office:value-type="float" office:value="-0.200671186666622">
            <text:p>-0.2</text:p>
          </table:table-cell>
          <table:table-cell table:formula="of:=ACOS([.E66])" office:value-type="float" office:value="1.77283932256245">
            <text:p>1.77</text:p>
          </table:table-cell>
          <table:table-cell table:style-name="ce3" table:formula="of:=+[.F66]*180/3.14159" office:value-type="float" office:value="101.576296735488">
            <text:p>101.5763</text:p>
          </table:table-cell>
          <table:table-cell table:style-name="ce1" table:formula="of:=COS([.B66])+[.$B$1]" office:value-type="float" office:value="1.05399050085903">
            <text:p>1.05</text:p>
          </table:table-cell>
          <table:table-cell table:style-name="ce1" table:formula="of:=1+[.$B$1]*COS([.B66])" office:value-type="float" office:value="1.27239430051542">
            <text:p>1.27</text:p>
          </table:table-cell>
          <table:table-cell table:formula="of:=+[.H66]/[.I66]" office:value-type="float" office:value="0.828352107858455">
            <text:p>0.83</text:p>
          </table:table-cell>
          <table:table-cell table:formula="of:=ACOS([.J66])" office:value-type="float" office:value="0.594636644939707">
            <text:p>0.59</text:p>
          </table:table-cell>
          <table:table-cell table:style-name="ce3" table:formula="of:=+[.K66]*180/3.14159" office:value-type="float" office:value="34.0701988767303">
            <text:p>34.0702</text:p>
          </table:table-cell>
          <table:table-cell table:formula="of:=+[.L66]-[.L65]" office:value-type="float" office:value="0.626449180175278">
            <text:p>0.63</text:p>
          </table:table-cell>
          <table:table-cell table:formula="of:=+[.A66]-[.A65]" office:value-type="float" office:value="1">
            <text:p>1</text:p>
          </table:table-cell>
          <table:table-cell table:formula="of:=+[.M66]/[.N66]" office:value-type="float" office:value="0.626449180175278">
            <text:p>0.63</text:p>
          </table:table-cell>
        </table:table-row>
        <table:table-row table:style-name="ro1">
          <table:table-cell table:formula="of:=+[.A66]+1" office:value-type="float" office:value="64">
            <text:p>64</text:p>
          </table:table-cell>
          <table:table-cell table:formula="of:=+[.A67]*3.14159265/180" office:value-type="float" office:value="1.11701072">
            <text:p>1.12</text:p>
          </table:table-cell>
          <table:table-cell table:formula="of:=COS([.B67])-[.$B$1]" office:value-type="float" office:value="-0.161628852063728">
            <text:p>-0.16</text:p>
          </table:table-cell>
          <table:table-cell table:formula="of:=1-[.$B$1]*COS([.B67])" office:value-type="float" office:value="0.736977311238237">
            <text:p>0.74</text:p>
          </table:table-cell>
          <table:table-cell table:formula="of:=+[.C67]/[.D67]" office:value-type="float" office:value="-0.219313199469013">
            <text:p>-0.22</text:p>
          </table:table-cell>
          <table:table-cell table:formula="of:=ACOS([.E67])" office:value-type="float" office:value="1.79190680327725">
            <text:p>1.79</text:p>
          </table:table-cell>
          <table:table-cell table:style-name="ce3" table:formula="of:=+[.F67]*180/3.14159" office:value-type="float" office:value="102.668783829177">
            <text:p>102.6688</text:p>
          </table:table-cell>
          <table:table-cell table:style-name="ce1" table:formula="of:=COS([.B67])+[.$B$1]" office:value-type="float" office:value="1.03837114793627">
            <text:p>1.04</text:p>
          </table:table-cell>
          <table:table-cell table:style-name="ce1" table:formula="of:=1+[.$B$1]*COS([.B67])" office:value-type="float" office:value="1.26302268876176">
            <text:p>1.26</text:p>
          </table:table-cell>
          <table:table-cell table:formula="of:=+[.H67]/[.I67]" office:value-type="float" office:value="0.822131824848108">
            <text:p>0.82</text:p>
          </table:table-cell>
          <table:table-cell table:formula="of:=ACOS([.J67])" office:value-type="float" office:value="0.605650709132955">
            <text:p>0.61</text:p>
          </table:table-cell>
          <table:table-cell table:style-name="ce3" table:formula="of:=+[.K67]*180/3.14159" office:value-type="float" office:value="34.7012588033231">
            <text:p>34.7013</text:p>
          </table:table-cell>
          <table:table-cell table:formula="of:=+[.L67]-[.L66]" office:value-type="float" office:value="0.631059926592798">
            <text:p>0.63</text:p>
          </table:table-cell>
          <table:table-cell table:formula="of:=+[.A67]-[.A66]" office:value-type="float" office:value="1">
            <text:p>1</text:p>
          </table:table-cell>
          <table:table-cell table:formula="of:=+[.M67]/[.N67]" office:value-type="float" office:value="0.631059926592798">
            <text:p>0.63</text:p>
          </table:table-cell>
        </table:table-row>
        <table:table-row table:style-name="ro1">
          <table:table-cell table:formula="of:=+[.A67]+1" office:value-type="float" office:value="65">
            <text:p>65</text:p>
          </table:table-cell>
          <table:table-cell table:formula="of:=+[.A68]*3.14159265/180" office:value-type="float" office:value="1.1344640125">
            <text:p>1.13</text:p>
          </table:table-cell>
          <table:table-cell table:formula="of:=COS([.B68])-[.$B$1]" office:value-type="float" office:value="-0.177381737084441">
            <text:p>-0.18</text:p>
          </table:table-cell>
          <table:table-cell table:formula="of:=1-[.$B$1]*COS([.B68])" office:value-type="float" office:value="0.746429042250665">
            <text:p>0.75</text:p>
          </table:table-cell>
          <table:table-cell table:formula="of:=+[.C68]/[.D68]" office:value-type="float" office:value="-0.237640454810804">
            <text:p>-0.24</text:p>
          </table:table-cell>
          <table:table-cell table:formula="of:=ACOS([.E68])" office:value-type="float" office:value="1.81073232113355">
            <text:p>1.81</text:p>
          </table:table-cell>
          <table:table-cell table:style-name="ce3" table:formula="of:=+[.F68]*180/3.14159" office:value-type="float" office:value="103.747407460566">
            <text:p>103.7474</text:p>
          </table:table-cell>
          <table:table-cell table:style-name="ce1" table:formula="of:=COS([.B68])+[.$B$1]" office:value-type="float" office:value="1.02261826291556">
            <text:p>1.02</text:p>
          </table:table-cell>
          <table:table-cell table:style-name="ce1" table:formula="of:=1+[.$B$1]*COS([.B68])" office:value-type="float" office:value="1.25357095774934">
            <text:p>1.25</text:p>
          </table:table-cell>
          <table:table-cell table:formula="of:=+[.H68]/[.I68]" office:value-type="float" office:value="0.815764162845293">
            <text:p>0.82</text:p>
          </table:table-cell>
          <table:table-cell table:formula="of:=ACOS([.J68])" office:value-type="float" office:value="0.616747158424286">
            <text:p>0.62</text:p>
          </table:table-cell>
          <table:table-cell table:style-name="ce3" table:formula="of:=+[.K68]*180/3.14159" office:value-type="float" office:value="35.3370390523179">
            <text:p>35.3370</text:p>
          </table:table-cell>
          <table:table-cell table:formula="of:=+[.L68]-[.L67]" office:value-type="float" office:value="0.635780248994791">
            <text:p>0.64</text:p>
          </table:table-cell>
          <table:table-cell table:formula="of:=+[.A68]-[.A67]" office:value-type="float" office:value="1">
            <text:p>1</text:p>
          </table:table-cell>
          <table:table-cell table:formula="of:=+[.M68]/[.N68]" office:value-type="float" office:value="0.635780248994791">
            <text:p>0.64</text:p>
          </table:table-cell>
        </table:table-row>
        <table:table-row table:style-name="ro1">
          <table:table-cell table:formula="of:=+[.A68]+1" office:value-type="float" office:value="66">
            <text:p>66</text:p>
          </table:table-cell>
          <table:table-cell table:formula="of:=+[.A69]*3.14159265/180" office:value-type="float" office:value="1.151917305">
            <text:p>1.15</text:p>
          </table:table-cell>
          <table:table-cell table:formula="of:=COS([.B69])-[.$B$1]" office:value-type="float" office:value="-0.193263355721739">
            <text:p>-0.19</text:p>
          </table:table-cell>
          <table:table-cell table:formula="of:=1-[.$B$1]*COS([.B69])" office:value-type="float" office:value="0.755958013433043">
            <text:p>0.76</text:p>
          </table:table-cell>
          <table:table-cell table:formula="of:=+[.C69]/[.D69]" office:value-type="float" office:value="-0.255653557853126">
            <text:p>-0.26</text:p>
          </table:table-cell>
          <table:table-cell table:formula="of:=ACOS([.E69])" office:value-type="float" office:value="1.82931999278056">
            <text:p>1.83</text:p>
          </table:table-cell>
          <table:table-cell table:style-name="ce3" table:formula="of:=+[.F69]*180/3.14159" office:value-type="float" office:value="104.812403496478">
            <text:p>104.8124</text:p>
          </table:table-cell>
          <table:table-cell table:style-name="ce1" table:formula="of:=COS([.B69])+[.$B$1]" office:value-type="float" office:value="1.00673664427826">
            <text:p>1.01</text:p>
          </table:table-cell>
          <table:table-cell table:style-name="ce1" table:formula="of:=1+[.$B$1]*COS([.B69])" office:value-type="float" office:value="1.24404198656696">
            <text:p>1.24</text:p>
          </table:table-cell>
          <table:table-cell table:formula="of:=+[.H69]/[.I69]" office:value-type="float" office:value="0.809246516716401">
            <text:p>0.81</text:p>
          </table:table-cell>
          <table:table-cell table:formula="of:=ACOS([.J69])" office:value-type="float" office:value="0.627927938985723">
            <text:p>0.63</text:p>
          </table:table-cell>
          <table:table-cell table:style-name="ce3" table:formula="of:=+[.K69]*180/3.14159" office:value-type="float" office:value="35.977651131252">
            <text:p>35.9777</text:p>
          </table:table-cell>
          <table:table-cell table:formula="of:=+[.L69]-[.L68]" office:value-type="float" office:value="0.640612078934119">
            <text:p>0.64</text:p>
          </table:table-cell>
          <table:table-cell table:formula="of:=+[.A69]-[.A68]" office:value-type="float" office:value="1">
            <text:p>1</text:p>
          </table:table-cell>
          <table:table-cell table:formula="of:=+[.M69]/[.N69]" office:value-type="float" office:value="0.640612078934119">
            <text:p>0.64</text:p>
          </table:table-cell>
        </table:table-row>
        <table:table-row table:style-name="ro1">
          <table:table-cell table:formula="of:=+[.A69]+1" office:value-type="float" office:value="67">
            <text:p>67</text:p>
          </table:table-cell>
          <table:table-cell table:formula="of:=+[.A70]*3.14159265/180" office:value-type="float" office:value="1.1693705975">
            <text:p>1.17</text:p>
          </table:table-cell>
          <table:table-cell table:formula="of:=COS([.B70])-[.$B$1]" office:value-type="float" office:value="-0.209268870280747">
            <text:p>-0.21</text:p>
          </table:table-cell>
          <table:table-cell table:formula="of:=1-[.$B$1]*COS([.B70])" office:value-type="float" office:value="0.765561322168448">
            <text:p>0.77</text:p>
          </table:table-cell>
          <table:table-cell table:formula="of:=+[.C70]/[.D70]" office:value-type="float" office:value="-0.27335350444298">
            <text:p>-0.27</text:p>
          </table:table-cell>
          <table:table-cell table:formula="of:=ACOS([.E70])" office:value-type="float" office:value="1.8476739243526">
            <text:p>1.85</text:p>
          </table:table-cell>
          <table:table-cell table:style-name="ce3" table:formula="of:=+[.F70]*180/3.14159" office:value-type="float" office:value="105.86400720128">
            <text:p>105.8640</text:p>
          </table:table-cell>
          <table:table-cell table:style-name="ce1" table:formula="of:=COS([.B70])+[.$B$1]" office:value-type="float" office:value="0.990731129719253">
            <text:p>0.99</text:p>
          </table:table-cell>
          <table:table-cell table:style-name="ce1" table:formula="of:=1+[.$B$1]*COS([.B70])" office:value-type="float" office:value="1.23443867783155">
            <text:p>1.23</text:p>
          </table:table-cell>
          <table:table-cell table:formula="of:=+[.H70]/[.I70]" office:value-type="float" office:value="0.802576221493317">
            <text:p>0.8</text:p>
          </table:table-cell>
          <table:table-cell table:formula="of:=ACOS([.J70])" office:value-type="float" office:value="0.639195031481562">
            <text:p>0.64</text:p>
          </table:table-cell>
          <table:table-cell table:style-name="ce3" table:formula="of:=+[.K70]*180/3.14159" office:value-type="float" office:value="36.6232085239261">
            <text:p>36.6232</text:p>
          </table:table-cell>
          <table:table-cell table:formula="of:=+[.L70]-[.L69]" office:value-type="float" office:value="0.645557392674085">
            <text:p>0.65</text:p>
          </table:table-cell>
          <table:table-cell table:formula="of:=+[.A70]-[.A69]" office:value-type="float" office:value="1">
            <text:p>1</text:p>
          </table:table-cell>
          <table:table-cell table:formula="of:=+[.M70]/[.N70]" office:value-type="float" office:value="0.645557392674085">
            <text:p>0.65</text:p>
          </table:table-cell>
        </table:table-row>
        <table:table-row table:style-name="ro1">
          <table:table-cell table:formula="of:=+[.A70]+1" office:value-type="float" office:value="68">
            <text:p>68</text:p>
          </table:table-cell>
          <table:table-cell table:formula="of:=+[.A71]*3.14159265/180" office:value-type="float" office:value="1.18682389">
            <text:p>1.19</text:p>
          </table:table-cell>
          <table:table-cell table:formula="of:=COS([.B71])-[.$B$1]" office:value-type="float" office:value="-0.225393405326693">
            <text:p>-0.23</text:p>
          </table:table-cell>
          <table:table-cell table:formula="of:=1-[.$B$1]*COS([.B71])" office:value-type="float" office:value="0.775236043196016">
            <text:p>0.78</text:p>
          </table:table-cell>
          <table:table-cell table:formula="of:=+[.C71]/[.D71]" office:value-type="float" office:value="-0.290741648695123">
            <text:p>-0.29</text:p>
          </table:table-cell>
          <table:table-cell table:formula="of:=ACOS([.E71])" office:value-type="float" office:value="1.86579820656911">
            <text:p>1.87</text:p>
          </table:table-cell>
          <table:table-cell table:style-name="ce3" table:formula="of:=+[.F71]*180/3.14159" office:value-type="float" office:value="106.902452956127">
            <text:p>106.9025</text:p>
          </table:table-cell>
          <table:table-cell table:style-name="ce1" table:formula="of:=COS([.B71])+[.$B$1]" office:value-type="float" office:value="0.974606594673307">
            <text:p>0.97</text:p>
          </table:table-cell>
          <table:table-cell table:style-name="ce1" table:formula="of:=1+[.$B$1]*COS([.B71])" office:value-type="float" office:value="1.22476395680398">
            <text:p>1.22</text:p>
          </table:table-cell>
          <table:table-cell table:formula="of:=+[.H71]/[.I71]" office:value-type="float" office:value="0.795750551981084">
            <text:p>0.8</text:p>
          </table:table-cell>
          <table:table-cell table:formula="of:=ACOS([.J71])" office:value-type="float" office:value="0.650550451854242">
            <text:p>0.65</text:p>
          </table:table-cell>
          <table:table-cell table:style-name="ce3" table:formula="of:=+[.K71]*180/3.14159" office:value-type="float" office:value="37.2738267354313">
            <text:p>37.2738</text:p>
          </table:table-cell>
          <table:table-cell table:formula="of:=+[.L71]-[.L70]" office:value-type="float" office:value="0.650618211505119">
            <text:p>0.65</text:p>
          </table:table-cell>
          <table:table-cell table:formula="of:=+[.A71]-[.A70]" office:value-type="float" office:value="1">
            <text:p>1</text:p>
          </table:table-cell>
          <table:table-cell table:formula="of:=+[.M71]/[.N71]" office:value-type="float" office:value="0.650618211505119">
            <text:p>0.65</text:p>
          </table:table-cell>
        </table:table-row>
        <table:table-row table:style-name="ro1">
          <table:table-cell table:formula="of:=+[.A71]+1" office:value-type="float" office:value="69">
            <text:p>69</text:p>
          </table:table-cell>
          <table:table-cell table:formula="of:=+[.A72]*3.14159265/180" office:value-type="float" office:value="1.2042771825">
            <text:p>1.2</text:p>
          </table:table-cell>
          <table:table-cell table:formula="of:=COS([.B72])-[.$B$1]" office:value-type="float" office:value="-0.241632049170012">
            <text:p>-0.24</text:p>
          </table:table-cell>
          <table:table-cell table:formula="of:=1-[.$B$1]*COS([.B72])" office:value-type="float" office:value="0.784979229502007">
            <text:p>0.78</text:p>
          </table:table-cell>
          <table:table-cell table:formula="of:=+[.C72]/[.D72]" office:value-type="float" office:value="-0.307819672277576">
            <text:p>-0.31</text:p>
          </table:table-cell>
          <table:table-cell table:formula="of:=ACOS([.E72])" office:value-type="float" office:value="1.88369691024777">
            <text:p>1.88</text:p>
          </table:table-cell>
          <table:table-cell table:style-name="ce3" table:formula="of:=+[.F72]*180/3.14159" office:value-type="float" office:value="107.92797400189">
            <text:p>107.9280</text:p>
          </table:table-cell>
          <table:table-cell table:style-name="ce1" table:formula="of:=COS([.B72])+[.$B$1]" office:value-type="float" office:value="0.958367950829989">
            <text:p>0.96</text:p>
          </table:table-cell>
          <table:table-cell table:style-name="ce1" table:formula="of:=1+[.$B$1]*COS([.B72])" office:value-type="float" office:value="1.21502077049799">
            <text:p>1.22</text:p>
          </table:table-cell>
          <table:table-cell table:formula="of:=+[.H72]/[.I72]" office:value-type="float" office:value="0.788766722429929">
            <text:p>0.79</text:p>
          </table:table-cell>
          <table:table-cell table:formula="of:=ACOS([.J72])" office:value-type="float" office:value="0.661996252114928">
            <text:p>0.66</text:p>
          </table:table-cell>
          <table:table-cell table:style-name="ce3" table:formula="of:=+[.K72]*180/3.14159" office:value-type="float" office:value="37.929623337446">
            <text:p>37.9296</text:p>
          </table:table-cell>
          <table:table-cell table:formula="of:=+[.L72]-[.L71]" office:value-type="float" office:value="0.655796602014746">
            <text:p>0.66</text:p>
          </table:table-cell>
          <table:table-cell table:formula="of:=+[.A72]-[.A71]" office:value-type="float" office:value="1">
            <text:p>1</text:p>
          </table:table-cell>
          <table:table-cell table:formula="of:=+[.M72]/[.N72]" office:value-type="float" office:value="0.655796602014746">
            <text:p>0.66</text:p>
          </table:table-cell>
        </table:table-row>
        <table:table-row table:style-name="ro1">
          <table:table-cell table:formula="of:=+[.A72]+1" office:value-type="float" office:value="70">
            <text:p>70</text:p>
          </table:table-cell>
          <table:table-cell table:formula="of:=+[.A73]*3.14159265/180" office:value-type="float" office:value="1.221730475">
            <text:p>1.22</text:p>
          </table:table-cell>
          <table:table-cell table:formula="of:=COS([.B73])-[.$B$1]" office:value-type="float" office:value="-0.257979855362492">
            <text:p>-0.26</text:p>
          </table:table-cell>
          <table:table-cell table:formula="of:=1-[.$B$1]*COS([.B73])" office:value-type="float" office:value="0.794787913217495">
            <text:p>0.79</text:p>
          </table:table-cell>
          <table:table-cell table:formula="of:=+[.C73]/[.D73]" office:value-type="float" office:value="-0.3245895553672">
            <text:p>-0.32</text:p>
          </table:table-cell>
          <table:table-cell table:formula="of:=ACOS([.E73])" office:value-type="float" office:value="1.90137408220878">
            <text:p>1.9</text:p>
          </table:table-cell>
          <table:table-cell table:style-name="ce3" table:formula="of:=+[.F73]*180/3.14159" office:value-type="float" office:value="108.940802204482">
            <text:p>108.9408</text:p>
          </table:table-cell>
          <table:table-cell table:style-name="ce1" table:formula="of:=COS([.B73])+[.$B$1]" office:value-type="float" office:value="0.942020144637508">
            <text:p>0.94</text:p>
          </table:table-cell>
          <table:table-cell table:style-name="ce1" table:formula="of:=1+[.$B$1]*COS([.B73])" office:value-type="float" office:value="1.20521208678251">
            <text:p>1.21</text:p>
          </table:table-cell>
          <table:table-cell table:formula="of:=+[.H73]/[.I73]" office:value-type="float" office:value="0.781621886279263">
            <text:p>0.78</text:p>
          </table:table-cell>
          <table:table-cell table:formula="of:=ACOS([.J73])" office:value-type="float" office:value="0.673534521137935">
            <text:p>0.67</text:p>
          </table:table-cell>
          <table:table-cell table:style-name="ce3" table:formula="of:=+[.K73]*180/3.14159" office:value-type="float" office:value="38.5907180137536">
            <text:p>38.5907</text:p>
          </table:table-cell>
          <table:table-cell table:formula="of:=+[.L73]-[.L72]" office:value-type="float" office:value="0.661094676307634">
            <text:p>0.66</text:p>
          </table:table-cell>
          <table:table-cell table:formula="of:=+[.A73]-[.A72]" office:value-type="float" office:value="1">
            <text:p>1</text:p>
          </table:table-cell>
          <table:table-cell table:formula="of:=+[.M73]/[.N73]" office:value-type="float" office:value="0.661094676307634">
            <text:p>0.66</text:p>
          </table:table-cell>
        </table:table-row>
        <table:table-row table:style-name="ro1">
          <table:table-cell table:formula="of:=+[.A73]+1" office:value-type="float" office:value="71">
            <text:p>71</text:p>
          </table:table-cell>
          <table:table-cell table:formula="of:=+[.A74]*3.14159265/180" office:value-type="float" office:value="1.2391837675">
            <text:p>1.24</text:p>
          </table:table-cell>
          <table:table-cell table:formula="of:=COS([.B74])-[.$B$1]" office:value-type="float" office:value="-0.274431844204014">
            <text:p>-0.27</text:p>
          </table:table-cell>
          <table:table-cell table:formula="of:=1-[.$B$1]*COS([.B74])" office:value-type="float" office:value="0.804659106522408">
            <text:p>0.80</text:p>
          </table:table-cell>
          <table:table-cell table:formula="of:=+[.C74]/[.D74]" office:value-type="float" office:value="-0.341053549235351">
            <text:p>-0.34</text:p>
          </table:table-cell>
          <table:table-cell table:formula="of:=ACOS([.E74])" office:value-type="float" office:value="1.91883374154853">
            <text:p>1.92</text:p>
          </table:table-cell>
          <table:table-cell table:style-name="ce3" table:formula="of:=+[.F74]*180/3.14159" office:value-type="float" office:value="109.941167841359">
            <text:p>109.9412</text:p>
          </table:table-cell>
          <table:table-cell table:style-name="ce1" table:formula="of:=COS([.B74])+[.$B$1]" office:value-type="float" office:value="0.925568155795986">
            <text:p>0.93</text:p>
          </table:table-cell>
          <table:table-cell table:style-name="ce1" table:formula="of:=1+[.$B$1]*COS([.B74])" office:value-type="float" office:value="1.19534089347759">
            <text:p>1.20</text:p>
          </table:table-cell>
          <table:table-cell table:formula="of:=+[.H74]/[.I74]" office:value-type="float" office:value="0.774313135981855">
            <text:p>0.77</text:p>
          </table:table-cell>
          <table:table-cell table:formula="of:=ACOS([.J74])" office:value-type="float" office:value="0.68516738545798">
            <text:p>0.69</text:p>
          </table:table-cell>
          <table:table-cell table:style-name="ce3" table:formula="of:=+[.K74]*180/3.14159" office:value-type="float" office:value="39.2572326059213">
            <text:p>39.2572</text:p>
          </table:table-cell>
          <table:table-cell table:formula="of:=+[.L74]-[.L73]" office:value-type="float" office:value="0.66651459216768">
            <text:p>0.67</text:p>
          </table:table-cell>
          <table:table-cell table:formula="of:=+[.A74]-[.A73]" office:value-type="float" office:value="1">
            <text:p>1</text:p>
          </table:table-cell>
          <table:table-cell table:formula="of:=+[.M74]/[.N74]" office:value-type="float" office:value="0.66651459216768">
            <text:p>0.67</text:p>
          </table:table-cell>
        </table:table-row>
        <table:table-row table:style-name="ro1">
          <table:table-cell table:formula="of:=+[.A74]+1" office:value-type="float" office:value="72">
            <text:p>72</text:p>
          </table:table-cell>
          <table:table-cell table:formula="of:=+[.A75]*3.14159265/180" office:value-type="float" office:value="1.25663706">
            <text:p>1.26</text:p>
          </table:table-cell>
          <table:table-cell table:formula="of:=COS([.B75])-[.$B$1]" office:value-type="float" office:value="-0.290983004259414">
            <text:p>-0.29</text:p>
          </table:table-cell>
          <table:table-cell table:formula="of:=1-[.$B$1]*COS([.B75])" office:value-type="float" office:value="0.814589802555648">
            <text:p>0.81</text:p>
          </table:table-cell>
          <table:table-cell table:formula="of:=+[.C75]/[.D75]" office:value-type="float" office:value="-0.357214150418407">
            <text:p>-0.36</text:p>
          </table:table-cell>
          <table:table-cell table:formula="of:=ACOS([.E75])" office:value-type="float" office:value="1.93607987626176">
            <text:p>1.94</text:p>
          </table:table-cell>
          <table:table-cell table:style-name="ce3" table:formula="of:=+[.F75]*180/3.14159" office:value-type="float" office:value="110.92929940798">
            <text:p>110.9293</text:p>
          </table:table-cell>
          <table:table-cell table:style-name="ce1" table:formula="of:=COS([.B75])+[.$B$1]" office:value-type="float" office:value="0.909016995740586">
            <text:p>0.91</text:p>
          </table:table-cell>
          <table:table-cell table:style-name="ce1" table:formula="of:=1+[.$B$1]*COS([.B75])" office:value-type="float" office:value="1.18541019744435">
            <text:p>1.19</text:p>
          </table:table-cell>
          <table:table-cell table:formula="of:=+[.H75]/[.I75]" office:value-type="float" office:value="0.76683750291701">
            <text:p>0.77</text:p>
          </table:table-cell>
          <table:table-cell table:formula="of:=ACOS([.J75])" office:value-type="float" office:value="0.696897010069165">
            <text:p>0.7</text:p>
          </table:table-cell>
          <table:table-cell table:style-name="ce3" table:formula="of:=+[.K75]*180/3.14159" office:value-type="float" office:value="39.9292911590786">
            <text:p>39.9293</text:p>
          </table:table-cell>
          <table:table-cell table:formula="of:=+[.L75]-[.L74]" office:value-type="float" office:value="0.672058553157271">
            <text:p>0.67</text:p>
          </table:table-cell>
          <table:table-cell table:formula="of:=+[.A75]-[.A74]" office:value-type="float" office:value="1">
            <text:p>1</text:p>
          </table:table-cell>
          <table:table-cell table:formula="of:=+[.M75]/[.N75]" office:value-type="float" office:value="0.672058553157271">
            <text:p>0.67</text:p>
          </table:table-cell>
        </table:table-row>
        <table:table-row table:style-name="ro1">
          <table:table-cell table:formula="of:=+[.A75]+1" office:value-type="float" office:value="73">
            <text:p>73</text:p>
          </table:table-cell>
          <table:table-cell table:formula="of:=+[.A76]*3.14159265/180" office:value-type="float" office:value="1.2740903525">
            <text:p>1.27</text:p>
          </table:table-cell>
          <table:table-cell table:formula="of:=COS([.B76])-[.$B$1]" office:value-type="float" office:value="-0.307628293885017">
            <text:p>-0.31</text:p>
          </table:table-cell>
          <table:table-cell table:formula="of:=1-[.$B$1]*COS([.B76])" office:value-type="float" office:value="0.82457697633101">
            <text:p>0.82</text:p>
          </table:table-cell>
          <table:table-cell table:formula="of:=+[.C76]/[.D76]" office:value-type="float" office:value="-0.373074076423795">
            <text:p>-0.37</text:p>
          </table:table-cell>
          <table:table-cell table:formula="of:=ACOS([.E76])" office:value-type="float" office:value="1.95311644019169">
            <text:p>1.95</text:p>
          </table:table-cell>
          <table:table-cell table:style-name="ce3" table:formula="of:=+[.F76]*180/3.14159" office:value-type="float" office:value="111.905423443067">
            <text:p>111.9054</text:p>
          </table:table-cell>
          <table:table-cell table:style-name="ce1" table:formula="of:=COS([.B76])+[.$B$1]" office:value-type="float" office:value="0.892371706114983">
            <text:p>0.89</text:p>
          </table:table-cell>
          <table:table-cell table:style-name="ce1" table:formula="of:=1+[.$B$1]*COS([.B76])" office:value-type="float" office:value="1.17542302366899">
            <text:p>1.18</text:p>
          </table:table-cell>
          <table:table-cell table:formula="of:=+[.H76]/[.I76]" office:value-type="float" office:value="0.759191957402294">
            <text:p>0.76</text:p>
          </table:table-cell>
          <table:table-cell table:formula="of:=ACOS([.J76])" office:value-type="float" office:value="0.708725599224465">
            <text:p>0.71</text:p>
          </table:table-cell>
          <table:table-cell table:style-name="ce3" table:formula="of:=+[.K76]*180/3.14159" office:value-type="float" office:value="40.6070199677246">
            <text:p>40.6070</text:p>
          </table:table-cell>
          <table:table-cell table:formula="of:=+[.L76]-[.L75]" office:value-type="float" office:value="0.677728808645959">
            <text:p>0.68</text:p>
          </table:table-cell>
          <table:table-cell table:formula="of:=+[.A76]-[.A75]" office:value-type="float" office:value="1">
            <text:p>1</text:p>
          </table:table-cell>
          <table:table-cell table:formula="of:=+[.M76]/[.N76]" office:value-type="float" office:value="0.677728808645959">
            <text:p>0.68</text:p>
          </table:table-cell>
        </table:table-row>
        <table:table-row table:style-name="ro1">
          <table:table-cell table:formula="of:=+[.A76]+1" office:value-type="float" office:value="74">
            <text:p>74</text:p>
          </table:table-cell>
          <table:table-cell table:formula="of:=+[.A77]*3.14159265/180" office:value-type="float" office:value="1.291543645">
            <text:p>1.29</text:p>
          </table:table-cell>
          <table:table-cell table:formula="of:=COS([.B77])-[.$B$1]" office:value-type="float" office:value="-0.324362642764367">
            <text:p>-0.32</text:p>
          </table:table-cell>
          <table:table-cell table:formula="of:=1-[.$B$1]*COS([.B77])" office:value-type="float" office:value="0.83461758565862">
            <text:p>0.83</text:p>
          </table:table-cell>
          <table:table-cell table:formula="of:=+[.C77]/[.D77]" office:value-type="float" office:value="-0.38863624291885">
            <text:p>-0.39</text:p>
          </table:table-cell>
          <table:table-cell table:formula="of:=ACOS([.E77])" office:value-type="float" office:value="1.96994735028841">
            <text:p>1.97</text:p>
          </table:table-cell>
          <table:table-cell table:style-name="ce3" table:formula="of:=+[.F77]*180/3.14159" office:value-type="float" office:value="112.869764371517">
            <text:p>112.8698</text:p>
          </table:table-cell>
          <table:table-cell table:style-name="ce1" table:formula="of:=COS([.B77])+[.$B$1]" office:value-type="float" office:value="0.875637357235633">
            <text:p>0.88</text:p>
          </table:table-cell>
          <table:table-cell table:style-name="ce1" table:formula="of:=1+[.$B$1]*COS([.B77])" office:value-type="float" office:value="1.16538241434138">
            <text:p>1.17</text:p>
          </table:table-cell>
          <table:table-cell table:formula="of:=+[.H77]/[.I77]" office:value-type="float" office:value="0.751373408814052">
            <text:p>0.75</text:p>
          </table:table-cell>
          <table:table-cell table:formula="of:=ACOS([.J77])" office:value-type="float" office:value="0.720655397234361">
            <text:p>0.72</text:p>
          </table:table-cell>
          <table:table-cell table:style-name="ce3" table:formula="of:=+[.K77]*180/3.14159" office:value-type="float" office:value="41.2905476214862">
            <text:p>41.2905</text:p>
          </table:table-cell>
          <table:table-cell table:formula="of:=+[.L77]-[.L76]" office:value-type="float" office:value="0.683527653761686">
            <text:p>0.68</text:p>
          </table:table-cell>
          <table:table-cell table:formula="of:=+[.A77]-[.A76]" office:value-type="float" office:value="1">
            <text:p>1</text:p>
          </table:table-cell>
          <table:table-cell table:formula="of:=+[.M77]/[.N77]" office:value-type="float" office:value="0.683527653761686">
            <text:p>0.68</text:p>
          </table:table-cell>
        </table:table-row>
        <table:table-row table:style-name="ro1">
          <table:table-cell table:formula="of:=+[.A77]+1" office:value-type="float" office:value="75">
            <text:p>75</text:p>
          </table:table-cell>
          <table:table-cell table:formula="of:=+[.A78]*3.14159265/180" office:value-type="float" office:value="1.3089969375">
            <text:p>1.31</text:p>
          </table:table-cell>
          <table:table-cell table:formula="of:=COS([.B78])-[.$B$1]" office:value-type="float" office:value="-0.341180953452699">
            <text:p>-0.34</text:p>
          </table:table-cell>
          <table:table-cell table:formula="of:=1-[.$B$1]*COS([.B78])" office:value-type="float" office:value="0.844708572071619">
            <text:p>0.84</text:p>
          </table:table-cell>
          <table:table-cell table:formula="of:=+[.C78]/[.D78]" office:value-type="float" office:value="-0.403903742347451">
            <text:p>-0.4</text:p>
          </table:table-cell>
          <table:table-cell table:formula="of:=ACOS([.E78])" office:value-type="float" office:value="1.98657648415645">
            <text:p>1.99</text:p>
          </table:table-cell>
          <table:table-cell table:style-name="ce3" table:formula="of:=+[.F78]*180/3.14159" office:value-type="float" office:value="113.822544363892">
            <text:p>113.8225</text:p>
          </table:table-cell>
          <table:table-cell table:style-name="ce1" table:formula="of:=COS([.B78])+[.$B$1]" office:value-type="float" office:value="0.858819046547302">
            <text:p>0.86</text:p>
          </table:table-cell>
          <table:table-cell table:style-name="ce1" table:formula="of:=1+[.$B$1]*COS([.B78])" office:value-type="float" office:value="1.15529142792838">
            <text:p>1.16</text:p>
          </table:table-cell>
          <table:table-cell table:formula="of:=+[.H78]/[.I78]" office:value-type="float" office:value="0.743378705827757">
            <text:p>0.74</text:p>
          </table:table-cell>
          <table:table-cell table:formula="of:=ACOS([.J78])" office:value-type="float" office:value="0.732688689263117">
            <text:p>0.73</text:p>
          </table:table-cell>
          <table:table-cell table:style-name="ce3" table:formula="of:=+[.K78]*180/3.14159" office:value-type="float" office:value="41.9800050507421">
            <text:p>41.9800</text:p>
          </table:table-cell>
          <table:table-cell table:formula="of:=+[.L78]-[.L77]" office:value-type="float" office:value="0.689457429255903">
            <text:p>0.69</text:p>
          </table:table-cell>
          <table:table-cell table:formula="of:=+[.A78]-[.A77]" office:value-type="float" office:value="1">
            <text:p>1</text:p>
          </table:table-cell>
          <table:table-cell table:formula="of:=+[.M78]/[.N78]" office:value-type="float" office:value="0.689457429255903">
            <text:p>0.69</text:p>
          </table:table-cell>
        </table:table-row>
        <table:table-row table:style-name="ro1">
          <table:table-cell table:formula="of:=+[.A78]+1" office:value-type="float" office:value="76">
            <text:p>76</text:p>
          </table:table-cell>
          <table:table-cell table:formula="of:=+[.A79]*3.14159265/180" office:value-type="float" office:value="1.32645023">
            <text:p>1.33</text:p>
          </table:table-cell>
          <table:table-cell table:formula="of:=COS([.B79])-[.$B$1]" office:value-type="float" office:value="-0.358078102929664">
            <text:p>-0.36</text:p>
          </table:table-cell>
          <table:table-cell table:formula="of:=1-[.$B$1]*COS([.B79])" office:value-type="float" office:value="0.854846861757799">
            <text:p>0.85</text:p>
          </table:table-cell>
          <table:table-cell table:formula="of:=+[.C79]/[.D79]" office:value-type="float" office:value="-0.418879823917653">
            <text:p>-0.42</text:p>
          </table:table-cell>
          <table:table-cell table:formula="of:=ACOS([.E79])" office:value-type="float" office:value="2.0030076778732">
            <text:p>2</text:p>
          </table:table-cell>
          <table:table-cell table:style-name="ce3" table:formula="of:=+[.F79]*180/3.14159" office:value-type="float" office:value="114.763983211424">
            <text:p>114.7640</text:p>
          </table:table-cell>
          <table:table-cell table:style-name="ce1" table:formula="of:=COS([.B79])+[.$B$1]" office:value-type="float" office:value="0.841921897070336">
            <text:p>0.84</text:p>
          </table:table-cell>
          <table:table-cell table:style-name="ce1" table:formula="of:=1+[.$B$1]*COS([.B79])" office:value-type="float" office:value="1.1451531382422">
            <text:p>1.15</text:p>
          </table:table-cell>
          <table:table-cell table:formula="of:=+[.H79]/[.I79]" office:value-type="float" office:value="0.735204636790043">
            <text:p>0.74</text:p>
          </table:table-cell>
          <table:table-cell table:formula="of:=ACOS([.J79])" office:value-type="float" office:value="0.744827802121074">
            <text:p>0.74</text:p>
          </table:table-cell>
          <table:table-cell table:style-name="ce3" table:formula="of:=+[.K79]*180/3.14159" office:value-type="float" office:value="42.6755255720171">
            <text:p>42.6755</text:p>
          </table:table-cell>
          <table:table-cell table:formula="of:=+[.L79]-[.L78]" office:value-type="float" office:value="0.695520521274993">
            <text:p>0.7</text:p>
          </table:table-cell>
          <table:table-cell table:formula="of:=+[.A79]-[.A78]" office:value-type="float" office:value="1">
            <text:p>1</text:p>
          </table:table-cell>
          <table:table-cell table:formula="of:=+[.M79]/[.N79]" office:value-type="float" office:value="0.695520521274993">
            <text:p>0.7</text:p>
          </table:table-cell>
        </table:table-row>
        <table:table-row table:style-name="ro1">
          <table:table-cell table:formula="of:=+[.A79]+1" office:value-type="float" office:value="77">
            <text:p>77</text:p>
          </table:table-cell>
          <table:table-cell table:formula="of:=+[.A80]*3.14159265/180" office:value-type="float" office:value="1.3439035225">
            <text:p>1.34</text:p>
          </table:table-cell>
          <table:table-cell table:formula="of:=COS([.B80])-[.$B$1]" office:value-type="float" office:value="-0.375048944159859">
            <text:p>-0.38</text:p>
          </table:table-cell>
          <table:table-cell table:formula="of:=1-[.$B$1]*COS([.B80])" office:value-type="float" office:value="0.865029366495916">
            <text:p>0.87</text:p>
          </table:table-cell>
          <table:table-cell table:formula="of:=+[.C80]/[.D80]" office:value-type="float" office:value="-0.433567874902465">
            <text:p>-0.43</text:p>
          </table:table-cell>
          <table:table-cell table:formula="of:=ACOS([.E80])" office:value-type="float" office:value="2.01924472406071">
            <text:p>2.02</text:p>
          </table:table-cell>
          <table:table-cell table:style-name="ce3" table:formula="of:=+[.F80]*180/3.14159" office:value-type="float" office:value="115.69429821553">
            <text:p>115.6943</text:p>
          </table:table-cell>
          <table:table-cell table:style-name="ce1" table:formula="of:=COS([.B80])+[.$B$1]" office:value-type="float" office:value="0.824951055840141">
            <text:p>0.82</text:p>
          </table:table-cell>
          <table:table-cell table:style-name="ce1" table:formula="of:=1+[.$B$1]*COS([.B80])" office:value-type="float" office:value="1.13497063350408">
            <text:p>1.13</text:p>
          </table:table-cell>
          <table:table-cell table:formula="of:=+[.H80]/[.I80]" office:value-type="float" office:value="0.726847930235168">
            <text:p>0.73</text:p>
          </table:table-cell>
          <table:table-cell table:formula="of:=ACOS([.J80])" office:value-type="float" office:value="0.757075105051135">
            <text:p>0.76</text:p>
          </table:table-cell>
          <table:table-cell table:style-name="ce3" table:formula="of:=+[.K80]*180/3.14159" office:value-type="float" office:value="43.3772449330448">
            <text:p>43.3772</text:p>
          </table:table-cell>
          <table:table-cell table:formula="of:=+[.L80]-[.L79]" office:value-type="float" office:value="0.701719361027692">
            <text:p>0.7</text:p>
          </table:table-cell>
          <table:table-cell table:formula="of:=+[.A80]-[.A79]" office:value-type="float" office:value="1">
            <text:p>1</text:p>
          </table:table-cell>
          <table:table-cell table:formula="of:=+[.M80]/[.N80]" office:value-type="float" office:value="0.701719361027692">
            <text:p>0.7</text:p>
          </table:table-cell>
        </table:table-row>
        <table:table-row table:style-name="ro1">
          <table:table-cell table:formula="of:=+[.A80]+1" office:value-type="float" office:value="78">
            <text:p>78</text:p>
          </table:table-cell>
          <table:table-cell table:formula="of:=+[.A81]*3.14159265/180" office:value-type="float" office:value="1.361356815">
            <text:p>1.36</text:p>
          </table:table-cell>
          <table:table-cell table:formula="of:=COS([.B81])-[.$B$1]" office:value-type="float" office:value="-0.392088307660657">
            <text:p>-0.39</text:p>
          </table:table-cell>
          <table:table-cell table:formula="of:=1-[.$B$1]*COS([.B81])" office:value-type="float" office:value="0.875252984596394">
            <text:p>0.88</text:p>
          </table:table-cell>
          <table:table-cell table:formula="of:=+[.C81]/[.D81]" office:value-type="float" office:value="-0.447971403195455">
            <text:p>-0.45</text:p>
          </table:table-cell>
          <table:table-cell table:formula="of:=ACOS([.E81])" office:value-type="float" office:value="2.03529137019389">
            <text:p>2.04</text:p>
          </table:table-cell>
          <table:table-cell table:style-name="ce3" table:formula="of:=+[.F81]*180/3.14159" office:value-type="float" office:value="116.61370409089">
            <text:p>116.6137</text:p>
          </table:table-cell>
          <table:table-cell table:style-name="ce1" table:formula="of:=COS([.B81])+[.$B$1]" office:value-type="float" office:value="0.807911692339343">
            <text:p>0.81</text:p>
          </table:table-cell>
          <table:table-cell table:style-name="ce1" table:formula="of:=1+[.$B$1]*COS([.B81])" office:value-type="float" office:value="1.12474701540361">
            <text:p>1.12</text:p>
          </table:table-cell>
          <table:table-cell table:formula="of:=+[.H81]/[.I81]" office:value-type="float" office:value="0.718305255559563">
            <text:p>0.72</text:p>
          </table:table-cell>
          <table:table-cell table:formula="of:=ACOS([.J81])" office:value-type="float" office:value="0.769433010507473">
            <text:p>0.77</text:p>
          </table:table-cell>
          <table:table-cell table:style-name="ce3" table:formula="of:=+[.K81]*180/3.14159" office:value-type="float" office:value="44.0853013573844">
            <text:p>44.0853</text:p>
          </table:table-cell>
          <table:table-cell table:formula="of:=+[.L81]-[.L80]" office:value-type="float" office:value="0.708056424339553">
            <text:p>0.71</text:p>
          </table:table-cell>
          <table:table-cell table:formula="of:=+[.A81]-[.A80]" office:value-type="float" office:value="1">
            <text:p>1</text:p>
          </table:table-cell>
          <table:table-cell table:formula="of:=+[.M81]/[.N81]" office:value-type="float" office:value="0.708056424339553">
            <text:p>0.71</text:p>
          </table:table-cell>
        </table:table-row>
        <table:table-row table:style-name="ro1">
          <table:table-cell table:formula="of:=+[.A81]+1" office:value-type="float" office:value="79">
            <text:p>79</text:p>
          </table:table-cell>
          <table:table-cell table:formula="of:=+[.A82]*3.14159265/180" office:value-type="float" office:value="1.3788101075">
            <text:p>1.38</text:p>
          </table:table-cell>
          <table:table-cell table:formula="of:=COS([.B82])-[.$B$1]" office:value-type="float" office:value="-0.409191003076882">
            <text:p>-0.41</text:p>
          </table:table-cell>
          <table:table-cell table:formula="of:=1-[.$B$1]*COS([.B82])" office:value-type="float" office:value="0.885514601846129">
            <text:p>0.89</text:p>
          </table:table-cell>
          <table:table-cell table:formula="of:=+[.C82]/[.D82]" office:value-type="float" office:value="-0.462094021062777">
            <text:p>-0.46</text:p>
          </table:table-cell>
          <table:table-cell table:formula="of:=ACOS([.E82])" office:value-type="float" office:value="2.05115131712922">
            <text:p>2.05</text:p>
          </table:table-cell>
          <table:table-cell table:style-name="ce3" table:formula="of:=+[.F82]*180/3.14159" office:value-type="float" office:value="117.52241288114">
            <text:p>117.5224</text:p>
          </table:table-cell>
          <table:table-cell table:style-name="ce1" table:formula="of:=COS([.B82])+[.$B$1]" office:value-type="float" office:value="0.790808996923118">
            <text:p>0.79</text:p>
          </table:table-cell>
          <table:table-cell table:style-name="ce1" table:formula="of:=1+[.$B$1]*COS([.B82])" office:value-type="float" office:value="1.11448539815387">
            <text:p>1.11</text:p>
          </table:table-cell>
          <table:table-cell table:formula="of:=+[.H82]/[.I82]" office:value-type="float" office:value="0.709573223869135">
            <text:p>0.71</text:p>
          </table:table-cell>
          <table:table-cell table:formula="of:=ACOS([.J82])" office:value-type="float" office:value="0.781903974924293">
            <text:p>0.78</text:p>
          </table:table-cell>
          <table:table-cell table:style-name="ce3" table:formula="of:=+[.K82]*180/3.14159" office:value-type="float" office:value="44.7998355884672">
            <text:p>44.7998</text:p>
          </table:table-cell>
          <table:table-cell table:formula="of:=+[.L82]-[.L81]" office:value-type="float" office:value="0.714534231082865">
            <text:p>0.71</text:p>
          </table:table-cell>
          <table:table-cell table:formula="of:=+[.A82]-[.A81]" office:value-type="float" office:value="1">
            <text:p>1</text:p>
          </table:table-cell>
          <table:table-cell table:formula="of:=+[.M82]/[.N82]" office:value-type="float" office:value="0.714534231082865">
            <text:p>0.71</text:p>
          </table:table-cell>
        </table:table-row>
        <table:table-row table:style-name="ro1">
          <table:table-cell table:formula="of:=+[.A82]+1" office:value-type="float" office:value="80">
            <text:p>80</text:p>
          </table:table-cell>
          <table:table-cell table:formula="of:=+[.A83]*3.14159265/180" office:value-type="float" office:value="1.3962634">
            <text:p>1.4</text:p>
          </table:table-cell>
          <table:table-cell table:formula="of:=COS([.B83])-[.$B$1]" office:value-type="float" office:value="-0.426351820761845">
            <text:p>-0.43</text:p>
          </table:table-cell>
          <table:table-cell table:formula="of:=1-[.$B$1]*COS([.B83])" office:value-type="float" office:value="0.895811092457107">
            <text:p>0.90</text:p>
          </table:table-cell>
          <table:table-cell table:formula="of:=+[.C83]/[.D83]" office:value-type="float" office:value="-0.475939430033637">
            <text:p>-0.48</text:p>
          </table:table-cell>
          <table:table-cell table:formula="of:=ACOS([.E83])" office:value-type="float" office:value="2.06682821783864">
            <text:p>2.07</text:p>
          </table:table-cell>
          <table:table-cell table:style-name="ce3" table:formula="of:=+[.F83]*180/3.14159" office:value-type="float" office:value="118.42063388633">
            <text:p>118.4206</text:p>
          </table:table-cell>
          <table:table-cell table:style-name="ce1" table:formula="of:=COS([.B83])+[.$B$1]" office:value-type="float" office:value="0.773648179238155">
            <text:p>0.77</text:p>
          </table:table-cell>
          <table:table-cell table:style-name="ce1" table:formula="of:=1+[.$B$1]*COS([.B83])" office:value-type="float" office:value="1.10418890754289">
            <text:p>1.10</text:p>
          </table:table-cell>
          <table:table-cell table:formula="of:=+[.H83]/[.I83]" office:value-type="float" office:value="0.700648389014995">
            <text:p>0.7</text:p>
          </table:table-cell>
          <table:table-cell table:formula="of:=ACOS([.J83])" office:value-type="float" office:value="0.794490499472291">
            <text:p>0.79</text:p>
          </table:table-cell>
          <table:table-cell table:style-name="ce3" table:formula="of:=+[.K83]*180/3.14159" office:value-type="float" office:value="45.5209909329392">
            <text:p>45.5210</text:p>
          </table:table-cell>
          <table:table-cell table:formula="of:=+[.L83]-[.L82]" office:value-type="float" office:value="0.72115534447196">
            <text:p>0.72</text:p>
          </table:table-cell>
          <table:table-cell table:formula="of:=+[.A83]-[.A82]" office:value-type="float" office:value="1">
            <text:p>1</text:p>
          </table:table-cell>
          <table:table-cell table:formula="of:=+[.M83]/[.N83]" office:value-type="float" office:value="0.72115534447196">
            <text:p>0.72</text:p>
          </table:table-cell>
        </table:table-row>
        <table:table-row table:style-name="ro1">
          <table:table-cell table:formula="of:=+[.A83]+1" office:value-type="float" office:value="81">
            <text:p>81</text:p>
          </table:table-cell>
          <table:table-cell table:formula="of:=+[.A84]*3.14159265/180" office:value-type="float" office:value="1.4137166925">
            <text:p>1.41</text:p>
          </table:table-cell>
          <table:table-cell table:formula="of:=COS([.B84])-[.$B$1]" office:value-type="float" office:value="-0.443565533364251">
            <text:p>-0.44</text:p>
          </table:table-cell>
          <table:table-cell table:formula="of:=1-[.$B$1]*COS([.B84])" office:value-type="float" office:value="0.90613932001855">
            <text:p>0.91</text:p>
          </table:table-cell>
          <table:table-cell table:formula="of:=+[.C84]/[.D84]" office:value-type="float" office:value="-0.489511406871926">
            <text:p>-0.49</text:p>
          </table:table-cell>
          <table:table-cell table:formula="of:=ACOS([.E84])" office:value-type="float" office:value="2.08232567633401">
            <text:p>2.08</text:p>
          </table:table-cell>
          <table:table-cell table:style-name="ce3" table:formula="of:=+[.F84]*180/3.14159" office:value-type="float" office:value="119.308573601305">
            <text:p>119.3086</text:p>
          </table:table-cell>
          <table:table-cell table:style-name="ce1" table:formula="of:=COS([.B84])+[.$B$1]" office:value-type="float" office:value="0.75643446663575">
            <text:p>0.76</text:p>
          </table:table-cell>
          <table:table-cell table:style-name="ce1" table:formula="of:=1+[.$B$1]*COS([.B84])" office:value-type="float" office:value="1.09386067998145">
            <text:p>1.09</text:p>
          </table:table-cell>
          <table:table-cell table:formula="of:=+[.H84]/[.I84]" office:value-type="float" office:value="0.691527248834447">
            <text:p>0.69</text:p>
          </table:table-cell>
          <table:table-cell table:formula="of:=ACOS([.J84])" office:value-type="float" office:value="0.807195130800227">
            <text:p>0.81</text:p>
          </table:table-cell>
          <table:table-cell table:style-name="ce3" table:formula="of:=+[.K84]*180/3.14159" office:value-type="float" office:value="46.2489133031493">
            <text:p>46.2489</text:p>
          </table:table-cell>
          <table:table-cell table:formula="of:=+[.L84]-[.L83]" office:value-type="float" office:value="0.727922370210095">
            <text:p>0.73</text:p>
          </table:table-cell>
          <table:table-cell table:formula="of:=+[.A84]-[.A83]" office:value-type="float" office:value="1">
            <text:p>1</text:p>
          </table:table-cell>
          <table:table-cell table:formula="of:=+[.M84]/[.N84]" office:value-type="float" office:value="0.727922370210095">
            <text:p>0.73</text:p>
          </table:table-cell>
        </table:table-row>
        <table:table-row table:style-name="ro1">
          <table:table-cell table:formula="of:=+[.A84]+1" office:value-type="float" office:value="82">
            <text:p>82</text:p>
          </table:table-cell>
          <table:table-cell table:formula="of:=+[.A85]*3.14159265/180" office:value-type="float" office:value="1.431169985">
            <text:p>1.43</text:p>
          </table:table-cell>
          <table:table-cell table:formula="of:=COS([.B85])-[.$B$1]" office:value-type="float" office:value="-0.460826897420499">
            <text:p>-0.46</text:p>
          </table:table-cell>
          <table:table-cell table:formula="of:=1-[.$B$1]*COS([.B85])" office:value-type="float" office:value="0.9164961384523">
            <text:p>0.92</text:p>
          </table:table-cell>
          <table:table-cell table:formula="of:=+[.C85]/[.D85]" office:value-type="float" office:value="-0.502813790572762">
            <text:p>-0.5</text:p>
          </table:table-cell>
          <table:table-cell table:formula="of:=ACOS([.E85])" office:value-type="float" office:value="2.09764724676856">
            <text:p>2.1</text:p>
          </table:table-cell>
          <table:table-cell table:style-name="ce3" table:formula="of:=+[.F85]*180/3.14159" office:value-type="float" office:value="120.186435664215">
            <text:p>120.1864</text:p>
          </table:table-cell>
          <table:table-cell table:style-name="ce1" table:formula="of:=COS([.B85])+[.$B$1]" office:value-type="float" office:value="0.739173102579501">
            <text:p>0.74</text:p>
          </table:table-cell>
          <table:table-cell table:style-name="ce1" table:formula="of:=1+[.$B$1]*COS([.B85])" office:value-type="float" office:value="1.0835038615477">
            <text:p>1.08</text:p>
          </table:table-cell>
          <table:table-cell table:formula="of:=+[.H85]/[.I85]" office:value-type="float" office:value="0.682206246615171">
            <text:p>0.68</text:p>
          </table:table-cell>
          <table:table-cell table:formula="of:=ACOS([.J85])" office:value-type="float" office:value="0.820020461758814">
            <text:p>0.82</text:p>
          </table:table-cell>
          <table:table-cell table:style-name="ce3" table:formula="of:=+[.K85]*180/3.14159" office:value-type="float" office:value="46.9837512586259">
            <text:p>46.9838</text:p>
          </table:table-cell>
          <table:table-cell table:formula="of:=+[.L85]-[.L84]" office:value-type="float" office:value="0.734837955476621">
            <text:p>0.73</text:p>
          </table:table-cell>
          <table:table-cell table:formula="of:=+[.A85]-[.A84]" office:value-type="float" office:value="1">
            <text:p>1</text:p>
          </table:table-cell>
          <table:table-cell table:formula="of:=+[.M85]/[.N85]" office:value-type="float" office:value="0.734837955476621">
            <text:p>0.73</text:p>
          </table:table-cell>
        </table:table-row>
        <table:table-row table:style-name="ro1">
          <table:table-cell table:formula="of:=+[.A85]+1" office:value-type="float" office:value="83">
            <text:p>83</text:p>
          </table:table-cell>
          <table:table-cell table:formula="of:=+[.A86]*3.14159265/180" office:value-type="float" office:value="1.4486232775">
            <text:p>1.45</text:p>
          </table:table-cell>
          <table:table-cell table:formula="of:=COS([.B86])-[.$B$1]" office:value-type="float" office:value="-0.478130654951897">
            <text:p>-0.48</text:p>
          </table:table-cell>
          <table:table-cell table:formula="of:=1-[.$B$1]*COS([.B86])" office:value-type="float" office:value="0.926878392971138">
            <text:p>0.93</text:p>
          </table:table-cell>
          <table:table-cell table:formula="of:=+[.C86]/[.D86]" office:value-type="float" office:value="-0.515850470328944">
            <text:p>-0.52</text:p>
          </table:table-cell>
          <table:table-cell table:formula="of:=ACOS([.E86])" office:value-type="float" office:value="2.112796432702">
            <text:p>2.11</text:p>
          </table:table-cell>
          <table:table-cell table:style-name="ce3" table:formula="of:=+[.F86]*180/3.14159" office:value-type="float" office:value="121.054420814416">
            <text:p>121.0544</text:p>
          </table:table-cell>
          <table:table-cell table:style-name="ce1" table:formula="of:=COS([.B86])+[.$B$1]" office:value-type="float" office:value="0.721869345048103">
            <text:p>0.72</text:p>
          </table:table-cell>
          <table:table-cell table:style-name="ce1" table:formula="of:=1+[.$B$1]*COS([.B86])" office:value-type="float" office:value="1.07312160702886">
            <text:p>1.07</text:p>
          </table:table-cell>
          <table:table-cell table:formula="of:=+[.H86]/[.I86]" office:value-type="float" office:value="0.672681772801811">
            <text:p>0.67</text:p>
          </table:table-cell>
          <table:table-cell table:formula="of:=ACOS([.J86])" office:value-type="float" office:value="0.832969132103882">
            <text:p>0.83</text:p>
          </table:table-cell>
          <table:table-cell table:style-name="ce3" table:formula="of:=+[.K86]*180/3.14159" office:value-type="float" office:value="47.7256560463647">
            <text:p>47.7257</text:p>
          </table:table-cell>
          <table:table-cell table:formula="of:=+[.L86]-[.L85]" office:value-type="float" office:value="0.741904787738747">
            <text:p>0.74</text:p>
          </table:table-cell>
          <table:table-cell table:formula="of:=+[.A86]-[.A85]" office:value-type="float" office:value="1">
            <text:p>1</text:p>
          </table:table-cell>
          <table:table-cell table:formula="of:=+[.M86]/[.N86]" office:value-type="float" office:value="0.741904787738747">
            <text:p>0.74</text:p>
          </table:table-cell>
        </table:table-row>
        <table:table-row table:style-name="ro1">
          <table:table-cell table:formula="of:=+[.A86]+1" office:value-type="float" office:value="84">
            <text:p>84</text:p>
          </table:table-cell>
          <table:table-cell table:formula="of:=+[.A87]*3.14159265/180" office:value-type="float" office:value="1.46607657">
            <text:p>1.47</text:p>
          </table:table-cell>
          <table:table-cell table:formula="of:=COS([.B87])-[.$B$1]" office:value-type="float" office:value="-0.495471535066287">
            <text:p>-0.50</text:p>
          </table:table-cell>
          <table:table-cell table:formula="of:=1-[.$B$1]*COS([.B87])" office:value-type="float" office:value="0.937282921039772">
            <text:p>0.94</text:p>
          </table:table-cell>
          <table:table-cell table:formula="of:=+[.C87]/[.D87]" office:value-type="float" office:value="-0.528625374413776">
            <text:p>-0.53</text:p>
          </table:table-cell>
          <table:table-cell table:formula="of:=ACOS([.E87])" office:value-type="float" office:value="2.12777668651721">
            <text:p>2.13</text:p>
          </table:table-cell>
          <table:table-cell table:style-name="ce3" table:formula="of:=+[.F87]*180/3.14159" office:value-type="float" office:value="121.912726859042">
            <text:p>121.9127</text:p>
          </table:table-cell>
          <table:table-cell table:style-name="ce1" table:formula="of:=COS([.B87])+[.$B$1]" office:value-type="float" office:value="0.704528464933713">
            <text:p>0.70</text:p>
          </table:table-cell>
          <table:table-cell table:style-name="ce1" table:formula="of:=1+[.$B$1]*COS([.B87])" office:value-type="float" office:value="1.06271707896023">
            <text:p>1.06</text:p>
          </table:table-cell>
          <table:table-cell table:formula="of:=+[.H87]/[.I87]" office:value-type="float" office:value="0.662950166965445">
            <text:p>0.66</text:p>
          </table:table-cell>
          <table:table-cell table:formula="of:=ACOS([.J87])" office:value-type="float" office:value="0.846043829175491">
            <text:p>0.85</text:p>
          </table:table-cell>
          <table:table-cell table:style-name="ce3" table:formula="of:=+[.K87]*180/3.14159" office:value-type="float" office:value="48.4747816397392">
            <text:p>48.4748</text:p>
          </table:table-cell>
          <table:table-cell table:formula="of:=+[.L87]-[.L86]" office:value-type="float" office:value="0.749125593374565">
            <text:p>0.75</text:p>
          </table:table-cell>
          <table:table-cell table:formula="of:=+[.A87]-[.A86]" office:value-type="float" office:value="1">
            <text:p>1</text:p>
          </table:table-cell>
          <table:table-cell table:formula="of:=+[.M87]/[.N87]" office:value-type="float" office:value="0.749125593374565">
            <text:p>0.75</text:p>
          </table:table-cell>
        </table:table-row>
        <table:table-row table:style-name="ro1">
          <table:table-cell table:formula="of:=+[.A87]+1" office:value-type="float" office:value="85">
            <text:p>85</text:p>
          </table:table-cell>
          <table:table-cell table:formula="of:=+[.A88]*3.14159265/180" office:value-type="float" office:value="1.4835298625">
            <text:p>1.48</text:p>
          </table:table-cell>
          <table:table-cell table:formula="of:=COS([.B88])-[.$B$1]" office:value-type="float" office:value="-0.512844255563613">
            <text:p>-0.51</text:p>
          </table:table-cell>
          <table:table-cell table:formula="of:=1-[.$B$1]*COS([.B88])" office:value-type="float" office:value="0.947706553338167">
            <text:p>0.95</text:p>
          </table:table-cell>
          <table:table-cell table:formula="of:=+[.C88]/[.D88]" office:value-type="float" office:value="-0.541142459928327">
            <text:p>-0.54</text:p>
          </table:table-cell>
          <table:table-cell table:formula="of:=ACOS([.E88])" office:value-type="float" office:value="2.14259140897669">
            <text:p>2.14</text:p>
          </table:table-cell>
          <table:table-cell table:style-name="ce3" table:formula="of:=+[.F88]*180/3.14159" office:value-type="float" office:value="122.761548647597">
            <text:p>122.7615</text:p>
          </table:table-cell>
          <table:table-cell table:style-name="ce1" table:formula="of:=COS([.B88])+[.$B$1]" office:value-type="float" office:value="0.687155744436388">
            <text:p>0.69</text:p>
          </table:table-cell>
          <table:table-cell table:style-name="ce1" table:formula="of:=1+[.$B$1]*COS([.B88])" office:value-type="float" office:value="1.05229344666183">
            <text:p>1.05</text:p>
          </table:table-cell>
          <table:table-cell table:formula="of:=+[.H88]/[.I88]" office:value-type="float" office:value="0.653007720057781">
            <text:p>0.65</text:p>
          </table:table-cell>
          <table:table-cell table:formula="of:=ACOS([.J88])" office:value-type="float" office:value="0.859247288549442">
            <text:p>0.86</text:p>
          </table:table-cell>
          <table:table-cell table:style-name="ce3" table:formula="of:=+[.K88]*180/3.14159" office:value-type="float" office:value="49.2312847758299">
            <text:p>49.2313</text:p>
          </table:table-cell>
          <table:table-cell table:formula="of:=+[.L88]-[.L87]" office:value-type="float" office:value="0.756503136090693">
            <text:p>0.76</text:p>
          </table:table-cell>
          <table:table-cell table:formula="of:=+[.A88]-[.A87]" office:value-type="float" office:value="1">
            <text:p>1</text:p>
          </table:table-cell>
          <table:table-cell table:formula="of:=+[.M88]/[.N88]" office:value-type="float" office:value="0.756503136090693">
            <text:p>0.76</text:p>
          </table:table-cell>
        </table:table-row>
        <table:table-row table:style-name="ro1">
          <table:table-cell table:formula="of:=+[.A88]+1" office:value-type="float" office:value="86">
            <text:p>86</text:p>
          </table:table-cell>
          <table:table-cell table:formula="of:=+[.A89]*3.14159265/180" office:value-type="float" office:value="1.500983155">
            <text:p>1.5</text:p>
          </table:table-cell>
          <table:table-cell table:formula="of:=COS([.B89])-[.$B$1]" office:value-type="float" office:value="-0.530243524544929">
            <text:p>-0.53</text:p>
          </table:table-cell>
          <table:table-cell table:formula="of:=1-[.$B$1]*COS([.B89])" office:value-type="float" office:value="0.958146114726958">
            <text:p>0.96</text:p>
          </table:table-cell>
          <table:table-cell table:formula="of:=+[.C89]/[.D89]" office:value-type="float" office:value="-0.553405703362929">
            <text:p>-0.55</text:p>
          </table:table-cell>
          <table:table-cell table:formula="of:=ACOS([.E89])" office:value-type="float" office:value="2.15724394890782">
            <text:p>2.16</text:p>
          </table:table-cell>
          <table:table-cell table:style-name="ce3" table:formula="of:=+[.F89]*180/3.14159" office:value-type="float" office:value="123.601078053918">
            <text:p>123.6011</text:p>
          </table:table-cell>
          <table:table-cell table:style-name="ce1" table:formula="of:=COS([.B89])+[.$B$1]" office:value-type="float" office:value="0.669756475455071">
            <text:p>0.67</text:p>
          </table:table-cell>
          <table:table-cell table:style-name="ce1" table:formula="of:=1+[.$B$1]*COS([.B89])" office:value-type="float" office:value="1.04185388527304">
            <text:p>1.04</text:p>
          </table:table-cell>
          <table:table-cell table:formula="of:=+[.H89]/[.I89]" office:value-type="float" office:value="0.642850676973331">
            <text:p>0.64</text:p>
          </table:table-cell>
          <table:table-cell table:formula="of:=ACOS([.J89])" office:value-type="float" office:value="0.872582294657278">
            <text:p>0.87</text:p>
          </table:table-cell>
          <table:table-cell table:style-name="ce3" table:formula="of:=+[.K89]*180/3.14159" office:value-type="float" office:value="49.9953249909473">
            <text:p>49.9953</text:p>
          </table:table-cell>
          <table:table-cell table:formula="of:=+[.L89]-[.L88]" office:value-type="float" office:value="0.76404021511734">
            <text:p>0.76</text:p>
          </table:table-cell>
          <table:table-cell table:formula="of:=+[.A89]-[.A88]" office:value-type="float" office:value="1">
            <text:p>1</text:p>
          </table:table-cell>
          <table:table-cell table:formula="of:=+[.M89]/[.N89]" office:value-type="float" office:value="0.76404021511734">
            <text:p>0.76</text:p>
          </table:table-cell>
        </table:table-row>
        <table:table-row table:style-name="ro1">
          <table:table-cell table:formula="of:=+[.A89]+1" office:value-type="float" office:value="87">
            <text:p>87</text:p>
          </table:table-cell>
          <table:table-cell table:formula="of:=+[.A90]*3.14159265/180" office:value-type="float" office:value="1.5184364475">
            <text:p>1.52</text:p>
          </table:table-cell>
          <table:table-cell table:formula="of:=COS([.B90])-[.$B$1]" office:value-type="float" office:value="-0.547664042024367">
            <text:p>-0.55</text:p>
          </table:table-cell>
          <table:table-cell table:formula="of:=1-[.$B$1]*COS([.B90])" office:value-type="float" office:value="0.96859842521462">
            <text:p>0.97</text:p>
          </table:table-cell>
          <table:table-cell table:formula="of:=+[.C90]/[.D90]" office:value-type="float" office:value="-0.565419091924517">
            <text:p>-0.57</text:p>
          </table:table-cell>
          <table:table-cell table:formula="of:=ACOS([.E90])" office:value-type="float" office:value="2.17173760300668">
            <text:p>2.17</text:p>
          </table:table-cell>
          <table:table-cell table:style-name="ce3" table:formula="of:=+[.F90]*180/3.14159" office:value-type="float" office:value="124.431503964936">
            <text:p>124.4315</text:p>
          </table:table-cell>
          <table:table-cell table:style-name="ce1" table:formula="of:=COS([.B90])+[.$B$1]" office:value-type="float" office:value="0.652335957975633">
            <text:p>0.65</text:p>
          </table:table-cell>
          <table:table-cell table:style-name="ce1" table:formula="of:=1+[.$B$1]*COS([.B90])" office:value-type="float" office:value="1.03140157478538">
            <text:p>1.03</text:p>
          </table:table-cell>
          <table:table-cell table:formula="of:=+[.H90]/[.I90]" office:value-type="float" office:value="0.632475239444321">
            <text:p>0.63</text:p>
          </table:table-cell>
          <table:table-cell table:formula="of:=ACOS([.J90])" office:value-type="float" office:value="0.886051681370603">
            <text:p>0.89</text:p>
          </table:table-cell>
          <table:table-cell table:style-name="ce3" table:formula="of:=+[.K90]*180/3.14159" office:value-type="float" office:value="50.767064654111">
            <text:p>50.7671</text:p>
          </table:table-cell>
          <table:table-cell table:formula="of:=+[.L90]-[.L89]" office:value-type="float" office:value="0.771739663163736">
            <text:p>0.77</text:p>
          </table:table-cell>
          <table:table-cell table:formula="of:=+[.A90]-[.A89]" office:value-type="float" office:value="1">
            <text:p>1</text:p>
          </table:table-cell>
          <table:table-cell table:formula="of:=+[.M90]/[.N90]" office:value-type="float" office:value="0.771739663163736">
            <text:p>0.77</text:p>
          </table:table-cell>
        </table:table-row>
        <table:table-row table:style-name="ro1">
          <table:table-cell table:formula="of:=+[.A90]+1" office:value-type="float" office:value="88">
            <text:p>88</text:p>
          </table:table-cell>
          <table:table-cell table:formula="of:=+[.A91]*3.14159265/180" office:value-type="float" office:value="1.53588974">
            <text:p>1.54</text:p>
          </table:table-cell>
          <table:table-cell table:formula="of:=COS([.B91])-[.$B$1]" office:value-type="float" office:value="-0.565100501543558">
            <text:p>-0.57</text:p>
          </table:table-cell>
          <table:table-cell table:formula="of:=1-[.$B$1]*COS([.B91])" office:value-type="float" office:value="0.979060300926135">
            <text:p>0.98</text:p>
          </table:table-cell>
          <table:table-cell table:formula="of:=+[.C91]/[.D91]" office:value-type="float" office:value="-0.577186615583336">
            <text:p>-0.58</text:p>
          </table:table-cell>
          <table:table-cell table:formula="of:=ACOS([.E91])" office:value-type="float" office:value="2.18607561575051">
            <text:p>2.19</text:p>
          </table:table-cell>
          <table:table-cell table:style-name="ce3" table:formula="of:=+[.F91]*180/3.14159" office:value-type="float" office:value="125.25301227566">
            <text:p>125.2530</text:p>
          </table:table-cell>
          <table:table-cell table:style-name="ce1" table:formula="of:=COS([.B91])+[.$B$1]" office:value-type="float" office:value="0.634899498456442">
            <text:p>0.63</text:p>
          </table:table-cell>
          <table:table-cell table:style-name="ce1" table:formula="of:=1+[.$B$1]*COS([.B91])" office:value-type="float" office:value="1.02093969907387">
            <text:p>1.02</text:p>
          </table:table-cell>
          <table:table-cell table:formula="of:=+[.H91]/[.I91]" office:value-type="float" office:value="0.621877569294626">
            <text:p>0.62</text:p>
          </table:table-cell>
          <table:table-cell table:formula="of:=ACOS([.J91])" office:value-type="float" office:value="0.899658332545185">
            <text:p>0.9</text:p>
          </table:table-cell>
          <table:table-cell table:style-name="ce3" table:formula="of:=+[.K91]*180/3.14159" office:value-type="float" office:value="51.5466689982249">
            <text:p>51.5467</text:p>
          </table:table-cell>
          <table:table-cell table:formula="of:=+[.L91]-[.L90]" office:value-type="float" office:value="0.779604344113878">
            <text:p>0.78</text:p>
          </table:table-cell>
          <table:table-cell table:formula="of:=+[.A91]-[.A90]" office:value-type="float" office:value="1">
            <text:p>1</text:p>
          </table:table-cell>
          <table:table-cell table:formula="of:=+[.M91]/[.N91]" office:value-type="float" office:value="0.779604344113878">
            <text:p>0.78</text:p>
          </table:table-cell>
        </table:table-row>
        <table:table-row table:style-name="ro1">
          <table:table-cell table:formula="of:=+[.A91]+1" office:value-type="float" office:value="89">
            <text:p>89</text:p>
          </table:table-cell>
          <table:table-cell table:formula="of:=+[.A92]*3.14159265/180" office:value-type="float" office:value="1.5533430325">
            <text:p>1.55</text:p>
          </table:table-cell>
          <table:table-cell table:formula="of:=COS([.B92])-[.$B$1]" office:value-type="float" office:value="-0.582547591788034">
            <text:p>-0.58</text:p>
          </table:table-cell>
          <table:table-cell table:formula="of:=1-[.$B$1]*COS([.B92])" office:value-type="float" office:value="0.98952855507282">
            <text:p>0.99</text:p>
          </table:table-cell>
          <table:table-cell table:formula="of:=+[.C92]/[.D92]" office:value-type="float" office:value="-0.588712259794427">
            <text:p>-0.59</text:p>
          </table:table-cell>
          <table:table-cell table:formula="of:=ACOS([.E92])" office:value-type="float" office:value="2.20026117940994">
            <text:p>2.2</text:p>
          </table:table-cell>
          <table:table-cell table:style-name="ce3" table:formula="of:=+[.F92]*180/3.14159" office:value-type="float" office:value="126.065785889881">
            <text:p>126.0658</text:p>
          </table:table-cell>
          <table:table-cell table:style-name="ce1" table:formula="of:=COS([.B92])+[.$B$1]" office:value-type="float" office:value="0.617452408211966">
            <text:p>0.62</text:p>
          </table:table-cell>
          <table:table-cell table:style-name="ce1" table:formula="of:=1+[.$B$1]*COS([.B92])" office:value-type="float" office:value="1.01047144492718">
            <text:p>1.01</text:p>
          </table:table-cell>
          <table:table-cell table:formula="of:=+[.H92]/[.I92]" office:value-type="float" office:value="0.611053792080649">
            <text:p>0.61</text:p>
          </table:table-cell>
          <table:table-cell table:formula="of:=ACOS([.J92])" office:value-type="float" office:value="0.913405182519961">
            <text:p>0.91</text:p>
          </table:table-cell>
          <table:table-cell table:style-name="ce3" table:formula="of:=+[.K92]*180/3.14159" office:value-type="float" office:value="52.3343061486677">
            <text:p>52.3343</text:p>
          </table:table-cell>
          <table:table-cell table:formula="of:=+[.L92]-[.L91]" office:value-type="float" office:value="0.787637150442826">
            <text:p>0.79</text:p>
          </table:table-cell>
          <table:table-cell table:formula="of:=+[.A92]-[.A91]" office:value-type="float" office:value="1">
            <text:p>1</text:p>
          </table:table-cell>
          <table:table-cell table:formula="of:=+[.M92]/[.N92]" office:value-type="float" office:value="0.787637150442826">
            <text:p>0.79</text:p>
          </table:table-cell>
        </table:table-row>
        <table:table-row table:style-name="ro1">
          <table:table-cell table:formula="of:=+[.A92]+1" office:value-type="float" office:value="90">
            <text:p>90</text:p>
          </table:table-cell>
          <table:table-cell table:formula="of:=+[.A93]*3.14159265/180" office:value-type="float" office:value="1.570796325">
            <text:p>1.57</text:p>
          </table:table-cell>
          <table:table-cell table:formula="of:=COS([.B93])-[.$B$1]" office:value-type="float" office:value="-0.599999998205103">
            <text:p>-0.60</text:p>
          </table:table-cell>
          <table:table-cell table:formula="of:=1-[.$B$1]*COS([.B93])" office:value-type="float" office:value="0.999999998923062">
            <text:p>1.00</text:p>
          </table:table-cell>
          <table:table-cell table:formula="of:=+[.C93]/[.D93]" office:value-type="float" office:value="-0.599999998851266">
            <text:p>-0.6</text:p>
          </table:table-cell>
          <table:table-cell table:formula="of:=ACOS([.E93])" office:value-type="float" office:value="2.21429743415226">
            <text:p>2.21</text:p>
          </table:table-cell>
          <table:table-cell table:style-name="ce3" table:formula="of:=+[.F93]*180/3.14159" office:value-type="float" office:value="126.870004726081">
            <text:p>126.8700</text:p>
          </table:table-cell>
          <table:table-cell table:style-name="ce1" table:formula="of:=COS([.B93])+[.$B$1]" office:value-type="float" office:value="0.600000001794897">
            <text:p>0.60</text:p>
          </table:table-cell>
          <table:table-cell table:style-name="ce1" table:formula="of:=1+[.$B$1]*COS([.B93])" office:value-type="float" office:value="1.00000000107694">
            <text:p>1.00</text:p>
          </table:table-cell>
          <table:table-cell table:formula="of:=+[.H93]/[.I93]" office:value-type="float" office:value="0.600000001148734">
            <text:p>0.6</text:p>
          </table:table-cell>
          <table:table-cell table:formula="of:=ACOS([.J93])" office:value-type="float" office:value="0.927295216565695">
            <text:p>0.93</text:p>
          </table:table-cell>
          <table:table-cell table:style-name="ce3" table:formula="of:=+[.K93]*180/3.14159" office:value-type="float" office:value="53.1301471489994">
            <text:p>53.1301</text:p>
          </table:table-cell>
          <table:table-cell table:formula="of:=+[.L93]-[.L92]" office:value-type="float" office:value="0.795841000331713">
            <text:p>0.8</text:p>
          </table:table-cell>
          <table:table-cell table:formula="of:=+[.A93]-[.A92]" office:value-type="float" office:value="1">
            <text:p>1</text:p>
          </table:table-cell>
          <table:table-cell table:formula="of:=+[.M93]/[.N93]" office:value-type="float" office:value="0.795841000331713">
            <text:p>0.8</text:p>
          </table:table-cell>
        </table:table-row>
        <table:table-row table:style-name="ro1">
          <table:table-cell table:formula="of:=+[.A93]+1" office:value-type="float" office:value="91">
            <text:p>91</text:p>
          </table:table-cell>
          <table:table-cell table:formula="of:=+[.A94]*3.14159265/180" office:value-type="float" office:value="1.5882496175">
            <text:p>1.59</text:p>
          </table:table-cell>
          <table:table-cell table:formula="of:=COS([.B94])-[.$B$1]" office:value-type="float" office:value="-0.61745240462272">
            <text:p>-0.62</text:p>
          </table:table-cell>
          <table:table-cell table:formula="of:=1-[.$B$1]*COS([.B94])" office:value-type="float" office:value="1.01047144277363">
            <text:p>1.01</text:p>
          </table:table-cell>
          <table:table-cell table:formula="of:=+[.C94]/[.D94]" office:value-type="float" office:value="-0.611053789830895">
            <text:p>-0.61</text:p>
          </table:table-cell>
          <table:table-cell table:formula="of:=ACOS([.E94])" office:value-type="float" office:value="2.22818746822776">
            <text:p>2.23</text:p>
          </table:table-cell>
          <table:table-cell table:style-name="ce3" table:formula="of:=+[.F94]*180/3.14159" office:value-type="float" office:value="127.665845728117">
            <text:p>127.6658</text:p>
          </table:table-cell>
          <table:table-cell table:style-name="ce1" table:formula="of:=COS([.B94])+[.$B$1]" office:value-type="float" office:value="0.58254759537728">
            <text:p>0.58</text:p>
          </table:table-cell>
          <table:table-cell table:style-name="ce1" table:formula="of:=1+[.$B$1]*COS([.B94])" office:value-type="float" office:value="0.989528557226368">
            <text:p>0.99</text:p>
          </table:table-cell>
          <table:table-cell table:formula="of:=+[.H94]/[.I94]" office:value-type="float" office:value="0.588712262140419">
            <text:p>0.59</text:p>
          </table:table-cell>
          <table:table-cell table:formula="of:=ACOS([.J94])" office:value-type="float" office:value="0.941331471277625">
            <text:p>0.94</text:p>
          </table:table-cell>
          <table:table-cell table:style-name="ce3" table:formula="of:=+[.K94]*180/3.14159" office:value-type="float" office:value="53.9343659834582">
            <text:p>53.9344</text:p>
          </table:table-cell>
          <table:table-cell table:formula="of:=+[.L94]-[.L93]" office:value-type="float" office:value="0.80421883445883">
            <text:p>0.8</text:p>
          </table:table-cell>
          <table:table-cell table:formula="of:=+[.A94]-[.A93]" office:value-type="float" office:value="1">
            <text:p>1</text:p>
          </table:table-cell>
          <table:table-cell table:formula="of:=+[.M94]/[.N94]" office:value-type="float" office:value="0.80421883445883">
            <text:p>0.8</text:p>
          </table:table-cell>
        </table:table-row>
        <table:table-row table:style-name="ro1">
          <table:table-cell table:formula="of:=+[.A94]+1" office:value-type="float" office:value="92">
            <text:p>92</text:p>
          </table:table-cell>
          <table:table-cell table:formula="of:=+[.A95]*3.14159265/180" office:value-type="float" office:value="1.60570291">
            <text:p>1.61</text:p>
          </table:table-cell>
          <table:table-cell table:formula="of:=COS([.B95])-[.$B$1]" office:value-type="float" office:value="-0.634899494868836">
            <text:p>-0.63</text:p>
          </table:table-cell>
          <table:table-cell table:formula="of:=1-[.$B$1]*COS([.B95])" office:value-type="float" office:value="1.0209396969213">
            <text:p>1.02</text:p>
          </table:table-cell>
          <table:table-cell table:formula="of:=+[.C95]/[.D95]" office:value-type="float" office:value="-0.621877567091777">
            <text:p>-0.62</text:p>
          </table:table-cell>
          <table:table-cell table:formula="of:=ACOS([.E95])" office:value-type="float" office:value="2.24193431823168">
            <text:p>2.24</text:p>
          </table:table-cell>
          <table:table-cell table:style-name="ce3" table:formula="of:=+[.F95]*180/3.14159" office:value-type="float" office:value="128.45348288023">
            <text:p>128.4535</text:p>
          </table:table-cell>
          <table:table-cell table:style-name="ce1" table:formula="of:=COS([.B95])+[.$B$1]" office:value-type="float" office:value="0.565100505131165">
            <text:p>0.57</text:p>
          </table:table-cell>
          <table:table-cell table:style-name="ce1" table:formula="of:=1+[.$B$1]*COS([.B95])" office:value-type="float" office:value="0.979060303078699">
            <text:p>0.98</text:p>
          </table:table-cell>
          <table:table-cell table:formula="of:=+[.H95]/[.I95]" office:value-type="float" office:value="0.577186617978669">
            <text:p>0.58</text:p>
          </table:table-cell>
          <table:table-cell table:formula="of:=ACOS([.J95])" office:value-type="float" office:value="0.955517034906029">
            <text:p>0.96</text:p>
          </table:table-cell>
          <table:table-cell table:style-name="ce3" table:formula="of:=+[.K95]*180/3.14159" office:value-type="float" office:value="54.7471395959005">
            <text:p>54.7471</text:p>
          </table:table-cell>
          <table:table-cell table:formula="of:=+[.L95]-[.L94]" office:value-type="float" office:value="0.8127736124423">
            <text:p>0.81</text:p>
          </table:table-cell>
          <table:table-cell table:formula="of:=+[.A95]-[.A94]" office:value-type="float" office:value="1">
            <text:p>1</text:p>
          </table:table-cell>
          <table:table-cell table:formula="of:=+[.M95]/[.N95]" office:value-type="float" office:value="0.8127736124423">
            <text:p>0.81</text:p>
          </table:table-cell>
        </table:table-row>
        <table:table-row table:style-name="ro1">
          <table:table-cell table:formula="of:=+[.A95]+1" office:value-type="float" office:value="93">
            <text:p>93</text:p>
          </table:table-cell>
          <table:table-cell table:formula="of:=+[.A96]*3.14159265/180" office:value-type="float" office:value="1.6231562025">
            <text:p>1.62</text:p>
          </table:table-cell>
          <table:table-cell table:formula="of:=COS([.B96])-[.$B$1]" office:value-type="float" office:value="-0.652335954390759">
            <text:p>-0.65</text:p>
          </table:table-cell>
          <table:table-cell table:formula="of:=1-[.$B$1]*COS([.B96])" office:value-type="float" office:value="1.03140157263446">
            <text:p>1.03</text:p>
          </table:table-cell>
          <table:table-cell table:formula="of:=+[.C96]/[.D96]" office:value-type="float" office:value="-0.632475237287579">
            <text:p>-0.63</text:p>
          </table:table-cell>
          <table:table-cell table:formula="of:=ACOS([.E96])" office:value-type="float" office:value="2.25554096943479">
            <text:p>2.26</text:p>
          </table:table-cell>
          <table:table-cell table:style-name="ce3" table:formula="of:=+[.F96]*180/3.14159" office:value-type="float" office:value="129.233087225979">
            <text:p>129.2331</text:p>
          </table:table-cell>
          <table:table-cell table:style-name="ce1" table:formula="of:=COS([.B96])+[.$B$1]" office:value-type="float" office:value="0.547664045609241">
            <text:p>0.55</text:p>
          </table:table-cell>
          <table:table-cell table:style-name="ce1" table:formula="of:=1+[.$B$1]*COS([.B96])" office:value-type="float" office:value="0.968598427365544">
            <text:p>0.97</text:p>
          </table:table-cell>
          <table:table-cell table:formula="of:=+[.H96]/[.I96]" office:value-type="float" office:value="0.565419094370009">
            <text:p>0.57</text:p>
          </table:table-cell>
          <table:table-cell table:formula="of:=ACOS([.J96])" office:value-type="float" office:value="0.969855047618175">
            <text:p>0.97</text:p>
          </table:table-cell>
          <table:table-cell table:style-name="ce3" table:formula="of:=+[.K96]*180/3.14159" office:value-type="float" office:value="55.5686479048098">
            <text:p>55.5686</text:p>
          </table:table-cell>
          <table:table-cell table:formula="of:=+[.L96]-[.L95]" office:value-type="float" office:value="0.82150830890928">
            <text:p>0.82</text:p>
          </table:table-cell>
          <table:table-cell table:formula="of:=+[.A96]-[.A95]" office:value-type="float" office:value="1">
            <text:p>1</text:p>
          </table:table-cell>
          <table:table-cell table:formula="of:=+[.M96]/[.N96]" office:value-type="float" office:value="0.82150830890928">
            <text:p>0.82</text:p>
          </table:table-cell>
        </table:table-row>
        <table:table-row table:style-name="ro1">
          <table:table-cell table:formula="of:=+[.A96]+1" office:value-type="float" office:value="94">
            <text:p>94</text:p>
          </table:table-cell>
          <table:table-cell table:formula="of:=+[.A97]*3.14159265/180" office:value-type="float" office:value="1.640609495">
            <text:p>1.64</text:p>
          </table:table-cell>
          <table:table-cell table:formula="of:=COS([.B97])-[.$B$1]" office:value-type="float" office:value="-0.669756471874022">
            <text:p>-0.67</text:p>
          </table:table-cell>
          <table:table-cell table:formula="of:=1-[.$B$1]*COS([.B97])" office:value-type="float" office:value="1.04185388312441">
            <text:p>1.04</text:p>
          </table:table-cell>
          <table:table-cell table:formula="of:=+[.C97]/[.D97]" office:value-type="float" office:value="-0.642850674861902">
            <text:p>-0.64</text:p>
          </table:table-cell>
          <table:table-cell table:formula="of:=ACOS([.E97])" office:value-type="float" office:value="2.26901035617605">
            <text:p>2.27</text:p>
          </table:table-cell>
          <table:table-cell table:style-name="ce3" table:formula="of:=+[.F97]*180/3.14159" office:value-type="float" office:value="130.004826890743">
            <text:p>130.0048</text:p>
          </table:table-cell>
          <table:table-cell table:style-name="ce1" table:formula="of:=COS([.B97])+[.$B$1]" office:value-type="float" office:value="0.530243528125978">
            <text:p>0.53</text:p>
          </table:table-cell>
          <table:table-cell table:style-name="ce1" table:formula="of:=1+[.$B$1]*COS([.B97])" office:value-type="float" office:value="0.958146116875587">
            <text:p>0.96</text:p>
          </table:table-cell>
          <table:table-cell table:formula="of:=+[.H97]/[.I97]" office:value-type="float" office:value="0.553405705859401">
            <text:p>0.55</text:p>
          </table:table-cell>
          <table:table-cell table:formula="of:=ACOS([.J97])" office:value-type="float" office:value="0.984348701684686">
            <text:p>0.98</text:p>
          </table:table-cell>
          <table:table-cell table:style-name="ce3" table:formula="of:=+[.K97]*180/3.14159" office:value-type="float" office:value="56.3990738139743">
            <text:p>56.3991</text:p>
          </table:table-cell>
          <table:table-cell table:formula="of:=+[.L97]-[.L96]" office:value-type="float" office:value="0.830425909164475">
            <text:p>0.83</text:p>
          </table:table-cell>
          <table:table-cell table:formula="of:=+[.A97]-[.A96]" office:value-type="float" office:value="1">
            <text:p>1</text:p>
          </table:table-cell>
          <table:table-cell table:formula="of:=+[.M97]/[.N97]" office:value-type="float" office:value="0.830425909164475">
            <text:p>0.83</text:p>
          </table:table-cell>
        </table:table-row>
        <table:table-row table:style-name="ro1">
          <table:table-cell table:formula="of:=+[.A97]+1" office:value-type="float" office:value="95">
            <text:p>95</text:p>
          </table:table-cell>
          <table:table-cell table:formula="of:=+[.A98]*3.14159265/180" office:value-type="float" office:value="1.6580627875">
            <text:p>1.66</text:p>
          </table:table-cell>
          <table:table-cell table:formula="of:=COS([.B98])-[.$B$1]" office:value-type="float" office:value="-0.687155740860255">
            <text:p>-0.69</text:p>
          </table:table-cell>
          <table:table-cell table:formula="of:=1-[.$B$1]*COS([.B98])" office:value-type="float" office:value="1.05229344451615">
            <text:p>1.05</text:p>
          </table:table-cell>
          <table:table-cell table:formula="of:=+[.C98]/[.D98]" office:value-type="float" office:value="-0.653007717990879">
            <text:p>-0.65</text:p>
          </table:table-cell>
          <table:table-cell table:formula="of:=ACOS([.E98])" office:value-type="float" office:value="2.28234536231123">
            <text:p>2.28</text:p>
          </table:table-cell>
          <table:table-cell table:style-name="ce3" table:formula="of:=+[.F98]*180/3.14159" office:value-type="float" office:value="130.768867107427">
            <text:p>130.7689</text:p>
          </table:table-cell>
          <table:table-cell table:style-name="ce1" table:formula="of:=COS([.B98])+[.$B$1]" office:value-type="float" office:value="0.512844259139745">
            <text:p>0.51</text:p>
          </table:table-cell>
          <table:table-cell table:style-name="ce1" table:formula="of:=1+[.$B$1]*COS([.B98])" office:value-type="float" office:value="0.947706555483847">
            <text:p>0.95</text:p>
          </table:table-cell>
          <table:table-cell table:formula="of:=+[.H98]/[.I98]" office:value-type="float" office:value="0.5411424624766">
            <text:p>0.54</text:p>
          </table:table-cell>
          <table:table-cell table:formula="of:=ACOS([.J98])" office:value-type="float" office:value="0.999001241582807">
            <text:p>1</text:p>
          </table:table-cell>
          <table:table-cell table:style-name="ce3" table:formula="of:=+[.K98]*180/3.14159" office:value-type="float" office:value="57.2386032184039">
            <text:p>57.2386</text:p>
          </table:table-cell>
          <table:table-cell table:formula="of:=+[.L98]-[.L97]" office:value-type="float" office:value="0.839529404429548">
            <text:p>0.84</text:p>
          </table:table-cell>
          <table:table-cell table:formula="of:=+[.A98]-[.A97]" office:value-type="float" office:value="1">
            <text:p>1</text:p>
          </table:table-cell>
          <table:table-cell table:formula="of:=+[.M98]/[.N98]" office:value-type="float" office:value="0.839529404429548">
            <text:p>0.84</text:p>
          </table:table-cell>
        </table:table-row>
        <table:table-row table:style-name="ro1">
          <table:table-cell table:formula="of:=+[.A98]+1" office:value-type="float" office:value="96">
            <text:p>96</text:p>
          </table:table-cell>
          <table:table-cell table:formula="of:=+[.A99]*3.14159265/180" office:value-type="float" office:value="1.67551608">
            <text:p>1.68</text:p>
          </table:table-cell>
          <table:table-cell table:formula="of:=COS([.B99])-[.$B$1]" office:value-type="float" office:value="-0.704528461363586">
            <text:p>-0.70</text:p>
          </table:table-cell>
          <table:table-cell table:formula="of:=1-[.$B$1]*COS([.B99])" office:value-type="float" office:value="1.06271707681815">
            <text:p>1.06</text:p>
          </table:table-cell>
          <table:table-cell table:formula="of:=+[.C99]/[.D99]" office:value-type="float" office:value="-0.662950164942294">
            <text:p>-0.66</text:p>
          </table:table-cell>
          <table:table-cell table:formula="of:=ACOS([.E99])" office:value-type="float" office:value="2.29554882171195">
            <text:p>2.3</text:p>
          </table:table-cell>
          <table:table-cell table:style-name="ce3" table:formula="of:=+[.F99]*180/3.14159" office:value-type="float" office:value="131.525370245051">
            <text:p>131.5254</text:p>
          </table:table-cell>
          <table:table-cell table:style-name="ce1" table:formula="of:=COS([.B99])+[.$B$1]" office:value-type="float" office:value="0.495471538636415">
            <text:p>0.50</text:p>
          </table:table-cell>
          <table:table-cell table:style-name="ce1" table:formula="of:=1+[.$B$1]*COS([.B99])" office:value-type="float" office:value="0.937282923181849">
            <text:p>0.94</text:p>
          </table:table-cell>
          <table:table-cell table:formula="of:=+[.H99]/[.I99]" office:value-type="float" office:value="0.528625377014668">
            <text:p>0.53</text:p>
          </table:table-cell>
          <table:table-cell table:formula="of:=ACOS([.J99])" office:value-type="float" office:value="1.01381596400858">
            <text:p>1.01</text:p>
          </table:table-cell>
          <table:table-cell table:style-name="ce3" table:formula="of:=+[.K99]*180/3.14159" office:value-type="float" office:value="58.0874250050278">
            <text:p>58.0874</text:p>
          </table:table-cell>
          <table:table-cell table:formula="of:=+[.L99]-[.L98]" office:value-type="float" office:value="0.848821786623944">
            <text:p>0.85</text:p>
          </table:table-cell>
          <table:table-cell table:formula="of:=+[.A99]-[.A98]" office:value-type="float" office:value="1">
            <text:p>1</text:p>
          </table:table-cell>
          <table:table-cell table:formula="of:=+[.M99]/[.N99]" office:value-type="float" office:value="0.848821786623944">
            <text:p>0.85</text:p>
          </table:table-cell>
        </table:table-row>
        <table:table-row table:style-name="ro1">
          <table:table-cell table:formula="of:=+[.A99]+1" office:value-type="float" office:value="97">
            <text:p>97</text:p>
          </table:table-cell>
          <table:table-cell table:formula="of:=+[.A100]*3.14159265/180" office:value-type="float" office:value="1.6929693725">
            <text:p>1.69</text:p>
          </table:table-cell>
          <table:table-cell table:formula="of:=COS([.B100])-[.$B$1]" office:value-type="float" office:value="-0.721869341485067">
            <text:p>-0.72</text:p>
          </table:table-cell>
          <table:table-cell table:formula="of:=1-[.$B$1]*COS([.B100])" office:value-type="float" office:value="1.07312160489104">
            <text:p>1.07</text:p>
          </table:table-cell>
          <table:table-cell table:formula="of:=+[.C100]/[.D100]" office:value-type="float" office:value="-0.672681770821642">
            <text:p>-0.67</text:p>
          </table:table-cell>
          <table:table-cell table:formula="of:=ACOS([.E100])" office:value-type="float" office:value="2.30862351880976">
            <text:p>2.31</text:p>
          </table:table-cell>
          <table:table-cell table:style-name="ce3" table:formula="of:=+[.F100]*180/3.14159" office:value-type="float" office:value="132.274495839927">
            <text:p>132.2745</text:p>
          </table:table-cell>
          <table:table-cell table:style-name="ce1" table:formula="of:=COS([.B100])+[.$B$1]" office:value-type="float" office:value="0.478130658514933">
            <text:p>0.48</text:p>
          </table:table-cell>
          <table:table-cell table:style-name="ce1" table:formula="of:=1+[.$B$1]*COS([.B100])" office:value-type="float" office:value="0.92687839510896">
            <text:p>0.93</text:p>
          </table:table-cell>
          <table:table-cell table:formula="of:=+[.H100]/[.I100]" office:value-type="float" office:value="0.515850472983272">
            <text:p>0.52</text:p>
          </table:table-cell>
          <table:table-cell table:formula="of:=ACOS([.J100])" office:value-type="float" office:value="1.0287962177894">
            <text:p>1.03</text:p>
          </table:table-cell>
          <table:table-cell table:style-name="ce3" table:formula="of:=+[.K100]*180/3.14159" office:value-type="float" office:value="58.9457310476835">
            <text:p>58.9457</text:p>
          </table:table-cell>
          <table:table-cell table:formula="of:=+[.L100]-[.L99]" office:value-type="float" office:value="0.858306042655741">
            <text:p>0.86</text:p>
          </table:table-cell>
          <table:table-cell table:formula="of:=+[.A100]-[.A99]" office:value-type="float" office:value="1">
            <text:p>1</text:p>
          </table:table-cell>
          <table:table-cell table:formula="of:=+[.M100]/[.N100]" office:value-type="float" office:value="0.858306042655741">
            <text:p>0.86</text:p>
          </table:table-cell>
        </table:table-row>
        <table:table-row table:style-name="ro1">
          <table:table-cell table:formula="of:=+[.A100]+1" office:value-type="float" office:value="98">
            <text:p>98</text:p>
          </table:table-cell>
          <table:table-cell table:formula="of:=+[.A101]*3.14159265/180" office:value-type="float" office:value="1.710422665">
            <text:p>1.71</text:p>
          </table:table-cell>
          <table:table-cell table:formula="of:=COS([.B101])-[.$B$1]" office:value-type="float" office:value="-0.739173099024643">
            <text:p>-0.74</text:p>
          </table:table-cell>
          <table:table-cell table:formula="of:=1-[.$B$1]*COS([.B101])" office:value-type="float" office:value="1.08350385941479">
            <text:p>1.08</text:p>
          </table:table-cell>
          <table:table-cell table:formula="of:=+[.C101]/[.D101]" office:value-type="float" office:value="-0.682206244677227">
            <text:p>-0.68</text:p>
          </table:table-cell>
          <table:table-cell table:formula="of:=ACOS([.E101])" office:value-type="float" office:value="2.32157218918047">
            <text:p>2.32</text:p>
          </table:table-cell>
          <table:table-cell table:style-name="ce3" table:formula="of:=+[.F101]*180/3.14159" office:value-type="float" office:value="133.016400629135">
            <text:p>133.0164</text:p>
          </table:table-cell>
          <table:table-cell table:style-name="ce1" table:formula="of:=COS([.B101])+[.$B$1]" office:value-type="float" office:value="0.460826900975357">
            <text:p>0.46</text:p>
          </table:table-cell>
          <table:table-cell table:style-name="ce1" table:formula="of:=1+[.$B$1]*COS([.B101])" office:value-type="float" office:value="0.916496140585214">
            <text:p>0.92</text:p>
          </table:table-cell>
          <table:table-cell table:formula="of:=+[.H101]/[.I101]" office:value-type="float" office:value="0.502813793281337">
            <text:p>0.5</text:p>
          </table:table-cell>
          <table:table-cell table:formula="of:=ACOS([.J101])" office:value-type="float" office:value="1.04394540368774">
            <text:p>1.04</text:p>
          </table:table-cell>
          <table:table-cell table:style-name="ce3" table:formula="of:=+[.K101]*180/3.14159" office:value-type="float" office:value="59.8137161958732">
            <text:p>59.8137</text:p>
          </table:table-cell>
          <table:table-cell table:formula="of:=+[.L101]-[.L100]" office:value-type="float" office:value="0.867985148189632">
            <text:p>0.87</text:p>
          </table:table-cell>
          <table:table-cell table:formula="of:=+[.A101]-[.A100]" office:value-type="float" office:value="1">
            <text:p>1</text:p>
          </table:table-cell>
          <table:table-cell table:formula="of:=+[.M101]/[.N101]" office:value-type="float" office:value="0.867985148189632">
            <text:p>0.87</text:p>
          </table:table-cell>
        </table:table-row>
        <table:table-row table:style-name="ro1">
          <table:table-cell table:formula="of:=+[.A101]+1" office:value-type="float" office:value="99">
            <text:p>99</text:p>
          </table:table-cell>
          <table:table-cell table:formula="of:=+[.A102]*3.14159265/180" office:value-type="float" office:value="1.7278759575">
            <text:p>1.73</text:p>
          </table:table-cell>
          <table:table-cell table:formula="of:=COS([.B102])-[.$B$1]" office:value-type="float" office:value="-0.756434463090153">
            <text:p>-0.76</text:p>
          </table:table-cell>
          <table:table-cell table:formula="of:=1-[.$B$1]*COS([.B102])" office:value-type="float" office:value="1.09386067785409">
            <text:p>1.09</text:p>
          </table:table-cell>
          <table:table-cell table:formula="of:=+[.C102]/[.D102]" office:value-type="float" office:value="-0.69152724693798">
            <text:p>-0.69</text:p>
          </table:table-cell>
          <table:table-cell table:formula="of:=ACOS([.E102])" office:value-type="float" office:value="2.33439752016415">
            <text:p>2.33</text:p>
          </table:table-cell>
          <table:table-cell table:style-name="ce3" table:formula="of:=+[.F102]*180/3.14159" office:value-type="float" office:value="133.75123858605">
            <text:p>133.7512</text:p>
          </table:table-cell>
          <table:table-cell table:style-name="ce1" table:formula="of:=COS([.B102])+[.$B$1]" office:value-type="float" office:value="0.443565536909848">
            <text:p>0.44</text:p>
          </table:table-cell>
          <table:table-cell table:style-name="ce1" table:formula="of:=1+[.$B$1]*COS([.B102])" office:value-type="float" office:value="0.906139322145908">
            <text:p>0.91</text:p>
          </table:table-cell>
          <table:table-cell table:formula="of:=+[.H102]/[.I102]" office:value-type="float" office:value="0.489511409635552">
            <text:p>0.49</text:p>
          </table:table-cell>
          <table:table-cell table:formula="of:=ACOS([.J102])" office:value-type="float" office:value="1.05926697408647">
            <text:p>1.06</text:p>
          </table:table-cell>
          <table:table-cell table:style-name="ce3" table:formula="of:=+[.K102]*180/3.14159" office:value-type="float" office:value="60.6915782567314">
            <text:p>60.6916</text:p>
          </table:table-cell>
          <table:table-cell table:formula="of:=+[.L102]-[.L101]" office:value-type="float" office:value="0.877862060858263">
            <text:p>0.88</text:p>
          </table:table-cell>
          <table:table-cell table:formula="of:=+[.A102]-[.A101]" office:value-type="float" office:value="1">
            <text:p>1</text:p>
          </table:table-cell>
          <table:table-cell table:formula="of:=+[.M102]/[.N102]" office:value-type="float" office:value="0.877862060858263">
            <text:p>0.88</text:p>
          </table:table-cell>
        </table:table-row>
        <table:table-row table:style-name="ro1">
          <table:table-cell table:formula="of:=+[.A102]+1" office:value-type="float" office:value="100">
            <text:p>100</text:p>
          </table:table-cell>
          <table:table-cell table:formula="of:=+[.A103]*3.14159265/180" office:value-type="float" office:value="1.74532925">
            <text:p>1.75</text:p>
          </table:table-cell>
          <table:table-cell table:formula="of:=COS([.B103])-[.$B$1]" office:value-type="float" office:value="-0.773648175702899">
            <text:p>-0.77</text:p>
          </table:table-cell>
          <table:table-cell table:formula="of:=1-[.$B$1]*COS([.B103])" office:value-type="float" office:value="1.10418890542174">
            <text:p>1.10</text:p>
          </table:table-cell>
          <table:table-cell table:formula="of:=+[.C103]/[.D103]" office:value-type="float" office:value="-0.700648387159268">
            <text:p>-0.7</text:p>
          </table:table-cell>
          <table:table-cell table:formula="of:=ACOS([.E103])" office:value-type="float" office:value="2.34710215151665">
            <text:p>2.35</text:p>
          </table:table-cell>
          <table:table-cell table:style-name="ce3" table:formula="of:=+[.F103]*180/3.14159" office:value-type="float" office:value="134.479160957667">
            <text:p>134.4792</text:p>
          </table:table-cell>
          <table:table-cell table:style-name="ce1" table:formula="of:=COS([.B103])+[.$B$1]" office:value-type="float" office:value="0.426351824297101">
            <text:p>0.43</text:p>
          </table:table-cell>
          <table:table-cell table:style-name="ce1" table:formula="of:=1+[.$B$1]*COS([.B103])" office:value-type="float" office:value="0.895811094578261">
            <text:p>0.90</text:p>
          </table:table-cell>
          <table:table-cell table:formula="of:=+[.H103]/[.I103]" office:value-type="float" office:value="0.47593943285311">
            <text:p>0.48</text:p>
          </table:table-cell>
          <table:table-cell table:formula="of:=ACOS([.J103])" office:value-type="float" office:value="1.07476443254531">
            <text:p>1.07</text:p>
          </table:table-cell>
          <table:table-cell table:style-name="ce3" table:formula="of:=+[.K103]*180/3.14159" office:value-type="float" office:value="61.5795179696126">
            <text:p>61.5795</text:p>
          </table:table-cell>
          <table:table-cell table:formula="of:=+[.L103]-[.L102]" office:value-type="float" office:value="0.887939712881185">
            <text:p>0.89</text:p>
          </table:table-cell>
          <table:table-cell table:formula="of:=+[.A103]-[.A102]" office:value-type="float" office:value="1">
            <text:p>1</text:p>
          </table:table-cell>
          <table:table-cell table:formula="of:=+[.M103]/[.N103]" office:value-type="float" office:value="0.887939712881185">
            <text:p>0.89</text:p>
          </table:table-cell>
        </table:table-row>
        <table:table-row table:style-name="ro1">
          <table:table-cell table:formula="of:=+[.A103]+1" office:value-type="float" office:value="101">
            <text:p>101</text:p>
          </table:table-cell>
          <table:table-cell table:formula="of:=+[.A104]*3.14159265/180" office:value-type="float" office:value="1.7627825425">
            <text:p>1.76</text:p>
          </table:table-cell>
          <table:table-cell table:formula="of:=COS([.B104])-[.$B$1]" office:value-type="float" office:value="-0.79080899339928">
            <text:p>-0.79</text:p>
          </table:table-cell>
          <table:table-cell table:formula="of:=1-[.$B$1]*COS([.B104])" office:value-type="float" office:value="1.11448539603957">
            <text:p>1.11</text:p>
          </table:table-cell>
          <table:table-cell table:formula="of:=+[.C104]/[.D104]" office:value-type="float" office:value="-0.709573222053422">
            <text:p>-0.71</text:p>
          </table:table-cell>
          <table:table-cell table:formula="of:=ACOS([.E104])" office:value-type="float" office:value="2.35968867608867">
            <text:p>2.36</text:p>
          </table:table-cell>
          <table:table-cell table:style-name="ce3" table:formula="of:=+[.F104]*180/3.14159" office:value-type="float" office:value="135.200316303516">
            <text:p>135.2003</text:p>
          </table:table-cell>
          <table:table-cell table:style-name="ce1" table:formula="of:=COS([.B104])+[.$B$1]" office:value-type="float" office:value="0.40919100660072">
            <text:p>0.41</text:p>
          </table:table-cell>
          <table:table-cell table:style-name="ce1" table:formula="of:=1+[.$B$1]*COS([.B104])" office:value-type="float" office:value="0.885514603960432">
            <text:p>0.89</text:p>
          </table:table-cell>
          <table:table-cell table:formula="of:=+[.H104]/[.I104]" office:value-type="float" office:value="0.462094023938881">
            <text:p>0.46</text:p>
          </table:table-cell>
          <table:table-cell table:formula="of:=ACOS([.J104])" office:value-type="float" office:value="1.09044133321745">
            <text:p>1.09</text:p>
          </table:table-cell>
          <table:table-cell table:style-name="ce3" table:formula="of:=+[.K104]*180/3.14159" office:value-type="float" office:value="62.4777389726668">
            <text:p>62.4777</text:p>
          </table:table-cell>
          <table:table-cell table:formula="of:=+[.L104]-[.L103]" office:value-type="float" office:value="0.898221003054168">
            <text:p>0.9</text:p>
          </table:table-cell>
          <table:table-cell table:formula="of:=+[.A104]-[.A103]" office:value-type="float" office:value="1">
            <text:p>1</text:p>
          </table:table-cell>
          <table:table-cell table:formula="of:=+[.M104]/[.N104]" office:value-type="float" office:value="0.898221003054168">
            <text:p>0.9</text:p>
          </table:table-cell>
        </table:table-row>
        <table:table-row table:style-name="ro1">
          <table:table-cell table:formula="of:=+[.A104]+1" office:value-type="float" office:value="102">
            <text:p>102</text:p>
          </table:table-cell>
          <table:table-cell table:formula="of:=+[.A105]*3.14159265/180" office:value-type="float" office:value="1.780235835">
            <text:p>1.78</text:p>
          </table:table-cell>
          <table:table-cell table:formula="of:=COS([.B105])-[.$B$1]" office:value-type="float" office:value="-0.807911688827996">
            <text:p>-0.81</text:p>
          </table:table-cell>
          <table:table-cell table:formula="of:=1-[.$B$1]*COS([.B105])" office:value-type="float" office:value="1.1247470132968">
            <text:p>1.12</text:p>
          </table:table-cell>
          <table:table-cell table:formula="of:=+[.C105]/[.D105]" office:value-type="float" office:value="-0.71830525378315">
            <text:p>-0.72</text:p>
          </table:table-cell>
          <table:table-cell table:formula="of:=ACOS([.E105])" office:value-type="float" office:value="2.372159640529">
            <text:p>2.37</text:p>
          </table:table-cell>
          <table:table-cell table:style-name="ce3" table:formula="of:=+[.F105]*180/3.14159" office:value-type="float" office:value="135.914850535945">
            <text:p>135.9149</text:p>
          </table:table-cell>
          <table:table-cell table:style-name="ce1" table:formula="of:=COS([.B105])+[.$B$1]" office:value-type="float" office:value="0.392088311172004">
            <text:p>0.39</text:p>
          </table:table-cell>
          <table:table-cell table:style-name="ce1" table:formula="of:=1+[.$B$1]*COS([.B105])" office:value-type="float" office:value="0.875252986703202">
            <text:p>0.88</text:p>
          </table:table-cell>
          <table:table-cell table:formula="of:=+[.H105]/[.I105]" office:value-type="float" office:value="0.447971406128959">
            <text:p>0.45</text:p>
          </table:table-cell>
          <table:table-cell table:formula="of:=ACOS([.J105])" office:value-type="float" office:value="1.10630128011476">
            <text:p>1.11</text:p>
          </table:table-cell>
          <table:table-cell table:style-name="ce3" table:formula="of:=+[.K105]*180/3.14159" office:value-type="float" office:value="63.3864477607377">
            <text:p>63.3864</text:p>
          </table:table-cell>
          <table:table-cell table:formula="of:=+[.L105]-[.L104]" office:value-type="float" office:value="0.908708788070967">
            <text:p>0.91</text:p>
          </table:table-cell>
          <table:table-cell table:formula="of:=+[.A105]-[.A104]" office:value-type="float" office:value="1">
            <text:p>1</text:p>
          </table:table-cell>
          <table:table-cell table:formula="of:=+[.M105]/[.N105]" office:value-type="float" office:value="0.908708788070967">
            <text:p>0.91</text:p>
          </table:table-cell>
        </table:table-row>
        <table:table-row table:style-name="ro1">
          <table:table-cell table:formula="of:=+[.A105]+1" office:value-type="float" office:value="103">
            <text:p>103</text:p>
          </table:table-cell>
          <table:table-cell table:formula="of:=+[.A106]*3.14159265/180" office:value-type="float" office:value="1.7976891275">
            <text:p>1.8</text:p>
          </table:table-cell>
          <table:table-cell table:formula="of:=COS([.B106])-[.$B$1]" office:value-type="float" office:value="-0.824951052342354">
            <text:p>-0.82</text:p>
          </table:table-cell>
          <table:table-cell table:formula="of:=1-[.$B$1]*COS([.B106])" office:value-type="float" office:value="1.13497063140541">
            <text:p>1.13</text:p>
          </table:table-cell>
          <table:table-cell table:formula="of:=+[.C106]/[.D106]" office:value-type="float" office:value="-0.72684792849735">
            <text:p>-0.73</text:p>
          </table:table-cell>
          <table:table-cell table:formula="of:=ACOS([.E106])" office:value-type="float" office:value="2.38451754600834">
            <text:p>2.38</text:p>
          </table:table-cell>
          <table:table-cell table:style-name="ce3" table:formula="of:=+[.F106]*180/3.14159" office:value-type="float" office:value="136.622906961603">
            <text:p>136.6229</text:p>
          </table:table-cell>
          <table:table-cell table:style-name="ce1" table:formula="of:=COS([.B106])+[.$B$1]" office:value-type="float" office:value="0.375048947657646">
            <text:p>0.38</text:p>
          </table:table-cell>
          <table:table-cell table:style-name="ce1" table:formula="of:=1+[.$B$1]*COS([.B106])" office:value-type="float" office:value="0.865029368594588">
            <text:p>0.87</text:p>
          </table:table-cell>
          <table:table-cell table:formula="of:=+[.H106]/[.I106]" office:value-type="float" office:value="0.43356787789412">
            <text:p>0.43</text:p>
          </table:table-cell>
          <table:table-cell table:formula="of:=ACOS([.J106])" office:value-type="float" office:value="1.12234792620916">
            <text:p>1.12</text:p>
          </table:table-cell>
          <table:table-cell table:style-name="ce3" table:formula="of:=+[.K106]*180/3.14159" office:value-type="float" office:value="64.3058536338758">
            <text:p>64.3059</text:p>
          </table:table-cell>
          <table:table-cell table:formula="of:=+[.L106]-[.L105]" office:value-type="float" office:value="0.919405873138082">
            <text:p>0.92</text:p>
          </table:table-cell>
          <table:table-cell table:formula="of:=+[.A106]-[.A105]" office:value-type="float" office:value="1">
            <text:p>1</text:p>
          </table:table-cell>
          <table:table-cell table:formula="of:=+[.M106]/[.N106]" office:value-type="float" office:value="0.919405873138082">
            <text:p>0.92</text:p>
          </table:table-cell>
        </table:table-row>
        <table:table-row table:style-name="ro1">
          <table:table-cell table:formula="of:=+[.A106]+1" office:value-type="float" office:value="104">
            <text:p>104</text:p>
          </table:table-cell>
          <table:table-cell table:formula="of:=+[.A107]*3.14159265/180" office:value-type="float" office:value="1.81514242">
            <text:p>1.82</text:p>
          </table:table-cell>
          <table:table-cell table:formula="of:=COS([.B107])-[.$B$1]" office:value-type="float" office:value="-0.841921893587175">
            <text:p>-0.84</text:p>
          </table:table-cell>
          <table:table-cell table:formula="of:=1-[.$B$1]*COS([.B107])" office:value-type="float" office:value="1.1451531361523">
            <text:p>1.15</text:p>
          </table:table-cell>
          <table:table-cell table:formula="of:=+[.C107]/[.D107]" office:value-type="float" office:value="-0.735204635090131">
            <text:p>-0.74</text:p>
          </table:table-cell>
          <table:table-cell table:formula="of:=ACOS([.E107])" office:value-type="float" office:value="2.3967648489609">
            <text:p>2.4</text:p>
          </table:table-cell>
          <table:table-cell table:style-name="ce3" table:formula="of:=+[.F107]*180/3.14159" office:value-type="float" office:value="137.32462632392">
            <text:p>137.3246</text:p>
          </table:table-cell>
          <table:table-cell table:style-name="ce1" table:formula="of:=COS([.B107])+[.$B$1]" office:value-type="float" office:value="0.358078106412825">
            <text:p>0.36</text:p>
          </table:table-cell>
          <table:table-cell table:style-name="ce1" table:formula="of:=1+[.$B$1]*COS([.B107])" office:value-type="float" office:value="0.854846863847695">
            <text:p>0.85</text:p>
          </table:table-cell>
          <table:table-cell table:formula="of:=+[.H107]/[.I107]" office:value-type="float" office:value="0.418879826968193">
            <text:p>0.42</text:p>
          </table:table-cell>
          <table:table-cell table:formula="of:=ACOS([.J107])" office:value-type="float" office:value="1.13858497235712">
            <text:p>1.14</text:p>
          </table:table-cell>
          <table:table-cell table:style-name="ce3" table:formula="of:=+[.K107]*180/3.14159" office:value-type="float" office:value="65.2361686357168">
            <text:p>65.2362</text:p>
          </table:table-cell>
          <table:table-cell table:formula="of:=+[.L107]-[.L106]" office:value-type="float" office:value="0.930315001840924">
            <text:p>0.93</text:p>
          </table:table-cell>
          <table:table-cell table:formula="of:=+[.A107]-[.A106]" office:value-type="float" office:value="1">
            <text:p>1</text:p>
          </table:table-cell>
          <table:table-cell table:formula="of:=+[.M107]/[.N107]" office:value-type="float" office:value="0.930315001840924">
            <text:p>0.93</text:p>
          </table:table-cell>
        </table:table-row>
        <table:table-row table:style-name="ro1">
          <table:table-cell table:formula="of:=+[.A107]+1" office:value-type="float" office:value="105">
            <text:p>105</text:p>
          </table:table-cell>
          <table:table-cell table:formula="of:=+[.A108]*3.14159265/180" office:value-type="float" office:value="1.8325957125">
            <text:p>1.83</text:p>
          </table:table-cell>
          <table:table-cell table:formula="of:=COS([.B108])-[.$B$1]" office:value-type="float" office:value="-0.858819043079828">
            <text:p>-0.86</text:p>
          </table:table-cell>
          <table:table-cell table:formula="of:=1-[.$B$1]*COS([.B108])" office:value-type="float" office:value="1.1552914258479">
            <text:p>1.16</text:p>
          </table:table-cell>
          <table:table-cell table:formula="of:=+[.C108]/[.D108]" office:value-type="float" office:value="-0.743378704165072">
            <text:p>-0.74</text:p>
          </table:table-cell>
          <table:table-cell table:formula="of:=ACOS([.E108])" office:value-type="float" office:value="2.40890396184087">
            <text:p>2.41</text:p>
          </table:table-cell>
          <table:table-cell table:style-name="ce3" table:formula="of:=+[.F108]*180/3.14159" office:value-type="float" office:value="138.020146846455">
            <text:p>138.0201</text:p>
          </table:table-cell>
          <table:table-cell table:style-name="ce1" table:formula="of:=COS([.B108])+[.$B$1]" office:value-type="float" office:value="0.341180956920172">
            <text:p>0.34</text:p>
          </table:table-cell>
          <table:table-cell table:style-name="ce1" table:formula="of:=1+[.$B$1]*COS([.B108])" office:value-type="float" office:value="0.844708574152103">
            <text:p>0.84</text:p>
          </table:table-cell>
          <table:table-cell table:formula="of:=+[.H108]/[.I108]" office:value-type="float" office:value="0.403903745457587">
            <text:p>0.4</text:p>
          </table:table-cell>
          <table:table-cell table:formula="of:=ACOS([.J108])" office:value-type="float" office:value="1.15501616603355">
            <text:p>1.16</text:p>
          </table:table-cell>
          <table:table-cell table:style-name="ce3" table:formula="of:=+[.K108]*180/3.14159" office:value-type="float" office:value="66.1776074809377">
            <text:p>66.1776</text:p>
          </table:table-cell>
          <table:table-cell table:formula="of:=+[.L108]-[.L107]" office:value-type="float" office:value="0.941438845220986">
            <text:p>0.94</text:p>
          </table:table-cell>
          <table:table-cell table:formula="of:=+[.A108]-[.A107]" office:value-type="float" office:value="1">
            <text:p>1</text:p>
          </table:table-cell>
          <table:table-cell table:formula="of:=+[.M108]/[.N108]" office:value-type="float" office:value="0.941438845220986">
            <text:p>0.94</text:p>
          </table:table-cell>
        </table:table-row>
        <table:table-row table:style-name="ro1">
          <table:table-cell table:formula="of:=+[.A108]+1" office:value-type="float" office:value="106">
            <text:p>106</text:p>
          </table:table-cell>
          <table:table-cell table:formula="of:=+[.A109]*3.14159265/180" office:value-type="float" office:value="1.850049005">
            <text:p>1.85</text:p>
          </table:table-cell>
          <table:table-cell table:formula="of:=COS([.B109])-[.$B$1]" office:value-type="float" office:value="-0.875637353784902">
            <text:p>-0.88</text:p>
          </table:table-cell>
          <table:table-cell table:formula="of:=1-[.$B$1]*COS([.B109])" office:value-type="float" office:value="1.16538241227094">
            <text:p>1.17</text:p>
          </table:table-cell>
          <table:table-cell table:formula="of:=+[.C109]/[.D109]" office:value-type="float" office:value="-0.751373407187927">
            <text:p>-0.75</text:p>
          </table:table-cell>
          <table:table-cell table:formula="of:=ACOS([.E109])" office:value-type="float" office:value="2.42093725389115">
            <text:p>2.42</text:p>
          </table:table-cell>
          <table:table-cell table:style-name="ce3" table:formula="of:=+[.F109]*180/3.14159" office:value-type="float" office:value="138.709604276945">
            <text:p>138.7096</text:p>
          </table:table-cell>
          <table:table-cell table:style-name="ce1" table:formula="of:=COS([.B109])+[.$B$1]" office:value-type="float" office:value="0.324362646215098">
            <text:p>0.32</text:p>
          </table:table-cell>
          <table:table-cell table:style-name="ce1" table:formula="of:=1+[.$B$1]*COS([.B109])" office:value-type="float" office:value="0.834617587729058">
            <text:p>0.83</text:p>
          </table:table-cell>
          <table:table-cell table:formula="of:=+[.H109]/[.I109]" office:value-type="float" office:value="0.388636246089263">
            <text:p>0.39</text:p>
          </table:table-cell>
          <table:table-cell table:formula="of:=ACOS([.J109])" office:value-type="float" office:value="1.17164529986048">
            <text:p>1.17</text:p>
          </table:table-cell>
          <table:table-cell table:style-name="ce3" table:formula="of:=+[.K109]*180/3.14159" office:value-type="float" office:value="67.1303874709579">
            <text:p>67.1304</text:p>
          </table:table-cell>
          <table:table-cell table:formula="of:=+[.L109]-[.L108]" office:value-type="float" office:value="0.952779990020119">
            <text:p>0.95</text:p>
          </table:table-cell>
          <table:table-cell table:formula="of:=+[.A109]-[.A108]" office:value-type="float" office:value="1">
            <text:p>1</text:p>
          </table:table-cell>
          <table:table-cell table:formula="of:=+[.M109]/[.N109]" office:value-type="float" office:value="0.952779990020119">
            <text:p>0.95</text:p>
          </table:table-cell>
        </table:table-row>
        <table:table-row table:style-name="ro1">
          <table:table-cell table:formula="of:=+[.A109]+1" office:value-type="float" office:value="107">
            <text:p>107</text:p>
          </table:table-cell>
          <table:table-cell table:formula="of:=+[.A110]*3.14159265/180" office:value-type="float" office:value="1.8675022975">
            <text:p>1.87</text:p>
          </table:table-cell>
          <table:table-cell table:formula="of:=COS([.B110])-[.$B$1]" office:value-type="float" office:value="-0.892371702682047">
            <text:p>-0.89</text:p>
          </table:table-cell>
          <table:table-cell table:formula="of:=1-[.$B$1]*COS([.B110])" office:value-type="float" office:value="1.17542302160923">
            <text:p>1.18</text:p>
          </table:table-cell>
          <table:table-cell table:formula="of:=+[.C110]/[.D110]" office:value-type="float" office:value="-0.759191955812073">
            <text:p>-0.76</text:p>
          </table:table-cell>
          <table:table-cell table:formula="of:=ACOS([.E110])" office:value-type="float" office:value="2.43286705192209">
            <text:p>2.43</text:p>
          </table:table-cell>
          <table:table-cell table:style-name="ce3" table:formula="of:=+[.F110]*180/3.14159" office:value-type="float" office:value="139.393131931912">
            <text:p>139.3931</text:p>
          </table:table-cell>
          <table:table-cell table:style-name="ce1" table:formula="of:=COS([.B110])+[.$B$1]" office:value-type="float" office:value="0.307628297317953">
            <text:p>0.31</text:p>
          </table:table-cell>
          <table:table-cell table:style-name="ce1" table:formula="of:=1+[.$B$1]*COS([.B110])" office:value-type="float" office:value="0.824576978390772">
            <text:p>0.82</text:p>
          </table:table-cell>
          <table:table-cell table:formula="of:=+[.H110]/[.I110]" office:value-type="float" office:value="0.37307407965514">
            <text:p>0.37</text:p>
          </table:table-cell>
          <table:table-cell table:formula="of:=ACOS([.J110])" office:value-type="float" office:value="1.1884762099153">
            <text:p>1.19</text:p>
          </table:table-cell>
          <table:table-cell table:style-name="ce3" table:formula="of:=+[.K110]*180/3.14159" office:value-type="float" office:value="68.0947283970075">
            <text:p>68.0947</text:p>
          </table:table-cell>
          <table:table-cell table:formula="of:=+[.L110]-[.L109]" office:value-type="float" office:value="0.96434092604963">
            <text:p>0.96</text:p>
          </table:table-cell>
          <table:table-cell table:formula="of:=+[.A110]-[.A109]" office:value-type="float" office:value="1">
            <text:p>1</text:p>
          </table:table-cell>
          <table:table-cell table:formula="of:=+[.M110]/[.N110]" office:value-type="float" office:value="0.96434092604963">
            <text:p>0.96</text:p>
          </table:table-cell>
        </table:table-row>
        <table:table-row table:style-name="ro1">
          <table:table-cell table:formula="of:=+[.A110]+1" office:value-type="float" office:value="108">
            <text:p>108</text:p>
          </table:table-cell>
          <table:table-cell table:formula="of:=+[.A111]*3.14159265/180" office:value-type="float" office:value="1.88495559">
            <text:p>1.88</text:p>
          </table:table-cell>
          <table:table-cell table:formula="of:=COS([.B111])-[.$B$1]" office:value-type="float" office:value="-0.90901699232649">
            <text:p>-0.91</text:p>
          </table:table-cell>
          <table:table-cell table:formula="of:=1-[.$B$1]*COS([.B111])" office:value-type="float" office:value="1.18541019539589">
            <text:p>1.19</text:p>
          </table:table-cell>
          <table:table-cell table:formula="of:=+[.C111]/[.D111]" office:value-type="float" office:value="-0.766837501362053">
            <text:p>-0.77</text:p>
          </table:table-cell>
          <table:table-cell table:formula="of:=ACOS([.E111])" office:value-type="float" office:value="2.44469564109798">
            <text:p>2.44</text:p>
          </table:table-cell>
          <table:table-cell table:style-name="ce3" table:formula="of:=+[.F111]*180/3.14159" office:value-type="float" office:value="140.070860741738">
            <text:p>140.0709</text:p>
          </table:table-cell>
          <table:table-cell table:style-name="ce1" table:formula="of:=COS([.B111])+[.$B$1]" office:value-type="float" office:value="0.29098300767351">
            <text:p>0.29</text:p>
          </table:table-cell>
          <table:table-cell table:style-name="ce1" table:formula="of:=1+[.$B$1]*COS([.B111])" office:value-type="float" office:value="0.814589804604106">
            <text:p>0.81</text:p>
          </table:table-cell>
          <table:table-cell table:formula="of:=+[.H111]/[.I111]" office:value-type="float" office:value="0.357214153711302">
            <text:p>0.36</text:p>
          </table:table-cell>
          <table:table-cell table:formula="of:=ACOS([.J111])" office:value-type="float" office:value="1.20551277380254">
            <text:p>1.21</text:p>
          </table:table-cell>
          <table:table-cell table:style-name="ce3" table:formula="of:=+[.K111]*180/3.14159" office:value-type="float" office:value="69.0708524296477">
            <text:p>69.0709</text:p>
          </table:table-cell>
          <table:table-cell table:formula="of:=+[.L111]-[.L110]" office:value-type="float" office:value="0.976124032640186">
            <text:p>0.98</text:p>
          </table:table-cell>
          <table:table-cell table:formula="of:=+[.A111]-[.A110]" office:value-type="float" office:value="1">
            <text:p>1</text:p>
          </table:table-cell>
          <table:table-cell table:formula="of:=+[.M111]/[.N111]" office:value-type="float" office:value="0.976124032640186">
            <text:p>0.98</text:p>
          </table:table-cell>
        </table:table-row>
        <table:table-row table:style-name="ro1">
          <table:table-cell table:formula="of:=+[.A111]+1" office:value-type="float" office:value="109">
            <text:p>109</text:p>
          </table:table-cell>
          <table:table-cell table:formula="of:=+[.A112]*3.14159265/180" office:value-type="float" office:value="1.9024088825">
            <text:p>1.9</text:p>
          </table:table-cell>
          <table:table-cell table:formula="of:=COS([.B112])-[.$B$1]" office:value-type="float" office:value="-0.92556815240177">
            <text:p>-0.93</text:p>
          </table:table-cell>
          <table:table-cell table:formula="of:=1-[.$B$1]*COS([.B112])" office:value-type="float" office:value="1.19534089144106">
            <text:p>1.20</text:p>
          </table:table-cell>
          <table:table-cell table:formula="of:=+[.C112]/[.D112]" office:value-type="float" office:value="-0.774313134461532">
            <text:p>-0.77</text:p>
          </table:table-cell>
          <table:table-cell table:formula="of:=ACOS([.E112])" office:value-type="float" office:value="2.45642526572929">
            <text:p>2.46</text:p>
          </table:table-cell>
          <table:table-cell table:style-name="ce3" table:formula="of:=+[.F112]*180/3.14159" office:value-type="float" office:value="140.742919296048">
            <text:p>140.7429</text:p>
          </table:table-cell>
          <table:table-cell table:style-name="ce1" table:formula="of:=COS([.B112])+[.$B$1]" office:value-type="float" office:value="0.27443184759823">
            <text:p>0.27</text:p>
          </table:table-cell>
          <table:table-cell table:style-name="ce1" table:formula="of:=1+[.$B$1]*COS([.B112])" office:value-type="float" office:value="0.804659108558938">
            <text:p>0.80</text:p>
          </table:table-cell>
          <table:table-cell table:formula="of:=+[.H112]/[.I112]" office:value-type="float" office:value="0.341053552590375">
            <text:p>0.34</text:p>
          </table:table-cell>
          <table:table-cell table:formula="of:=ACOS([.J112])" office:value-type="float" office:value="1.22275890847226">
            <text:p>1.22</text:p>
          </table:table-cell>
          <table:table-cell table:style-name="ce3" table:formula="of:=+[.K112]*180/3.14159" office:value-type="float" office:value="70.058983993776">
            <text:p>70.0590</text:p>
          </table:table-cell>
          <table:table-cell table:formula="of:=+[.L112]-[.L111]" office:value-type="float" office:value="0.98813156412831">
            <text:p>0.99</text:p>
          </table:table-cell>
          <table:table-cell table:formula="of:=+[.A112]-[.A111]" office:value-type="float" office:value="1">
            <text:p>1</text:p>
          </table:table-cell>
          <table:table-cell table:formula="of:=+[.M112]/[.N112]" office:value-type="float" office:value="0.98813156412831">
            <text:p>0.99</text:p>
          </table:table-cell>
        </table:table-row>
        <table:table-row table:style-name="ro1">
          <table:table-cell table:formula="of:=+[.A112]+1" office:value-type="float" office:value="110">
            <text:p>110</text:p>
          </table:table-cell>
          <table:table-cell table:formula="of:=+[.A113]*3.14159265/180" office:value-type="float" office:value="1.919862175">
            <text:p>1.92</text:p>
          </table:table-cell>
          <table:table-cell table:formula="of:=COS([.B113])-[.$B$1]" office:value-type="float" office:value="-0.942020141264206">
            <text:p>-0.94</text:p>
          </table:table-cell>
          <table:table-cell table:formula="of:=1-[.$B$1]*COS([.B113])" office:value-type="float" office:value="1.20521208475852">
            <text:p>1.21</text:p>
          </table:table-cell>
          <table:table-cell table:formula="of:=+[.C113]/[.D113]" office:value-type="float" office:value="-0.781621884792957">
            <text:p>-0.78</text:p>
          </table:table-cell>
          <table:table-cell table:formula="of:=ACOS([.E113])" office:value-type="float" office:value="2.46805813006901">
            <text:p>2.47</text:p>
          </table:table-cell>
          <table:table-cell table:style-name="ce3" table:formula="of:=+[.F113]*180/3.14159" office:value-type="float" office:value="141.409433889343">
            <text:p>141.4094</text:p>
          </table:table-cell>
          <table:table-cell table:style-name="ce1" table:formula="of:=COS([.B113])+[.$B$1]" office:value-type="float" office:value="0.257979858735794">
            <text:p>0.26</text:p>
          </table:table-cell>
          <table:table-cell table:style-name="ce1" table:formula="of:=1+[.$B$1]*COS([.B113])" office:value-type="float" office:value="0.794787915241476">
            <text:p>0.79</text:p>
          </table:table-cell>
          <table:table-cell table:formula="of:=+[.H113]/[.I113]" office:value-type="float" office:value="0.324589558784891">
            <text:p>0.32</text:p>
          </table:table-cell>
          <table:table-cell table:formula="of:=ACOS([.J113])" office:value-type="float" office:value="1.24021856776768">
            <text:p>1.24</text:p>
          </table:table-cell>
          <table:table-cell table:style-name="ce3" table:formula="of:=+[.K113]*180/3.14159" office:value-type="float" office:value="71.0593496281127">
            <text:p>71.0593</text:p>
          </table:table-cell>
          <table:table-cell table:formula="of:=+[.L113]-[.L112]" office:value-type="float" office:value="1.00036563433676">
            <text:p>1</text:p>
          </table:table-cell>
          <table:table-cell table:formula="of:=+[.A113]-[.A112]" office:value-type="float" office:value="1">
            <text:p>1</text:p>
          </table:table-cell>
          <table:table-cell table:formula="of:=+[.M113]/[.N113]" office:value-type="float" office:value="1.00036563433676">
            <text:p>1</text:p>
          </table:table-cell>
        </table:table-row>
        <table:table-row table:style-name="ro1">
          <table:table-cell table:formula="of:=+[.A113]+1" office:value-type="float" office:value="111">
            <text:p>111</text:p>
          </table:table-cell>
          <table:table-cell table:formula="of:=+[.A114]*3.14159265/180" office:value-type="float" office:value="1.9373154675">
            <text:p>1.94</text:p>
          </table:table-cell>
          <table:table-cell table:formula="of:=COS([.B114])-[.$B$1]" office:value-type="float" office:value="-0.958367947478628">
            <text:p>-0.96</text:p>
          </table:table-cell>
          <table:table-cell table:formula="of:=1-[.$B$1]*COS([.B114])" office:value-type="float" office:value="1.21502076848718">
            <text:p>1.22</text:p>
          </table:table-cell>
          <table:table-cell table:formula="of:=+[.C114]/[.D114]" office:value-type="float" office:value="-0.788766720977035">
            <text:p>-0.79</text:p>
          </table:table-cell>
          <table:table-cell table:formula="of:=ACOS([.E114])" office:value-type="float" office:value="2.47959639911126">
            <text:p>2.48</text:p>
          </table:table-cell>
          <table:table-cell table:style-name="ce3" table:formula="of:=+[.F114]*180/3.14159" office:value-type="float" office:value="142.070528566753">
            <text:p>142.0705</text:p>
          </table:table-cell>
          <table:table-cell table:style-name="ce1" table:formula="of:=COS([.B114])+[.$B$1]" office:value-type="float" office:value="0.241632052521372">
            <text:p>0.24</text:p>
          </table:table-cell>
          <table:table-cell table:style-name="ce1" table:formula="of:=1+[.$B$1]*COS([.B114])" office:value-type="float" office:value="0.784979231512823">
            <text:p>0.78</text:p>
          </table:table-cell>
          <table:table-cell table:formula="of:=+[.H114]/[.I114]" office:value-type="float" office:value="0.307819675758421">
            <text:p>0.31</text:p>
          </table:table-cell>
          <table:table-cell table:formula="of:=ACOS([.J114])" office:value-type="float" office:value="1.25789573968354">
            <text:p>1.26</text:p>
          </table:table-cell>
          <table:table-cell table:style-name="ce3" table:formula="of:=+[.K114]*180/3.14159" office:value-type="float" office:value="72.0721778281179">
            <text:p>72.0722</text:p>
          </table:table-cell>
          <table:table-cell table:formula="of:=+[.L114]-[.L113]" office:value-type="float" office:value="1.01282820000517">
            <text:p>1.01</text:p>
          </table:table-cell>
          <table:table-cell table:formula="of:=+[.A114]-[.A113]" office:value-type="float" office:value="1">
            <text:p>1</text:p>
          </table:table-cell>
          <table:table-cell table:formula="of:=+[.M114]/[.N114]" office:value-type="float" office:value="1.01282820000517">
            <text:p>1.01</text:p>
          </table:table-cell>
        </table:table-row>
        <table:table-row table:style-name="ro1">
          <table:table-cell table:formula="of:=+[.A114]+1" office:value-type="float" office:value="112">
            <text:p>112</text:p>
          </table:table-cell>
          <table:table-cell table:formula="of:=+[.A115]*3.14159265/180" office:value-type="float" office:value="1.95476876">
            <text:p>1.95</text:p>
          </table:table-cell>
          <table:table-cell table:formula="of:=COS([.B115])-[.$B$1]" office:value-type="float" office:value="-0.974606591344909">
            <text:p>-0.97</text:p>
          </table:table-cell>
          <table:table-cell table:formula="of:=1-[.$B$1]*COS([.B115])" office:value-type="float" office:value="1.22476395480695">
            <text:p>1.22</text:p>
          </table:table-cell>
          <table:table-cell table:formula="of:=+[.C115]/[.D115]" office:value-type="float" office:value="-0.795750550561012">
            <text:p>-0.8</text:p>
          </table:table-cell>
          <table:table-cell table:formula="of:=ACOS([.E115])" office:value-type="float" office:value="2.49104219939075">
            <text:p>2.49</text:p>
          </table:table-cell>
          <table:table-cell table:style-name="ce3" table:formula="of:=+[.F115]*180/3.14159" office:value-type="float" office:value="142.726325169845">
            <text:p>142.7263</text:p>
          </table:table-cell>
          <table:table-cell table:style-name="ce1" table:formula="of:=COS([.B115])+[.$B$1]" office:value-type="float" office:value="0.225393408655091">
            <text:p>0.23</text:p>
          </table:table-cell>
          <table:table-cell table:style-name="ce1" table:formula="of:=1+[.$B$1]*COS([.B115])" office:value-type="float" office:value="0.775236045193055">
            <text:p>0.78</text:p>
          </table:table-cell>
          <table:table-cell table:formula="of:=+[.H115]/[.I115]" office:value-type="float" office:value="0.290741652239561">
            <text:p>0.29</text:p>
          </table:table-cell>
          <table:table-cell table:formula="of:=ACOS([.J115])" office:value-type="float" office:value="1.27579444331622">
            <text:p>1.28</text:p>
          </table:table-cell>
          <table:table-cell table:style-name="ce3" table:formula="of:=+[.K115]*180/3.14159" office:value-type="float" office:value="73.0976988712466">
            <text:p>73.0977</text:p>
          </table:table-cell>
          <table:table-cell table:formula="of:=+[.L115]-[.L114]" office:value-type="float" office:value="1.02552104312865">
            <text:p>1.03</text:p>
          </table:table-cell>
          <table:table-cell table:formula="of:=+[.A115]-[.A114]" office:value-type="float" office:value="1">
            <text:p>1</text:p>
          </table:table-cell>
          <table:table-cell table:formula="of:=+[.M115]/[.N115]" office:value-type="float" office:value="1.02552104312865">
            <text:p>1.03</text:p>
          </table:table-cell>
        </table:table-row>
        <table:table-row table:style-name="ro1">
          <table:table-cell table:formula="of:=+[.A115]+1" office:value-type="float" office:value="113">
            <text:p>113</text:p>
          </table:table-cell>
          <table:table-cell table:formula="of:=+[.A116]*3.14159265/180" office:value-type="float" office:value="1.9722220525">
            <text:p>1.97</text:p>
          </table:table-cell>
          <table:table-cell table:formula="of:=COS([.B116])-[.$B$1]" office:value-type="float" office:value="-0.990731126414831">
            <text:p>-0.99</text:p>
          </table:table-cell>
          <table:table-cell table:formula="of:=1-[.$B$1]*COS([.B116])" office:value-type="float" office:value="1.2344386758489">
            <text:p>1.23</text:p>
          </table:table-cell>
          <table:table-cell table:formula="of:=+[.C116]/[.D116]" office:value-type="float" office:value="-0.802576220105487">
            <text:p>-0.8</text:p>
          </table:table-cell>
          <table:table-cell table:formula="of:=ACOS([.E116])" office:value-type="float" office:value="2.5023976197818">
            <text:p>2.5</text:p>
          </table:table-cell>
          <table:table-cell table:style-name="ce3" table:formula="of:=+[.F116]*180/3.14159" office:value-type="float" office:value="143.376943382403">
            <text:p>143.3769</text:p>
          </table:table-cell>
          <table:table-cell table:style-name="ce1" table:formula="of:=COS([.B116])+[.$B$1]" office:value-type="float" office:value="0.209268873585169">
            <text:p>0.21</text:p>
          </table:table-cell>
          <table:table-cell table:style-name="ce1" table:formula="of:=1+[.$B$1]*COS([.B116])" office:value-type="float" office:value="0.765561324151101">
            <text:p>0.77</text:p>
          </table:table-cell>
          <table:table-cell table:formula="of:=+[.H116]/[.I116]" office:value-type="float" office:value="0.273353508051387">
            <text:p>0.27</text:p>
          </table:table-cell>
          <table:table-cell table:formula="of:=ACOS([.J116])" office:value-type="float" office:value="1.29391872548591">
            <text:p>1.29</text:p>
          </table:table-cell>
          <table:table-cell table:style-name="ce3" table:formula="of:=+[.K116]*180/3.14159" office:value-type="float" office:value="74.1361446234116">
            <text:p>74.1361</text:p>
          </table:table-cell>
          <table:table-cell table:formula="of:=+[.L116]-[.L115]" office:value-type="float" office:value="1.03844575216505">
            <text:p>1.04</text:p>
          </table:table-cell>
          <table:table-cell table:formula="of:=+[.A116]-[.A115]" office:value-type="float" office:value="1">
            <text:p>1</text:p>
          </table:table-cell>
          <table:table-cell table:formula="of:=+[.M116]/[.N116]" office:value-type="float" office:value="1.03844575216505">
            <text:p>1.04</text:p>
          </table:table-cell>
        </table:table-row>
        <table:table-row table:style-name="ro1">
          <table:table-cell table:formula="of:=+[.A116]+1" office:value-type="float" office:value="114">
            <text:p>114</text:p>
          </table:table-cell>
          <table:table-cell table:formula="of:=+[.A117]*3.14159265/180" office:value-type="float" office:value="1.989675345">
            <text:p>1.99</text:p>
          </table:table-cell>
          <table:table-cell table:formula="of:=COS([.B117])-[.$B$1]" office:value-type="float" office:value="-1.00673664099882">
            <text:p>-1.01</text:p>
          </table:table-cell>
          <table:table-cell table:formula="of:=1-[.$B$1]*COS([.B117])" office:value-type="float" office:value="1.24404198459929">
            <text:p>1.24</text:p>
          </table:table-cell>
          <table:table-cell table:formula="of:=+[.C117]/[.D117]" office:value-type="float" office:value="-0.809246515360245">
            <text:p>-0.81</text:p>
          </table:table-cell>
          <table:table-cell table:formula="of:=ACOS([.E117])" office:value-type="float" office:value="2.5136647122956">
            <text:p>2.51</text:p>
          </table:table-cell>
          <table:table-cell table:style-name="ce3" table:formula="of:=+[.F117]*180/3.14159" office:value-type="float" office:value="144.022500776106">
            <text:p>144.0225</text:p>
          </table:table-cell>
          <table:table-cell table:style-name="ce1" table:formula="of:=COS([.B117])+[.$B$1]" office:value-type="float" office:value="0.193263359001178">
            <text:p>0.19</text:p>
          </table:table-cell>
          <table:table-cell table:style-name="ce1" table:formula="of:=1+[.$B$1]*COS([.B117])" office:value-type="float" office:value="0.755958015400707">
            <text:p>0.76</text:p>
          </table:table-cell>
          <table:table-cell table:formula="of:=+[.H117]/[.I117]" office:value-type="float" office:value="0.255653561525815">
            <text:p>0.26</text:p>
          </table:table-cell>
          <table:table-cell table:formula="of:=ACOS([.J117])" office:value-type="float" office:value="1.3122726570103">
            <text:p>1.31</text:p>
          </table:table-cell>
          <table:table-cell table:style-name="ce3" table:formula="of:=+[.K117]*180/3.14159" office:value-type="float" office:value="75.1877483254828">
            <text:p>75.1877</text:p>
          </table:table-cell>
          <table:table-cell table:formula="of:=+[.L117]-[.L116]" office:value-type="float" office:value="1.0516037020712">
            <text:p>1.05</text:p>
          </table:table-cell>
          <table:table-cell table:formula="of:=+[.A117]-[.A116]" office:value-type="float" office:value="1">
            <text:p>1</text:p>
          </table:table-cell>
          <table:table-cell table:formula="of:=+[.M117]/[.N117]" office:value-type="float" office:value="1.0516037020712">
            <text:p>1.05</text:p>
          </table:table-cell>
        </table:table-row>
        <table:table-row table:style-name="ro1">
          <table:table-cell table:formula="of:=+[.A117]+1" office:value-type="float" office:value="115">
            <text:p>115</text:p>
          </table:table-cell>
          <table:table-cell table:formula="of:=+[.A118]*3.14159265/180" office:value-type="float" office:value="2.0071286375">
            <text:p>2.01</text:p>
          </table:table-cell>
          <table:table-cell table:formula="of:=COS([.B118])-[.$B$1]" office:value-type="float" office:value="-1.0226182596621">
            <text:p>-1.02</text:p>
          </table:table-cell>
          <table:table-cell table:formula="of:=1-[.$B$1]*COS([.B118])" office:value-type="float" office:value="1.25357095579726">
            <text:p>1.25</text:p>
          </table:table-cell>
          <table:table-cell table:formula="of:=+[.C118]/[.D118]" office:value-type="float" office:value="-0.815764161520259">
            <text:p>-0.82</text:p>
          </table:table-cell>
          <table:table-cell table:formula="of:=ACOS([.E118])" office:value-type="float" office:value="2.52484549287458">
            <text:p>2.52</text:p>
          </table:table-cell>
          <table:table-cell table:style-name="ce3" table:formula="of:=+[.F118]*180/3.14159" office:value-type="float" office:value="144.663112856046">
            <text:p>144.6631</text:p>
          </table:table-cell>
          <table:table-cell table:style-name="ce1" table:formula="of:=COS([.B118])+[.$B$1]" office:value-type="float" office:value="0.177381740337898">
            <text:p>0.18</text:p>
          </table:table-cell>
          <table:table-cell table:style-name="ce1" table:formula="of:=1+[.$B$1]*COS([.B118])" office:value-type="float" office:value="0.746429044202739">
            <text:p>0.75</text:p>
          </table:table-cell>
          <table:table-cell table:formula="of:=+[.H118]/[.I118]" office:value-type="float" office:value="0.237640458548019">
            <text:p>0.24</text:p>
          </table:table-cell>
          <table:table-cell table:formula="of:=ACOS([.J118])" office:value-type="float" office:value="1.33086032860881">
            <text:p>1.33</text:p>
          </table:table-cell>
          <table:table-cell table:style-name="ce3" table:formula="of:=+[.K118]*180/3.14159" office:value-type="float" office:value="76.2527443586166">
            <text:p>76.2527</text:p>
          </table:table-cell>
          <table:table-cell table:formula="of:=+[.L118]-[.L117]" office:value-type="float" office:value="1.06499603313374">
            <text:p>1.06</text:p>
          </table:table-cell>
          <table:table-cell table:formula="of:=+[.A118]-[.A117]" office:value-type="float" office:value="1">
            <text:p>1</text:p>
          </table:table-cell>
          <table:table-cell table:formula="of:=+[.M118]/[.N118]" office:value-type="float" office:value="1.06499603313374">
            <text:p>1.06</text:p>
          </table:table-cell>
        </table:table-row>
        <table:table-row table:style-name="ro1">
          <table:table-cell table:formula="of:=+[.A118]+1" office:value-type="float" office:value="116">
            <text:p>116</text:p>
          </table:table-cell>
          <table:table-cell table:formula="of:=+[.A119]*3.14159265/180" office:value-type="float" office:value="2.02458193">
            <text:p>2.02</text:p>
          </table:table-cell>
          <table:table-cell table:formula="of:=COS([.B119])-[.$B$1]" office:value-type="float" office:value="-1.03837114470979">
            <text:p>-1.04</text:p>
          </table:table-cell>
          <table:table-cell table:formula="of:=1-[.$B$1]*COS([.B119])" office:value-type="float" office:value="1.26302268682587">
            <text:p>1.26</text:p>
          </table:table-cell>
          <table:table-cell table:formula="of:=+[.C119]/[.D119]" office:value-type="float" office:value="-0.822131823553652">
            <text:p>-0.82</text:p>
          </table:table-cell>
          <table:table-cell table:formula="of:=ACOS([.E119])" office:value-type="float" office:value="2.53594194218306">
            <text:p>2.54</text:p>
          </table:table-cell>
          <table:table-cell table:style-name="ce3" table:formula="of:=+[.F119]*180/3.14159" office:value-type="float" office:value="145.298893106023">
            <text:p>145.2989</text:p>
          </table:table-cell>
          <table:table-cell table:style-name="ce1" table:formula="of:=COS([.B119])+[.$B$1]" office:value-type="float" office:value="0.161628855290213">
            <text:p>0.16</text:p>
          </table:table-cell>
          <table:table-cell table:style-name="ce1" table:formula="of:=1+[.$B$1]*COS([.B119])" office:value-type="float" office:value="0.736977313174128">
            <text:p>0.74</text:p>
          </table:table-cell>
          <table:table-cell table:formula="of:=+[.H119]/[.I119]" office:value-type="float" office:value="0.219313203270918">
            <text:p>0.22</text:p>
          </table:table-cell>
          <table:table-cell table:formula="of:=ACOS([.J119])" office:value-type="float" office:value="1.34968584641577">
            <text:p>1.35</text:p>
          </table:table-cell>
          <table:table-cell table:style-name="ce3" table:formula="of:=+[.K119]*180/3.14159" office:value-type="float" office:value="77.3313679871782">
            <text:p>77.3314</text:p>
          </table:table-cell>
          <table:table-cell table:formula="of:=+[.L119]-[.L118]" office:value-type="float" office:value="1.07862362856167">
            <text:p>1.08</text:p>
          </table:table-cell>
          <table:table-cell table:formula="of:=+[.A119]-[.A118]" office:value-type="float" office:value="1">
            <text:p>1</text:p>
          </table:table-cell>
          <table:table-cell table:formula="of:=+[.M119]/[.N119]" office:value-type="float" office:value="1.07862362856167">
            <text:p>1.08</text:p>
          </table:table-cell>
        </table:table-row>
        <table:table-row table:style-name="ro1">
          <table:table-cell table:formula="of:=+[.A119]+1" office:value-type="float" office:value="117">
            <text:p>117</text:p>
          </table:table-cell>
          <table:table-cell table:formula="of:=+[.A120]*3.14159265/180" office:value-type="float" office:value="2.0420352225">
            <text:p>2.04</text:p>
          </table:table-cell>
          <table:table-cell table:formula="of:=COS([.B120])-[.$B$1]" office:value-type="float" office:value="-1.0539904976605">
            <text:p>-1.05</text:p>
          </table:table-cell>
          <table:table-cell table:formula="of:=1-[.$B$1]*COS([.B120])" office:value-type="float" office:value="1.2723942985963">
            <text:p>1.27</text:p>
          </table:table-cell>
          <table:table-cell table:formula="of:=+[.C120]/[.D120]" office:value-type="float" office:value="-0.828352106594048">
            <text:p>-0.83</text:p>
          </table:table-cell>
          <table:table-cell table:formula="of:=ACOS([.E120])" office:value-type="float" office:value="2.54695600639305">
            <text:p>2.55</text:p>
          </table:table-cell>
          <table:table-cell table:style-name="ce3" table:formula="of:=+[.F120]*180/3.14159" office:value-type="float" office:value="145.929953033575">
            <text:p>145.9300</text:p>
          </table:table-cell>
          <table:table-cell table:style-name="ce1" table:formula="of:=COS([.B120])+[.$B$1]" office:value-type="float" office:value="0.146009502339497">
            <text:p>0.15</text:p>
          </table:table-cell>
          <table:table-cell table:style-name="ce1" table:formula="of:=1+[.$B$1]*COS([.B120])" office:value-type="float" office:value="0.727605701403698">
            <text:p>0.73</text:p>
          </table:table-cell>
          <table:table-cell table:formula="of:=+[.H120]/[.I120]" office:value-type="float" office:value="0.2006711905333">
            <text:p>0.2</text:p>
          </table:table-cell>
          <table:table-cell table:formula="of:=ACOS([.J120])" office:value-type="float" office:value="1.36875332708038">
            <text:p>1.37</text:p>
          </table:table-cell>
          <table:table-cell table:style-name="ce3" table:formula="of:=+[.K120]*180/3.14159" office:value-type="float" office:value="78.4238550779918">
            <text:p>78.4239</text:p>
          </table:table-cell>
          <table:table-cell table:formula="of:=+[.L120]-[.L119]" office:value-type="float" office:value="1.09248709081353">
            <text:p>1.09</text:p>
          </table:table-cell>
          <table:table-cell table:formula="of:=+[.A120]-[.A119]" office:value-type="float" office:value="1">
            <text:p>1</text:p>
          </table:table-cell>
          <table:table-cell table:formula="of:=+[.M120]/[.N120]" office:value-type="float" office:value="1.09248709081353">
            <text:p>1.09</text:p>
          </table:table-cell>
        </table:table-row>
        <table:table-row table:style-name="ro1">
          <table:table-cell table:formula="of:=+[.A120]+1" office:value-type="float" office:value="118">
            <text:p>118</text:p>
          </table:table-cell>
          <table:table-cell table:formula="of:=+[.A121]*3.14159265/180" office:value-type="float" office:value="2.059488515">
            <text:p>2.06</text:p>
          </table:table-cell>
          <table:table-cell table:formula="of:=COS([.B121])-[.$B$1]" office:value-type="float" office:value="-1.06947156070804">
            <text:p>-1.07</text:p>
          </table:table-cell>
          <table:table-cell table:formula="of:=1-[.$B$1]*COS([.B121])" office:value-type="float" office:value="1.28168293642483">
            <text:p>1.28</text:p>
          </table:table-cell>
          <table:table-cell table:formula="of:=+[.C121]/[.D121]" office:value-type="float" office:value="-0.834427556390246">
            <text:p>-0.83</text:p>
          </table:table-cell>
          <table:table-cell table:formula="of:=ACOS([.E121])" office:value-type="float" office:value="2.55788959796467">
            <text:p>2.56</text:p>
          </table:table-cell>
          <table:table-cell table:style-name="ce3" table:formula="of:=+[.F121]*180/3.14159" office:value-type="float" office:value="146.556402214688">
            <text:p>146.5564</text:p>
          </table:table-cell>
          <table:table-cell table:style-name="ce1" table:formula="of:=COS([.B121])+[.$B$1]" office:value-type="float" office:value="0.130528439291958">
            <text:p>0.13</text:p>
          </table:table-cell>
          <table:table-cell table:style-name="ce1" table:formula="of:=1+[.$B$1]*COS([.B121])" office:value-type="float" office:value="0.718317063575175">
            <text:p>0.72</text:p>
          </table:table-cell>
          <table:table-cell table:formula="of:=+[.H121]/[.I121]" office:value-type="float" office:value="0.181714240007466">
            <text:p>0.18</text:p>
          </table:table-cell>
          <table:table-cell table:formula="of:=ACOS([.J121])" office:value-type="float" office:value="1.38806689243104">
            <text:p>1.39</text:p>
          </table:table-cell>
          <table:table-cell table:style-name="ce3" table:formula="of:=+[.K121]*180/3.14159" office:value-type="float" office:value="79.5304417946283">
            <text:p>79.5304</text:p>
          </table:table-cell>
          <table:table-cell table:formula="of:=+[.L121]-[.L120]" office:value-type="float" office:value="1.10658671663658">
            <text:p>1.11</text:p>
          </table:table-cell>
          <table:table-cell table:formula="of:=+[.A121]-[.A120]" office:value-type="float" office:value="1">
            <text:p>1</text:p>
          </table:table-cell>
          <table:table-cell table:formula="of:=+[.M121]/[.N121]" office:value-type="float" office:value="1.10658671663658">
            <text:p>1.11</text:p>
          </table:table-cell>
        </table:table-row>
        <table:table-row table:style-name="ro1">
          <table:table-cell table:formula="of:=+[.A121]+1" office:value-type="float" office:value="119">
            <text:p>119</text:p>
          </table:table-cell>
          <table:table-cell table:formula="of:=+[.A122]*3.14159265/180" office:value-type="float" office:value="2.0769418075">
            <text:p>2.08</text:p>
          </table:table-cell>
          <table:table-cell table:formula="of:=COS([.B122])-[.$B$1]" office:value-type="float" office:value="-1.08480961817064">
            <text:p>-1.08</text:p>
          </table:table-cell>
          <table:table-cell table:formula="of:=1-[.$B$1]*COS([.B122])" office:value-type="float" office:value="1.29088577090239">
            <text:p>1.29</text:p>
          </table:table-cell>
          <table:table-cell table:formula="of:=+[.C122]/[.D122]" office:value-type="float" office:value="-0.840360659806726">
            <text:p>-0.84</text:p>
          </table:table-cell>
          <table:table-cell table:formula="of:=ACOS([.E122])" office:value-type="float" office:value="2.56874459642021">
            <text:p>2.57</text:p>
          </table:table-cell>
          <table:table-cell table:style-name="ce3" table:formula="of:=+[.F122]*180/3.14159" office:value-type="float" office:value="147.178348338147">
            <text:p>147.1783</text:p>
          </table:table-cell>
          <table:table-cell table:style-name="ce1" table:formula="of:=COS([.B122])+[.$B$1]" office:value-type="float" office:value="0.115190381829356">
            <text:p>0.12</text:p>
          </table:table-cell>
          <table:table-cell table:style-name="ce1" table:formula="of:=1+[.$B$1]*COS([.B122])" office:value-type="float" office:value="0.709114229097614">
            <text:p>0.71</text:p>
          </table:table-cell>
          <table:table-cell table:formula="of:=+[.H122]/[.I122]" office:value-type="float" office:value="0.162442632093199">
            <text:p>0.16</text:p>
          </table:table-cell>
          <table:table-cell table:formula="of:=ACOS([.J122])" office:value-type="float" office:value="1.40763066368129">
            <text:p>1.41</text:p>
          </table:table-cell>
          <table:table-cell table:style-name="ce3" table:formula="of:=+[.K122]*180/3.14159" office:value-type="float" office:value="80.6513642654303">
            <text:p>80.6514</text:p>
          </table:table-cell>
          <table:table-cell table:formula="of:=+[.L122]-[.L121]" office:value-type="float" office:value="1.12092247080192">
            <text:p>1.12</text:p>
          </table:table-cell>
          <table:table-cell table:formula="of:=+[.A122]-[.A121]" office:value-type="float" office:value="1">
            <text:p>1</text:p>
          </table:table-cell>
          <table:table-cell table:formula="of:=+[.M122]/[.N122]" office:value-type="float" office:value="1.12092247080192">
            <text:p>1.12</text:p>
          </table:table-cell>
        </table:table-row>
        <table:table-row table:style-name="ro1">
          <table:table-cell table:formula="of:=+[.A122]+1" office:value-type="float" office:value="120">
            <text:p>120</text:p>
          </table:table-cell>
          <table:table-cell table:formula="of:=+[.A123]*3.14159265/180" office:value-type="float" office:value="2.0943951">
            <text:p>2.09</text:p>
          </table:table-cell>
          <table:table-cell table:formula="of:=COS([.B123])-[.$B$1]" office:value-type="float" office:value="-1.09999999792743">
            <text:p>-1.10</text:p>
          </table:table-cell>
          <table:table-cell table:formula="of:=1-[.$B$1]*COS([.B123])" office:value-type="float" office:value="1.29999999875646">
            <text:p>1.30</text:p>
          </table:table-cell>
          <table:table-cell table:formula="of:=+[.C123]/[.D123]" office:value-type="float" office:value="-0.846153845368968">
            <text:p>-0.85</text:p>
          </table:table-cell>
          <table:table-cell table:formula="of:=ACOS([.E123])" office:value-type="float" office:value="2.57952284911143">
            <text:p>2.58</text:p>
          </table:table-cell>
          <table:table-cell table:style-name="ce3" table:formula="of:=+[.F123]*180/3.14159" office:value-type="float" office:value="147.7958972495">
            <text:p>147.7959</text:p>
          </table:table-cell>
          <table:table-cell table:style-name="ce1" table:formula="of:=COS([.B123])+[.$B$1]" office:value-type="float" office:value="0.100000002072568">
            <text:p>0.10</text:p>
          </table:table-cell>
          <table:table-cell table:style-name="ce1" table:formula="of:=1+[.$B$1]*COS([.B123])" office:value-type="float" office:value="0.700000001243541">
            <text:p>0.70</text:p>
          </table:table-cell>
          <table:table-cell table:formula="of:=+[.H123]/[.I123]" office:value-type="float" office:value="0.14285714556417">
            <text:p>0.14</text:p>
          </table:table-cell>
          <table:table-cell table:formula="of:=ACOS([.J123])" office:value-type="float" office:value="1.42744875515445">
            <text:p>1.43</text:p>
          </table:table-cell>
          <table:table-cell table:style-name="ce3" table:formula="of:=+[.K123]*180/3.14159" office:value-type="float" office:value="81.786858223957">
            <text:p>81.7869</text:p>
          </table:table-cell>
          <table:table-cell table:formula="of:=+[.L123]-[.L122]" office:value-type="float" office:value="1.13549395852677">
            <text:p>1.14</text:p>
          </table:table-cell>
          <table:table-cell table:formula="of:=+[.A123]-[.A122]" office:value-type="float" office:value="1">
            <text:p>1</text:p>
          </table:table-cell>
          <table:table-cell table:formula="of:=+[.M123]/[.N123]" office:value-type="float" office:value="1.13549395852677">
            <text:p>1.14</text:p>
          </table:table-cell>
        </table:table-row>
        <table:table-row table:style-name="ro1">
          <table:table-cell table:formula="of:=+[.A123]+1" office:value-type="float" office:value="121">
            <text:p>121</text:p>
          </table:table-cell>
          <table:table-cell table:formula="of:=+[.A124]*3.14159265/180" office:value-type="float" office:value="2.1118483925">
            <text:p>2.11</text:p>
          </table:table-cell>
          <table:table-cell table:formula="of:=COS([.B124])-[.$B$1]" office:value-type="float" office:value="-1.11503807284159">
            <text:p>-1.12</text:p>
          </table:table-cell>
          <table:table-cell table:formula="of:=1-[.$B$1]*COS([.B124])" office:value-type="float" office:value="1.30902284370495">
            <text:p>1.31</text:p>
          </table:table-cell>
          <table:table-cell table:formula="of:=+[.C124]/[.D124]" office:value-type="float" office:value="-0.851809483848025">
            <text:p>-0.85</text:p>
          </table:table-cell>
          <table:table-cell table:formula="of:=ACOS([.E124])" office:value-type="float" office:value="2.59022617197943">
            <text:p>2.59</text:p>
          </table:table-cell>
          <table:table-cell table:style-name="ce3" table:formula="of:=+[.F124]*180/3.14159" office:value-type="float" office:value="148.409152994598">
            <text:p>148.4092</text:p>
          </table:table-cell>
          <table:table-cell table:style-name="ce1" table:formula="of:=COS([.B124])+[.$B$1]" office:value-type="float" office:value="0.0849619271584093">
            <text:p>0.08</text:p>
          </table:table-cell>
          <table:table-cell table:style-name="ce1" table:formula="of:=1+[.$B$1]*COS([.B124])" office:value-type="float" office:value="0.690977156295046">
            <text:p>0.69</text:p>
          </table:table-cell>
          <table:table-cell table:formula="of:=+[.H124]/[.I124]" office:value-type="float" office:value="0.122959096960552">
            <text:p>0.12</text:p>
          </table:table-cell>
          <table:table-cell table:formula="of:=ACOS([.J124])" office:value-type="float" office:value="1.44752526750392">
            <text:p>1.45</text:p>
          </table:table-cell>
          <table:table-cell table:style-name="ce3" table:formula="of:=+[.K124]*180/3.14159" office:value-type="float" office:value="82.937158620541">
            <text:p>82.9372</text:p>
          </table:table-cell>
          <table:table-cell table:formula="of:=+[.L124]-[.L123]" office:value-type="float" office:value="1.15030039658402">
            <text:p>1.15</text:p>
          </table:table-cell>
          <table:table-cell table:formula="of:=+[.A124]-[.A123]" office:value-type="float" office:value="1">
            <text:p>1</text:p>
          </table:table-cell>
          <table:table-cell table:formula="of:=+[.M124]/[.N124]" office:value-type="float" office:value="1.15030039658402">
            <text:p>1.15</text:p>
          </table:table-cell>
        </table:table-row>
        <table:table-row table:style-name="ro1">
          <table:table-cell table:formula="of:=+[.A124]+1" office:value-type="float" office:value="122">
            <text:p>122</text:p>
          </table:table-cell>
          <table:table-cell table:formula="of:=+[.A125]*3.14159265/180" office:value-type="float" office:value="2.129301685">
            <text:p>2.13</text:p>
          </table:table-cell>
          <table:table-cell table:formula="of:=COS([.B125])-[.$B$1]" office:value-type="float" office:value="-1.12991926216983">
            <text:p>-1.13</text:p>
          </table:table-cell>
          <table:table-cell table:formula="of:=1-[.$B$1]*COS([.B125])" office:value-type="float" office:value="1.3179515573019">
            <text:p>1.32</text:p>
          </table:table-cell>
          <table:table-cell table:formula="of:=+[.C125]/[.D125]" office:value-type="float" office:value="-0.857329888879221">
            <text:p>-0.86</text:p>
          </table:table-cell>
          <table:table-cell table:formula="of:=ACOS([.E125])" office:value-type="float" office:value="2.60085635030663">
            <text:p>2.6</text:p>
          </table:table-cell>
          <table:table-cell table:style-name="ce3" table:formula="of:=+[.F125]*180/3.14159" office:value-type="float" office:value="149.018217862673">
            <text:p>149.0182</text:p>
          </table:table-cell>
          <table:table-cell table:style-name="ce1" table:formula="of:=COS([.B125])+[.$B$1]" office:value-type="float" office:value="0.0700807378301657">
            <text:p>0.07</text:p>
          </table:table-cell>
          <table:table-cell table:style-name="ce1" table:formula="of:=1+[.$B$1]*COS([.B125])" office:value-type="float" office:value="0.682048442698099">
            <text:p>0.68</text:p>
          </table:table-cell>
          <table:table-cell table:formula="of:=+[.H125]/[.I125]" office:value-type="float" office:value="0.102750381707397">
            <text:p>0.1</text:p>
          </table:table-cell>
          <table:table-cell table:formula="of:=ACOS([.J125])" office:value-type="float" office:value="1.46786428040664">
            <text:p>1.47</text:p>
          </table:table-cell>
          <table:table-cell table:style-name="ce3" table:formula="of:=+[.K125]*180/3.14159" office:value-type="float" office:value="84.10249920365">
            <text:p>84.1025</text:p>
          </table:table-cell>
          <table:table-cell table:formula="of:=+[.L125]-[.L124]" office:value-type="float" office:value="1.16534058310893">
            <text:p>1.17</text:p>
          </table:table-cell>
          <table:table-cell table:formula="of:=+[.A125]-[.A124]" office:value-type="float" office:value="1">
            <text:p>1</text:p>
          </table:table-cell>
          <table:table-cell table:formula="of:=+[.M125]/[.N125]" office:value-type="float" office:value="1.16534058310893">
            <text:p>1.17</text:p>
          </table:table-cell>
        </table:table-row>
        <table:table-row table:style-name="ro1">
          <table:table-cell table:formula="of:=+[.A125]+1" office:value-type="float" office:value="123">
            <text:p>123</text:p>
          </table:table-cell>
          <table:table-cell table:formula="of:=+[.A126]*3.14159265/180" office:value-type="float" office:value="2.1467549775">
            <text:p>2.15</text:p>
          </table:table-cell>
          <table:table-cell table:formula="of:=COS([.B126])-[.$B$1]" office:value-type="float" office:value="-1.14463903295775">
            <text:p>-1.14</text:p>
          </table:table-cell>
          <table:table-cell table:formula="of:=1-[.$B$1]*COS([.B126])" office:value-type="float" office:value="1.32678341977465">
            <text:p>1.33</text:p>
          </table:table-cell>
          <table:table-cell table:formula="of:=+[.C126]/[.D126]" office:value-type="float" office:value="-0.862717317610256">
            <text:p>-0.86</text:p>
          </table:table-cell>
          <table:table-cell table:formula="of:=ACOS([.E126])" office:value-type="float" office:value="2.61141513946048">
            <text:p>2.61</text:p>
          </table:table-cell>
          <table:table-cell table:style-name="ce3" table:formula="of:=+[.F126]*180/3.14159" office:value-type="float" office:value="149.623192428957">
            <text:p>149.6232</text:p>
          </table:table-cell>
          <table:table-cell table:style-name="ce1" table:formula="of:=COS([.B126])+[.$B$1]" office:value-type="float" office:value="0.0553609670422531">
            <text:p>0.06</text:p>
          </table:table-cell>
          <table:table-cell table:style-name="ce1" table:formula="of:=1+[.$B$1]*COS([.B126])" office:value-type="float" office:value="0.673216580225352">
            <text:p>0.67</text:p>
          </table:table-cell>
          <table:table-cell table:formula="of:=+[.H126]/[.I126]" office:value-type="float" office:value="0.0822335169221793">
            <text:p>0.08</text:p>
          </table:table-cell>
          <table:table-cell table:formula="of:=ACOS([.J126])" office:value-type="float" office:value="1.48846984470712">
            <text:p>1.49</text:p>
          </table:table-cell>
          <table:table-cell table:style-name="ce3" table:formula="of:=+[.K126]*180/3.14159" office:value-type="float" office:value="85.283112069774">
            <text:p>85.2831</text:p>
          </table:table-cell>
          <table:table-cell table:formula="of:=+[.L126]-[.L125]" office:value-type="float" office:value="1.18061286612401">
            <text:p>1.18</text:p>
          </table:table-cell>
          <table:table-cell table:formula="of:=+[.A126]-[.A125]" office:value-type="float" office:value="1">
            <text:p>1</text:p>
          </table:table-cell>
          <table:table-cell table:formula="of:=+[.M126]/[.N126]" office:value-type="float" office:value="1.18061286612401">
            <text:p>1.18</text:p>
          </table:table-cell>
        </table:table-row>
        <table:table-row table:style-name="ro1">
          <table:table-cell table:formula="of:=+[.A126]+1" office:value-type="float" office:value="124">
            <text:p>124</text:p>
          </table:table-cell>
          <table:table-cell table:formula="of:=+[.A127]*3.14159265/180" office:value-type="float" office:value="2.16420827">
            <text:p>2.16</text:p>
          </table:table-cell>
          <table:table-cell table:formula="of:=COS([.B127])-[.$B$1]" office:value-type="float" office:value="-1.15919290142056">
            <text:p>-1.16</text:p>
          </table:table-cell>
          <table:table-cell table:formula="of:=1-[.$B$1]*COS([.B127])" office:value-type="float" office:value="1.33551574085234">
            <text:p>1.34</text:p>
          </table:table-cell>
          <table:table-cell table:formula="of:=+[.C127]/[.D127]" office:value-type="float" office:value="-0.867973971374352">
            <text:p>-0.87</text:p>
          </table:table-cell>
          <table:table-cell table:formula="of:=ACOS([.E127])" office:value-type="float" office:value="2.62190426562845">
            <text:p>2.62</text:p>
          </table:table-cell>
          <table:table-cell table:style-name="ce3" table:formula="of:=+[.F127]*180/3.14159" office:value-type="float" office:value="150.224175596791">
            <text:p>150.2242</text:p>
          </table:table-cell>
          <table:table-cell table:style-name="ce1" table:formula="of:=COS([.B127])+[.$B$1]" office:value-type="float" office:value="0.0408070985794372">
            <text:p>0.04</text:p>
          </table:table-cell>
          <table:table-cell table:style-name="ce1" table:formula="of:=1+[.$B$1]*COS([.B127])" office:value-type="float" office:value="0.664484259147662">
            <text:p>0.66</text:p>
          </table:table-cell>
          <table:table-cell table:formula="of:=+[.H127]/[.I127]" office:value-type="float" office:value="0.0614116858566081">
            <text:p>0.06</text:p>
          </table:table-cell>
          <table:table-cell table:formula="of:=ACOS([.J127])" office:value-type="float" office:value="1.50934597399039">
            <text:p>1.51</text:p>
          </table:table-cell>
          <table:table-cell table:style-name="ce3" table:formula="of:=+[.K127]*180/3.14159" office:value-type="float" office:value="86.4792271805902">
            <text:p>86.4792</text:p>
          </table:table-cell>
          <table:table-cell table:formula="of:=+[.L127]-[.L126]" office:value-type="float" office:value="1.19611511081625">
            <text:p>1.2</text:p>
          </table:table-cell>
          <table:table-cell table:formula="of:=+[.A127]-[.A126]" office:value-type="float" office:value="1">
            <text:p>1</text:p>
          </table:table-cell>
          <table:table-cell table:formula="of:=+[.M127]/[.N127]" office:value-type="float" office:value="1.19611511081625">
            <text:p>1.2</text:p>
          </table:table-cell>
        </table:table-row>
        <table:table-row table:style-name="ro1">
          <table:table-cell table:formula="of:=+[.A127]+1" office:value-type="float" office:value="125">
            <text:p>125</text:p>
          </table:table-cell>
          <table:table-cell table:formula="of:=+[.A128]*3.14159265/180" office:value-type="float" office:value="2.1816615625">
            <text:p>2.18</text:p>
          </table:table-cell>
          <table:table-cell table:formula="of:=COS([.B128])-[.$B$1]" office:value-type="float" office:value="-1.17357643430897">
            <text:p>-1.17</text:p>
          </table:table-cell>
          <table:table-cell table:formula="of:=1-[.$B$1]*COS([.B128])" office:value-type="float" office:value="1.34414586058538">
            <text:p>1.34</text:p>
          </table:table-cell>
          <table:table-cell table:formula="of:=+[.C128]/[.D128]" office:value-type="float" office:value="-0.873101996384435">
            <text:p>-0.87</text:p>
          </table:table-cell>
          <table:table-cell table:formula="of:=ACOS([.E128])" office:value-type="float" office:value="2.6323254265442">
            <text:p>2.63</text:p>
          </table:table-cell>
          <table:table-cell table:style-name="ce3" table:formula="of:=+[.F128]*180/3.14159" office:value-type="float" office:value="150.821264639229">
            <text:p>150.8213</text:p>
          </table:table-cell>
          <table:table-cell table:style-name="ce1" table:formula="of:=COS([.B128])+[.$B$1]" office:value-type="float" office:value="0.026423565691028">
            <text:p>0.03</text:p>
          </table:table-cell>
          <table:table-cell table:style-name="ce1" table:formula="of:=1+[.$B$1]*COS([.B128])" office:value-type="float" office:value="0.655854139414617">
            <text:p>0.66</text:p>
          </table:table-cell>
          <table:table-cell table:formula="of:=+[.H128]/[.I128]" office:value-type="float" office:value="0.0402887838973043">
            <text:p>0.04</text:p>
          </table:table-cell>
          <table:table-cell table:formula="of:=ACOS([.J128])" office:value-type="float" office:value="1.53049663556291">
            <text:p>1.53</text:p>
          </table:table-cell>
          <table:table-cell table:style-name="ce3" table:formula="of:=+[.K128]*180/3.14159" office:value-type="float" office:value="87.6910718462062">
            <text:p>87.6911</text:p>
          </table:table-cell>
          <table:table-cell table:formula="of:=+[.L128]-[.L127]" office:value-type="float" office:value="1.21184466561601">
            <text:p>1.21</text:p>
          </table:table-cell>
          <table:table-cell table:formula="of:=+[.A128]-[.A127]" office:value-type="float" office:value="1">
            <text:p>1</text:p>
          </table:table-cell>
          <table:table-cell table:formula="of:=+[.M128]/[.N128]" office:value-type="float" office:value="1.21184466561601">
            <text:p>1.21</text:p>
          </table:table-cell>
        </table:table-row>
        <table:table-row table:style-name="ro1">
          <table:table-cell table:formula="of:=+[.A128]+1" office:value-type="float" office:value="126">
            <text:p>126</text:p>
          </table:table-cell>
          <table:table-cell table:formula="of:=+[.A129]*3.14159265/180" office:value-type="float" office:value="2.199114855">
            <text:p>2.2</text:p>
          </table:table-cell>
          <table:table-cell table:formula="of:=COS([.B129])-[.$B$1]" office:value-type="float" office:value="-1.18778525025953">
            <text:p>-1.19</text:p>
          </table:table-cell>
          <table:table-cell table:formula="of:=1-[.$B$1]*COS([.B129])" office:value-type="float" office:value="1.35267115015572">
            <text:p>1.35</text:p>
          </table:table-cell>
          <table:table-cell table:formula="of:=+[.C129]/[.D129]" office:value-type="float" office:value="-0.878103484444681">
            <text:p>-0.88</text:p>
          </table:table-cell>
          <table:table-cell table:formula="of:=ACOS([.E129])" office:value-type="float" office:value="2.6426802922044">
            <text:p>2.64</text:p>
          </table:table-cell>
          <table:table-cell table:style-name="ce3" table:formula="of:=+[.F129]*180/3.14159" office:value-type="float" office:value="151.414555240115">
            <text:p>151.4146</text:p>
          </table:table-cell>
          <table:table-cell table:style-name="ce1" table:formula="of:=COS([.B129])+[.$B$1]" office:value-type="float" office:value="0.0122147497404697">
            <text:p>0.01</text:p>
          </table:table-cell>
          <table:table-cell table:style-name="ce1" table:formula="of:=1+[.$B$1]*COS([.B129])" office:value-type="float" office:value="0.647328849844282">
            <text:p>0.65</text:p>
          </table:table-cell>
          <table:table-cell table:formula="of:=+[.H129]/[.I129]" office:value-type="float" office:value="0.0188694660270556">
            <text:p>0.02</text:p>
          </table:table-cell>
          <table:table-cell table:formula="of:=ACOS([.J129])" office:value-type="float" office:value="1.5519257408216">
            <text:p>1.55</text:p>
          </table:table-cell>
          <table:table-cell table:style-name="ce3" table:formula="of:=+[.K129]*180/3.14159" office:value-type="float" office:value="88.918870173348">
            <text:p>88.9189</text:p>
          </table:table-cell>
          <table:table-cell table:formula="of:=+[.L129]-[.L128]" office:value-type="float" office:value="1.22779832714178">
            <text:p>1.23</text:p>
          </table:table-cell>
          <table:table-cell table:formula="of:=+[.A129]-[.A128]" office:value-type="float" office:value="1">
            <text:p>1</text:p>
          </table:table-cell>
          <table:table-cell table:formula="of:=+[.M129]/[.N129]" office:value-type="float" office:value="1.22779832714178">
            <text:p>1.23</text:p>
          </table:table-cell>
        </table:table-row>
        <table:table-row table:style-name="ro1">
          <table:table-cell table:formula="of:=+[.A129]+1" office:value-type="float" office:value="127">
            <text:p>127</text:p>
          </table:table-cell>
          <table:table-cell table:formula="of:=+[.A130]*3.14159265/180" office:value-type="float" office:value="2.2165681475">
            <text:p>2.22</text:p>
          </table:table-cell>
          <table:table-cell table:formula="of:=COS([.B130])-[.$B$1]" office:value-type="float" office:value="-1.20181502112927">
            <text:p>-1.20</text:p>
          </table:table-cell>
          <table:table-cell table:formula="of:=1-[.$B$1]*COS([.B130])" office:value-type="float" office:value="1.36108901267756">
            <text:p>1.36</text:p>
          </table:table-cell>
          <table:table-cell table:formula="of:=+[.C130]/[.D130]" office:value-type="float" office:value="-0.882980473676026">
            <text:p>-0.88</text:p>
          </table:table-cell>
          <table:table-cell table:formula="of:=ACOS([.E130])" office:value-type="float" office:value="2.6529705055762">
            <text:p>2.65</text:p>
          </table:table-cell>
          <table:table-cell table:style-name="ce3" table:formula="of:=+[.F130]*180/3.14159" office:value-type="float" office:value="152.00414153461">
            <text:p>152.0041</text:p>
          </table:table-cell>
          <table:table-cell table:style-name="ce1" table:formula="of:=COS([.B130])+[.$B$1]" office:value-type="float" office:value="-0.00181502112926557">
            <text:p>0.00</text:p>
          </table:table-cell>
          <table:table-cell table:style-name="ce1" table:formula="of:=1+[.$B$1]*COS([.B130])" office:value-type="float" office:value="0.638910987322441">
            <text:p>0.64</text:p>
          </table:table-cell>
          <table:table-cell table:formula="of:=+[.H130]/[.I130]" office:value-type="float" office:value="-0.00284080437694771">
            <text:p>0</text:p>
          </table:table-cell>
          <table:table-cell table:formula="of:=ACOS([.J130])" office:value-type="float" office:value="1.57363713499282">
            <text:p>1.57</text:p>
          </table:table-cell>
          <table:table-cell table:style-name="ce3" table:formula="of:=+[.K130]*180/3.14159" office:value-type="float" office:value="90.1628424774422">
            <text:p>90.1628</text:p>
          </table:table-cell>
          <table:table-cell table:formula="of:=+[.L130]-[.L129]" office:value-type="float" office:value="1.24397230409419">
            <text:p>1.24</text:p>
          </table:table-cell>
          <table:table-cell table:formula="of:=+[.A130]-[.A129]" office:value-type="float" office:value="1">
            <text:p>1</text:p>
          </table:table-cell>
          <table:table-cell table:formula="of:=+[.M130]/[.N130]" office:value-type="float" office:value="1.24397230409419">
            <text:p>1.24</text:p>
          </table:table-cell>
        </table:table-row>
        <table:table-row table:style-name="ro1">
          <table:table-cell table:formula="of:=+[.A130]+1" office:value-type="float" office:value="128">
            <text:p>128</text:p>
          </table:table-cell>
          <table:table-cell table:formula="of:=+[.A131]*3.14159265/180" office:value-type="float" office:value="2.23402144">
            <text:p>2.23</text:p>
          </table:table-cell>
          <table:table-cell table:formula="of:=COS([.B131])-[.$B$1]" office:value-type="float" office:value="-1.21566147331407">
            <text:p>-1.22</text:p>
          </table:table-cell>
          <table:table-cell table:formula="of:=1-[.$B$1]*COS([.B131])" office:value-type="float" office:value="1.36939688398844">
            <text:p>1.37</text:p>
          </table:table-cell>
          <table:table-cell table:formula="of:=+[.C131]/[.D131]" office:value-type="float" office:value="-0.887734949252543">
            <text:p>-0.89</text:p>
          </table:table-cell>
          <table:table-cell table:formula="of:=ACOS([.E131])" office:value-type="float" office:value="2.66319768329518">
            <text:p>2.66</text:p>
          </table:table-cell>
          <table:table-cell table:style-name="ce3" table:formula="of:=+[.F131]*180/3.14159" office:value-type="float" office:value="152.59011614919">
            <text:p>152.5901</text:p>
          </table:table-cell>
          <table:table-cell table:style-name="ce1" table:formula="of:=COS([.B131])+[.$B$1]" office:value-type="float" office:value="-0.0156614733140703">
            <text:p>-0.02</text:p>
          </table:table-cell>
          <table:table-cell table:style-name="ce1" table:formula="of:=1+[.$B$1]*COS([.B131])" office:value-type="float" office:value="0.630603116011558">
            <text:p>0.63</text:p>
          </table:table-cell>
          <table:table-cell table:formula="of:=+[.H131]/[.I131]" office:value-type="float" office:value="-0.0248357055593478">
            <text:p>-0.02</text:p>
          </table:table-cell>
          <table:table-cell table:formula="of:=ACOS([.J131])" office:value-type="float" office:value="1.5956345862245">
            <text:p>1.6</text:p>
          </table:table-cell>
          <table:table-cell table:style-name="ce3" table:formula="of:=+[.K131]*180/3.14159" office:value-type="float" office:value="91.4232046576445">
            <text:p>91.4232</text:p>
          </table:table-cell>
          <table:table-cell table:formula="of:=+[.L131]-[.L130]" office:value-type="float" office:value="1.26036218020234">
            <text:p>1.26</text:p>
          </table:table-cell>
          <table:table-cell table:formula="of:=+[.A131]-[.A130]" office:value-type="float" office:value="1">
            <text:p>1</text:p>
          </table:table-cell>
          <table:table-cell table:formula="of:=+[.M131]/[.N131]" office:value-type="float" office:value="1.26036218020234">
            <text:p>1.26</text:p>
          </table:table-cell>
        </table:table-row>
        <table:table-row table:style-name="ro1">
          <table:table-cell table:formula="of:=+[.A131]+1" office:value-type="float" office:value="129">
            <text:p>129</text:p>
          </table:table-cell>
          <table:table-cell table:formula="of:=+[.A132]*3.14159265/180" office:value-type="float" office:value="2.2514747325">
            <text:p>2.25</text:p>
          </table:table-cell>
          <table:table-cell table:formula="of:=COS([.B132])-[.$B$1]" office:value-type="float" office:value="-1.22932038905049">
            <text:p>-1.23</text:p>
          </table:table-cell>
          <table:table-cell table:formula="of:=1-[.$B$1]*COS([.B132])" office:value-type="float" office:value="1.37759223343029">
            <text:p>1.38</text:p>
          </table:table-cell>
          <table:table-cell table:formula="of:=+[.C132]/[.D132]" office:value-type="float" office:value="-0.892368844145847">
            <text:p>-0.89</text:p>
          </table:table-cell>
          <table:table-cell table:formula="of:=ACOS([.E132])" office:value-type="float" office:value="2.67336341635353">
            <text:p>2.67</text:p>
          </table:table-cell>
          <table:table-cell table:style-name="ce3" table:formula="of:=+[.F132]*180/3.14159" office:value-type="float" office:value="153.172570241068">
            <text:p>153.1726</text:p>
          </table:table-cell>
          <table:table-cell table:style-name="ce1" table:formula="of:=COS([.B132])+[.$B$1]" office:value-type="float" office:value="-0.0293203890504856">
            <text:p>-0.03</text:p>
          </table:table-cell>
          <table:table-cell table:style-name="ce1" table:formula="of:=1+[.$B$1]*COS([.B132])" office:value-type="float" office:value="0.622407766569709">
            <text:p>0.62</text:p>
          </table:table-cell>
          <table:table-cell table:formula="of:=+[.H132]/[.I132]" office:value-type="float" office:value="-0.0471080063992129">
            <text:p>-0.05</text:p>
          </table:table-cell>
          <table:table-cell table:formula="of:=ACOS([.J132])" office:value-type="float" office:value="1.6179217740173">
            <text:p>1.62</text:p>
          </table:table-cell>
          <table:table-cell table:style-name="ce3" table:formula="of:=+[.K132]*180/3.14159" office:value-type="float" office:value="92.700167533992">
            <text:p>92.7002</text:p>
          </table:table-cell>
          <table:table-cell table:formula="of:=+[.L132]-[.L131]" office:value-type="float" office:value="1.2769628763475">
            <text:p>1.28</text:p>
          </table:table-cell>
          <table:table-cell table:formula="of:=+[.A132]-[.A131]" office:value-type="float" office:value="1">
            <text:p>1</text:p>
          </table:table-cell>
          <table:table-cell table:formula="of:=+[.M132]/[.N132]" office:value-type="float" office:value="1.2769628763475">
            <text:p>1.28</text:p>
          </table:table-cell>
        </table:table-row>
        <table:table-row table:style-name="ro1">
          <table:table-cell table:formula="of:=+[.A132]+1" office:value-type="float" office:value="130">
            <text:p>130</text:p>
          </table:table-cell>
          <table:table-cell table:formula="of:=+[.A133]*3.14159265/180" office:value-type="float" office:value="2.268928025">
            <text:p>2.27</text:p>
          </table:table-cell>
          <table:table-cell table:formula="of:=COS([.B133])-[.$B$1]" office:value-type="float" office:value="-1.24278760770047">
            <text:p>-1.24</text:p>
          </table:table-cell>
          <table:table-cell table:formula="of:=1-[.$B$1]*COS([.B133])" office:value-type="float" office:value="1.38567256462028">
            <text:p>1.39</text:p>
          </table:table-cell>
          <table:table-cell table:formula="of:=+[.C133]/[.D133]" office:value-type="float" office:value="-0.896884039874913">
            <text:p>-0.9</text:p>
          </table:table-cell>
          <table:table-cell table:formula="of:=ACOS([.E133])" office:value-type="float" office:value="2.68346927077847">
            <text:p>2.68</text:p>
          </table:table-cell>
          <table:table-cell table:style-name="ce3" table:formula="of:=+[.F133]*180/3.14159" office:value-type="float" office:value="153.75159353707">
            <text:p>153.7516</text:p>
          </table:table-cell>
          <table:table-cell table:style-name="ce1" table:formula="of:=COS([.B133])+[.$B$1]" office:value-type="float" office:value="-0.0427876077004707">
            <text:p>-0.04</text:p>
          </table:table-cell>
          <table:table-cell table:style-name="ce1" table:formula="of:=1+[.$B$1]*COS([.B133])" office:value-type="float" office:value="0.614327435379717">
            <text:p>0.61</text:p>
          </table:table-cell>
          <table:table-cell table:formula="of:=+[.H133]/[.I133]" office:value-type="float" office:value="-0.0696495146338754">
            <text:p>-0.07</text:p>
          </table:table-cell>
          <table:table-cell table:formula="of:=ACOS([.J133])" office:value-type="float" office:value="1.64050227698291">
            <text:p>1.64</text:p>
          </table:table-cell>
          <table:table-cell table:style-name="ce3" table:formula="of:=+[.K133]*180/3.14159" office:value-type="float" office:value="93.9939361460038">
            <text:p>93.9939</text:p>
          </table:table-cell>
          <table:table-cell table:formula="of:=+[.L133]-[.L132]" office:value-type="float" office:value="1.29376861201175">
            <text:p>1.29</text:p>
          </table:table-cell>
          <table:table-cell table:formula="of:=+[.A133]-[.A132]" office:value-type="float" office:value="1">
            <text:p>1</text:p>
          </table:table-cell>
          <table:table-cell table:formula="of:=+[.M133]/[.N133]" office:value-type="float" office:value="1.29376861201175">
            <text:p>1.29</text:p>
          </table:table-cell>
        </table:table-row>
        <table:table-row table:style-name="ro1">
          <table:table-cell table:formula="of:=+[.A133]+1" office:value-type="float" office:value="131">
            <text:p>131</text:p>
          </table:table-cell>
          <table:table-cell table:formula="of:=+[.A134]*3.14159265/180" office:value-type="float" office:value="2.2863813175">
            <text:p>2.29</text:p>
          </table:table-cell>
          <table:table-cell table:formula="of:=COS([.B134])-[.$B$1]" office:value-type="float" office:value="-1.25605902701877">
            <text:p>-1.26</text:p>
          </table:table-cell>
          <table:table-cell table:formula="of:=1-[.$B$1]*COS([.B134])" office:value-type="float" office:value="1.39363541621126">
            <text:p>1.39</text:p>
          </table:table-cell>
          <table:table-cell table:formula="of:=+[.C134]/[.D134]" office:value-type="float" office:value="-0.901282367258931">
            <text:p>-0.9</text:p>
          </table:table-cell>
          <table:table-cell table:formula="of:=ACOS([.E134])" office:value-type="float" office:value="2.69351678830084">
            <text:p>2.69</text:p>
          </table:table-cell>
          <table:table-cell table:style-name="ce3" table:formula="of:=+[.F134]*180/3.14159" office:value-type="float" office:value="154.327274371943">
            <text:p>154.3273</text:p>
          </table:table-cell>
          <table:table-cell table:style-name="ce1" table:formula="of:=COS([.B134])+[.$B$1]" office:value-type="float" office:value="-0.0560590270187743">
            <text:p>-0.06</text:p>
          </table:table-cell>
          <table:table-cell table:style-name="ce1" table:formula="of:=1+[.$B$1]*COS([.B134])" office:value-type="float" office:value="0.606364583788735">
            <text:p>0.61</text:p>
          </table:table-cell>
          <table:table-cell table:formula="of:=+[.H134]/[.I134]" office:value-type="float" office:value="-0.0924510245445106">
            <text:p>-0.09</text:p>
          </table:table-cell>
          <table:table-cell table:formula="of:=ACOS([.J134])" office:value-type="float" office:value="1.66337955992076">
            <text:p>1.66</text:p>
          </table:table-cell>
          <table:table-cell table:style-name="ce3" table:formula="of:=+[.K134]*180/3.14159" office:value-type="float" office:value="95.3047090122314">
            <text:p>95.3047</text:p>
          </table:table-cell>
          <table:table-cell table:formula="of:=+[.L134]-[.L133]" office:value-type="float" office:value="1.31077286622757">
            <text:p>1.31</text:p>
          </table:table-cell>
          <table:table-cell table:formula="of:=+[.A134]-[.A133]" office:value-type="float" office:value="1">
            <text:p>1</text:p>
          </table:table-cell>
          <table:table-cell table:formula="of:=+[.M134]/[.N134]" office:value-type="float" office:value="1.31077286622757">
            <text:p>1.31</text:p>
          </table:table-cell>
        </table:table-row>
        <table:table-row table:style-name="ro1">
          <table:table-cell table:formula="of:=+[.A134]+1" office:value-type="float" office:value="132">
            <text:p>132</text:p>
          </table:table-cell>
          <table:table-cell table:formula="of:=+[.A135]*3.14159265/180" office:value-type="float" office:value="2.30383461">
            <text:p>2.3</text:p>
          </table:table-cell>
          <table:table-cell table:formula="of:=COS([.B135])-[.$B$1]" office:value-type="float" office:value="-1.26913060440252">
            <text:p>-1.27</text:p>
          </table:table-cell>
          <table:table-cell table:formula="of:=1-[.$B$1]*COS([.B135])" office:value-type="float" office:value="1.40147836264151">
            <text:p>1.40</text:p>
          </table:table-cell>
          <table:table-cell table:formula="of:=+[.C135]/[.D135]" office:value-type="float" office:value="-0.905565607171028">
            <text:p>-0.91</text:p>
          </table:table-cell>
          <table:table-cell table:formula="of:=ACOS([.E135])" office:value-type="float" office:value="2.70350748701385">
            <text:p>2.7</text:p>
          </table:table-cell>
          <table:table-cell table:style-name="ce3" table:formula="of:=+[.F135]*180/3.14159" office:value-type="float" office:value="154.899699726092">
            <text:p>154.8997</text:p>
          </table:table-cell>
          <table:table-cell table:style-name="ce1" table:formula="of:=COS([.B135])+[.$B$1]" office:value-type="float" office:value="-0.0691306044025185">
            <text:p>-0.07</text:p>
          </table:table-cell>
          <table:table-cell table:style-name="ce1" table:formula="of:=1+[.$B$1]*COS([.B135])" office:value-type="float" office:value="0.598521637358489">
            <text:p>0.60</text:p>
          </table:table-cell>
          <table:table-cell table:formula="of:=+[.H135]/[.I135]" office:value-type="float" office:value="-0.115502264392009">
            <text:p>-0.12</text:p>
          </table:table-cell>
          <table:table-cell table:formula="of:=ACOS([.J135])" office:value-type="float" office:value="1.68655696020796">
            <text:p>1.69</text:p>
          </table:table-cell>
          <table:table-cell table:style-name="ce3" table:formula="of:=+[.K135]*180/3.14159" office:value-type="float" office:value="96.6326773504603">
            <text:p>96.6327</text:p>
          </table:table-cell>
          <table:table-cell table:formula="of:=+[.L135]-[.L134]" office:value-type="float" office:value="1.32796833822891">
            <text:p>1.33</text:p>
          </table:table-cell>
          <table:table-cell table:formula="of:=+[.A135]-[.A134]" office:value-type="float" office:value="1">
            <text:p>1</text:p>
          </table:table-cell>
          <table:table-cell table:formula="of:=+[.M135]/[.N135]" office:value-type="float" office:value="1.32796833822891">
            <text:p>1.33</text:p>
          </table:table-cell>
        </table:table-row>
        <table:table-row table:style-name="ro1">
          <table:table-cell table:formula="of:=+[.A135]+1" office:value-type="float" office:value="133">
            <text:p>133</text:p>
          </table:table-cell>
          <table:table-cell table:formula="of:=+[.A136]*3.14159265/180" office:value-type="float" office:value="2.3212879025">
            <text:p>2.32</text:p>
          </table:table-cell>
          <table:table-cell table:formula="of:=COS([.B136])-[.$B$1]" office:value-type="float" office:value="-1.28199835812261">
            <text:p>-1.28</text:p>
          </table:table-cell>
          <table:table-cell table:formula="of:=1-[.$B$1]*COS([.B136])" office:value-type="float" office:value="1.40919901487357">
            <text:p>1.41</text:p>
          </table:table-cell>
          <table:table-cell table:formula="of:=+[.C136]/[.D136]" office:value-type="float" office:value="-0.909735491290869">
            <text:p>-0.91</text:p>
          </table:table-cell>
          <table:table-cell table:formula="of:=ACOS([.E136])" office:value-type="float" office:value="2.7134428620219">
            <text:p>2.71</text:p>
          </table:table-cell>
          <table:table-cell table:style-name="ce3" table:formula="of:=+[.F136]*180/3.14159" office:value-type="float" office:value="155.468955262763">
            <text:p>155.4690</text:p>
          </table:table-cell>
          <table:table-cell table:style-name="ce1" table:formula="of:=COS([.B136])+[.$B$1]" office:value-type="float" office:value="-0.0819983581226131">
            <text:p>-0.08</text:p>
          </table:table-cell>
          <table:table-cell table:style-name="ce1" table:formula="of:=1+[.$B$1]*COS([.B136])" office:value-type="float" office:value="0.590800985126432">
            <text:p>0.59</text:p>
          </table:table-cell>
          <table:table-cell table:formula="of:=+[.H136]/[.I136]" office:value-type="float" office:value="-0.138791843932124">
            <text:p>-0.14</text:p>
          </table:table-cell>
          <table:table-cell table:formula="of:=ACOS([.J136])" office:value-type="float" office:value="1.71003767350138">
            <text:p>1.71</text:p>
          </table:table-cell>
          <table:table-cell table:style-name="ce3" table:formula="of:=+[.K136]*180/3.14159" office:value-type="float" office:value="97.978024258496">
            <text:p>97.9780</text:p>
          </table:table-cell>
          <table:table-cell table:formula="of:=+[.L136]-[.L135]" office:value-type="float" office:value="1.34534690803569">
            <text:p>1.35</text:p>
          </table:table-cell>
          <table:table-cell table:formula="of:=+[.A136]-[.A135]" office:value-type="float" office:value="1">
            <text:p>1</text:p>
          </table:table-cell>
          <table:table-cell table:formula="of:=+[.M136]/[.N136]" office:value-type="float" office:value="1.34534690803569">
            <text:p>1.35</text:p>
          </table:table-cell>
        </table:table-row>
        <table:table-row table:style-name="ro1">
          <table:table-cell table:formula="of:=+[.A136]+1" office:value-type="float" office:value="134">
            <text:p>134</text:p>
          </table:table-cell>
          <table:table-cell table:formula="of:=+[.A137]*3.14159265/180" office:value-type="float" office:value="2.338741195">
            <text:p>2.34</text:p>
          </table:table-cell>
          <table:table-cell table:formula="of:=COS([.B137])-[.$B$1]" office:value-type="float" office:value="-1.29465836853663">
            <text:p>-1.29</text:p>
          </table:table-cell>
          <table:table-cell table:formula="of:=1-[.$B$1]*COS([.B137])" office:value-type="float" office:value="1.41679502112198">
            <text:p>1.42</text:p>
          </table:table-cell>
          <table:table-cell table:formula="of:=+[.C137]/[.D137]" office:value-type="float" office:value="-0.91379370285433">
            <text:p>-0.91</text:p>
          </table:table-cell>
          <table:table-cell table:formula="of:=ACOS([.E137])" office:value-type="float" office:value="2.72332438607966">
            <text:p>2.72</text:p>
          </table:table-cell>
          <table:table-cell table:style-name="ce3" table:formula="of:=+[.F137]*180/3.14159" office:value-type="float" office:value="156.035125364653">
            <text:p>156.0351</text:p>
          </table:table-cell>
          <table:table-cell table:style-name="ce1" table:formula="of:=COS([.B137])+[.$B$1]" office:value-type="float" office:value="-0.0946583685366322">
            <text:p>-0.09</text:p>
          </table:table-cell>
          <table:table-cell table:style-name="ce1" table:formula="of:=1+[.$B$1]*COS([.B137])" office:value-type="float" office:value="0.58320497887802">
            <text:p>0.58</text:p>
          </table:table-cell>
          <table:table-cell table:formula="of:=+[.H137]/[.I137]" office:value-type="float" office:value="-0.162307202381464">
            <text:p>-0.16</text:p>
          </table:table-cell>
          <table:table-cell table:formula="of:=ACOS([.J137])" office:value-type="float" office:value="1.73382473875515">
            <text:p>1.73</text:p>
          </table:table-cell>
          <table:table-cell table:style-name="ce3" table:formula="of:=+[.K137]*180/3.14159" office:value-type="float" office:value="99.3409238557313">
            <text:p>99.3409</text:p>
          </table:table-cell>
          <table:table-cell table:formula="of:=+[.L137]-[.L136]" office:value-type="float" office:value="1.36289959723528">
            <text:p>1.36</text:p>
          </table:table-cell>
          <table:table-cell table:formula="of:=+[.A137]-[.A136]" office:value-type="float" office:value="1">
            <text:p>1</text:p>
          </table:table-cell>
          <table:table-cell table:formula="of:=+[.M137]/[.N137]" office:value-type="float" office:value="1.36289959723528">
            <text:p>1.36</text:p>
          </table:table-cell>
        </table:table-row>
        <table:table-row table:style-name="ro1">
          <table:table-cell table:formula="of:=+[.A137]+1" office:value-type="float" office:value="135">
            <text:p>135</text:p>
          </table:table-cell>
          <table:table-cell table:formula="of:=+[.A138]*3.14159265/180" office:value-type="float" office:value="2.3561944875">
            <text:p>2.36</text:p>
          </table:table-cell>
          <table:table-cell table:formula="of:=COS([.B138])-[.$B$1]" office:value-type="float" office:value="-1.30710677928277">
            <text:p>-1.31</text:p>
          </table:table-cell>
          <table:table-cell table:formula="of:=1-[.$B$1]*COS([.B138])" office:value-type="float" office:value="1.42426406756966">
            <text:p>1.42</text:p>
          </table:table-cell>
          <table:table-cell table:formula="of:=+[.C138]/[.D138]" office:value-type="float" office:value="-0.917741877398616">
            <text:p>-0.92</text:p>
          </table:table-cell>
          <table:table-cell table:formula="of:=ACOS([.E138])" office:value-type="float" office:value="2.73315351022128">
            <text:p>2.73</text:p>
          </table:table-cell>
          <table:table-cell table:style-name="ce3" table:formula="of:=+[.F138]*180/3.14159" office:value-type="float" office:value="156.598293169965">
            <text:p>156.5983</text:p>
          </table:table-cell>
          <table:table-cell table:style-name="ce1" table:formula="of:=COS([.B138])+[.$B$1]" office:value-type="float" office:value="-0.107106779282772">
            <text:p>-0.11</text:p>
          </table:table-cell>
          <table:table-cell table:style-name="ce1" table:formula="of:=1+[.$B$1]*COS([.B138])" office:value-type="float" office:value="0.575735932430337">
            <text:p>0.58</text:p>
          </table:table-cell>
          <table:table-cell table:formula="of:=+[.H138]/[.I138]" office:value-type="float" office:value="-0.18603455725031">
            <text:p>-0.19</text:p>
          </table:table-cell>
          <table:table-cell table:formula="of:=ACOS([.J138])" office:value-type="float" office:value="1.75792102256226">
            <text:p>1.76</text:p>
          </table:table-cell>
          <table:table-cell table:style-name="ce3" table:formula="of:=+[.K138]*180/3.14159" office:value-type="float" office:value="100.721540385985">
            <text:p>100.7215</text:p>
          </table:table-cell>
          <table:table-cell table:formula="of:=+[.L138]-[.L137]" office:value-type="float" office:value="1.38061653025383">
            <text:p>1.38</text:p>
          </table:table-cell>
          <table:table-cell table:formula="of:=+[.A138]-[.A137]" office:value-type="float" office:value="1">
            <text:p>1</text:p>
          </table:table-cell>
          <table:table-cell table:formula="of:=+[.M138]/[.N138]" office:value-type="float" office:value="1.38061653025383">
            <text:p>1.38</text:p>
          </table:table-cell>
        </table:table-row>
        <table:table-row table:style-name="ro1">
          <table:table-cell table:formula="of:=+[.A138]+1" office:value-type="float" office:value="136">
            <text:p>136</text:p>
          </table:table-cell>
          <table:table-cell table:formula="of:=+[.A139]*3.14159265/180" office:value-type="float" office:value="2.37364778">
            <text:p>2.37</text:p>
          </table:table-cell>
          <table:table-cell table:formula="of:=COS([.B139])-[.$B$1]" office:value-type="float" office:value="-1.31933979845454">
            <text:p>-1.32</text:p>
          </table:table-cell>
          <table:table-cell table:formula="of:=1-[.$B$1]*COS([.B139])" office:value-type="float" office:value="1.43160387907272">
            <text:p>1.43</text:p>
          </table:table-cell>
          <table:table-cell table:formula="of:=+[.C139]/[.D139]" office:value-type="float" office:value="-0.921581603501312">
            <text:p>-0.92</text:p>
          </table:table-cell>
          <table:table-cell table:formula="of:=ACOS([.E139])" office:value-type="float" office:value="2.74293166437993">
            <text:p>2.74</text:p>
          </table:table-cell>
          <table:table-cell table:style-name="ce3" table:formula="of:=+[.F139]*180/3.14159" office:value-type="float" office:value="157.158540607905">
            <text:p>157.1585</text:p>
          </table:table-cell>
          <table:table-cell table:style-name="ce1" table:formula="of:=COS([.B139])+[.$B$1]" office:value-type="float" office:value="-0.119339798454537">
            <text:p>-0.12</text:p>
          </table:table-cell>
          <table:table-cell table:style-name="ce1" table:formula="of:=1+[.$B$1]*COS([.B139])" office:value-type="float" office:value="0.568396120927277">
            <text:p>0.57</text:p>
          </table:table-cell>
          <table:table-cell table:formula="of:=+[.H139]/[.I139]" office:value-type="float" office:value="-0.209958854504227">
            <text:p>-0.21</text:p>
          </table:table-cell>
          <table:table-cell table:formula="of:=ACOS([.J139])" office:value-type="float" office:value="1.78232920283457">
            <text:p>1.78</text:p>
          </table:table-cell>
          <table:table-cell table:style-name="ce3" table:formula="of:=+[.K139]*180/3.14159" office:value-type="float" office:value="102.120027282434">
            <text:p>102.1200</text:p>
          </table:table-cell>
          <table:table-cell table:formula="of:=+[.L139]-[.L138]" office:value-type="float" office:value="1.39848689644917">
            <text:p>1.4</text:p>
          </table:table-cell>
          <table:table-cell table:formula="of:=+[.A139]-[.A138]" office:value-type="float" office:value="1">
            <text:p>1</text:p>
          </table:table-cell>
          <table:table-cell table:formula="of:=+[.M139]/[.N139]" office:value-type="float" office:value="1.39848689644917">
            <text:p>1.4</text:p>
          </table:table-cell>
        </table:table-row>
        <table:table-row table:style-name="ro1">
          <table:table-cell table:formula="of:=+[.A139]+1" office:value-type="float" office:value="137">
            <text:p>137</text:p>
          </table:table-cell>
          <table:table-cell table:formula="of:=+[.A140]*3.14159265/180" office:value-type="float" office:value="2.3911010725">
            <text:p>2.39</text:p>
          </table:table-cell>
          <table:table-cell table:formula="of:=COS([.B140])-[.$B$1]" office:value-type="float" office:value="-1.33135369975579">
            <text:p>-1.33</text:p>
          </table:table-cell>
          <table:table-cell table:formula="of:=1-[.$B$1]*COS([.B140])" office:value-type="float" office:value="1.43881221985348">
            <text:p>1.44</text:p>
          </table:table-cell>
          <table:table-cell table:formula="of:=+[.C140]/[.D140]" office:value-type="float" office:value="-0.925314423512037">
            <text:p>-0.93</text:p>
          </table:table-cell>
          <table:table-cell table:formula="of:=ACOS([.E140])" office:value-type="float" office:value="2.7526602579977">
            <text:p>2.75</text:p>
          </table:table-cell>
          <table:table-cell table:style-name="ce3" table:formula="of:=+[.F140]*180/3.14159" office:value-type="float" office:value="157.715948433623">
            <text:p>157.7159</text:p>
          </table:table-cell>
          <table:table-cell table:style-name="ce1" table:formula="of:=COS([.B140])+[.$B$1]" office:value-type="float" office:value="-0.131353699755793">
            <text:p>-0.13</text:p>
          </table:table-cell>
          <table:table-cell table:style-name="ce1" table:formula="of:=1+[.$B$1]*COS([.B140])" office:value-type="float" office:value="0.561187780146524">
            <text:p>0.56</text:p>
          </table:table-cell>
          <table:table-cell table:formula="of:=+[.H140]/[.I140]" office:value-type="float" office:value="-0.234063720563368">
            <text:p>-0.23</text:p>
          </table:table-cell>
          <table:table-cell table:formula="of:=ACOS([.J140])" office:value-type="float" office:value="1.80705175184185">
            <text:p>1.81</text:p>
          </table:table-cell>
          <table:table-cell table:style-name="ce3" table:formula="of:=+[.K140]*180/3.14159" office:value-type="float" office:value="103.536526195822">
            <text:p>103.5365</text:p>
          </table:table-cell>
          <table:table-cell table:formula="of:=+[.L140]-[.L139]" office:value-type="float" office:value="1.41649891338791">
            <text:p>1.42</text:p>
          </table:table-cell>
          <table:table-cell table:formula="of:=+[.A140]-[.A139]" office:value-type="float" office:value="1">
            <text:p>1</text:p>
          </table:table-cell>
          <table:table-cell table:formula="of:=+[.M140]/[.N140]" office:value-type="float" office:value="1.41649891338791">
            <text:p>1.42</text:p>
          </table:table-cell>
        </table:table-row>
        <table:table-row table:style-name="ro1">
          <table:table-cell table:formula="of:=+[.A140]+1" office:value-type="float" office:value="138">
            <text:p>138</text:p>
          </table:table-cell>
          <table:table-cell table:formula="of:=+[.A141]*3.14159265/180" office:value-type="float" office:value="2.408554365">
            <text:p>2.41</text:p>
          </table:table-cell>
          <table:table-cell table:formula="of:=COS([.B141])-[.$B$1]" office:value-type="float" office:value="-1.34314482363583">
            <text:p>-1.34</text:p>
          </table:table-cell>
          <table:table-cell table:formula="of:=1-[.$B$1]*COS([.B141])" office:value-type="float" office:value="1.4458868941815">
            <text:p>1.45</text:p>
          </table:table-cell>
          <table:table-cell table:formula="of:=+[.C141]/[.D141]" office:value-type="float" office:value="-0.928941834275475">
            <text:p>-0.93</text:p>
          </table:table-cell>
          <table:table-cell table:formula="of:=ACOS([.E141])" office:value-type="float" office:value="2.76234068062598">
            <text:p>2.76</text:p>
          </table:table-cell>
          <table:table-cell table:style-name="ce3" table:formula="of:=+[.F141]*180/3.14159" office:value-type="float" office:value="158.270596262618">
            <text:p>158.2706</text:p>
          </table:table-cell>
          <table:table-cell table:style-name="ce1" table:formula="of:=COS([.B141])+[.$B$1]" office:value-type="float" office:value="-0.14314482363583">
            <text:p>-0.14</text:p>
          </table:table-cell>
          <table:table-cell table:style-name="ce1" table:formula="of:=1+[.$B$1]*COS([.B141])" office:value-type="float" office:value="0.554113105818502">
            <text:p>0.55</text:p>
          </table:table-cell>
          <table:table-cell table:formula="of:=+[.H141]/[.I141]" office:value-type="float" office:value="-0.258331416695848">
            <text:p>-0.26</text:p>
          </table:table-cell>
          <table:table-cell table:formula="of:=ACOS([.J141])" office:value-type="float" office:value="1.83209091863755">
            <text:p>1.83</text:p>
          </table:table-cell>
          <table:table-cell table:style-name="ce3" table:formula="of:=+[.K141]*180/3.14159" office:value-type="float" office:value="104.971165987529">
            <text:p>104.9712</text:p>
          </table:table-cell>
          <table:table-cell table:formula="of:=+[.L141]-[.L140]" office:value-type="float" office:value="1.43463979170635">
            <text:p>1.43</text:p>
          </table:table-cell>
          <table:table-cell table:formula="of:=+[.A141]-[.A140]" office:value-type="float" office:value="1">
            <text:p>1</text:p>
          </table:table-cell>
          <table:table-cell table:formula="of:=+[.M141]/[.N141]" office:value-type="float" office:value="1.43463979170635">
            <text:p>1.43</text:p>
          </table:table-cell>
        </table:table-row>
        <table:table-row table:style-name="ro1">
          <table:table-cell table:formula="of:=+[.A141]+1" office:value-type="float" office:value="139">
            <text:p>139</text:p>
          </table:table-cell>
          <table:table-cell table:formula="of:=+[.A142]*3.14159265/180" office:value-type="float" office:value="2.4260076575">
            <text:p>2.43</text:p>
          </table:table-cell>
          <table:table-cell table:formula="of:=COS([.B142])-[.$B$1]" office:value-type="float" office:value="-1.3547095784041">
            <text:p>-1.35</text:p>
          </table:table-cell>
          <table:table-cell table:formula="of:=1-[.$B$1]*COS([.B142])" office:value-type="float" office:value="1.45282574704246">
            <text:p>1.45</text:p>
          </table:table-cell>
          <table:table-cell table:formula="of:=+[.C142]/[.D142]" office:value-type="float" office:value="-0.932465287844673">
            <text:p>-0.93</text:p>
          </table:table-cell>
          <table:table-cell table:formula="of:=ACOS([.E142])" office:value-type="float" office:value="2.77197430251647">
            <text:p>2.77</text:p>
          </table:table-cell>
          <table:table-cell table:style-name="ce3" table:formula="of:=+[.F142]*180/3.14159" office:value-type="float" office:value="158.822562604593">
            <text:p>158.8226</text:p>
          </table:table-cell>
          <table:table-cell table:style-name="ce1" table:formula="of:=COS([.B142])+[.$B$1]" office:value-type="float" office:value="-0.154709578404099">
            <text:p>-0.15</text:p>
          </table:table-cell>
          <table:table-cell table:style-name="ce1" table:formula="of:=1+[.$B$1]*COS([.B142])" office:value-type="float" office:value="0.547174252957541">
            <text:p>0.55</text:p>
          </table:table-cell>
          <table:table-cell table:formula="of:=+[.H142]/[.I142]" office:value-type="float" office:value="-0.282742796408778">
            <text:p>-0.28</text:p>
          </table:table-cell>
          <table:table-cell table:formula="of:=ACOS([.J142])" office:value-type="float" office:value="1.85744871090653">
            <text:p>1.86</text:p>
          </table:table-cell>
          <table:table-cell table:style-name="ce3" table:formula="of:=+[.K142]*180/3.14159" office:value-type="float" office:value="106.424061689519">
            <text:p>106.4241</text:p>
          </table:table-cell>
          <table:table-cell table:formula="of:=+[.L142]-[.L141]" office:value-type="float" office:value="1.45289570199029">
            <text:p>1.45</text:p>
          </table:table-cell>
          <table:table-cell table:formula="of:=+[.A142]-[.A141]" office:value-type="float" office:value="1">
            <text:p>1</text:p>
          </table:table-cell>
          <table:table-cell table:formula="of:=+[.M142]/[.N142]" office:value-type="float" office:value="1.45289570199029">
            <text:p>1.45</text:p>
          </table:table-cell>
        </table:table-row>
        <table:table-row table:style-name="ro1">
          <table:table-cell table:formula="of:=+[.A142]+1" office:value-type="float" office:value="140">
            <text:p>140</text:p>
          </table:table-cell>
          <table:table-cell table:formula="of:=+[.A143]*3.14159265/180" office:value-type="float" office:value="2.44346095">
            <text:p>2.44</text:p>
          </table:table-cell>
          <table:table-cell table:formula="of:=COS([.B143])-[.$B$1]" office:value-type="float" office:value="-1.36604444132428">
            <text:p>-1.37</text:p>
          </table:table-cell>
          <table:table-cell table:formula="of:=1-[.$B$1]*COS([.B143])" office:value-type="float" office:value="1.45962666479457">
            <text:p>1.46</text:p>
          </table:table-cell>
          <table:table-cell table:formula="of:=+[.C143]/[.D143]" office:value-type="float" office:value="-0.935886192183629">
            <text:p>-0.94</text:p>
          </table:table-cell>
          <table:table-cell table:formula="of:=ACOS([.E143])" office:value-type="float" office:value="2.78156247520282">
            <text:p>2.78</text:p>
          </table:table-cell>
          <table:table-cell table:style-name="ce3" table:formula="of:=+[.F143]*180/3.14159" office:value-type="float" office:value="159.371924896791">
            <text:p>159.3719</text:p>
          </table:table-cell>
          <table:table-cell table:style-name="ce1" table:formula="of:=COS([.B143])+[.$B$1]" office:value-type="float" office:value="-0.166044441324276">
            <text:p>-0.17</text:p>
          </table:table-cell>
          <table:table-cell table:style-name="ce1" table:formula="of:=1+[.$B$1]*COS([.B143])" office:value-type="float" office:value="0.540373335205434">
            <text:p>0.54</text:p>
          </table:table-cell>
          <table:table-cell table:formula="of:=+[.H143]/[.I143]" office:value-type="float" office:value="-0.30727726648679">
            <text:p>-0.31</text:p>
          </table:table-cell>
          <table:table-cell table:formula="of:=ACOS([.J143])" office:value-type="float" office:value="1.88312687627812">
            <text:p>1.88</text:p>
          </table:table-cell>
          <table:table-cell table:style-name="ce3" table:formula="of:=+[.K143]*180/3.14159" office:value-type="float" office:value="107.895313433663">
            <text:p>107.8953</text:p>
          </table:table-cell>
          <table:table-cell table:formula="of:=+[.L143]-[.L142]" office:value-type="float" office:value="1.4712517441441">
            <text:p>1.47</text:p>
          </table:table-cell>
          <table:table-cell table:formula="of:=+[.A143]-[.A142]" office:value-type="float" office:value="1">
            <text:p>1</text:p>
          </table:table-cell>
          <table:table-cell table:formula="of:=+[.M143]/[.N143]" office:value-type="float" office:value="1.4712517441441">
            <text:p>1.47</text:p>
          </table:table-cell>
        </table:table-row>
        <table:table-row table:style-name="ro1">
          <table:table-cell table:formula="of:=+[.A143]+1" office:value-type="float" office:value="141">
            <text:p>141</text:p>
          </table:table-cell>
          <table:table-cell table:formula="of:=+[.A144]*3.14159265/180" office:value-type="float" office:value="2.4609142425">
            <text:p>2.46</text:p>
          </table:table-cell>
          <table:table-cell table:formula="of:=COS([.B144])-[.$B$1]" office:value-type="float" office:value="-1.37714595968732">
            <text:p>-1.38</text:p>
          </table:table-cell>
          <table:table-cell table:formula="of:=1-[.$B$1]*COS([.B144])" office:value-type="float" office:value="1.46628757581239">
            <text:p>1.47</text:p>
          </table:table-cell>
          <table:table-cell table:formula="of:=+[.C144]/[.D144]" office:value-type="float" office:value="-0.939205911858263">
            <text:p>-0.94</text:p>
          </table:table-cell>
          <table:table-cell table:formula="of:=ACOS([.E144])" office:value-type="float" office:value="2.7911065320733">
            <text:p>2.79</text:p>
          </table:table-cell>
          <table:table-cell table:style-name="ce3" table:formula="of:=+[.F144]*180/3.14159" office:value-type="float" office:value="159.918759536793">
            <text:p>159.9188</text:p>
          </table:table-cell>
          <table:table-cell table:style-name="ce1" table:formula="of:=COS([.B144])+[.$B$1]" office:value-type="float" office:value="-0.177145959687319">
            <text:p>-0.18</text:p>
          </table:table-cell>
          <table:table-cell table:style-name="ce1" table:formula="of:=1+[.$B$1]*COS([.B144])" office:value-type="float" office:value="0.533712424187609">
            <text:p>0.53</text:p>
          </table:table-cell>
          <table:table-cell table:formula="of:=+[.H144]/[.I144]" office:value-type="float" office:value="-0.331912752372145">
            <text:p>-0.33</text:p>
          </table:table-cell>
          <table:table-cell table:formula="of:=ACOS([.J144])" office:value-type="float" office:value="1.90912688315688">
            <text:p>1.91</text:p>
          </table:table-cell>
          <table:table-cell table:style-name="ce3" table:formula="of:=+[.K144]*180/3.14159" office:value-type="float" office:value="109.385005353416">
            <text:p>109.3850</text:p>
          </table:table-cell>
          <table:table-cell table:formula="of:=+[.L144]-[.L143]" office:value-type="float" office:value="1.48969191975314">
            <text:p>1.49</text:p>
          </table:table-cell>
          <table:table-cell table:formula="of:=+[.A144]-[.A143]" office:value-type="float" office:value="1">
            <text:p>1</text:p>
          </table:table-cell>
          <table:table-cell table:formula="of:=+[.M144]/[.N144]" office:value-type="float" office:value="1.48969191975314">
            <text:p>1.49</text:p>
          </table:table-cell>
        </table:table-row>
        <table:table-row table:style-name="ro1">
          <table:table-cell table:formula="of:=+[.A144]+1" office:value-type="float" office:value="142">
            <text:p>142</text:p>
          </table:table-cell>
          <table:table-cell table:formula="of:=+[.A145]*3.14159265/180" office:value-type="float" office:value="2.478367535">
            <text:p>2.48</text:p>
          </table:table-cell>
          <table:table-cell table:formula="of:=COS([.B145])-[.$B$1]" office:value-type="float" office:value="-1.3880107518632">
            <text:p>-1.39</text:p>
          </table:table-cell>
          <table:table-cell table:formula="of:=1-[.$B$1]*COS([.B145])" office:value-type="float" office:value="1.47280645111792">
            <text:p>1.47</text:p>
          </table:table-cell>
          <table:table-cell table:formula="of:=+[.C145]/[.D145]" office:value-type="float" office:value="-0.942425768714989">
            <text:p>-0.94</text:p>
          </table:table-cell>
          <table:table-cell table:formula="of:=ACOS([.E145])" office:value-type="float" office:value="2.80060778893436">
            <text:p>2.8</text:p>
          </table:table-cell>
          <table:table-cell table:style-name="ce3" table:formula="of:=+[.F145]*180/3.14159" office:value-type="float" office:value="160.463141914822">
            <text:p>160.4631</text:p>
          </table:table-cell>
          <table:table-cell table:style-name="ce1" table:formula="of:=COS([.B145])+[.$B$1]" office:value-type="float" office:value="-0.1880107518632">
            <text:p>-0.19</text:p>
          </table:table-cell>
          <table:table-cell table:style-name="ce1" table:formula="of:=1+[.$B$1]*COS([.B145])" office:value-type="float" office:value="0.52719354888208">
            <text:p>0.53</text:p>
          </table:table-cell>
          <table:table-cell table:formula="of:=+[.H145]/[.I145]" office:value-type="float" office:value="-0.356625668621855">
            <text:p>-0.36</text:p>
          </table:table-cell>
          <table:table-cell table:formula="of:=ACOS([.J145])" office:value-type="float" office:value="1.93544990113257">
            <text:p>1.94</text:p>
          </table:table-cell>
          <table:table-cell table:style-name="ce3" table:formula="of:=+[.K145]*180/3.14159" office:value-type="float" office:value="110.893204461392">
            <text:p>110.8932</text:p>
          </table:table-cell>
          <table:table-cell table:formula="of:=+[.L145]-[.L144]" office:value-type="float" office:value="1.5081991079755">
            <text:p>1.51</text:p>
          </table:table-cell>
          <table:table-cell table:formula="of:=+[.A145]-[.A144]" office:value-type="float" office:value="1">
            <text:p>1</text:p>
          </table:table-cell>
          <table:table-cell table:formula="of:=+[.M145]/[.N145]" office:value-type="float" office:value="1.5081991079755">
            <text:p>1.51</text:p>
          </table:table-cell>
        </table:table-row>
        <table:table-row table:style-name="ro1">
          <table:table-cell table:formula="of:=+[.A145]+1" office:value-type="float" office:value="143">
            <text:p>143</text:p>
          </table:table-cell>
          <table:table-cell table:formula="of:=+[.A146]*3.14159265/180" office:value-type="float" office:value="2.4958208275">
            <text:p>2.5</text:p>
          </table:table-cell>
          <table:table-cell table:formula="of:=COS([.B146])-[.$B$1]" office:value-type="float" office:value="-1.39863550833098">
            <text:p>-1.40</text:p>
          </table:table-cell>
          <table:table-cell table:formula="of:=1-[.$B$1]*COS([.B146])" office:value-type="float" office:value="1.47918130499859">
            <text:p>1.48</text:p>
          </table:table-cell>
          <table:table-cell table:formula="of:=+[.C146]/[.D146]" office:value-type="float" office:value="-0.945547042546158">
            <text:p>-0.95</text:p>
          </table:table-cell>
          <table:table-cell table:formula="of:=ACOS([.E146])" office:value-type="float" office:value="2.8100675445655">
            <text:p>2.81</text:p>
          </table:table-cell>
          <table:table-cell table:style-name="ce3" table:formula="of:=+[.F146]*180/3.14159" office:value-type="float" office:value="161.005146445523">
            <text:p>161.0051</text:p>
          </table:table-cell>
          <table:table-cell table:style-name="ce1" table:formula="of:=COS([.B146])+[.$B$1]" office:value-type="float" office:value="-0.198635508330982">
            <text:p>-0.20</text:p>
          </table:table-cell>
          <table:table-cell table:style-name="ce1" table:formula="of:=1+[.$B$1]*COS([.B146])" office:value-type="float" office:value="0.520818695001411">
            <text:p>0.52</text:p>
          </table:table-cell>
          <table:table-cell table:formula="of:=+[.H146]/[.I146]" office:value-type="float" office:value="-0.381390895214397">
            <text:p>-0.38</text:p>
          </table:table-cell>
          <table:table-cell table:formula="of:=ACOS([.J146])" office:value-type="float" office:value="1.96209678104081">
            <text:p>1.96</text:p>
          </table:table-cell>
          <table:table-cell table:style-name="ce3" table:formula="of:=+[.K146]*180/3.14159" office:value-type="float" office:value="112.41995950692">
            <text:p>112.4200</text:p>
          </table:table-cell>
          <table:table-cell table:formula="of:=+[.L146]-[.L145]" office:value-type="float" office:value="1.52675504552876">
            <text:p>1.53</text:p>
          </table:table-cell>
          <table:table-cell table:formula="of:=+[.A146]-[.A145]" office:value-type="float" office:value="1">
            <text:p>1</text:p>
          </table:table-cell>
          <table:table-cell table:formula="of:=+[.M146]/[.N146]" office:value-type="float" office:value="1.52675504552876">
            <text:p>1.53</text:p>
          </table:table-cell>
        </table:table-row>
        <table:table-row table:style-name="ro1">
          <table:table-cell table:formula="of:=+[.A146]+1" office:value-type="float" office:value="144">
            <text:p>144</text:p>
          </table:table-cell>
          <table:table-cell table:formula="of:=+[.A147]*3.14159265/180" office:value-type="float" office:value="2.51327412">
            <text:p>2.51</text:p>
          </table:table-cell>
          <table:table-cell table:formula="of:=COS([.B147])-[.$B$1]" office:value-type="float" office:value="-1.40901699268693">
            <text:p>-1.41</text:p>
          </table:table-cell>
          <table:table-cell table:formula="of:=1-[.$B$1]*COS([.B147])" office:value-type="float" office:value="1.48541019561216">
            <text:p>1.49</text:p>
          </table:table-cell>
          <table:table-cell table:formula="of:=+[.C147]/[.D147]" office:value-type="float" office:value="-0.94857097174175">
            <text:p>-0.95</text:p>
          </table:table-cell>
          <table:table-cell table:formula="of:=ACOS([.E147])" office:value-type="float" office:value="2.81948708126543">
            <text:p>2.82</text:p>
          </table:table-cell>
          <table:table-cell table:style-name="ce3" table:formula="of:=+[.F147]*180/3.14159" office:value-type="float" office:value="161.544846599263">
            <text:p>161.5448</text:p>
          </table:table-cell>
          <table:table-cell table:style-name="ce1" table:formula="of:=COS([.B147])+[.$B$1]" office:value-type="float" office:value="-0.209016992686925">
            <text:p>-0.21</text:p>
          </table:table-cell>
          <table:table-cell table:style-name="ce1" table:formula="of:=1+[.$B$1]*COS([.B147])" office:value-type="float" office:value="0.514589804387845">
            <text:p>0.51</text:p>
          </table:table-cell>
          <table:table-cell table:formula="of:=+[.H147]/[.I147]" office:value-type="float" office:value="-0.406181760510338">
            <text:p>-0.41</text:p>
          </table:table-cell>
          <table:table-cell table:formula="of:=ACOS([.J147])" office:value-type="float" office:value="1.98906803475625">
            <text:p>1.99</text:p>
          </table:table-cell>
          <table:table-cell table:style-name="ce3" table:formula="of:=+[.K147]*180/3.14159" office:value-type="float" office:value="113.965299818285">
            <text:p>113.9653</text:p>
          </table:table-cell>
          <table:table-cell table:formula="of:=+[.L147]-[.L146]" office:value-type="float" office:value="1.54534031136431">
            <text:p>1.55</text:p>
          </table:table-cell>
          <table:table-cell table:formula="of:=+[.A147]-[.A146]" office:value-type="float" office:value="1">
            <text:p>1</text:p>
          </table:table-cell>
          <table:table-cell table:formula="of:=+[.M147]/[.N147]" office:value-type="float" office:value="1.54534031136431">
            <text:p>1.55</text:p>
          </table:table-cell>
        </table:table-row>
        <table:table-row table:style-name="ro1">
          <table:table-cell table:formula="of:=+[.A147]+1" office:value-type="float" office:value="145">
            <text:p>145</text:p>
          </table:table-cell>
          <table:table-cell table:formula="of:=+[.A148]*3.14159265/180" office:value-type="float" office:value="2.5307274125">
            <text:p>2.53</text:p>
          </table:table-cell>
          <table:table-cell table:formula="of:=COS([.B148])-[.$B$1]" office:value-type="float" office:value="-1.41915204263034">
            <text:p>-1.42</text:p>
          </table:table-cell>
          <table:table-cell table:formula="of:=1-[.$B$1]*COS([.B148])" office:value-type="float" office:value="1.4914912255782">
            <text:p>1.49</text:p>
          </table:table-cell>
          <table:table-cell table:formula="of:=+[.C148]/[.D148]" office:value-type="float" office:value="-0.951498753926747">
            <text:p>-0.95</text:p>
          </table:table-cell>
          <table:table-cell table:formula="of:=ACOS([.E148])" office:value-type="float" office:value="2.82886766538991">
            <text:p>2.83</text:p>
          </table:table-cell>
          <table:table-cell table:style-name="ce3" table:formula="of:=+[.F148]*180/3.14159" office:value-type="float" office:value="162.082314932943">
            <text:p>162.0823</text:p>
          </table:table-cell>
          <table:table-cell table:style-name="ce1" table:formula="of:=COS([.B148])+[.$B$1]" office:value-type="float" office:value="-0.219152042630336">
            <text:p>-0.22</text:p>
          </table:table-cell>
          <table:table-cell table:style-name="ce1" table:formula="of:=1+[.$B$1]*COS([.B148])" office:value-type="float" office:value="0.508508774421798">
            <text:p>0.51</text:p>
          </table:table-cell>
          <table:table-cell table:formula="of:=+[.H148]/[.I148]" office:value-type="float" office:value="-0.430970031696157">
            <text:p>-0.43</text:p>
          </table:table-cell>
          <table:table-cell table:formula="of:=ACOS([.J148])" office:value-type="float" office:value="2.0163638148108">
            <text:p>2.02</text:p>
          </table:table-cell>
          <table:table-cell table:style-name="ce3" table:formula="of:=+[.K148]*180/3.14159" office:value-type="float" office:value="115.529234134926">
            <text:p>115.5292</text:p>
          </table:table-cell>
          <table:table-cell table:formula="of:=+[.L148]-[.L147]" office:value-type="float" office:value="1.56393431664182">
            <text:p>1.56</text:p>
          </table:table-cell>
          <table:table-cell table:formula="of:=+[.A148]-[.A147]" office:value-type="float" office:value="1">
            <text:p>1</text:p>
          </table:table-cell>
          <table:table-cell table:formula="of:=+[.M148]/[.N148]" office:value-type="float" office:value="1.56393431664182">
            <text:p>1.56</text:p>
          </table:table-cell>
        </table:table-row>
        <table:table-row table:style-name="ro1">
          <table:table-cell table:formula="of:=+[.A148]+1" office:value-type="float" office:value="146">
            <text:p>146</text:p>
          </table:table-cell>
          <table:table-cell table:formula="of:=+[.A149]*3.14159265/180" office:value-type="float" office:value="2.548180705">
            <text:p>2.55</text:p>
          </table:table-cell>
          <table:table-cell table:formula="of:=COS([.B149])-[.$B$1]" office:value-type="float" office:value="-1.42903757092683">
            <text:p>-1.43</text:p>
          </table:table-cell>
          <table:table-cell table:formula="of:=1-[.$B$1]*COS([.B149])" office:value-type="float" office:value="1.4974225425561">
            <text:p>1.50</text:p>
          </table:table-cell>
          <table:table-cell table:formula="of:=+[.C149]/[.D149]" office:value-type="float" office:value="-0.954331546583681">
            <text:p>-0.95</text:p>
          </table:table-cell>
          <table:table-cell table:formula="of:=ACOS([.E149])" office:value-type="float" office:value="2.83821054788118">
            <text:p>2.84</text:p>
          </table:table-cell>
          <table:table-cell table:style-name="ce3" table:formula="of:=+[.F149]*180/3.14159" office:value-type="float" office:value="162.617623120335">
            <text:p>162.6176</text:p>
          </table:table-cell>
          <table:table-cell table:style-name="ce1" table:formula="of:=COS([.B149])+[.$B$1]" office:value-type="float" office:value="-0.229037570926828">
            <text:p>-0.23</text:p>
          </table:table-cell>
          <table:table-cell table:style-name="ce1" table:formula="of:=1+[.$B$1]*COS([.B149])" office:value-type="float" office:value="0.502577457443903">
            <text:p>0.50</text:p>
          </table:table-cell>
          <table:table-cell table:formula="of:=+[.H149]/[.I149]" office:value-type="float" office:value="-0.455725913557101">
            <text:p>-0.46</text:p>
          </table:table-cell>
          <table:table-cell table:formula="of:=ACOS([.J149])" office:value-type="float" office:value="2.04398389394031">
            <text:p>2.04</text:p>
          </table:table-cell>
          <table:table-cell table:style-name="ce3" table:formula="of:=+[.K149]*180/3.14159" office:value-type="float" office:value="117.111749435558">
            <text:p>117.1117</text:p>
          </table:table-cell>
          <table:table-cell table:formula="of:=+[.L149]-[.L148]" office:value-type="float" office:value="1.58251530063181">
            <text:p>1.58</text:p>
          </table:table-cell>
          <table:table-cell table:formula="of:=+[.A149]-[.A148]" office:value-type="float" office:value="1">
            <text:p>1</text:p>
          </table:table-cell>
          <table:table-cell table:formula="of:=+[.M149]/[.N149]" office:value-type="float" office:value="1.58251530063181">
            <text:p>1.58</text:p>
          </table:table-cell>
        </table:table-row>
        <table:table-row table:style-name="ro1">
          <table:table-cell table:formula="of:=+[.A149]+1" office:value-type="float" office:value="147">
            <text:p>147</text:p>
          </table:table-cell>
          <table:table-cell table:formula="of:=+[.A150]*3.14159265/180" office:value-type="float" office:value="2.5656339975">
            <text:p>2.57</text:p>
          </table:table-cell>
          <table:table-cell table:formula="of:=COS([.B150])-[.$B$1]" office:value-type="float" office:value="-1.43867056634873">
            <text:p>-1.44</text:p>
          </table:table-cell>
          <table:table-cell table:formula="of:=1-[.$B$1]*COS([.B150])" office:value-type="float" office:value="1.50320233980924">
            <text:p>1.50</text:p>
          </table:table-cell>
          <table:table-cell table:formula="of:=+[.C150]/[.D150]" office:value-type="float" office:value="-0.95707046765993">
            <text:p>-0.96</text:p>
          </table:table-cell>
          <table:table-cell table:formula="of:=ACOS([.E150])" office:value-type="float" office:value="2.84751696478953">
            <text:p>2.85</text:p>
          </table:table-cell>
          <table:table-cell table:style-name="ce3" table:formula="of:=+[.F150]*180/3.14159" office:value-type="float" office:value="163.150841981963">
            <text:p>163.1508</text:p>
          </table:table-cell>
          <table:table-cell table:style-name="ce1" table:formula="of:=COS([.B150])+[.$B$1]" office:value-type="float" office:value="-0.238670566348725">
            <text:p>-0.24</text:p>
          </table:table-cell>
          <table:table-cell table:style-name="ce1" table:formula="of:=1+[.$B$1]*COS([.B150])" office:value-type="float" office:value="0.496797660190765">
            <text:p>0.50</text:p>
          </table:table-cell>
          <table:table-cell table:formula="of:=+[.H150]/[.I150]" office:value-type="float" office:value="-0.480418056431825">
            <text:p>-0.48</text:p>
          </table:table-cell>
          <table:table-cell table:formula="of:=ACOS([.J150])" office:value-type="float" office:value="2.07192764467438">
            <text:p>2.07</text:p>
          </table:table-cell>
          <table:table-cell table:style-name="ce3" table:formula="of:=+[.K150]*180/3.14159" office:value-type="float" office:value="118.712809768744">
            <text:p>118.7128</text:p>
          </table:table-cell>
          <table:table-cell table:formula="of:=+[.L150]-[.L149]" office:value-type="float" office:value="1.6010603331855">
            <text:p>1.6</text:p>
          </table:table-cell>
          <table:table-cell table:formula="of:=+[.A150]-[.A149]" office:value-type="float" office:value="1">
            <text:p>1</text:p>
          </table:table-cell>
          <table:table-cell table:formula="of:=+[.M150]/[.N150]" office:value-type="float" office:value="1.6010603331855">
            <text:p>1.6</text:p>
          </table:table-cell>
        </table:table-row>
        <table:table-row table:style-name="ro1">
          <table:table-cell table:formula="of:=+[.A150]+1" office:value-type="float" office:value="148">
            <text:p>148</text:p>
          </table:table-cell>
          <table:table-cell table:formula="of:=+[.A151]*3.14159265/180" office:value-type="float" office:value="2.58308729">
            <text:p>2.58</text:p>
          </table:table-cell>
          <table:table-cell table:formula="of:=COS([.B151])-[.$B$1]" office:value-type="float" office:value="-1.44804809459231">
            <text:p>-1.45</text:p>
          </table:table-cell>
          <table:table-cell table:formula="of:=1-[.$B$1]*COS([.B151])" office:value-type="float" office:value="1.50882885675539">
            <text:p>1.51</text:p>
          </table:table-cell>
          <table:table-cell table:formula="of:=+[.C151]/[.D151]" office:value-type="float" office:value="-0.959716596159369">
            <text:p>-0.96</text:p>
          </table:table-cell>
          <table:table-cell table:formula="of:=ACOS([.E151])" office:value-type="float" office:value="2.85678813778683">
            <text:p>2.86</text:p>
          </table:table-cell>
          <table:table-cell table:style-name="ce3" table:formula="of:=+[.F151]*180/3.14159" office:value-type="float" office:value="163.682041514529">
            <text:p>163.6820</text:p>
          </table:table-cell>
          <table:table-cell table:style-name="ce1" table:formula="of:=COS([.B151])+[.$B$1]" office:value-type="float" office:value="-0.248048094592312">
            <text:p>-0.25</text:p>
          </table:table-cell>
          <table:table-cell table:style-name="ce1" table:formula="of:=1+[.$B$1]*COS([.B151])" office:value-type="float" office:value="0.491171143244612">
            <text:p>0.49</text:p>
          </table:table-cell>
          <table:table-cell table:formula="of:=+[.H151]/[.I151]" office:value-type="float" office:value="-0.505013574196845">
            <text:p>-0.51</text:p>
          </table:table-cell>
          <table:table-cell table:formula="of:=ACOS([.J151])" office:value-type="float" office:value="2.10019401909499">
            <text:p>2.1</text:p>
          </table:table-cell>
          <table:table-cell table:style-name="ce3" table:formula="of:=+[.K151]*180/3.14159" office:value-type="float" office:value="120.332355093153">
            <text:p>120.3324</text:p>
          </table:table-cell>
          <table:table-cell table:formula="of:=+[.L151]-[.L150]" office:value-type="float" office:value="1.61954532440903">
            <text:p>1.62</text:p>
          </table:table-cell>
          <table:table-cell table:formula="of:=+[.A151]-[.A150]" office:value-type="float" office:value="1">
            <text:p>1</text:p>
          </table:table-cell>
          <table:table-cell table:formula="of:=+[.M151]/[.N151]" office:value-type="float" office:value="1.61954532440903">
            <text:p>1.62</text:p>
          </table:table-cell>
        </table:table-row>
        <table:table-row table:style-name="ro1">
          <table:table-cell table:formula="of:=+[.A151]+1" office:value-type="float" office:value="149">
            <text:p>149</text:p>
          </table:table-cell>
          <table:table-cell table:formula="of:=+[.A152]*3.14159265/180" office:value-type="float" office:value="2.6005405825">
            <text:p>2.6</text:p>
          </table:table-cell>
          <table:table-cell table:formula="of:=COS([.B152])-[.$B$1]" office:value-type="float" office:value="-1.45716729917165">
            <text:p>-1.46</text:p>
          </table:table-cell>
          <table:table-cell table:formula="of:=1-[.$B$1]*COS([.B152])" office:value-type="float" office:value="1.51430037950299">
            <text:p>1.51</text:p>
          </table:table-cell>
          <table:table-cell table:formula="of:=+[.C152]/[.D152]" office:value-type="float" office:value="-0.962270972718047">
            <text:p>-0.96</text:p>
          </table:table-cell>
          <table:table-cell table:formula="of:=ACOS([.E152])" office:value-type="float" office:value="2.86602527467258">
            <text:p>2.87</text:p>
          </table:table-cell>
          <table:table-cell table:style-name="ce3" table:formula="of:=+[.F152]*180/3.14159" office:value-type="float" office:value="164.211290919905">
            <text:p>164.2113</text:p>
          </table:table-cell>
          <table:table-cell table:style-name="ce1" table:formula="of:=COS([.B152])+[.$B$1]" office:value-type="float" office:value="-0.25716729917165">
            <text:p>-0.26</text:p>
          </table:table-cell>
          <table:table-cell table:style-name="ce1" table:formula="of:=1+[.$B$1]*COS([.B152])" office:value-type="float" office:value="0.48569962049701">
            <text:p>0.49</text:p>
          </table:table-cell>
          <table:table-cell table:formula="of:=+[.H152]/[.I152]" office:value-type="float" office:value="-0.529478073111308">
            <text:p>-0.53</text:p>
          </table:table-cell>
          <table:table-cell table:formula="of:=ACOS([.J152])" office:value-type="float" office:value="2.12878152890078">
            <text:p>2.13</text:p>
          </table:table-cell>
          <table:table-cell table:style-name="ce3" table:formula="of:=+[.K152]*180/3.14159" office:value-type="float" office:value="121.970300135327">
            <text:p>121.9703</text:p>
          </table:table-cell>
          <table:table-cell table:formula="of:=+[.L152]-[.L151]" office:value-type="float" office:value="1.63794504217402">
            <text:p>1.64</text:p>
          </table:table-cell>
          <table:table-cell table:formula="of:=+[.A152]-[.A151]" office:value-type="float" office:value="1">
            <text:p>1</text:p>
          </table:table-cell>
          <table:table-cell table:formula="of:=+[.M152]/[.N152]" office:value-type="float" office:value="1.63794504217402">
            <text:p>1.64</text:p>
          </table:table-cell>
        </table:table-row>
        <table:table-row table:style-name="ro1">
          <table:table-cell table:formula="of:=+[.A152]+1" office:value-type="float" office:value="150">
            <text:p>150</text:p>
          </table:table-cell>
          <table:table-cell table:formula="of:=+[.A153]*3.14159265/180" office:value-type="float" office:value="2.617993875">
            <text:p>2.62</text:p>
          </table:table-cell>
          <table:table-cell table:formula="of:=COS([.B153])-[.$B$1]" office:value-type="float" office:value="-1.46602540228869">
            <text:p>-1.47</text:p>
          </table:table-cell>
          <table:table-cell table:formula="of:=1-[.$B$1]*COS([.B153])" office:value-type="float" office:value="1.51961524137322">
            <text:p>1.52</text:p>
          </table:table-cell>
          <table:table-cell table:formula="of:=+[.C153]/[.D153]" office:value-type="float" office:value="-0.964734600163594">
            <text:p>-0.96</text:p>
          </table:table-cell>
          <table:table-cell table:formula="of:=ACOS([.E153])" office:value-type="float" office:value="2.87522956987245">
            <text:p>2.88</text:p>
          </table:table-cell>
          <table:table-cell table:style-name="ce3" table:formula="of:=+[.F153]*180/3.14159" office:value-type="float" office:value="164.738658633699">
            <text:p>164.7387</text:p>
          </table:table-cell>
          <table:table-cell table:style-name="ce1" table:formula="of:=COS([.B153])+[.$B$1]" office:value-type="float" office:value="-0.266025402288692">
            <text:p>-0.27</text:p>
          </table:table-cell>
          <table:table-cell table:style-name="ce1" table:formula="of:=1+[.$B$1]*COS([.B153])" office:value-type="float" office:value="0.480384758626785">
            <text:p>0.48</text:p>
          </table:table-cell>
          <table:table-cell table:formula="of:=+[.H153]/[.I153]" office:value-type="float" office:value="-0.553775692320349">
            <text:p>-0.55</text:p>
          </table:table-cell>
          <table:table-cell table:formula="of:=ACOS([.J153])" office:value-type="float" office:value="2.15768822592435">
            <text:p>2.16</text:p>
          </table:table-cell>
          <table:table-cell table:style-name="ce3" table:formula="of:=+[.K153]*180/3.14159" office:value-type="float" office:value="123.626533273401">
            <text:p>123.6265</text:p>
          </table:table-cell>
          <table:table-cell table:formula="of:=+[.L153]-[.L152]" office:value-type="float" office:value="1.65623313807374">
            <text:p>1.66</text:p>
          </table:table-cell>
          <table:table-cell table:formula="of:=+[.A153]-[.A152]" office:value-type="float" office:value="1">
            <text:p>1</text:p>
          </table:table-cell>
          <table:table-cell table:formula="of:=+[.M153]/[.N153]" office:value-type="float" office:value="1.65623313807374">
            <text:p>1.66</text:p>
          </table:table-cell>
        </table:table-row>
        <table:table-row table:style-name="ro1">
          <table:table-cell table:formula="of:=+[.A153]+1" office:value-type="float" office:value="151">
            <text:p>151</text:p>
          </table:table-cell>
          <table:table-cell table:formula="of:=+[.A154]*3.14159265/180" office:value-type="float" office:value="2.6354471675">
            <text:p>2.64</text:p>
          </table:table-cell>
          <table:table-cell table:formula="of:=COS([.B154])-[.$B$1]" office:value-type="float" office:value="-1.47461970567942">
            <text:p>-1.47</text:p>
          </table:table-cell>
          <table:table-cell table:formula="of:=1-[.$B$1]*COS([.B154])" office:value-type="float" office:value="1.52477182340765">
            <text:p>1.52</text:p>
          </table:table-cell>
          <table:table-cell table:formula="of:=+[.C154]/[.D154]" office:value-type="float" office:value="-0.96710844405811">
            <text:p>-0.97</text:p>
          </table:table-cell>
          <table:table-cell table:formula="of:=ACOS([.E154])" office:value-type="float" office:value="2.8844022049296">
            <text:p>2.88</text:p>
          </table:table-cell>
          <table:table-cell table:style-name="ce3" table:formula="of:=+[.F154]*180/3.14159" office:value-type="float" office:value="165.264212353403">
            <text:p>165.2642</text:p>
          </table:table-cell>
          <table:table-cell table:style-name="ce1" table:formula="of:=COS([.B154])+[.$B$1]" office:value-type="float" office:value="-0.274619705679422">
            <text:p>-0.27</text:p>
          </table:table-cell>
          <table:table-cell table:style-name="ce1" table:formula="of:=1+[.$B$1]*COS([.B154])" office:value-type="float" office:value="0.475228176592347">
            <text:p>0.48</text:p>
          </table:table-cell>
          <table:table-cell table:formula="of:=+[.H154]/[.I154]" office:value-type="float" office:value="-0.577869156767176">
            <text:p>-0.58</text:p>
          </table:table-cell>
          <table:table-cell table:formula="of:=ACOS([.J154])" office:value-type="float" office:value="2.1869116832601">
            <text:p>2.19</text:p>
          </table:table-cell>
          <table:table-cell table:style-name="ce3" table:formula="of:=+[.K154]*180/3.14159" office:value-type="float" office:value="125.30091545581">
            <text:p>125.3009</text:p>
          </table:table-cell>
          <table:table-cell table:formula="of:=+[.L154]-[.L153]" office:value-type="float" office:value="1.67438218240942">
            <text:p>1.67</text:p>
          </table:table-cell>
          <table:table-cell table:formula="of:=+[.A154]-[.A153]" office:value-type="float" office:value="1">
            <text:p>1</text:p>
          </table:table-cell>
          <table:table-cell table:formula="of:=+[.M154]/[.N154]" office:value-type="float" office:value="1.67438218240942">
            <text:p>1.67</text:p>
          </table:table-cell>
        </table:table-row>
        <table:table-row table:style-name="ro1">
          <table:table-cell table:formula="of:=+[.A154]+1" office:value-type="float" office:value="152">
            <text:p>152</text:p>
          </table:table-cell>
          <table:table-cell table:formula="of:=+[.A155]*3.14159265/180" office:value-type="float" office:value="2.65290046">
            <text:p>2.65</text:p>
          </table:table-cell>
          <table:table-cell table:formula="of:=COS([.B155])-[.$B$1]" office:value-type="float" office:value="-1.48294759143578">
            <text:p>-1.48</text:p>
          </table:table-cell>
          <table:table-cell table:formula="of:=1-[.$B$1]*COS([.B155])" office:value-type="float" office:value="1.52976855486147">
            <text:p>1.53</text:p>
          </table:table-cell>
          <table:table-cell table:formula="of:=+[.C155]/[.D155]" office:value-type="float" office:value="-0.96939343322433">
            <text:p>-0.97</text:p>
          </table:table-cell>
          <table:table-cell table:formula="of:=ACOS([.E155])" office:value-type="float" office:value="2.89354434898902">
            <text:p>2.89</text:p>
          </table:table-cell>
          <table:table-cell table:style-name="ce3" table:formula="of:=+[.F155]*180/3.14159" office:value-type="float" office:value="165.788019066149">
            <text:p>165.7880</text:p>
          </table:table-cell>
          <table:table-cell table:style-name="ce1" table:formula="of:=COS([.B155])+[.$B$1]" office:value-type="float" office:value="-0.28294759143578">
            <text:p>-0.28</text:p>
          </table:table-cell>
          <table:table-cell table:style-name="ce1" table:formula="of:=1+[.$B$1]*COS([.B155])" office:value-type="float" office:value="0.470231445138532">
            <text:p>0.47</text:p>
          </table:table-cell>
          <table:table-cell table:formula="of:=+[.H155]/[.I155]" office:value-type="float" office:value="-0.601719843198539">
            <text:p>-0.6</text:p>
          </table:table-cell>
          <table:table-cell table:formula="of:=ACOS([.J155])" office:value-type="float" office:value="2.21644897716984">
            <text:p>2.22</text:p>
          </table:table-cell>
          <table:table-cell table:style-name="ce3" table:formula="of:=+[.K155]*180/3.14159" office:value-type="float" office:value="126.993279164554">
            <text:p>126.9933</text:p>
          </table:table-cell>
          <table:table-cell table:formula="of:=+[.L155]-[.L154]" office:value-type="float" office:value="1.69236370874388">
            <text:p>1.69</text:p>
          </table:table-cell>
          <table:table-cell table:formula="of:=+[.A155]-[.A154]" office:value-type="float" office:value="1">
            <text:p>1</text:p>
          </table:table-cell>
          <table:table-cell table:formula="of:=+[.M155]/[.N155]" office:value-type="float" office:value="1.69236370874388">
            <text:p>1.69</text:p>
          </table:table-cell>
        </table:table-row>
        <table:table-row table:style-name="ro1">
          <table:table-cell table:formula="of:=+[.A155]+1" office:value-type="float" office:value="153">
            <text:p>153</text:p>
          </table:table-cell>
          <table:table-cell table:formula="of:=+[.A156]*3.14159265/180" office:value-type="float" office:value="2.6703537525">
            <text:p>2.67</text:p>
          </table:table-cell>
          <table:table-cell table:formula="of:=COS([.B156])-[.$B$1]" office:value-type="float" office:value="-1.4910065228031">
            <text:p>-1.49</text:p>
          </table:table-cell>
          <table:table-cell table:formula="of:=1-[.$B$1]*COS([.B156])" office:value-type="float" office:value="1.53460391368186">
            <text:p>1.53</text:p>
          </table:table-cell>
          <table:table-cell table:formula="of:=+[.C156]/[.D156]" office:value-type="float" office:value="-0.97159046025488">
            <text:p>-0.97</text:p>
          </table:table-cell>
          <table:table-cell table:formula="of:=ACOS([.E156])" office:value-type="float" office:value="2.90265715927515">
            <text:p>2.9</text:p>
          </table:table-cell>
          <table:table-cell table:style-name="ce3" table:formula="of:=+[.F156]*180/3.14159" office:value-type="float" office:value="166.310145076069">
            <text:p>166.3101</text:p>
          </table:table-cell>
          <table:table-cell table:style-name="ce1" table:formula="of:=COS([.B156])+[.$B$1]" office:value-type="float" office:value="-0.291006522803096">
            <text:p>-0.29</text:p>
          </table:table-cell>
          <table:table-cell table:style-name="ce1" table:formula="of:=1+[.$B$1]*COS([.B156])" office:value-type="float" office:value="0.465396086318143">
            <text:p>0.47</text:p>
          </table:table-cell>
          <table:table-cell table:formula="of:=+[.H156]/[.I156]" office:value-type="float" office:value="-0.625287859864307">
            <text:p>-0.63</text:p>
          </table:table-cell>
          <table:table-cell table:formula="of:=ACOS([.J156])" office:value-type="float" office:value="2.24629666994126">
            <text:p>2.25</text:p>
          </table:table-cell>
          <table:table-cell table:style-name="ce3" table:formula="of:=+[.K156]*180/3.14159" office:value-type="float" office:value="128.70342743306">
            <text:p>128.7034</text:p>
          </table:table-cell>
          <table:table-cell table:formula="of:=+[.L156]-[.L155]" office:value-type="float" office:value="1.71014826850636">
            <text:p>1.71</text:p>
          </table:table-cell>
          <table:table-cell table:formula="of:=+[.A156]-[.A155]" office:value-type="float" office:value="1">
            <text:p>1</text:p>
          </table:table-cell>
          <table:table-cell table:formula="of:=+[.M156]/[.N156]" office:value-type="float" office:value="1.71014826850636">
            <text:p>1.71</text:p>
          </table:table-cell>
        </table:table-row>
        <table:table-row table:style-name="ro1">
          <table:table-cell table:formula="of:=+[.A156]+1" office:value-type="float" office:value="154">
            <text:p>154</text:p>
          </table:table-cell>
          <table:table-cell table:formula="of:=+[.A157]*3.14159265/180" office:value-type="float" office:value="2.687807045">
            <text:p>2.69</text:p>
          </table:table-cell>
          <table:table-cell table:formula="of:=COS([.B157])-[.$B$1]" office:value-type="float" office:value="-1.49879404495281">
            <text:p>-1.50</text:p>
          </table:table-cell>
          <table:table-cell table:formula="of:=1-[.$B$1]*COS([.B157])" office:value-type="float" office:value="1.53927642697169">
            <text:p>1.54</text:p>
          </table:table-cell>
          <table:table-cell table:formula="of:=+[.C157]/[.D157]" office:value-type="float" office:value="-0.973700382004473">
            <text:p>-0.97</text:p>
          </table:table-cell>
          <table:table-cell table:formula="of:=ACOS([.E157])" office:value-type="float" office:value="2.91174178156283">
            <text:p>2.91</text:p>
          </table:table-cell>
          <table:table-cell table:style-name="ce3" table:formula="of:=+[.F157]*180/3.14159" office:value-type="float" office:value="166.83065603128">
            <text:p>166.8307</text:p>
          </table:table-cell>
          <table:table-cell table:style-name="ce1" table:formula="of:=COS([.B157])+[.$B$1]" office:value-type="float" office:value="-0.298794044952812">
            <text:p>-0.30</text:p>
          </table:table-cell>
          <table:table-cell table:style-name="ce1" table:formula="of:=1+[.$B$1]*COS([.B157])" office:value-type="float" office:value="0.460723573028313">
            <text:p>0.46</text:p>
          </table:table-cell>
          <table:table-cell table:formula="of:=+[.H157]/[.I157]" office:value-type="float" office:value="-0.648532140408735">
            <text:p>-0.65</text:p>
          </table:table-cell>
          <table:table-cell table:formula="of:=ACOS([.J157])" office:value-type="float" office:value="2.27645079388222">
            <text:p>2.28</text:p>
          </table:table-cell>
          <table:table-cell table:style-name="ce3" table:formula="of:=+[.K157]*180/3.14159" office:value-type="float" office:value="130.431132929122">
            <text:p>130.4311</text:p>
          </table:table-cell>
          <table:table-cell table:formula="of:=+[.L157]-[.L156]" office:value-type="float" office:value="1.72770549606156">
            <text:p>1.73</text:p>
          </table:table-cell>
          <table:table-cell table:formula="of:=+[.A157]-[.A156]" office:value-type="float" office:value="1">
            <text:p>1</text:p>
          </table:table-cell>
          <table:table-cell table:formula="of:=+[.M157]/[.N157]" office:value-type="float" office:value="1.72770549606156">
            <text:p>1.73</text:p>
          </table:table-cell>
        </table:table-row>
        <table:table-row table:style-name="ro1">
          <table:table-cell table:formula="of:=+[.A157]+1" office:value-type="float" office:value="155">
            <text:p>155</text:p>
          </table:table-cell>
          <table:table-cell table:formula="of:=+[.A158]*3.14159265/180" office:value-type="float" office:value="2.7052603375">
            <text:p>2.71</text:p>
          </table:table-cell>
          <table:table-cell table:formula="of:=COS([.B158])-[.$B$1]" office:value-type="float" office:value="-1.50630778573025">
            <text:p>-1.51</text:p>
          </table:table-cell>
          <table:table-cell table:formula="of:=1-[.$B$1]*COS([.B158])" office:value-type="float" office:value="1.54378467143815">
            <text:p>1.54</text:p>
          </table:table-cell>
          <table:table-cell table:formula="of:=+[.C158]/[.D158]" office:value-type="float" office:value="-0.97572402006493">
            <text:p>-0.98</text:p>
          </table:table-cell>
          <table:table-cell table:formula="of:=ACOS([.E158])" office:value-type="float" office:value="2.92079935064198">
            <text:p>2.92</text:p>
          </table:table-cell>
          <table:table-cell table:style-name="ce3" table:formula="of:=+[.F158]*180/3.14159" office:value-type="float" office:value="167.349616950511">
            <text:p>167.3496</text:p>
          </table:table-cell>
          <table:table-cell table:style-name="ce1" table:formula="of:=COS([.B158])+[.$B$1]" office:value-type="float" office:value="-0.306307785730248">
            <text:p>-0.31</text:p>
          </table:table-cell>
          <table:table-cell table:style-name="ce1" table:formula="of:=1+[.$B$1]*COS([.B158])" office:value-type="float" office:value="0.456215328561851">
            <text:p>0.46</text:p>
          </table:table-cell>
          <table:table-cell table:formula="of:=+[.H158]/[.I158]" office:value-type="float" office:value="-0.671410552328078">
            <text:p>-0.67</text:p>
          </table:table-cell>
          <table:table-cell table:formula="of:=ACOS([.J158])" office:value-type="float" office:value="2.30690683663894">
            <text:p>2.31</text:p>
          </table:table-cell>
          <table:table-cell table:style-name="ce3" table:formula="of:=+[.K158]*180/3.14159" office:value-type="float" office:value="132.176137113694">
            <text:p>132.1761</text:p>
          </table:table-cell>
          <table:table-cell table:formula="of:=+[.L158]-[.L157]" office:value-type="float" office:value="1.74500418457177">
            <text:p>1.75</text:p>
          </table:table-cell>
          <table:table-cell table:formula="of:=+[.A158]-[.A157]" office:value-type="float" office:value="1">
            <text:p>1</text:p>
          </table:table-cell>
          <table:table-cell table:formula="of:=+[.M158]/[.N158]" office:value-type="float" office:value="1.74500418457177">
            <text:p>1.75</text:p>
          </table:table-cell>
        </table:table-row>
        <table:table-row table:style-name="ro1">
          <table:table-cell table:formula="of:=+[.A158]+1" office:value-type="float" office:value="156">
            <text:p>156</text:p>
          </table:table-cell>
          <table:table-cell table:formula="of:=+[.A159]*3.14159265/180" office:value-type="float" office:value="2.72271363">
            <text:p>2.72</text:p>
          </table:table-cell>
          <table:table-cell table:formula="of:=COS([.B159])-[.$B$1]" office:value-type="float" office:value="-1.51354545637718">
            <text:p>-1.51</text:p>
          </table:table-cell>
          <table:table-cell table:formula="of:=1-[.$B$1]*COS([.B159])" office:value-type="float" office:value="1.54812727382631">
            <text:p>1.55</text:p>
          </table:table-cell>
          <table:table-cell table:formula="of:=+[.C159]/[.D159]" office:value-type="float" office:value="-0.977662161222923">
            <text:p>-0.98</text:p>
          </table:table-cell>
          <table:table-cell table:formula="of:=ACOS([.E159])" office:value-type="float" office:value="2.92983099077624">
            <text:p>2.93</text:p>
          </table:table-cell>
          <table:table-cell table:style-name="ce3" table:formula="of:=+[.F159]*180/3.14159" office:value-type="float" office:value="167.867092249378">
            <text:p>167.8671</text:p>
          </table:table-cell>
          <table:table-cell table:style-name="ce1" table:formula="of:=COS([.B159])+[.$B$1]" office:value-type="float" office:value="-0.313545456377181">
            <text:p>-0.31</text:p>
          </table:table-cell>
          <table:table-cell table:style-name="ce1" table:formula="of:=1+[.$B$1]*COS([.B159])" office:value-type="float" office:value="0.451872726173692">
            <text:p>0.45</text:p>
          </table:table-cell>
          <table:table-cell table:formula="of:=+[.H159]/[.I159]" office:value-type="float" office:value="-0.693880020226446">
            <text:p>-0.69</text:p>
          </table:table-cell>
          <table:table-cell table:formula="of:=ACOS([.J159])" office:value-type="float" office:value="2.33765972803067">
            <text:p>2.34</text:p>
          </table:table-cell>
          <table:table-cell table:style-name="ce3" table:formula="of:=+[.K159]*180/3.14159" office:value-type="float" office:value="133.938149486573">
            <text:p>133.9381</text:p>
          </table:table-cell>
          <table:table-cell table:formula="of:=+[.L159]-[.L158]" office:value-type="float" office:value="1.76201237287904">
            <text:p>1.76</text:p>
          </table:table-cell>
          <table:table-cell table:formula="of:=+[.A159]-[.A158]" office:value-type="float" office:value="1">
            <text:p>1</text:p>
          </table:table-cell>
          <table:table-cell table:formula="of:=+[.M159]/[.N159]" office:value-type="float" office:value="1.76201237287904">
            <text:p>1.76</text:p>
          </table:table-cell>
        </table:table-row>
        <table:table-row table:style-name="ro1">
          <table:table-cell table:formula="of:=+[.A159]+1" office:value-type="float" office:value="157">
            <text:p>157</text:p>
          </table:table-cell>
          <table:table-cell table:formula="of:=+[.A160]*3.14159265/180" office:value-type="float" office:value="2.7401669225">
            <text:p>2.74</text:p>
          </table:table-cell>
          <table:table-cell table:formula="of:=COS([.B160])-[.$B$1]" office:value-type="float" office:value="-1.52050485222902">
            <text:p>-1.52</text:p>
          </table:table-cell>
          <table:table-cell table:formula="of:=1-[.$B$1]*COS([.B160])" office:value-type="float" office:value="1.55230291133741">
            <text:p>1.55</text:p>
          </table:table-cell>
          <table:table-cell table:formula="of:=+[.C160]/[.D160]" office:value-type="float" office:value="-0.979515557900362">
            <text:p>-0.98</text:p>
          </table:table-cell>
          <table:table-cell table:formula="of:=ACOS([.E160])" office:value-type="float" office:value="2.93883781615559">
            <text:p>2.94</text:p>
          </table:table-cell>
          <table:table-cell table:style-name="ce3" table:formula="of:=+[.F160]*180/3.14159" office:value-type="float" office:value="168.383145766318">
            <text:p>168.3831</text:p>
          </table:table-cell>
          <table:table-cell table:style-name="ce1" table:formula="of:=COS([.B160])+[.$B$1]" office:value-type="float" office:value="-0.320504852229023">
            <text:p>-0.32</text:p>
          </table:table-cell>
          <table:table-cell table:style-name="ce1" table:formula="of:=1+[.$B$1]*COS([.B160])" office:value-type="float" office:value="0.447697088662586">
            <text:p>0.45</text:p>
          </table:table-cell>
          <table:table-cell table:formula="of:=+[.H160]/[.I160]" office:value-type="float" office:value="-0.715896663939615">
            <text:p>-0.72</text:p>
          </table:table-cell>
          <table:table-cell table:formula="of:=ACOS([.J160])" office:value-type="float" office:value="2.36870382859514">
            <text:p>2.37</text:p>
          </table:table-cell>
          <table:table-cell table:style-name="ce3" table:formula="of:=+[.K160]*180/3.14159" office:value-type="float" office:value="135.716846930097">
            <text:p>135.7168</text:p>
          </table:table-cell>
          <table:table-cell table:formula="of:=+[.L160]-[.L159]" office:value-type="float" office:value="1.77869744352483">
            <text:p>1.78</text:p>
          </table:table-cell>
          <table:table-cell table:formula="of:=+[.A160]-[.A159]" office:value-type="float" office:value="1">
            <text:p>1</text:p>
          </table:table-cell>
          <table:table-cell table:formula="of:=+[.M160]/[.N160]" office:value-type="float" office:value="1.77869744352483">
            <text:p>1.78</text:p>
          </table:table-cell>
        </table:table-row>
        <table:table-row table:style-name="ro1">
          <table:table-cell table:formula="of:=+[.A160]+1" office:value-type="float" office:value="158">
            <text:p>158</text:p>
          </table:table-cell>
          <table:table-cell table:formula="of:=+[.A161]*3.14159265/180" office:value-type="float" office:value="2.757620215">
            <text:p>2.76</text:p>
          </table:table-cell>
          <table:table-cell table:formula="of:=COS([.B161])-[.$B$1]" office:value-type="float" office:value="-1.52718385338639">
            <text:p>-1.53</text:p>
          </table:table-cell>
          <table:table-cell table:formula="of:=1-[.$B$1]*COS([.B161])" office:value-type="float" office:value="1.55631031203183">
            <text:p>1.56</text:p>
          </table:table-cell>
          <table:table-cell table:formula="of:=+[.C161]/[.D161]" office:value-type="float" office:value="-0.981284928577374">
            <text:p>-0.98</text:p>
          </table:table-cell>
          <table:table-cell table:formula="of:=ACOS([.E161])" office:value-type="float" office:value="2.94782093134345">
            <text:p>2.95</text:p>
          </table:table-cell>
          <table:table-cell table:style-name="ce3" table:formula="of:=+[.F161]*180/3.14159" office:value-type="float" office:value="168.897840788206">
            <text:p>168.8978</text:p>
          </table:table-cell>
          <table:table-cell table:style-name="ce1" table:formula="of:=COS([.B161])+[.$B$1]" office:value-type="float" office:value="-0.327183853386387">
            <text:p>-0.33</text:p>
          </table:table-cell>
          <table:table-cell table:style-name="ce1" table:formula="of:=1+[.$B$1]*COS([.B161])" office:value-type="float" office:value="0.443689687968168">
            <text:p>0.44</text:p>
          </table:table-cell>
          <table:table-cell table:formula="of:=+[.H161]/[.I161]" office:value-type="float" office:value="-0.737415951415712">
            <text:p>-0.74</text:p>
          </table:table-cell>
          <table:table-cell table:formula="of:=ACOS([.J161])" office:value-type="float" office:value="2.40003292003869">
            <text:p>2.4</text:p>
          </table:table-cell>
          <table:table-cell table:style-name="ce3" table:formula="of:=+[.K161]*180/3.14159" office:value-type="float" office:value="137.511873161986">
            <text:p>137.5119</text:p>
          </table:table-cell>
          <table:table-cell table:formula="of:=+[.L161]-[.L160]" office:value-type="float" office:value="1.79502623188881">
            <text:p>1.8</text:p>
          </table:table-cell>
          <table:table-cell table:formula="of:=+[.A161]-[.A160]" office:value-type="float" office:value="1">
            <text:p>1</text:p>
          </table:table-cell>
          <table:table-cell table:formula="of:=+[.M161]/[.N161]" office:value-type="float" office:value="1.79502623188881">
            <text:p>1.8</text:p>
          </table:table-cell>
        </table:table-row>
        <table:table-row table:style-name="ro1">
          <table:table-cell table:formula="of:=+[.A161]+1" office:value-type="float" office:value="159">
            <text:p>159</text:p>
          </table:table-cell>
          <table:table-cell table:formula="of:=+[.A162]*3.14159265/180" office:value-type="float" office:value="2.7750735075">
            <text:p>2.78</text:p>
          </table:table-cell>
          <table:table-cell table:formula="of:=COS([.B162])-[.$B$1]" office:value-type="float" office:value="-1.53358042536082">
            <text:p>-1.53</text:p>
          </table:table-cell>
          <table:table-cell table:formula="of:=1-[.$B$1]*COS([.B162])" office:value-type="float" office:value="1.56014825521649">
            <text:p>1.56</text:p>
          </table:table-cell>
          <table:table-cell table:formula="of:=+[.C162]/[.D162]" office:value-type="float" office:value="-0.982970958197826">
            <text:p>-0.98</text:p>
          </table:table-cell>
          <table:table-cell table:formula="of:=ACOS([.E162])" office:value-type="float" office:value="2.95678143171827">
            <text:p>2.96</text:p>
          </table:table-cell>
          <table:table-cell table:style-name="ce3" table:formula="of:=+[.F162]*180/3.14159" office:value-type="float" office:value="169.411240075659">
            <text:p>169.4112</text:p>
          </table:table-cell>
          <table:table-cell table:style-name="ce1" table:formula="of:=COS([.B162])+[.$B$1]" office:value-type="float" office:value="-0.333580425360823">
            <text:p>-0.33</text:p>
          </table:table-cell>
          <table:table-cell table:style-name="ce1" table:formula="of:=1+[.$B$1]*COS([.B162])" office:value-type="float" office:value="0.439851744783506">
            <text:p>0.44</text:p>
          </table:table-cell>
          <table:table-cell table:formula="of:=+[.H162]/[.I162]" office:value-type="float" office:value="-0.758392866044012">
            <text:p>-0.76</text:p>
          </table:table-cell>
          <table:table-cell table:formula="of:=ACOS([.J162])" office:value-type="float" office:value="2.43164019778283">
            <text:p>2.43</text:p>
          </table:table-cell>
          <table:table-cell table:style-name="ce3" table:formula="of:=+[.K162]*180/3.14159" office:value-type="float" office:value="139.32283830828">
            <text:p>139.3228</text:p>
          </table:table-cell>
          <table:table-cell table:formula="of:=+[.L162]-[.L161]" office:value-type="float" office:value="1.8109651462936">
            <text:p>1.81</text:p>
          </table:table-cell>
          <table:table-cell table:formula="of:=+[.A162]-[.A161]" office:value-type="float" office:value="1">
            <text:p>1</text:p>
          </table:table-cell>
          <table:table-cell table:formula="of:=+[.M162]/[.N162]" office:value-type="float" office:value="1.8109651462936">
            <text:p>1.81</text:p>
          </table:table-cell>
        </table:table-row>
        <table:table-row table:style-name="ro1">
          <table:table-cell table:formula="of:=+[.A162]+1" office:value-type="float" office:value="160">
            <text:p>160</text:p>
          </table:table-cell>
          <table:table-cell table:formula="of:=+[.A163]*3.14159265/180" office:value-type="float" office:value="2.7925268">
            <text:p>2.79</text:p>
          </table:table-cell>
          <table:table-cell table:formula="of:=COS([.B163])-[.$B$1]" office:value-type="float" office:value="-1.53969261969455">
            <text:p>-1.54</text:p>
          </table:table-cell>
          <table:table-cell table:formula="of:=1-[.$B$1]*COS([.B163])" office:value-type="float" office:value="1.56381557181673">
            <text:p>1.56</text:p>
          </table:table-cell>
          <table:table-cell table:formula="of:=+[.C163]/[.D163]" office:value-type="float" office:value="-0.98457429855737">
            <text:p>-0.98</text:p>
          </table:table-cell>
          <table:table-cell table:formula="of:=ACOS([.E163])" office:value-type="float" office:value="2.96572040391">
            <text:p>2.97</text:p>
          </table:table-cell>
          <table:table-cell table:style-name="ce3" table:formula="of:=+[.F163]*180/3.14159" office:value-type="float" office:value="169.923405888037">
            <text:p>169.9234</text:p>
          </table:table-cell>
          <table:table-cell table:style-name="ce1" table:formula="of:=COS([.B163])+[.$B$1]" office:value-type="float" office:value="-0.339692619694547">
            <text:p>-0.34</text:p>
          </table:table-cell>
          <table:table-cell table:style-name="ce1" table:formula="of:=1+[.$B$1]*COS([.B163])" office:value-type="float" office:value="0.436184428183272">
            <text:p>0.44</text:p>
          </table:table-cell>
          <table:table-cell table:formula="of:=+[.H163]/[.I163]" office:value-type="float" office:value="-0.778782087910342">
            <text:p>-0.78</text:p>
          </table:table-cell>
          <table:table-cell table:formula="of:=ACOS([.J163])" office:value-type="float" office:value="2.46351826579279">
            <text:p>2.46</text:p>
          </table:table-cell>
          <table:table-cell table:style-name="ce3" table:formula="of:=+[.K163]*180/3.14159" office:value-type="float" office:value="141.149318607043">
            <text:p>141.1493</text:p>
          </table:table-cell>
          <table:table-cell table:formula="of:=+[.L163]-[.L162]" office:value-type="float" office:value="1.82648029876364">
            <text:p>1.83</text:p>
          </table:table-cell>
          <table:table-cell table:formula="of:=+[.A163]-[.A162]" office:value-type="float" office:value="1">
            <text:p>1</text:p>
          </table:table-cell>
          <table:table-cell table:formula="of:=+[.M163]/[.N163]" office:value-type="float" office:value="1.82648029876364">
            <text:p>1.83</text:p>
          </table:table-cell>
        </table:table-row>
        <table:table-row table:style-name="ro1">
          <table:table-cell table:formula="of:=+[.A163]+1" office:value-type="float" office:value="161">
            <text:p>161</text:p>
          </table:table-cell>
          <table:table-cell table:formula="of:=+[.A164]*3.14159265/180" office:value-type="float" office:value="2.8099800925">
            <text:p>2.81</text:p>
          </table:table-cell>
          <table:table-cell table:formula="of:=COS([.B164])-[.$B$1]" office:value-type="float" office:value="-1.54551857455396">
            <text:p>-1.55</text:p>
          </table:table-cell>
          <table:table-cell table:formula="of:=1-[.$B$1]*COS([.B164])" office:value-type="float" office:value="1.56731114473238">
            <text:p>1.57</text:p>
          </table:table-cell>
          <table:table-cell table:formula="of:=+[.C164]/[.D164]" office:value-type="float" office:value="-0.986095568673993">
            <text:p>-0.99</text:p>
          </table:table-cell>
          <table:table-cell table:formula="of:=ACOS([.E164])" office:value-type="float" office:value="2.97463892623149">
            <text:p>2.97</text:p>
          </table:table-cell>
          <table:table-cell table:style-name="ce3" table:formula="of:=+[.F164]*180/3.14159" office:value-type="float" office:value="170.43440000817">
            <text:p>170.4344</text:p>
          </table:table-cell>
          <table:table-cell table:style-name="ce1" table:formula="of:=COS([.B164])+[.$B$1]" office:value-type="float" office:value="-0.34551857455396">
            <text:p>-0.35</text:p>
          </table:table-cell>
          <table:table-cell table:style-name="ce1" table:formula="of:=1+[.$B$1]*COS([.B164])" office:value-type="float" office:value="0.432688855267624">
            <text:p>0.43</text:p>
          </table:table-cell>
          <table:table-cell table:formula="of:=+[.H164]/[.I164]" office:value-type="float" office:value="-0.798538188232862">
            <text:p>-0.8</text:p>
          </table:table-cell>
          <table:table-cell table:formula="of:=ACOS([.J164])" office:value-type="float" office:value="2.49565913386601">
            <text:p>2.5</text:p>
          </table:table-cell>
          <table:table-cell table:style-name="ce3" table:formula="of:=+[.K164]*180/3.14159" office:value-type="float" office:value="142.990856253006">
            <text:p>142.9909</text:p>
          </table:table-cell>
          <table:table-cell table:formula="of:=+[.L164]-[.L163]" office:value-type="float" office:value="1.84153764596303">
            <text:p>1.84</text:p>
          </table:table-cell>
          <table:table-cell table:formula="of:=+[.A164]-[.A163]" office:value-type="float" office:value="1">
            <text:p>1</text:p>
          </table:table-cell>
          <table:table-cell table:formula="of:=+[.M164]/[.N164]" office:value-type="float" office:value="1.84153764596303">
            <text:p>1.84</text:p>
          </table:table-cell>
        </table:table-row>
        <table:table-row table:style-name="ro1">
          <table:table-cell table:formula="of:=+[.A164]+1" office:value-type="float" office:value="162">
            <text:p>162</text:p>
          </table:table-cell>
          <table:table-cell table:formula="of:=+[.A165]*3.14159265/180" office:value-type="float" office:value="2.827433385">
            <text:p>2.83</text:p>
          </table:table-cell>
          <table:table-cell table:formula="of:=COS([.B165])-[.$B$1]" office:value-type="float" office:value="-1.55105651529678">
            <text:p>-1.55</text:p>
          </table:table-cell>
          <table:table-cell table:formula="of:=1-[.$B$1]*COS([.B165])" office:value-type="float" office:value="1.57063390917807">
            <text:p>1.57</text:p>
          </table:table-cell>
          <table:table-cell table:formula="of:=+[.C165]/[.D165]" office:value-type="float" office:value="-0.987535355141075">
            <text:p>-0.99</text:p>
          </table:table-cell>
          <table:table-cell table:formula="of:=ACOS([.E165])" office:value-type="float" office:value="2.98353806910529">
            <text:p>2.98</text:p>
          </table:table-cell>
          <table:table-cell table:style-name="ce3" table:formula="of:=+[.F165]*180/3.14159" office:value-type="float" office:value="170.944283766803">
            <text:p>170.9443</text:p>
          </table:table-cell>
          <table:table-cell table:style-name="ce1" table:formula="of:=COS([.B165])+[.$B$1]" office:value-type="float" office:value="-0.351056515296777">
            <text:p>-0.35</text:p>
          </table:table-cell>
          <table:table-cell table:style-name="ce1" table:formula="of:=1+[.$B$1]*COS([.B165])" office:value-type="float" office:value="0.429366090821934">
            <text:p>0.43</text:p>
          </table:table-cell>
          <table:table-cell table:formula="of:=+[.H165]/[.I165]" office:value-type="float" office:value="-0.817615835998486">
            <text:p>-0.82</text:p>
          </table:table-cell>
          <table:table-cell table:formula="of:=ACOS([.J165])" office:value-type="float" office:value="2.52805421754682">
            <text:p>2.53</text:p>
          </table:table-cell>
          <table:table-cell table:style-name="ce3" table:formula="of:=+[.K165]*180/3.14159" office:value-type="float" office:value="144.846959392673">
            <text:p>144.8470</text:p>
          </table:table-cell>
          <table:table-cell table:formula="of:=+[.L165]-[.L164]" office:value-type="float" office:value="1.85610313966666">
            <text:p>1.86</text:p>
          </table:table-cell>
          <table:table-cell table:formula="of:=+[.A165]-[.A164]" office:value-type="float" office:value="1">
            <text:p>1</text:p>
          </table:table-cell>
          <table:table-cell table:formula="of:=+[.M165]/[.N165]" office:value-type="float" office:value="1.85610313966666">
            <text:p>1.86</text:p>
          </table:table-cell>
        </table:table-row>
        <table:table-row table:style-name="ro1">
          <table:table-cell table:formula="of:=+[.A165]+1" office:value-type="float" office:value="163">
            <text:p>163</text:p>
          </table:table-cell>
          <table:table-cell table:formula="of:=+[.A166]*3.14159265/180" office:value-type="float" office:value="2.8448866775">
            <text:p>2.84</text:p>
          </table:table-cell>
          <table:table-cell table:formula="of:=COS([.B166])-[.$B$1]" office:value-type="float" office:value="-1.55630475501261">
            <text:p>-1.56</text:p>
          </table:table-cell>
          <table:table-cell table:formula="of:=1-[.$B$1]*COS([.B166])" office:value-type="float" office:value="1.57378285300756">
            <text:p>1.57</text:p>
          </table:table-cell>
          <table:table-cell table:formula="of:=+[.C166]/[.D166]" office:value-type="float" office:value="-0.988894212462948">
            <text:p>-0.99</text:p>
          </table:table-cell>
          <table:table-cell table:formula="of:=ACOS([.E166])" office:value-type="float" office:value="2.99241889548583">
            <text:p>2.99</text:p>
          </table:table-cell>
          <table:table-cell table:style-name="ce3" table:formula="of:=+[.F166]*180/3.14159" office:value-type="float" office:value="171.453118066791">
            <text:p>171.4531</text:p>
          </table:table-cell>
          <table:table-cell table:style-name="ce1" table:formula="of:=COS([.B166])+[.$B$1]" office:value-type="float" office:value="-0.356304755012606">
            <text:p>-0.36</text:p>
          </table:table-cell>
          <table:table-cell table:style-name="ce1" table:formula="of:=1+[.$B$1]*COS([.B166])" office:value-type="float" office:value="0.426217146992436">
            <text:p>0.43</text:p>
          </table:table-cell>
          <table:table-cell table:formula="of:=+[.H166]/[.I166]" office:value-type="float" office:value="-0.835970015582055">
            <text:p>-0.84</text:p>
          </table:table-cell>
          <table:table-cell table:formula="of:=ACOS([.J166])" office:value-type="float" office:value="2.56069434081926">
            <text:p>2.56</text:p>
          </table:table-cell>
          <table:table-cell table:style-name="ce3" table:formula="of:=+[.K166]*180/3.14159" office:value-type="float" office:value="146.717102278613">
            <text:p>146.7171</text:p>
          </table:table-cell>
          <table:table-cell table:formula="of:=+[.L166]-[.L165]" office:value-type="float" office:value="1.87014288593974">
            <text:p>1.87</text:p>
          </table:table-cell>
          <table:table-cell table:formula="of:=+[.A166]-[.A165]" office:value-type="float" office:value="1">
            <text:p>1</text:p>
          </table:table-cell>
          <table:table-cell table:formula="of:=+[.M166]/[.N166]" office:value-type="float" office:value="1.87014288593974">
            <text:p>1.87</text:p>
          </table:table-cell>
        </table:table-row>
        <table:table-row table:style-name="ro1">
          <table:table-cell table:formula="of:=+[.A166]+1" office:value-type="float" office:value="164">
            <text:p>164</text:p>
          </table:table-cell>
          <table:table-cell table:formula="of:=+[.A167]*3.14159265/180" office:value-type="float" office:value="2.86233997">
            <text:p>2.86</text:p>
          </table:table-cell>
          <table:table-cell table:formula="of:=COS([.B167])-[.$B$1]" office:value-type="float" office:value="-1.56126169503679">
            <text:p>-1.56</text:p>
          </table:table-cell>
          <table:table-cell table:formula="of:=1-[.$B$1]*COS([.B167])" office:value-type="float" office:value="1.57675701702208">
            <text:p>1.58</text:p>
          </table:table-cell>
          <table:table-cell table:formula="of:=+[.C167]/[.D167]" office:value-type="float" office:value="-0.990172663372985">
            <text:p>-0.99</text:p>
          </table:table-cell>
          <table:table-cell table:formula="of:=ACOS([.E167])" office:value-type="float" office:value="3.00128246127736">
            <text:p>3</text:p>
          </table:table-cell>
          <table:table-cell table:style-name="ce3" table:formula="of:=+[.F167]*180/3.14159" office:value-type="float" office:value="171.960963407041">
            <text:p>171.9610</text:p>
          </table:table-cell>
          <table:table-cell table:style-name="ce1" table:formula="of:=COS([.B167])+[.$B$1]" office:value-type="float" office:value="-0.361261695036791">
            <text:p>-0.36</text:p>
          </table:table-cell>
          <table:table-cell table:style-name="ce1" table:formula="of:=1+[.$B$1]*COS([.B167])" office:value-type="float" office:value="0.423242982977925">
            <text:p>0.42</text:p>
          </table:table-cell>
          <table:table-cell table:formula="of:=+[.H167]/[.I167]" office:value-type="float" office:value="-0.853556253892185">
            <text:p>-0.85</text:p>
          </table:table-cell>
          <table:table-cell table:formula="of:=ACOS([.J167])" office:value-type="float" office:value="2.5935697417127">
            <text:p>2.59</text:p>
          </table:table-cell>
          <table:table-cell table:style-name="ce3" table:formula="of:=+[.K167]*180/3.14159" office:value-type="float" office:value="148.600725590636">
            <text:p>148.6007</text:p>
          </table:table-cell>
          <table:table-cell table:formula="of:=+[.L167]-[.L166]" office:value-type="float" office:value="1.88362331202296">
            <text:p>1.88</text:p>
          </table:table-cell>
          <table:table-cell table:formula="of:=+[.A167]-[.A166]" office:value-type="float" office:value="1">
            <text:p>1</text:p>
          </table:table-cell>
          <table:table-cell table:formula="of:=+[.M167]/[.N167]" office:value-type="float" office:value="1.88362331202296">
            <text:p>1.88</text:p>
          </table:table-cell>
        </table:table-row>
        <table:table-row table:style-name="ro1">
          <table:table-cell table:formula="of:=+[.A167]+1" office:value-type="float" office:value="165">
            <text:p>165</text:p>
          </table:table-cell>
          <table:table-cell table:formula="of:=+[.A168]*3.14159265/180" office:value-type="float" office:value="2.8797932625">
            <text:p>2.88</text:p>
          </table:table-cell>
          <table:table-cell table:formula="of:=COS([.B168])-[.$B$1]" office:value-type="float" office:value="-1.56592582543739">
            <text:p>-1.57</text:p>
          </table:table-cell>
          <table:table-cell table:formula="of:=1-[.$B$1]*COS([.B168])" office:value-type="float" office:value="1.57955549526243">
            <text:p>1.58</text:p>
          </table:table-cell>
          <table:table-cell table:formula="of:=+[.C168]/[.D168]" office:value-type="float" office:value="-0.991371199134234">
            <text:p>-0.99</text:p>
          </table:table-cell>
          <table:table-cell table:formula="of:=ACOS([.E168])" office:value-type="float" office:value="3.01012981574788">
            <text:p>3.01</text:p>
          </table:table-cell>
          <table:table-cell table:style-name="ce3" table:formula="of:=+[.F168]*180/3.14159" office:value-type="float" office:value="172.467879906232">
            <text:p>172.4679</text:p>
          </table:table-cell>
          <table:table-cell table:style-name="ce1" table:formula="of:=COS([.B168])+[.$B$1]" office:value-type="float" office:value="-0.365925825437387">
            <text:p>-0.37</text:p>
          </table:table-cell>
          <table:table-cell table:style-name="ce1" table:formula="of:=1+[.$B$1]*COS([.B168])" office:value-type="float" office:value="0.420444504737568">
            <text:p>0.42</text:p>
          </table:table-cell>
          <table:table-cell table:formula="of:=+[.H168]/[.I168]" office:value-type="float" office:value="-0.870330855354596">
            <text:p>-0.87</text:p>
          </table:table-cell>
          <table:table-cell table:formula="of:=ACOS([.J168])" office:value-type="float" office:value="2.62667008093396">
            <text:p>2.63</text:p>
          </table:table-cell>
          <table:table-cell table:style-name="ce3" table:formula="of:=+[.K168]*180/3.14159" office:value-type="float" office:value="150.49723693038">
            <text:p>150.4972</text:p>
          </table:table-cell>
          <table:table-cell table:formula="of:=+[.L168]-[.L167]" office:value-type="float" office:value="1.89651133974402">
            <text:p>1.9</text:p>
          </table:table-cell>
          <table:table-cell table:formula="of:=+[.A168]-[.A167]" office:value-type="float" office:value="1">
            <text:p>1</text:p>
          </table:table-cell>
          <table:table-cell table:formula="of:=+[.M168]/[.N168]" office:value-type="float" office:value="1.89651133974402">
            <text:p>1.9</text:p>
          </table:table-cell>
        </table:table-row>
        <table:table-row table:style-name="ro1">
          <table:table-cell table:formula="of:=+[.A168]+1" office:value-type="float" office:value="166">
            <text:p>166</text:p>
          </table:table-cell>
          <table:table-cell table:formula="of:=+[.A169]*3.14159265/180" office:value-type="float" office:value="2.897246555">
            <text:p>2.9</text:p>
          </table:table-cell>
          <table:table-cell table:formula="of:=COS([.B169])-[.$B$1]" office:value-type="float" office:value="-1.57029572547509">
            <text:p>-1.57</text:p>
          </table:table-cell>
          <table:table-cell table:formula="of:=1-[.$B$1]*COS([.B169])" office:value-type="float" office:value="1.58217743528506">
            <text:p>1.58</text:p>
          </table:table-cell>
          <table:table-cell table:formula="of:=+[.C169]/[.D169]" office:value-type="float" office:value="-0.992490279822615">
            <text:p>-0.99</text:p>
          </table:table-cell>
          <table:table-cell table:formula="of:=ACOS([.E169])" office:value-type="float" office:value="3.01896200193917">
            <text:p>3.02</text:p>
          </table:table-cell>
          <table:table-cell table:style-name="ce3" table:formula="of:=+[.F169]*180/3.14159" office:value-type="float" office:value="172.973927326306">
            <text:p>172.9739</text:p>
          </table:table-cell>
          <table:table-cell table:style-name="ce1" table:formula="of:=COS([.B169])+[.$B$1]" office:value-type="float" office:value="-0.370295725475093">
            <text:p>-0.37</text:p>
          </table:table-cell>
          <table:table-cell table:style-name="ce1" table:formula="of:=1+[.$B$1]*COS([.B169])" office:value-type="float" office:value="0.417822564714944">
            <text:p>0.42</text:p>
          </table:table-cell>
          <table:table-cell table:formula="of:=+[.H169]/[.I169]" office:value-type="float" office:value="-0.886251142821174">
            <text:p>-0.89</text:p>
          </table:table-cell>
          <table:table-cell table:formula="of:=ACOS([.J169])" office:value-type="float" office:value="2.65998445361641">
            <text:p>2.66</text:p>
          </table:table-cell>
          <table:table-cell table:style-name="ce3" table:formula="of:=+[.K169]*180/3.14159" office:value-type="float" office:value="152.406011494483">
            <text:p>152.4060</text:p>
          </table:table-cell>
          <table:table-cell table:formula="of:=+[.L169]-[.L168]" office:value-type="float" office:value="1.9087745641036">
            <text:p>1.91</text:p>
          </table:table-cell>
          <table:table-cell table:formula="of:=+[.A169]-[.A168]" office:value-type="float" office:value="1">
            <text:p>1</text:p>
          </table:table-cell>
          <table:table-cell table:formula="of:=+[.M169]/[.N169]" office:value-type="float" office:value="1.9087745641036">
            <text:p>1.91</text:p>
          </table:table-cell>
        </table:table-row>
        <table:table-row table:style-name="ro1">
          <table:table-cell table:formula="of:=+[.A169]+1" office:value-type="float" office:value="167">
            <text:p>167</text:p>
          </table:table-cell>
          <table:table-cell table:formula="of:=+[.A170]*3.14159265/180" office:value-type="float" office:value="2.9146998475">
            <text:p>2.91</text:p>
          </table:table-cell>
          <table:table-cell table:formula="of:=COS([.B170])-[.$B$1]" office:value-type="float" office:value="-1.57437006403603">
            <text:p>-1.57</text:p>
          </table:table-cell>
          <table:table-cell table:formula="of:=1-[.$B$1]*COS([.B170])" office:value-type="float" office:value="1.58462203842162">
            <text:p>1.58</text:p>
          </table:table-cell>
          <table:table-cell table:formula="of:=+[.C170]/[.D170]" office:value-type="float" office:value="-0.993530334592721">
            <text:p>-0.99</text:p>
          </table:table-cell>
          <table:table-cell table:formula="of:=ACOS([.E170])" office:value-type="float" office:value="3.02778005707331">
            <text:p>3.03</text:p>
          </table:table-cell>
          <table:table-cell table:style-name="ce3" table:formula="of:=+[.F170]*180/3.14159" office:value-type="float" office:value="173.479165095762">
            <text:p>173.4792</text:p>
          </table:table-cell>
          <table:table-cell table:style-name="ce1" table:formula="of:=COS([.B170])+[.$B$1]" office:value-type="float" office:value="-0.374370064036029">
            <text:p>-0.37</text:p>
          </table:table-cell>
          <table:table-cell table:style-name="ce1" table:formula="of:=1+[.$B$1]*COS([.B170])" office:value-type="float" office:value="0.415377961578383">
            <text:p>0.42</text:p>
          </table:table-cell>
          <table:table-cell table:formula="of:=+[.H170]/[.I170]" office:value-type="float" office:value="-0.90127570228683">
            <text:p>-0.9</text:p>
          </table:table-cell>
          <table:table-cell table:formula="of:=ACOS([.J170])" office:value-type="float" office:value="2.69350140424989">
            <text:p>2.69</text:p>
          </table:table-cell>
          <table:table-cell table:style-name="ce3" table:formula="of:=+[.K170]*180/3.14159" office:value-type="float" office:value="154.326392930007">
            <text:p>154.3264</text:p>
          </table:table-cell>
          <table:table-cell table:formula="of:=+[.L170]-[.L169]" office:value-type="float" office:value="1.92038143552324">
            <text:p>1.92</text:p>
          </table:table-cell>
          <table:table-cell table:formula="of:=+[.A170]-[.A169]" office:value-type="float" office:value="1">
            <text:p>1</text:p>
          </table:table-cell>
          <table:table-cell table:formula="of:=+[.M170]/[.N170]" office:value-type="float" office:value="1.92038143552324">
            <text:p>1.92</text:p>
          </table:table-cell>
        </table:table-row>
        <table:table-row table:style-name="ro1">
          <table:table-cell table:formula="of:=+[.A170]+1" office:value-type="float" office:value="168">
            <text:p>168</text:p>
          </table:table-cell>
          <table:table-cell table:formula="of:=+[.A171]*3.14159265/180" office:value-type="float" office:value="2.93215314">
            <text:p>2.93</text:p>
          </table:table-cell>
          <table:table-cell table:formula="of:=COS([.B171])-[.$B$1]" office:value-type="float" office:value="-1.5781476000372">
            <text:p>-1.58</text:p>
          </table:table-cell>
          <table:table-cell table:formula="of:=1-[.$B$1]*COS([.B171])" office:value-type="float" office:value="1.58688856002232">
            <text:p>1.59</text:p>
          </table:table-cell>
          <table:table-cell table:formula="of:=+[.C171]/[.D171]" office:value-type="float" office:value="-0.994491761926246">
            <text:p>-0.99</text:p>
          </table:table-cell>
          <table:table-cell table:formula="of:=ACOS([.E171])" office:value-type="float" office:value="3.03658501295575">
            <text:p>3.04</text:p>
          </table:table-cell>
          <table:table-cell table:style-name="ce3" table:formula="of:=+[.F171]*180/3.14159" office:value-type="float" office:value="173.983652332747">
            <text:p>173.9837</text:p>
          </table:table-cell>
          <table:table-cell table:style-name="ce1" table:formula="of:=COS([.B171])+[.$B$1]" office:value-type="float" office:value="-0.378147600037203">
            <text:p>-0.38</text:p>
          </table:table-cell>
          <table:table-cell table:style-name="ce1" table:formula="of:=1+[.$B$1]*COS([.B171])" office:value-type="float" office:value="0.413111439977678">
            <text:p>0.41</text:p>
          </table:table-cell>
          <table:table-cell table:formula="of:=+[.H171]/[.I171]" office:value-type="float" office:value="-0.91536462911227">
            <text:p>-0.92</text:p>
          </table:table-cell>
          <table:table-cell table:formula="of:=ACOS([.J171])" office:value-type="float" office:value="2.72720894482635">
            <text:p>2.73</text:p>
          </table:table-cell>
          <table:table-cell table:style-name="ce3" table:formula="of:=+[.K171]*180/3.14159" office:value-type="float" office:value="156.257694374104">
            <text:p>156.2577</text:p>
          </table:table-cell>
          <table:table-cell table:formula="of:=+[.L171]-[.L170]" office:value-type="float" office:value="1.93130144409767">
            <text:p>1.93</text:p>
          </table:table-cell>
          <table:table-cell table:formula="of:=+[.A171]-[.A170]" office:value-type="float" office:value="1">
            <text:p>1</text:p>
          </table:table-cell>
          <table:table-cell table:formula="of:=+[.M171]/[.N171]" office:value-type="float" office:value="1.93130144409767">
            <text:p>1.93</text:p>
          </table:table-cell>
        </table:table-row>
        <table:table-row table:style-name="ro1">
          <table:table-cell table:formula="of:=+[.A171]+1" office:value-type="float" office:value="169">
            <text:p>169</text:p>
          </table:table-cell>
          <table:table-cell table:formula="of:=+[.A172]*3.14159265/180" office:value-type="float" office:value="2.9496064325">
            <text:p>2.95</text:p>
          </table:table-cell>
          <table:table-cell table:formula="of:=COS([.B172])-[.$B$1]" office:value-type="float" office:value="-1.58162718280456">
            <text:p>-1.58</text:p>
          </table:table-cell>
          <table:table-cell table:formula="of:=1-[.$B$1]*COS([.B172])" office:value-type="float" office:value="1.58897630968274">
            <text:p>1.59</text:p>
          </table:table-cell>
          <table:table-cell table:formula="of:=+[.C172]/[.D172]" office:value-type="float" office:value="-0.995374929863086">
            <text:p>-1</text:p>
          </table:table-cell>
          <table:table-cell table:formula="of:=ACOS([.E172])" office:value-type="float" office:value="3.04537789637534">
            <text:p>3.05</text:p>
          </table:table-cell>
          <table:table-cell table:style-name="ce3" table:formula="of:=+[.F172]*180/3.14159" office:value-type="float" office:value="174.487447867978">
            <text:p>174.4874</text:p>
          </table:table-cell>
          <table:table-cell table:style-name="ce1" table:formula="of:=COS([.B172])+[.$B$1]" office:value-type="float" office:value="-0.381627182804558">
            <text:p>-0.38</text:p>
          </table:table-cell>
          <table:table-cell table:style-name="ce1" table:formula="of:=1+[.$B$1]*COS([.B172])" office:value-type="float" office:value="0.411023690317265">
            <text:p>0.41</text:p>
          </table:table-cell>
          <table:table-cell table:formula="of:=+[.H172]/[.I172]" office:value-type="float" office:value="-0.92847977329478">
            <text:p>-0.93</text:p>
          </table:table-cell>
          <table:table-cell table:formula="of:=ACOS([.J172])" office:value-type="float" office:value="2.76109457620517">
            <text:p>2.76</text:p>
          </table:table-cell>
          <table:table-cell table:style-name="ce3" table:formula="of:=+[.K172]*180/3.14159" office:value-type="float" office:value="158.199199678166">
            <text:p>158.1992</text:p>
          </table:table-cell>
          <table:table-cell table:formula="of:=+[.L172]-[.L171]" office:value-type="float" office:value="1.94150530406199">
            <text:p>1.94</text:p>
          </table:table-cell>
          <table:table-cell table:formula="of:=+[.A172]-[.A171]" office:value-type="float" office:value="1">
            <text:p>1</text:p>
          </table:table-cell>
          <table:table-cell table:formula="of:=+[.M172]/[.N172]" office:value-type="float" office:value="1.94150530406199">
            <text:p>1.94</text:p>
          </table:table-cell>
        </table:table-row>
        <table:table-row table:style-name="ro1">
          <table:table-cell table:formula="of:=+[.A172]+1" office:value-type="float" office:value="170">
            <text:p>170</text:p>
          </table:table-cell>
          <table:table-cell table:formula="of:=+[.A173]*3.14159265/180" office:value-type="float" office:value="2.967059725">
            <text:p>2.97</text:p>
          </table:table-cell>
          <table:table-cell table:formula="of:=COS([.B173])-[.$B$1]" office:value-type="float" office:value="-1.58480775242348">
            <text:p>-1.58</text:p>
          </table:table-cell>
          <table:table-cell table:formula="of:=1-[.$B$1]*COS([.B173])" office:value-type="float" office:value="1.59088465145409">
            <text:p>1.59</text:p>
          </table:table-cell>
          <table:table-cell table:formula="of:=+[.C173]/[.D173]" office:value-type="float" office:value="-0.99618017621513">
            <text:p>-1</text:p>
          </table:table-cell>
          <table:table-cell table:formula="of:=ACOS([.E173])" office:value-type="float" office:value="3.05415972950133">
            <text:p>3.05</text:p>
          </table:table-cell>
          <table:table-cell table:style-name="ce3" table:formula="of:=+[.F173]*180/3.14159" office:value-type="float" office:value="174.990610267489">
            <text:p>174.9906</text:p>
          </table:table-cell>
          <table:table-cell table:style-name="ce1" table:formula="of:=COS([.B173])+[.$B$1]" office:value-type="float" office:value="-0.384807752423478">
            <text:p>-0.38</text:p>
          </table:table-cell>
          <table:table-cell table:style-name="ce1" table:formula="of:=1+[.$B$1]*COS([.B173])" office:value-type="float" office:value="0.409115348545913">
            <text:p>0.41</text:p>
          </table:table-cell>
          <table:table-cell table:formula="of:=+[.H173]/[.I173]" office:value-type="float" office:value="-0.940584981206818">
            <text:p>-0.94</text:p>
          </table:table-cell>
          <table:table-cell table:formula="of:=ACOS([.J173])" office:value-type="float" office:value="2.79514531266876">
            <text:p>2.8</text:p>
          </table:table-cell>
          <table:table-cell table:style-name="ce3" table:formula="of:=+[.K173]*180/3.14159" office:value-type="float" office:value="160.150164814752">
            <text:p>160.1502</text:p>
          </table:table-cell>
          <table:table-cell table:formula="of:=+[.L173]-[.L172]" office:value-type="float" office:value="1.95096513658578">
            <text:p>1.95</text:p>
          </table:table-cell>
          <table:table-cell table:formula="of:=+[.A173]-[.A172]" office:value-type="float" office:value="1">
            <text:p>1</text:p>
          </table:table-cell>
          <table:table-cell table:formula="of:=+[.M173]/[.N173]" office:value-type="float" office:value="1.95096513658578">
            <text:p>1.95</text:p>
          </table:table-cell>
        </table:table-row>
        <table:table-row table:style-name="ro1">
          <table:table-cell table:formula="of:=+[.A173]+1" office:value-type="float" office:value="171">
            <text:p>171</text:p>
          </table:table-cell>
          <table:table-cell table:formula="of:=+[.A174]*3.14159265/180" office:value-type="float" office:value="2.9845130175">
            <text:p>2.98</text:p>
          </table:table-cell>
          <table:table-cell table:formula="of:=COS([.B174])-[.$B$1]" office:value-type="float" office:value="-1.58768834006165">
            <text:p>-1.59</text:p>
          </table:table-cell>
          <table:table-cell table:formula="of:=1-[.$B$1]*COS([.B174])" office:value-type="float" office:value="1.59261300403699">
            <text:p>1.59</text:p>
          </table:table-cell>
          <table:table-cell table:formula="of:=+[.C174]/[.D174]" office:value-type="float" office:value="-0.996907808762796">
            <text:p>-1</text:p>
          </table:table-cell>
          <table:table-cell table:formula="of:=ACOS([.E174])" office:value-type="float" office:value="3.06293153027783">
            <text:p>3.06</text:p>
          </table:table-cell>
          <table:table-cell table:style-name="ce3" table:formula="of:=+[.F174]*180/3.14159" office:value-type="float" office:value="175.493197855229">
            <text:p>175.4932</text:p>
          </table:table-cell>
          <table:table-cell table:style-name="ce1" table:formula="of:=COS([.B174])+[.$B$1]" office:value-type="float" office:value="-0.387688340061649">
            <text:p>-0.39</text:p>
          </table:table-cell>
          <table:table-cell table:style-name="ce1" table:formula="of:=1+[.$B$1]*COS([.B174])" office:value-type="float" office:value="0.407386995963011">
            <text:p>0.41</text:p>
          </table:table-cell>
          <table:table-cell table:formula="of:=+[.H174]/[.I174]" office:value-type="float" office:value="-0.951646331138291">
            <text:p>-0.95</text:p>
          </table:table-cell>
          <table:table-cell table:formula="of:=ACOS([.J174])" office:value-type="float" office:value="2.82934770960489">
            <text:p>2.83</text:p>
          </table:table-cell>
          <table:table-cell table:style-name="ce3" table:formula="of:=+[.K174]*180/3.14159" office:value-type="float" office:value="162.109819463673">
            <text:p>162.1098</text:p>
          </table:table-cell>
          <table:table-cell table:formula="of:=+[.L174]-[.L173]" office:value-type="float" office:value="1.95965464892055">
            <text:p>1.96</text:p>
          </table:table-cell>
          <table:table-cell table:formula="of:=+[.A174]-[.A173]" office:value-type="float" office:value="1">
            <text:p>1</text:p>
          </table:table-cell>
          <table:table-cell table:formula="of:=+[.M174]/[.N174]" office:value-type="float" office:value="1.95965464892055">
            <text:p>1.96</text:p>
          </table:table-cell>
        </table:table-row>
        <table:table-row table:style-name="ro1">
          <table:table-cell table:formula="of:=+[.A174]+1" office:value-type="float" office:value="172">
            <text:p>172</text:p>
          </table:table-cell>
          <table:table-cell table:formula="of:=+[.A175]*3.14159265/180" office:value-type="float" office:value="3.00196631">
            <text:p>3</text:p>
          </table:table-cell>
          <table:table-cell table:formula="of:=COS([.B175])-[.$B$1]" office:value-type="float" office:value="-1.59026806826417">
            <text:p>-1.59</text:p>
          </table:table-cell>
          <table:table-cell table:formula="of:=1-[.$B$1]*COS([.B175])" office:value-type="float" office:value="1.5941608409585">
            <text:p>1.59</text:p>
          </table:table-cell>
          <table:table-cell table:formula="of:=+[.C175]/[.D175]" office:value-type="float" office:value="-0.997558105434336">
            <text:p>-1</text:p>
          </table:table-cell>
          <table:table-cell table:formula="of:=ACOS([.E175])" office:value-type="float" office:value="3.07169431281563">
            <text:p>3.07</text:p>
          </table:table-cell>
          <table:table-cell table:style-name="ce3" table:formula="of:=+[.F175]*180/3.14159" office:value-type="float" office:value="175.995268735517">
            <text:p>175.9953</text:p>
          </table:table-cell>
          <table:table-cell table:style-name="ce1" table:formula="of:=COS([.B175])+[.$B$1]" office:value-type="float" office:value="-0.390268068264172">
            <text:p>-0.39</text:p>
          </table:table-cell>
          <table:table-cell table:style-name="ce1" table:formula="of:=1+[.$B$1]*COS([.B175])" office:value-type="float" office:value="0.405839159041497">
            <text:p>0.41</text:p>
          </table:table-cell>
          <table:table-cell table:formula="of:=+[.H175]/[.I175]" office:value-type="float" office:value="-0.961632359937617">
            <text:p>-0.96</text:p>
          </table:table-cell>
          <table:table-cell table:formula="of:=ACOS([.J175])" office:value-type="float" office:value="2.86368789421695">
            <text:p>2.86</text:p>
          </table:table-cell>
          <table:table-cell table:style-name="ce3" table:formula="of:=+[.K175]*180/3.14159" office:value-type="float" office:value="164.077368771562">
            <text:p>164.0774</text:p>
          </table:table-cell>
          <table:table-cell table:formula="of:=+[.L175]-[.L174]" office:value-type="float" office:value="1.96754930788944">
            <text:p>1.97</text:p>
          </table:table-cell>
          <table:table-cell table:formula="of:=+[.A175]-[.A174]" office:value-type="float" office:value="1">
            <text:p>1</text:p>
          </table:table-cell>
          <table:table-cell table:formula="of:=+[.M175]/[.N175]" office:value-type="float" office:value="1.96754930788944">
            <text:p>1.97</text:p>
          </table:table-cell>
        </table:table-row>
        <table:table-row table:style-name="ro1">
          <table:table-cell table:formula="of:=+[.A175]+1" office:value-type="float" office:value="173">
            <text:p>173</text:p>
          </table:table-cell>
          <table:table-cell table:formula="of:=+[.A176]*3.14159265/180" office:value-type="float" office:value="3.0194196025">
            <text:p>3.02</text:p>
          </table:table-cell>
          <table:table-cell table:formula="of:=COS([.B176])-[.$B$1]" office:value-type="float" office:value="-1.59254615122085">
            <text:p>-1.59</text:p>
          </table:table-cell>
          <table:table-cell table:formula="of:=1-[.$B$1]*COS([.B176])" office:value-type="float" office:value="1.59552769073251">
            <text:p>1.60</text:p>
          </table:table-cell>
          <table:table-cell table:formula="of:=+[.C176]/[.D176]" office:value-type="float" office:value="-0.998131314467948">
            <text:p>-1</text:p>
          </table:table-cell>
          <table:table-cell table:formula="of:=ACOS([.E176])" office:value-type="float" office:value="3.08044908778196">
            <text:p>3.08</text:p>
          </table:table-cell>
          <table:table-cell table:style-name="ce3" table:formula="of:=+[.F176]*180/3.14159" office:value-type="float" office:value="176.496880815369">
            <text:p>176.4969</text:p>
          </table:table-cell>
          <table:table-cell table:style-name="ce1" table:formula="of:=COS([.B176])+[.$B$1]" office:value-type="float" office:value="-0.39254615122085">
            <text:p>-0.39</text:p>
          </table:table-cell>
          <table:table-cell table:style-name="ce1" table:formula="of:=1+[.$B$1]*COS([.B176])" office:value-type="float" office:value="0.40447230926749">
            <text:p>0.40</text:p>
          </table:table-cell>
          <table:table-cell table:formula="of:=+[.H176]/[.I176]" office:value-type="float" office:value="-0.970514278052213">
            <text:p>-0.97</text:p>
          </table:table-cell>
          <table:table-cell table:formula="of:=ACOS([.J176])" office:value-type="float" office:value="2.89815159912803">
            <text:p>2.9</text:p>
          </table:table-cell>
          <table:table-cell table:style-name="ce3" table:formula="of:=+[.K176]*180/3.14159" office:value-type="float" office:value="166.051995277247">
            <text:p>166.0520</text:p>
          </table:table-cell>
          <table:table-cell table:formula="of:=+[.L176]-[.L175]" office:value-type="float" office:value="1.97462650568471">
            <text:p>1.97</text:p>
          </table:table-cell>
          <table:table-cell table:formula="of:=+[.A176]-[.A175]" office:value-type="float" office:value="1">
            <text:p>1</text:p>
          </table:table-cell>
          <table:table-cell table:formula="of:=+[.M176]/[.N176]" office:value-type="float" office:value="1.97462650568471">
            <text:p>1.97</text:p>
          </table:table-cell>
        </table:table-row>
        <table:table-row table:style-name="ro1">
          <table:table-cell table:formula="of:=+[.A176]+1" office:value-type="float" office:value="174">
            <text:p>174</text:p>
          </table:table-cell>
          <table:table-cell table:formula="of:=+[.A177]*3.14159265/180" office:value-type="float" office:value="3.036872895">
            <text:p>3.04</text:p>
          </table:table-cell>
          <table:table-cell table:formula="of:=COS([.B177])-[.$B$1]" office:value-type="float" office:value="-1.59452189500555">
            <text:p>-1.59</text:p>
          </table:table-cell>
          <table:table-cell table:formula="of:=1-[.$B$1]*COS([.B177])" office:value-type="float" office:value="1.59671313700333">
            <text:p>1.60</text:p>
          </table:table-cell>
          <table:table-cell table:formula="of:=+[.C177]/[.D177]" office:value-type="float" office:value="-0.998627654556726">
            <text:p>-1</text:p>
          </table:table-cell>
          <table:table-cell table:formula="of:=ACOS([.E177])" office:value-type="float" office:value="3.08919686278816">
            <text:p>3.09</text:p>
          </table:table-cell>
          <table:table-cell table:style-name="ce3" table:formula="of:=+[.F177]*180/3.14159" office:value-type="float" office:value="176.998091826709">
            <text:p>176.9981</text:p>
          </table:table-cell>
          <table:table-cell table:style-name="ce1" table:formula="of:=COS([.B177])+[.$B$1]" office:value-type="float" office:value="-0.394521895005546">
            <text:p>-0.39</text:p>
          </table:table-cell>
          <table:table-cell table:style-name="ce1" table:formula="of:=1+[.$B$1]*COS([.B177])" office:value-type="float" office:value="0.403286862996673">
            <text:p>0.40</text:p>
          </table:table-cell>
          <table:table-cell table:formula="of:=+[.H177]/[.I177]" office:value-type="float" office:value="-0.978266170323531">
            <text:p>-0.98</text:p>
          </table:table-cell>
          <table:table-cell table:formula="of:=ACOS([.J177])" office:value-type="float" office:value="2.93272419870931">
            <text:p>2.93</text:p>
          </table:table-cell>
          <table:table-cell table:style-name="ce3" table:formula="of:=+[.K177]*180/3.14159" office:value-type="float" office:value="168.032860993215">
            <text:p>168.0329</text:p>
          </table:table-cell>
          <table:table-cell table:formula="of:=+[.L177]-[.L176]" office:value-type="float" office:value="1.98086571596863">
            <text:p>1.98</text:p>
          </table:table-cell>
          <table:table-cell table:formula="of:=+[.A177]-[.A176]" office:value-type="float" office:value="1">
            <text:p>1</text:p>
          </table:table-cell>
          <table:table-cell table:formula="of:=+[.M177]/[.N177]" office:value-type="float" office:value="1.98086571596863">
            <text:p>1.98</text:p>
          </table:table-cell>
        </table:table-row>
        <table:table-row table:style-name="ro1">
          <table:table-cell table:formula="of:=+[.A177]+1" office:value-type="float" office:value="175">
            <text:p>175</text:p>
          </table:table-cell>
          <table:table-cell table:formula="of:=+[.A178]*3.14159265/180" office:value-type="float" office:value="3.0543261875">
            <text:p>3.05</text:p>
          </table:table-cell>
          <table:table-cell table:formula="of:=COS([.B178])-[.$B$1]" office:value-type="float" office:value="-1.59619469778757">
            <text:p>-1.60</text:p>
          </table:table-cell>
          <table:table-cell table:formula="of:=1-[.$B$1]*COS([.B178])" office:value-type="float" office:value="1.59771681867254">
            <text:p>1.60</text:p>
          </table:table-cell>
          <table:table-cell table:formula="of:=+[.C178]/[.D178]" office:value-type="float" office:value="-0.999047314976481">
            <text:p>-1</text:p>
          </table:table-cell>
          <table:table-cell table:formula="of:=ACOS([.E178])" office:value-type="float" office:value="3.09793864277553">
            <text:p>3.1</text:p>
          </table:table-cell>
          <table:table-cell table:style-name="ce3" table:formula="of:=+[.F178]*180/3.14159" office:value-type="float" office:value="177.498959348481">
            <text:p>177.4990</text:p>
          </table:table-cell>
          <table:table-cell table:style-name="ce1" table:formula="of:=COS([.B178])+[.$B$1]" office:value-type="float" office:value="-0.396194697787565">
            <text:p>-0.40</text:p>
          </table:table-cell>
          <table:table-cell table:style-name="ce1" table:formula="of:=1+[.$B$1]*COS([.B178])" office:value-type="float" office:value="0.402283181327461">
            <text:p>0.40</text:p>
          </table:table-cell>
          <table:table-cell table:formula="of:=+[.H178]/[.I178]" office:value-type="float" office:value="-0.984865179996328">
            <text:p>-0.98</text:p>
          </table:table-cell>
          <table:table-cell table:formula="of:=ACOS([.J178])" office:value-type="float" office:value="2.96739074792982">
            <text:p>2.97</text:p>
          </table:table-cell>
          <table:table-cell table:style-name="ce3" table:formula="of:=+[.K178]*180/3.14159" office:value-type="float" office:value="170.019109631546">
            <text:p>170.0191</text:p>
          </table:table-cell>
          <table:table-cell table:formula="of:=+[.L178]-[.L177]" office:value-type="float" office:value="1.98624863833047">
            <text:p>1.99</text:p>
          </table:table-cell>
          <table:table-cell table:formula="of:=+[.A178]-[.A177]" office:value-type="float" office:value="1">
            <text:p>1</text:p>
          </table:table-cell>
          <table:table-cell table:formula="of:=+[.M178]/[.N178]" office:value-type="float" office:value="1.98624863833047">
            <text:p>1.99</text:p>
          </table:table-cell>
        </table:table-row>
        <table:table-row table:style-name="ro1">
          <table:table-cell table:formula="of:=+[.A178]+1" office:value-type="float" office:value="176">
            <text:p>176</text:p>
          </table:table-cell>
          <table:table-cell table:formula="of:=+[.A179]*3.14159265/180" office:value-type="float" office:value="3.07177948">
            <text:p>3.07</text:p>
          </table:table-cell>
          <table:table-cell table:formula="of:=COS([.B179])-[.$B$1]" office:value-type="float" office:value="-1.59756405001498">
            <text:p>-1.60</text:p>
          </table:table-cell>
          <table:table-cell table:formula="of:=1-[.$B$1]*COS([.B179])" office:value-type="float" office:value="1.59853843000899">
            <text:p>1.60</text:p>
          </table:table-cell>
          <table:table-cell table:formula="of:=+[.C179]/[.D179]" office:value-type="float" office:value="-0.999390455696455">
            <text:p>-1</text:p>
          </table:table-cell>
          <table:table-cell table:formula="of:=ACOS([.E179])" office:value-type="float" office:value="3.10667543039965">
            <text:p>3.11</text:p>
          </table:table-cell>
          <table:table-cell table:style-name="ce3" table:formula="of:=+[.F179]*180/3.14159" office:value-type="float" office:value="177.999540828669">
            <text:p>177.9995</text:p>
          </table:table-cell>
          <table:table-cell table:style-name="ce1" table:formula="of:=COS([.B179])+[.$B$1]" office:value-type="float" office:value="-0.397564050014978">
            <text:p>-0.40</text:p>
          </table:table-cell>
          <table:table-cell table:style-name="ce1" table:formula="of:=1+[.$B$1]*COS([.B179])" office:value-type="float" office:value="0.401461569991013">
            <text:p>0.40</text:p>
          </table:table-cell>
          <table:table-cell table:formula="of:=+[.H179]/[.I179]" office:value-type="float" office:value="-0.990291673556393">
            <text:p>-0.99</text:p>
          </table:table-cell>
          <table:table-cell table:formula="of:=ACOS([.J179])" office:value-type="float" office:value="3.00213602349188">
            <text:p>3</text:p>
          </table:table-cell>
          <table:table-cell table:style-name="ce3" table:formula="of:=+[.K179]*180/3.14159" office:value-type="float" office:value="172.009868960793">
            <text:p>172.0099</text:p>
          </table:table-cell>
          <table:table-cell table:formula="of:=+[.L179]-[.L178]" office:value-type="float" office:value="1.99075932924711">
            <text:p>1.99</text:p>
          </table:table-cell>
          <table:table-cell table:formula="of:=+[.A179]-[.A178]" office:value-type="float" office:value="1">
            <text:p>1</text:p>
          </table:table-cell>
          <table:table-cell table:formula="of:=+[.M179]/[.N179]" office:value-type="float" office:value="1.99075932924711">
            <text:p>1.99</text:p>
          </table:table-cell>
        </table:table-row>
        <table:table-row table:style-name="ro1">
          <table:table-cell table:formula="of:=+[.A179]+1" office:value-type="float" office:value="177">
            <text:p>177</text:p>
          </table:table-cell>
          <table:table-cell table:formula="of:=+[.A180]*3.14159265/180" office:value-type="float" office:value="3.0892327725">
            <text:p>3.09</text:p>
          </table:table-cell>
          <table:table-cell table:formula="of:=COS([.B180])-[.$B$1]" office:value-type="float" office:value="-1.59862953456983">
            <text:p>-1.60</text:p>
          </table:table-cell>
          <table:table-cell table:formula="of:=1-[.$B$1]*COS([.B180])" office:value-type="float" office:value="1.5991777207419">
            <text:p>1.60</text:p>
          </table:table-cell>
          <table:table-cell table:formula="of:=+[.C180]/[.D180]" office:value-type="float" office:value="-0.999657207472967">
            <text:p>-1</text:p>
          </table:table-cell>
          <table:table-cell table:formula="of:=ACOS([.E180])" office:value-type="float" office:value="3.11540822641347">
            <text:p>3.12</text:p>
          </table:table-cell>
          <table:table-cell table:style-name="ce3" table:formula="of:=+[.F180]*180/3.14159" office:value-type="float" office:value="178.499893606239">
            <text:p>178.4999</text:p>
          </table:table-cell>
          <table:table-cell table:style-name="ce1" table:formula="of:=COS([.B180])+[.$B$1]" office:value-type="float" office:value="-0.39862953456983">
            <text:p>-0.40</text:p>
          </table:table-cell>
          <table:table-cell table:style-name="ce1" table:formula="of:=1+[.$B$1]*COS([.B180])" office:value-type="float" office:value="0.400822279258102">
            <text:p>0.40</text:p>
          </table:table-cell>
          <table:table-cell table:formula="of:=+[.H180]/[.I180]" office:value-type="float" office:value="-0.994529384214044">
            <text:p>-0.99</text:p>
          </table:table-cell>
          <table:table-cell table:formula="of:=ACOS([.J180])" office:value-type="float" office:value="3.03694456698665">
            <text:p>3.04</text:p>
          </table:table-cell>
          <table:table-cell table:style-name="ce3" table:formula="of:=+[.K180]*180/3.14159" office:value-type="float" office:value="174.004253278626">
            <text:p>174.0043</text:p>
          </table:table-cell>
          <table:table-cell table:formula="of:=+[.L180]-[.L179]" office:value-type="float" office:value="1.99438431783258">
            <text:p>1.99</text:p>
          </table:table-cell>
          <table:table-cell table:formula="of:=+[.A180]-[.A179]" office:value-type="float" office:value="1">
            <text:p>1</text:p>
          </table:table-cell>
          <table:table-cell table:formula="of:=+[.M180]/[.N180]" office:value-type="float" office:value="1.99438431783258">
            <text:p>1.99</text:p>
          </table:table-cell>
        </table:table-row>
        <table:table-row table:style-name="ro1">
          <table:table-cell table:formula="of:=+[.A180]+1" office:value-type="float" office:value="178">
            <text:p>178</text:p>
          </table:table-cell>
          <table:table-cell table:formula="of:=+[.A181]*3.14159265/180" office:value-type="float" office:value="3.106686065">
            <text:p>3.11</text:p>
          </table:table-cell>
          <table:table-cell table:formula="of:=COS([.B181])-[.$B$1]" office:value-type="float" office:value="-1.59939082689521">
            <text:p>-1.60</text:p>
          </table:table-cell>
          <table:table-cell table:formula="of:=1-[.$B$1]*COS([.B181])" office:value-type="float" office:value="1.59963449613712">
            <text:p>1.60</text:p>
          </table:table-cell>
          <table:table-cell table:formula="of:=+[.C181]/[.D181]" office:value-type="float" office:value="-0.999847671925989">
            <text:p>-1</text:p>
          </table:table-cell>
          <table:table-cell table:formula="of:=ACOS([.E181])" office:value-type="float" office:value="3.12413803004904">
            <text:p>3.12</text:p>
          </table:table-cell>
          <table:table-cell table:style-name="ce3" table:formula="of:=+[.F181]*180/3.14159" office:value-type="float" office:value="179.00007493302">
            <text:p>179.0001</text:p>
          </table:table-cell>
          <table:table-cell table:style-name="ce1" table:formula="of:=COS([.B181])+[.$B$1]" office:value-type="float" office:value="-0.399390826895206">
            <text:p>-0.40</text:p>
          </table:table-cell>
          <table:table-cell table:style-name="ce1" table:formula="of:=1+[.$B$1]*COS([.B181])" office:value-type="float" office:value="0.400365503862876">
            <text:p>0.40</text:p>
          </table:table-cell>
          <table:table-cell table:formula="of:=+[.H181]/[.I181]" office:value-type="float" office:value="-0.997565532099377">
            <text:p>-1</text:p>
          </table:table-cell>
          <table:table-cell table:formula="of:=ACOS([.J181])" office:value-type="float" office:value="3.07180072977758">
            <text:p>3.07</text:p>
          </table:table-cell>
          <table:table-cell table:style-name="ce3" table:formula="of:=+[.K181]*180/3.14159" office:value-type="float" office:value="176.001365983456">
            <text:p>176.0014</text:p>
          </table:table-cell>
          <table:table-cell table:formula="of:=+[.L181]-[.L180]" office:value-type="float" office:value="1.99711270483007">
            <text:p>2</text:p>
          </table:table-cell>
          <table:table-cell table:formula="of:=+[.A181]-[.A180]" office:value-type="float" office:value="1">
            <text:p>1</text:p>
          </table:table-cell>
          <table:table-cell table:formula="of:=+[.M181]/[.N181]" office:value-type="float" office:value="1.99711270483007">
            <text:p>2</text:p>
          </table:table-cell>
        </table:table-row>
        <table:table-row table:style-name="ro1">
          <table:table-cell table:formula="of:=+[.A181]+1" office:value-type="float" office:value="179">
            <text:p>179</text:p>
          </table:table-cell>
          <table:table-cell table:formula="of:=+[.A182]*3.14159265/180" office:value-type="float" office:value="3.1241393575">
            <text:p>3.12</text:p>
          </table:table-cell>
          <table:table-cell table:formula="of:=COS([.B182])-[.$B$1]" office:value-type="float" office:value="-1.59984769509409">
            <text:p>-1.60</text:p>
          </table:table-cell>
          <table:table-cell table:formula="of:=1-[.$B$1]*COS([.B182])" office:value-type="float" office:value="1.59990861705645">
            <text:p>1.60</text:p>
          </table:table-cell>
          <table:table-cell table:formula="of:=+[.C182]/[.D182]" office:value-type="float" office:value="-0.999961921598699">
            <text:p>-1</text:p>
          </table:table-cell>
          <table:table-cell table:formula="of:=ACOS([.E182])" office:value-type="float" office:value="3.1328658393986">
            <text:p>3.13</text:p>
          </table:table-cell>
          <table:table-cell table:style-name="ce3" table:formula="of:=+[.F182]*180/3.14159" office:value-type="float" office:value="179.500141995534">
            <text:p>179.5001</text:p>
          </table:table-cell>
          <table:table-cell table:style-name="ce1" table:formula="of:=COS([.B182])+[.$B$1]" office:value-type="float" office:value="-0.399847695094089">
            <text:p>-0.40</text:p>
          </table:table-cell>
          <table:table-cell table:style-name="ce1" table:formula="of:=1+[.$B$1]*COS([.B182])" office:value-type="float" office:value="0.400091382943547">
            <text:p>0.40</text:p>
          </table:table-cell>
          <table:table-cell table:formula="of:=+[.H182]/[.I182]" office:value-type="float" office:value="-0.999390919525272">
            <text:p>-1</text:p>
          </table:table-cell>
          <table:table-cell table:formula="of:=ACOS([.J182])" office:value-type="float" office:value="3.1066887192955">
            <text:p>3.11</text:p>
          </table:table-cell>
          <table:table-cell table:style-name="ce3" table:formula="of:=+[.K182]*180/3.14159" office:value-type="float" office:value="178.000302226958">
            <text:p>178.0003</text:p>
          </table:table-cell>
          <table:table-cell table:formula="of:=+[.L182]-[.L181]" office:value-type="float" office:value="1.99893624350256">
            <text:p>2</text:p>
          </table:table-cell>
          <table:table-cell table:formula="of:=+[.A182]-[.A181]" office:value-type="float" office:value="1">
            <text:p>1</text:p>
          </table:table-cell>
          <table:table-cell table:formula="of:=+[.M182]/[.N182]" office:value-type="float" office:value="1.99893624350256">
            <text:p>2</text:p>
          </table:table-cell>
        </table:table-row>
        <table:table-row table:style-name="ro1">
          <table:table-cell table:formula="of:=+[.A182]+1" office:value-type="float" office:value="180">
            <text:p>180</text:p>
          </table:table-cell>
          <table:table-cell table:formula="of:=+[.A183]*3.14159265/180" office:value-type="float" office:value="3.14159265">
            <text:p>3.14</text:p>
          </table:table-cell>
          <table:table-cell table:formula="of:=COS([.B183])-[.$B$1]" office:value-type="float" office:value="-1.6">
            <text:p>-1.60</text:p>
          </table:table-cell>
          <table:table-cell table:formula="of:=1-[.$B$1]*COS([.B183])" office:value-type="float" office:value="1.6">
            <text:p>1.60</text:p>
          </table:table-cell>
          <table:table-cell table:formula="of:=+[.C183]/[.D183]" office:value-type="float" office:value="-1">
            <text:p>-1</text:p>
          </table:table-cell>
          <table:table-cell table:formula="of:=ACOS([.E183])" office:value-type="float" office:value="3.14159265358979">
            <text:p>3.14</text:p>
          </table:table-cell>
          <table:table-cell table:style-name="ce3" table:formula="of:=+[.F183]*180/3.14159" office:value-type="float" office:value="180.000152039624">
            <text:p>180.0002</text:p>
          </table:table-cell>
          <table:table-cell table:style-name="ce1" table:formula="of:=COS([.B183])+[.$B$1]" office:value-type="float" office:value="-0.4">
            <text:p>-0.40</text:p>
          </table:table-cell>
          <table:table-cell table:style-name="ce1" table:formula="of:=1+[.$B$1]*COS([.B183])" office:value-type="float" office:value="0.4">
            <text:p>0.40</text:p>
          </table:table-cell>
          <table:table-cell table:formula="of:=+[.H183]/[.I183]" office:value-type="float" office:value="-1">
            <text:p>-1</text:p>
          </table:table-cell>
          <table:table-cell table:formula="of:=ACOS([.J183])" office:value-type="float" office:value="3.14159265358979">
            <text:p>3.14</text:p>
          </table:table-cell>
          <table:table-cell table:style-name="ce3" table:formula="of:=+[.K183]*180/3.14159" office:value-type="float" office:value="180.000152039624">
            <text:p>180.0002</text:p>
          </table:table-cell>
          <table:table-cell table:formula="of:=+[.L183]-[.L182]" office:value-type="float" office:value="1.99984981266587">
            <text:p>2</text:p>
          </table:table-cell>
          <table:table-cell table:formula="of:=+[.A183]-[.A182]" office:value-type="float" office:value="1">
            <text:p>1</text:p>
          </table:table-cell>
          <table:table-cell table:formula="of:=+[.M183]/[.N183]" office:value-type="float" office:value="1.99984981266587">
            <text:p>2</text:p>
          </table:table-cell>
        </table:table-row>
        <table:table-row table:style-name="ro1">
          <table:table-cell table:formula="of:=+[.A183]+1" office:value-type="float" office:value="181">
            <text:p>181</text:p>
          </table:table-cell>
          <table:table-cell table:formula="of:=+[.A184]*3.14159265/180" office:value-type="float" office:value="3.1590459425">
            <text:p>3.16</text:p>
          </table:table-cell>
          <table:table-cell table:formula="of:=COS([.B184])-[.$B$1]" office:value-type="float" office:value="-1.59984769521939">
            <text:p>-1.60</text:p>
          </table:table-cell>
          <table:table-cell table:formula="of:=1-[.$B$1]*COS([.B184])" office:value-type="float" office:value="1.59990861713163">
            <text:p>1.60</text:p>
          </table:table-cell>
          <table:table-cell table:formula="of:=+[.C184]/[.D184]" office:value-type="float" office:value="-0.999961921630028">
            <text:p>-1</text:p>
          </table:table-cell>
          <table:table-cell table:formula="of:=ACOS([.E184])" office:value-type="float" office:value="3.1328658429886">
            <text:p>3.13</text:p>
          </table:table-cell>
          <table:table-cell table:style-name="ce3" table:formula="of:=+[.F184]*180/3.14159" office:value-type="float" office:value="179.500142201226">
            <text:p>179.5001</text:p>
          </table:table-cell>
          <table:table-cell table:style-name="ce1" table:formula="of:=COS([.B184])+[.$B$1]" office:value-type="float" office:value="-0.39984769521939">
            <text:p>-0.40</text:p>
          </table:table-cell>
          <table:table-cell table:style-name="ce1" table:formula="of:=1+[.$B$1]*COS([.B184])" office:value-type="float" office:value="0.400091382868366">
            <text:p>0.40</text:p>
          </table:table-cell>
          <table:table-cell table:formula="of:=+[.H184]/[.I184]" office:value-type="float" office:value="-0.999390920026247">
            <text:p>-1</text:p>
          </table:table-cell>
          <table:table-cell table:formula="of:=ACOS([.J184])" office:value-type="float" office:value="3.10668873365138">
            <text:p>3.11</text:p>
          </table:table-cell>
          <table:table-cell table:style-name="ce3" table:formula="of:=+[.K184]*180/3.14159" office:value-type="float" office:value="178.00030304949">
            <text:p>178.0003</text:p>
          </table:table-cell>
          <table:table-cell table:formula="of:=+[.L184]-[.L183]" office:value-type="float" office:value="-1.9998489901337">
            <text:p>-2</text:p>
          </table:table-cell>
          <table:table-cell table:formula="of:=+[.A184]-[.A183]" office:value-type="float" office:value="1">
            <text:p>1</text:p>
          </table:table-cell>
          <table:table-cell table:formula="of:=+[.M184]/[.N184]" office:value-type="float" office:value="-1.9998489901337">
            <text:p>-2</text:p>
          </table:table-cell>
        </table:table-row>
        <table:table-row table:style-name="ro1">
          <table:table-cell table:formula="of:=+[.A184]+1" office:value-type="float" office:value="182">
            <text:p>182</text:p>
          </table:table-cell>
          <table:table-cell table:formula="of:=+[.A185]*3.14159265/180" office:value-type="float" office:value="3.176499235">
            <text:p>3.18</text:p>
          </table:table-cell>
          <table:table-cell table:formula="of:=COS([.B185])-[.$B$1]" office:value-type="float" office:value="-1.59939082714577">
            <text:p>-1.60</text:p>
          </table:table-cell>
          <table:table-cell table:formula="of:=1-[.$B$1]*COS([.B185])" office:value-type="float" office:value="1.59963449628746">
            <text:p>1.60</text:p>
          </table:table-cell>
          <table:table-cell table:formula="of:=+[.C185]/[.D185]" office:value-type="float" office:value="-0.999847671988659">
            <text:p>-1</text:p>
          </table:table-cell>
          <table:table-cell table:formula="of:=ACOS([.E185])" office:value-type="float" office:value="3.12413803363965">
            <text:p>3.12</text:p>
          </table:table-cell>
          <table:table-cell table:style-name="ce3" table:formula="of:=+[.F185]*180/3.14159" office:value-type="float" office:value="179.000075138747">
            <text:p>179.0001</text:p>
          </table:table-cell>
          <table:table-cell table:style-name="ce1" table:formula="of:=COS([.B185])+[.$B$1]" office:value-type="float" office:value="-0.39939082714577">
            <text:p>-0.40</text:p>
          </table:table-cell>
          <table:table-cell table:style-name="ce1" table:formula="of:=1+[.$B$1]*COS([.B185])" office:value-type="float" office:value="0.400365503712538">
            <text:p>0.40</text:p>
          </table:table-cell>
          <table:table-cell table:formula="of:=+[.H185]/[.I185]" office:value-type="float" office:value="-0.997565533099804">
            <text:p>-1</text:p>
          </table:table-cell>
          <table:table-cell table:formula="of:=ACOS([.J185])" office:value-type="float" office:value="3.07180074412365">
            <text:p>3.07</text:p>
          </table:table-cell>
          <table:table-cell table:style-name="ce3" table:formula="of:=+[.K185]*180/3.14159" office:value-type="float" office:value="176.001366805425">
            <text:p>176.0014</text:p>
          </table:table-cell>
          <table:table-cell table:formula="of:=+[.L185]-[.L184]" office:value-type="float" office:value="-1.99893624406499">
            <text:p>-2</text:p>
          </table:table-cell>
          <table:table-cell table:formula="of:=+[.A185]-[.A184]" office:value-type="float" office:value="1">
            <text:p>1</text:p>
          </table:table-cell>
          <table:table-cell table:formula="of:=+[.M185]/[.N185]" office:value-type="float" office:value="-1.99893624406499">
            <text:p>-2</text:p>
          </table:table-cell>
        </table:table-row>
        <table:table-row table:style-name="ro1">
          <table:table-cell table:formula="of:=+[.A185]+1" office:value-type="float" office:value="183">
            <text:p>183</text:p>
          </table:table-cell>
          <table:table-cell table:formula="of:=+[.A186]*3.14159265/180" office:value-type="float" office:value="3.1939525275">
            <text:p>3.19</text:p>
          </table:table-cell>
          <table:table-cell table:formula="of:=COS([.B186])-[.$B$1]" office:value-type="float" office:value="-1.59862953494558">
            <text:p>-1.60</text:p>
          </table:table-cell>
          <table:table-cell table:formula="of:=1-[.$B$1]*COS([.B186])" office:value-type="float" office:value="1.59917772096735">
            <text:p>1.60</text:p>
          </table:table-cell>
          <table:table-cell table:formula="of:=+[.C186]/[.D186]" office:value-type="float" office:value="-0.999657207567001">
            <text:p>-1</text:p>
          </table:table-cell>
          <table:table-cell table:formula="of:=ACOS([.E186])" office:value-type="float" office:value="3.11540823000511">
            <text:p>3.12</text:p>
          </table:table-cell>
          <table:table-cell table:style-name="ce3" table:formula="of:=+[.F186]*180/3.14159" office:value-type="float" office:value="178.499893812025">
            <text:p>178.4999</text:p>
          </table:table-cell>
          <table:table-cell table:style-name="ce1" table:formula="of:=COS([.B186])+[.$B$1]" office:value-type="float" office:value="-0.39862953494558">
            <text:p>-0.40</text:p>
          </table:table-cell>
          <table:table-cell table:style-name="ce1" table:formula="of:=1+[.$B$1]*COS([.B186])" office:value-type="float" office:value="0.400822279032652">
            <text:p>0.40</text:p>
          </table:table-cell>
          <table:table-cell table:formula="of:=+[.H186]/[.I186]" office:value-type="float" office:value="-0.994529385710886">
            <text:p>-0.99</text:p>
          </table:table-cell>
          <table:table-cell table:formula="of:=ACOS([.J186])" office:value-type="float" office:value="3.03694458131637">
            <text:p>3.04</text:p>
          </table:table-cell>
          <table:table-cell table:style-name="ce3" table:formula="of:=+[.K186]*180/3.14159" office:value-type="float" office:value="174.004254099659">
            <text:p>174.0043</text:p>
          </table:table-cell>
          <table:table-cell table:formula="of:=+[.L186]-[.L185]" office:value-type="float" office:value="-1.99711270576691">
            <text:p>-2</text:p>
          </table:table-cell>
          <table:table-cell table:formula="of:=+[.A186]-[.A185]" office:value-type="float" office:value="1">
            <text:p>1</text:p>
          </table:table-cell>
          <table:table-cell table:formula="of:=+[.M186]/[.N186]" office:value-type="float" office:value="-1.99711270576691">
            <text:p>-2</text:p>
          </table:table-cell>
        </table:table-row>
        <table:table-row table:style-name="ro1">
          <table:table-cell table:formula="of:=+[.A186]+1" office:value-type="float" office:value="184">
            <text:p>184</text:p>
          </table:table-cell>
          <table:table-cell table:formula="of:=+[.A187]*3.14159265/180" office:value-type="float" office:value="3.21140582">
            <text:p>3.21</text:p>
          </table:table-cell>
          <table:table-cell table:formula="of:=COS([.B187])-[.$B$1]" office:value-type="float" office:value="-1.5975640505158">
            <text:p>-1.60</text:p>
          </table:table-cell>
          <table:table-cell table:formula="of:=1-[.$B$1]*COS([.B187])" office:value-type="float" office:value="1.59853843030948">
            <text:p>1.60</text:p>
          </table:table-cell>
          <table:table-cell table:formula="of:=+[.C187]/[.D187]" office:value-type="float" office:value="-0.99939045582189">
            <text:p>-1</text:p>
          </table:table-cell>
          <table:table-cell table:formula="of:=ACOS([.E187])" office:value-type="float" office:value="3.10667543399273">
            <text:p>3.11</text:p>
          </table:table-cell>
          <table:table-cell table:style-name="ce3" table:formula="of:=+[.F187]*180/3.14159" office:value-type="float" office:value="177.999541034537">
            <text:p>177.9995</text:p>
          </table:table-cell>
          <table:table-cell table:style-name="ce1" table:formula="of:=COS([.B187])+[.$B$1]" office:value-type="float" office:value="-0.3975640505158">
            <text:p>-0.40</text:p>
          </table:table-cell>
          <table:table-cell table:style-name="ce1" table:formula="of:=1+[.$B$1]*COS([.B187])" office:value-type="float" office:value="0.40146156969052">
            <text:p>0.40</text:p>
          </table:table-cell>
          <table:table-cell table:formula="of:=+[.H187]/[.I187]" office:value-type="float" office:value="-0.990291675545123">
            <text:p>-0.99</text:p>
          </table:table-cell>
          <table:table-cell table:formula="of:=ACOS([.J187])" office:value-type="float" office:value="3.00213603779877">
            <text:p>3</text:p>
          </table:table-cell>
          <table:table-cell table:style-name="ce3" table:formula="of:=+[.K187]*180/3.14159" office:value-type="float" office:value="172.009869780519">
            <text:p>172.0099</text:p>
          </table:table-cell>
          <table:table-cell table:formula="of:=+[.L187]-[.L186]" office:value-type="float" office:value="-1.99438431914004">
            <text:p>-1.99</text:p>
          </table:table-cell>
          <table:table-cell table:formula="of:=+[.A187]-[.A186]" office:value-type="float" office:value="1">
            <text:p>1</text:p>
          </table:table-cell>
          <table:table-cell table:formula="of:=+[.M187]/[.N187]" office:value-type="float" office:value="-1.99438431914004">
            <text:p>-1.99</text:p>
          </table:table-cell>
        </table:table-row>
        <table:table-row table:style-name="ro1">
          <table:table-cell table:formula="of:=+[.A187]+1" office:value-type="float" office:value="185">
            <text:p>185</text:p>
          </table:table-cell>
          <table:table-cell table:formula="of:=+[.A188]*3.14159265/180" office:value-type="float" office:value="3.2288591125">
            <text:p>3.23</text:p>
          </table:table-cell>
          <table:table-cell table:formula="of:=COS([.B188])-[.$B$1]" office:value-type="float" office:value="-1.59619469841331">
            <text:p>-1.60</text:p>
          </table:table-cell>
          <table:table-cell table:formula="of:=1-[.$B$1]*COS([.B188])" office:value-type="float" office:value="1.59771681904798">
            <text:p>1.60</text:p>
          </table:table-cell>
          <table:table-cell table:formula="of:=+[.C188]/[.D188]" office:value-type="float" office:value="-0.999047315133364">
            <text:p>-1</text:p>
          </table:table-cell>
          <table:table-cell table:formula="of:=ACOS([.E188])" office:value-type="float" office:value="3.09793864637045">
            <text:p>3.1</text:p>
          </table:table-cell>
          <table:table-cell table:style-name="ce3" table:formula="of:=+[.F188]*180/3.14159" office:value-type="float" office:value="177.498959554455">
            <text:p>177.4990</text:p>
          </table:table-cell>
          <table:table-cell table:style-name="ce1" table:formula="of:=COS([.B188])+[.$B$1]" office:value-type="float" office:value="-0.396194698413307">
            <text:p>-0.40</text:p>
          </table:table-cell>
          <table:table-cell table:style-name="ce1" table:formula="of:=1+[.$B$1]*COS([.B188])" office:value-type="float" office:value="0.402283180952015">
            <text:p>0.40</text:p>
          </table:table-cell>
          <table:table-cell table:formula="of:=+[.H188]/[.I188]" office:value-type="float" office:value="-0.984865182470966">
            <text:p>-0.98</text:p>
          </table:table-cell>
          <table:table-cell table:formula="of:=ACOS([.J188])" office:value-type="float" office:value="2.9673907622075">
            <text:p>2.97</text:p>
          </table:table-cell>
          <table:table-cell table:style-name="ce3" table:formula="of:=+[.K188]*180/3.14159" office:value-type="float" office:value="170.019110449597">
            <text:p>170.0191</text:p>
          </table:table-cell>
          <table:table-cell table:formula="of:=+[.L188]-[.L187]" office:value-type="float" office:value="-1.99075933092124">
            <text:p>-1.99</text:p>
          </table:table-cell>
          <table:table-cell table:formula="of:=+[.A188]-[.A187]" office:value-type="float" office:value="1">
            <text:p>1</text:p>
          </table:table-cell>
          <table:table-cell table:formula="of:=+[.M188]/[.N188]" office:value-type="float" office:value="-1.99075933092124">
            <text:p>-1.99</text:p>
          </table:table-cell>
        </table:table-row>
        <table:table-row table:style-name="ro1">
          <table:table-cell table:formula="of:=+[.A188]+1" office:value-type="float" office:value="186">
            <text:p>186</text:p>
          </table:table-cell>
          <table:table-cell table:formula="of:=+[.A189]*3.14159265/180" office:value-type="float" office:value="3.246312405">
            <text:p>3.25</text:p>
          </table:table-cell>
          <table:table-cell table:formula="of:=COS([.B189])-[.$B$1]" office:value-type="float" office:value="-1.59452189575602">
            <text:p>-1.59</text:p>
          </table:table-cell>
          <table:table-cell table:formula="of:=1-[.$B$1]*COS([.B189])" office:value-type="float" office:value="1.59671313745361">
            <text:p>1.60</text:p>
          </table:table-cell>
          <table:table-cell table:formula="of:=+[.C189]/[.D189]" office:value-type="float" office:value="-0.998627654745117">
            <text:p>-1</text:p>
          </table:table-cell>
          <table:table-cell table:formula="of:=ACOS([.E189])" office:value-type="float" office:value="3.08919686638535">
            <text:p>3.09</text:p>
          </table:table-cell>
          <table:table-cell table:style-name="ce3" table:formula="of:=+[.F189]*180/3.14159" office:value-type="float" office:value="176.998092032812">
            <text:p>176.9981</text:p>
          </table:table-cell>
          <table:table-cell table:style-name="ce1" table:formula="of:=COS([.B189])+[.$B$1]" office:value-type="float" office:value="-0.394521895756017">
            <text:p>-0.39</text:p>
          </table:table-cell>
          <table:table-cell table:style-name="ce1" table:formula="of:=1+[.$B$1]*COS([.B189])" office:value-type="float" office:value="0.40328686254639">
            <text:p>0.40</text:p>
          </table:table-cell>
          <table:table-cell table:formula="of:=+[.H189]/[.I189]" office:value-type="float" office:value="-0.978266173276683">
            <text:p>-0.98</text:p>
          </table:table-cell>
          <table:table-cell table:formula="of:=ACOS([.J189])" office:value-type="float" office:value="2.93272421295145">
            <text:p>2.93</text:p>
          </table:table-cell>
          <table:table-cell table:style-name="ce3" table:formula="of:=+[.K189]*180/3.14159" office:value-type="float" office:value="168.032861809231">
            <text:p>168.0329</text:p>
          </table:table-cell>
          <table:table-cell table:formula="of:=+[.L189]-[.L188]" office:value-type="float" office:value="-1.98624864036654">
            <text:p>-1.99</text:p>
          </table:table-cell>
          <table:table-cell table:formula="of:=+[.A189]-[.A188]" office:value-type="float" office:value="1">
            <text:p>1</text:p>
          </table:table-cell>
          <table:table-cell table:formula="of:=+[.M189]/[.N189]" office:value-type="float" office:value="-1.98624864036654">
            <text:p>-1.99</text:p>
          </table:table-cell>
        </table:table-row>
        <table:table-row table:style-name="ro1">
          <table:table-cell table:formula="of:=+[.A189]+1" office:value-type="float" office:value="187">
            <text:p>187</text:p>
          </table:table-cell>
          <table:table-cell table:formula="of:=+[.A190]*3.14159265/180" office:value-type="float" office:value="3.2637656975">
            <text:p>3.26</text:p>
          </table:table-cell>
          <table:table-cell table:formula="of:=COS([.B190])-[.$B$1]" office:value-type="float" office:value="-1.59254615209582">
            <text:p>-1.59</text:p>
          </table:table-cell>
          <table:table-cell table:formula="of:=1-[.$B$1]*COS([.B190])" office:value-type="float" office:value="1.59552769125749">
            <text:p>1.60</text:p>
          </table:table-cell>
          <table:table-cell table:formula="of:=+[.C190]/[.D190]" office:value-type="float" office:value="-0.998131314687919">
            <text:p>-1</text:p>
          </table:table-cell>
          <table:table-cell table:formula="of:=ACOS([.E190])" office:value-type="float" office:value="3.08044909138182">
            <text:p>3.08</text:p>
          </table:table-cell>
          <table:table-cell table:style-name="ce3" table:formula="of:=+[.F190]*180/3.14159" office:value-type="float" office:value="176.496881021625">
            <text:p>176.4969</text:p>
          </table:table-cell>
          <table:table-cell table:style-name="ce1" table:formula="of:=COS([.B190])+[.$B$1]" office:value-type="float" office:value="-0.392546152095821">
            <text:p>-0.39</text:p>
          </table:table-cell>
          <table:table-cell table:style-name="ce1" table:formula="of:=1+[.$B$1]*COS([.B190])" office:value-type="float" office:value="0.404472308742507">
            <text:p>0.40</text:p>
          </table:table-cell>
          <table:table-cell table:formula="of:=+[.H190]/[.I190]" office:value-type="float" office:value="-0.970514281475129">
            <text:p>-0.97</text:p>
          </table:table-cell>
          <table:table-cell table:formula="of:=ACOS([.J190])" office:value-type="float" office:value="2.89815161332843">
            <text:p>2.9</text:p>
          </table:table-cell>
          <table:table-cell table:style-name="ce3" table:formula="of:=+[.K190]*180/3.14159" office:value-type="float" office:value="166.051996090871">
            <text:p>166.0520</text:p>
          </table:table-cell>
          <table:table-cell table:formula="of:=+[.L190]-[.L189]" office:value-type="float" office:value="-1.98086571836021">
            <text:p>-1.98</text:p>
          </table:table-cell>
          <table:table-cell table:formula="of:=+[.A190]-[.A189]" office:value-type="float" office:value="1">
            <text:p>1</text:p>
          </table:table-cell>
          <table:table-cell table:formula="of:=+[.M190]/[.N190]" office:value-type="float" office:value="-1.98086571836021">
            <text:p>-1.98</text:p>
          </table:table-cell>
        </table:table-row>
        <table:table-row table:style-name="ro1">
          <table:table-cell table:formula="of:=+[.A190]+1" office:value-type="float" office:value="188">
            <text:p>188</text:p>
          </table:table-cell>
          <table:table-cell table:formula="of:=+[.A191]*3.14159265/180" office:value-type="float" office:value="3.28121899">
            <text:p>3.28</text:p>
          </table:table-cell>
          <table:table-cell table:formula="of:=COS([.B191])-[.$B$1]" office:value-type="float" office:value="-1.59026806926338">
            <text:p>-1.59</text:p>
          </table:table-cell>
          <table:table-cell table:formula="of:=1-[.$B$1]*COS([.B191])" office:value-type="float" office:value="1.59416084155803">
            <text:p>1.59</text:p>
          </table:table-cell>
          <table:table-cell table:formula="of:=+[.C191]/[.D191]" office:value-type="float" office:value="-0.99755810568597">
            <text:p>-1</text:p>
          </table:table-cell>
          <table:table-cell table:formula="of:=ACOS([.E191])" office:value-type="float" office:value="3.07169431641857">
            <text:p>3.07</text:p>
          </table:table-cell>
          <table:table-cell table:style-name="ce3" table:formula="of:=+[.F191]*180/3.14159" office:value-type="float" office:value="175.995268941951">
            <text:p>175.9953</text:p>
          </table:table-cell>
          <table:table-cell table:style-name="ce1" table:formula="of:=COS([.B191])+[.$B$1]" office:value-type="float" office:value="-0.390268069263377">
            <text:p>-0.39</text:p>
          </table:table-cell>
          <table:table-cell table:style-name="ce1" table:formula="of:=1+[.$B$1]*COS([.B191])" office:value-type="float" office:value="0.405839158441973">
            <text:p>0.41</text:p>
          </table:table-cell>
          <table:table-cell table:formula="of:=+[.H191]/[.I191]" office:value-type="float" office:value="-0.961632363820254">
            <text:p>-0.96</text:p>
          </table:table-cell>
          <table:table-cell table:formula="of:=ACOS([.J191])" office:value-type="float" office:value="2.86368790836953">
            <text:p>2.86</text:p>
          </table:table-cell>
          <table:table-cell table:style-name="ce3" table:formula="of:=+[.K191]*180/3.14159" office:value-type="float" office:value="164.077369582446">
            <text:p>164.0774</text:p>
          </table:table-cell>
          <table:table-cell table:formula="of:=+[.L191]-[.L190]" office:value-type="float" office:value="-1.97462650842488">
            <text:p>-1.97</text:p>
          </table:table-cell>
          <table:table-cell table:formula="of:=+[.A191]-[.A190]" office:value-type="float" office:value="1">
            <text:p>1</text:p>
          </table:table-cell>
          <table:table-cell table:formula="of:=+[.M191]/[.N191]" office:value-type="float" office:value="-1.97462650842488">
            <text:p>-1.97</text:p>
          </table:table-cell>
        </table:table-row>
        <table:table-row table:style-name="ro1">
          <table:table-cell table:formula="of:=+[.A191]+1" office:value-type="float" office:value="189">
            <text:p>189</text:p>
          </table:table-cell>
          <table:table-cell table:formula="of:=+[.A192]*3.14159265/180" office:value-type="float" office:value="3.2986722825">
            <text:p>3.3</text:p>
          </table:table-cell>
          <table:table-cell table:formula="of:=COS([.B192])-[.$B$1]" office:value-type="float" office:value="-1.58768834118478">
            <text:p>-1.59</text:p>
          </table:table-cell>
          <table:table-cell table:formula="of:=1-[.$B$1]*COS([.B192])" office:value-type="float" office:value="1.59261300471087">
            <text:p>1.59</text:p>
          </table:table-cell>
          <table:table-cell table:formula="of:=+[.C192]/[.D192]" office:value-type="float" office:value="-0.99690780904619">
            <text:p>-1</text:p>
          </table:table-cell>
          <table:table-cell table:formula="of:=ACOS([.E192])" office:value-type="float" office:value="3.06293153388427">
            <text:p>3.06</text:p>
          </table:table-cell>
          <table:table-cell table:style-name="ce3" table:formula="of:=+[.F192]*180/3.14159" office:value-type="float" office:value="175.493198061863">
            <text:p>175.4932</text:p>
          </table:table-cell>
          <table:table-cell table:style-name="ce1" table:formula="of:=COS([.B192])+[.$B$1]" office:value-type="float" office:value="-0.387688341184783">
            <text:p>-0.39</text:p>
          </table:table-cell>
          <table:table-cell table:style-name="ce1" table:formula="of:=1+[.$B$1]*COS([.B192])" office:value-type="float" office:value="0.40738699528913">
            <text:p>0.41</text:p>
          </table:table-cell>
          <table:table-cell table:formula="of:=+[.H192]/[.I192]" office:value-type="float" office:value="-0.951646335469383">
            <text:p>-0.95</text:p>
          </table:table-cell>
          <table:table-cell table:formula="of:=ACOS([.J192])" office:value-type="float" office:value="2.82934772370369">
            <text:p>2.83</text:p>
          </table:table-cell>
          <table:table-cell table:style-name="ce3" table:formula="of:=+[.K192]*180/3.14159" office:value-type="float" office:value="162.109820271475">
            <text:p>162.1098</text:p>
          </table:table-cell>
          <table:table-cell table:formula="of:=+[.L192]-[.L191]" office:value-type="float" office:value="-1.96754931097038">
            <text:p>-1.97</text:p>
          </table:table-cell>
          <table:table-cell table:formula="of:=+[.A192]-[.A191]" office:value-type="float" office:value="1">
            <text:p>1</text:p>
          </table:table-cell>
          <table:table-cell table:formula="of:=+[.M192]/[.N192]" office:value-type="float" office:value="-1.96754931097038">
            <text:p>-1.97</text:p>
          </table:table-cell>
        </table:table-row>
        <table:table-row table:style-name="ro1">
          <table:table-cell table:formula="of:=+[.A192]+1" office:value-type="float" office:value="190">
            <text:p>190</text:p>
          </table:table-cell>
          <table:table-cell table:formula="of:=+[.A193]*3.14159265/180" office:value-type="float" office:value="3.316125575">
            <text:p>3.32</text:p>
          </table:table-cell>
          <table:table-cell table:formula="of:=COS([.B193])-[.$B$1]" office:value-type="float" office:value="-1.5848077536702">
            <text:p>-1.58</text:p>
          </table:table-cell>
          <table:table-cell table:formula="of:=1-[.$B$1]*COS([.B193])" office:value-type="float" office:value="1.59088465220212">
            <text:p>1.59</text:p>
          </table:table-cell>
          <table:table-cell table:formula="of:=+[.C193]/[.D193]" office:value-type="float" office:value="-0.996180176530392">
            <text:p>-1</text:p>
          </table:table-cell>
          <table:table-cell table:formula="of:=ACOS([.E193])" office:value-type="float" office:value="3.0541597331117">
            <text:p>3.05</text:p>
          </table:table-cell>
          <table:table-cell table:style-name="ce3" table:formula="of:=+[.F193]*180/3.14159" office:value-type="float" office:value="174.990610474348">
            <text:p>174.9906</text:p>
          </table:table-cell>
          <table:table-cell table:style-name="ce1" table:formula="of:=COS([.B193])+[.$B$1]" office:value-type="float" office:value="-0.3848077536702">
            <text:p>-0.38</text:p>
          </table:table-cell>
          <table:table-cell table:style-name="ce1" table:formula="of:=1+[.$B$1]*COS([.B193])" office:value-type="float" office:value="0.40911534779788">
            <text:p>0.41</text:p>
          </table:table-cell>
          <table:table-cell table:formula="of:=+[.H193]/[.I193]" office:value-type="float" office:value="-0.940584985973959">
            <text:p>-0.94</text:p>
          </table:table-cell>
          <table:table-cell table:formula="of:=ACOS([.J193])" office:value-type="float" office:value="2.795145326708">
            <text:p>2.8</text:p>
          </table:table-cell>
          <table:table-cell table:style-name="ce3" table:formula="of:=+[.K193]*180/3.14159" office:value-type="float" office:value="160.150165619142">
            <text:p>160.1502</text:p>
          </table:table-cell>
          <table:table-cell table:formula="of:=+[.L193]-[.L192]" office:value-type="float" office:value="-1.95965465233323">
            <text:p>-1.96</text:p>
          </table:table-cell>
          <table:table-cell table:formula="of:=+[.A193]-[.A192]" office:value-type="float" office:value="1">
            <text:p>1</text:p>
          </table:table-cell>
          <table:table-cell table:formula="of:=+[.M193]/[.N193]" office:value-type="float" office:value="-1.95965465233323">
            <text:p>-1.96</text:p>
          </table:table-cell>
        </table:table-row>
        <table:table-row table:style-name="ro1">
          <table:table-cell table:formula="of:=+[.A193]+1" office:value-type="float" office:value="191">
            <text:p>191</text:p>
          </table:table-cell>
          <table:table-cell table:formula="of:=+[.A194]*3.14159265/180" office:value-type="float" office:value="3.3335788675">
            <text:p>3.33</text:p>
          </table:table-cell>
          <table:table-cell table:formula="of:=COS([.B194])-[.$B$1]" office:value-type="float" office:value="-1.58162718417449">
            <text:p>-1.58</text:p>
          </table:table-cell>
          <table:table-cell table:formula="of:=1-[.$B$1]*COS([.B194])" office:value-type="float" office:value="1.58897631050469">
            <text:p>1.59</text:p>
          </table:table-cell>
          <table:table-cell table:formula="of:=+[.C194]/[.D194]" office:value-type="float" office:value="-0.995374930210337">
            <text:p>-1</text:p>
          </table:table-cell>
          <table:table-cell table:formula="of:=ACOS([.E194])" office:value-type="float" office:value="3.04537789999003">
            <text:p>3.05</text:p>
          </table:table-cell>
          <table:table-cell table:style-name="ce3" table:formula="of:=+[.F194]*180/3.14159" office:value-type="float" office:value="174.487448075085">
            <text:p>174.4874</text:p>
          </table:table-cell>
          <table:table-cell table:style-name="ce1" table:formula="of:=COS([.B194])+[.$B$1]" office:value-type="float" office:value="-0.381627184174488">
            <text:p>-0.38</text:p>
          </table:table-cell>
          <table:table-cell table:style-name="ce1" table:formula="of:=1+[.$B$1]*COS([.B194])" office:value-type="float" office:value="0.411023689495307">
            <text:p>0.41</text:p>
          </table:table-cell>
          <table:table-cell table:formula="of:=+[.H194]/[.I194]" office:value-type="float" office:value="-0.928479778484507">
            <text:p>-0.93</text:p>
          </table:table-cell>
          <table:table-cell table:formula="of:=ACOS([.J194])" office:value-type="float" office:value="2.76109459017923">
            <text:p>2.76</text:p>
          </table:table-cell>
          <table:table-cell table:style-name="ce3" table:formula="of:=+[.K194]*180/3.14159" office:value-type="float" office:value="158.199200478822">
            <text:p>158.1992</text:p>
          </table:table-cell>
          <table:table-cell table:formula="of:=+[.L194]-[.L193]" office:value-type="float" office:value="-1.95096514032045">
            <text:p>-1.95</text:p>
          </table:table-cell>
          <table:table-cell table:formula="of:=+[.A194]-[.A193]" office:value-type="float" office:value="1">
            <text:p>1</text:p>
          </table:table-cell>
          <table:table-cell table:formula="of:=+[.M194]/[.N194]" office:value-type="float" office:value="-1.95096514032045">
            <text:p>-1.95</text:p>
          </table:table-cell>
        </table:table-row>
        <table:table-row table:style-name="ro1">
          <table:table-cell table:formula="of:=+[.A194]+1" office:value-type="float" office:value="192">
            <text:p>192</text:p>
          </table:table-cell>
          <table:table-cell table:formula="of:=+[.A195]*3.14159265/180" office:value-type="float" office:value="3.35103216">
            <text:p>3.35</text:p>
          </table:table-cell>
          <table:table-cell table:formula="of:=COS([.B195])-[.$B$1]" office:value-type="float" office:value="-1.57814760152992">
            <text:p>-1.58</text:p>
          </table:table-cell>
          <table:table-cell table:formula="of:=1-[.$B$1]*COS([.B195])" office:value-type="float" office:value="1.58688856091795">
            <text:p>1.59</text:p>
          </table:table-cell>
          <table:table-cell table:formula="of:=+[.C195]/[.D195]" office:value-type="float" office:value="-0.994491762305618">
            <text:p>-0.99</text:p>
          </table:table-cell>
          <table:table-cell table:formula="of:=ACOS([.E195])" office:value-type="float" office:value="3.0365850165752">
            <text:p>3.04</text:p>
          </table:table-cell>
          <table:table-cell table:style-name="ce3" table:formula="of:=+[.F195]*180/3.14159" office:value-type="float" office:value="173.983652540127">
            <text:p>173.9837</text:p>
          </table:table-cell>
          <table:table-cell table:style-name="ce1" table:formula="of:=COS([.B195])+[.$B$1]" office:value-type="float" office:value="-0.378147601529923">
            <text:p>-0.38</text:p>
          </table:table-cell>
          <table:table-cell table:style-name="ce1" table:formula="of:=1+[.$B$1]*COS([.B195])" office:value-type="float" office:value="0.413111439082046">
            <text:p>0.41</text:p>
          </table:table-cell>
          <table:table-cell table:formula="of:=+[.H195]/[.I195]" office:value-type="float" office:value="-0.915364634710153">
            <text:p>-0.92</text:p>
          </table:table-cell>
          <table:table-cell table:formula="of:=ACOS([.J195])" office:value-type="float" office:value="2.72720895872978">
            <text:p>2.73</text:p>
          </table:table-cell>
          <table:table-cell table:style-name="ce3" table:formula="of:=+[.K195]*180/3.14159" office:value-type="float" office:value="156.257695170713">
            <text:p>156.2577</text:p>
          </table:table-cell>
          <table:table-cell table:formula="of:=+[.L195]-[.L194]" office:value-type="float" office:value="-1.94150530810833">
            <text:p>-1.94</text:p>
          </table:table-cell>
          <table:table-cell table:formula="of:=+[.A195]-[.A194]" office:value-type="float" office:value="1">
            <text:p>1</text:p>
          </table:table-cell>
          <table:table-cell table:formula="of:=+[.M195]/[.N195]" office:value-type="float" office:value="-1.94150530810833">
            <text:p>-1.94</text:p>
          </table:table-cell>
        </table:table-row>
        <table:table-row table:style-name="ro1">
          <table:table-cell table:formula="of:=+[.A195]+1" office:value-type="float" office:value="193">
            <text:p>193</text:p>
          </table:table-cell>
          <table:table-cell table:formula="of:=+[.A196]*3.14159265/180" office:value-type="float" office:value="3.3684854525">
            <text:p>3.37</text:p>
          </table:table-cell>
          <table:table-cell table:formula="of:=COS([.B196])-[.$B$1]" office:value-type="float" office:value="-1.57437006565108">
            <text:p>-1.57</text:p>
          </table:table-cell>
          <table:table-cell table:formula="of:=1-[.$B$1]*COS([.B196])" office:value-type="float" office:value="1.58462203939065">
            <text:p>1.58</text:p>
          </table:table-cell>
          <table:table-cell table:formula="of:=+[.C196]/[.D196]" office:value-type="float" office:value="-0.99353033500436">
            <text:p>-0.99</text:p>
          </table:table-cell>
          <table:table-cell table:formula="of:=ACOS([.E196])" office:value-type="float" office:value="3.02778006069794">
            <text:p>3.03</text:p>
          </table:table-cell>
          <table:table-cell table:style-name="ce3" table:formula="of:=+[.F196]*180/3.14159" office:value-type="float" office:value="173.479165303438">
            <text:p>173.4792</text:p>
          </table:table-cell>
          <table:table-cell table:style-name="ce1" table:formula="of:=COS([.B196])+[.$B$1]" office:value-type="float" office:value="-0.374370065651084">
            <text:p>-0.37</text:p>
          </table:table-cell>
          <table:table-cell table:style-name="ce1" table:formula="of:=1+[.$B$1]*COS([.B196])" office:value-type="float" office:value="0.415377960609349">
            <text:p>0.42</text:p>
          </table:table-cell>
          <table:table-cell table:formula="of:=+[.H196]/[.I196]" office:value-type="float" office:value="-0.901275708277571">
            <text:p>-0.9</text:p>
          </table:table-cell>
          <table:table-cell table:formula="of:=ACOS([.J196])" office:value-type="float" office:value="2.69350141807746">
            <text:p>2.69</text:p>
          </table:table-cell>
          <table:table-cell table:style-name="ce3" table:formula="of:=+[.K196]*180/3.14159" office:value-type="float" office:value="154.326393722269">
            <text:p>154.3264</text:p>
          </table:table-cell>
          <table:table-cell table:formula="of:=+[.L196]-[.L195]" office:value-type="float" office:value="-1.93130144844432">
            <text:p>-1.93</text:p>
          </table:table-cell>
          <table:table-cell table:formula="of:=+[.A196]-[.A195]" office:value-type="float" office:value="1">
            <text:p>1</text:p>
          </table:table-cell>
          <table:table-cell table:formula="of:=+[.M196]/[.N196]" office:value-type="float" office:value="-1.93130144844432">
            <text:p>-1.93</text:p>
          </table:table-cell>
        </table:table-row>
        <table:table-row table:style-name="ro1">
          <table:table-cell table:formula="of:=+[.A196]+1" office:value-type="float" office:value="194">
            <text:p>194</text:p>
          </table:table-cell>
          <table:table-cell table:formula="of:=+[.A197]*3.14159265/180" office:value-type="float" office:value="3.385938745">
            <text:p>3.39</text:p>
          </table:table-cell>
          <table:table-cell table:formula="of:=COS([.B197])-[.$B$1]" office:value-type="float" office:value="-1.57029572721199">
            <text:p>-1.57</text:p>
          </table:table-cell>
          <table:table-cell table:formula="of:=1-[.$B$1]*COS([.B197])" office:value-type="float" office:value="1.5821774363272">
            <text:p>1.58</text:p>
          </table:table-cell>
          <table:table-cell table:formula="of:=+[.C197]/[.D197]" office:value-type="float" office:value="-0.992490280266678">
            <text:p>-0.99</text:p>
          </table:table-cell>
          <table:table-cell table:formula="of:=ACOS([.E197])" office:value-type="float" office:value="3.0189620055694">
            <text:p>3.02</text:p>
          </table:table-cell>
          <table:table-cell table:style-name="ce3" table:formula="of:=+[.F197]*180/3.14159" office:value-type="float" office:value="172.973927534303">
            <text:p>172.9739</text:p>
          </table:table-cell>
          <table:table-cell table:style-name="ce1" table:formula="of:=COS([.B197])+[.$B$1]" office:value-type="float" office:value="-0.370295727211992">
            <text:p>-0.37</text:p>
          </table:table-cell>
          <table:table-cell table:style-name="ce1" table:formula="of:=1+[.$B$1]*COS([.B197])" office:value-type="float" office:value="0.417822563672805">
            <text:p>0.42</text:p>
          </table:table-cell>
          <table:table-cell table:formula="of:=+[.H197]/[.I197]" office:value-type="float" office:value="-0.8862511491887">
            <text:p>-0.89</text:p>
          </table:table-cell>
          <table:table-cell table:formula="of:=ACOS([.J197])" office:value-type="float" office:value="2.65998446736308">
            <text:p>2.66</text:p>
          </table:table-cell>
          <table:table-cell table:style-name="ce3" table:formula="of:=+[.K197]*180/3.14159" office:value-type="float" office:value="152.40601228211">
            <text:p>152.4060</text:p>
          </table:table-cell>
          <table:table-cell table:formula="of:=+[.L197]-[.L196]" office:value-type="float" office:value="-1.92038144015862">
            <text:p>-1.92</text:p>
          </table:table-cell>
          <table:table-cell table:formula="of:=+[.A197]-[.A196]" office:value-type="float" office:value="1">
            <text:p>1</text:p>
          </table:table-cell>
          <table:table-cell table:formula="of:=+[.M197]/[.N197]" office:value-type="float" office:value="-1.92038144015862">
            <text:p>-1.92</text:p>
          </table:table-cell>
        </table:table-row>
        <table:table-row table:style-name="ro1">
          <table:table-cell table:formula="of:=+[.A197]+1" office:value-type="float" office:value="195">
            <text:p>195</text:p>
          </table:table-cell>
          <table:table-cell table:formula="of:=+[.A198]*3.14159265/180" office:value-type="float" office:value="3.4033920375">
            <text:p>3.4</text:p>
          </table:table-cell>
          <table:table-cell table:formula="of:=COS([.B198])-[.$B$1]" office:value-type="float" office:value="-1.5659258272956">
            <text:p>-1.57</text:p>
          </table:table-cell>
          <table:table-cell table:formula="of:=1-[.$B$1]*COS([.B198])" office:value-type="float" office:value="1.57955549637736">
            <text:p>1.58</text:p>
          </table:table-cell>
          <table:table-cell table:formula="of:=+[.C198]/[.D198]" office:value-type="float" office:value="-0.991371199610891">
            <text:p>-0.99</text:p>
          </table:table-cell>
          <table:table-cell table:formula="of:=ACOS([.E198])" office:value-type="float" office:value="3.01012981938413">
            <text:p>3.01</text:p>
          </table:table-cell>
          <table:table-cell table:style-name="ce3" table:formula="of:=+[.F198]*180/3.14159" office:value-type="float" office:value="172.467880114574">
            <text:p>172.4679</text:p>
          </table:table-cell>
          <table:table-cell table:style-name="ce1" table:formula="of:=COS([.B198])+[.$B$1]" office:value-type="float" office:value="-0.3659258272956">
            <text:p>-0.37</text:p>
          </table:table-cell>
          <table:table-cell table:style-name="ce1" table:formula="of:=1+[.$B$1]*COS([.B198])" office:value-type="float" office:value="0.42044450362264">
            <text:p>0.42</text:p>
          </table:table-cell>
          <table:table-cell table:formula="of:=+[.H198]/[.I198]" office:value-type="float" office:value="-0.870330862082166">
            <text:p>-0.87</text:p>
          </table:table-cell>
          <table:table-cell table:formula="of:=ACOS([.J198])" office:value-type="float" office:value="2.6266700945949">
            <text:p>2.63</text:p>
          </table:table-cell>
          <table:table-cell table:style-name="ce3" table:formula="of:=+[.K198]*180/3.14159" office:value-type="float" office:value="150.497237713095">
            <text:p>150.4972</text:p>
          </table:table-cell>
          <table:table-cell table:formula="of:=+[.L198]-[.L197]" office:value-type="float" office:value="-1.90877456901538">
            <text:p>-1.91</text:p>
          </table:table-cell>
          <table:table-cell table:formula="of:=+[.A198]-[.A197]" office:value-type="float" office:value="1">
            <text:p>1</text:p>
          </table:table-cell>
          <table:table-cell table:formula="of:=+[.M198]/[.N198]" office:value-type="float" office:value="-1.90877456901538">
            <text:p>-1.91</text:p>
          </table:table-cell>
        </table:table-row>
        <table:table-row table:style-name="ro1">
          <table:table-cell table:formula="of:=+[.A198]+1" office:value-type="float" office:value="196">
            <text:p>196</text:p>
          </table:table-cell>
          <table:table-cell table:formula="of:=+[.A199]*3.14159265/180" office:value-type="float" office:value="3.42084533">
            <text:p>3.42</text:p>
          </table:table-cell>
          <table:table-cell table:formula="of:=COS([.B199])-[.$B$1]" office:value-type="float" office:value="-1.56126169701575">
            <text:p>-1.56</text:p>
          </table:table-cell>
          <table:table-cell table:formula="of:=1-[.$B$1]*COS([.B199])" office:value-type="float" office:value="1.57675701820945">
            <text:p>1.58</text:p>
          </table:table-cell>
          <table:table-cell table:formula="of:=+[.C199]/[.D199]" office:value-type="float" office:value="-0.990172663882419">
            <text:p>-0.99</text:p>
          </table:table-cell>
          <table:table-cell table:formula="of:=ACOS([.E199])" office:value-type="float" office:value="3.00128246492007">
            <text:p>3</text:p>
          </table:table-cell>
          <table:table-cell table:style-name="ce3" table:formula="of:=+[.F199]*180/3.14159" office:value-type="float" office:value="171.960963615753">
            <text:p>171.9610</text:p>
          </table:table-cell>
          <table:table-cell table:style-name="ce1" table:formula="of:=COS([.B199])+[.$B$1]" office:value-type="float" office:value="-0.361261697015754">
            <text:p>-0.36</text:p>
          </table:table-cell>
          <table:table-cell table:style-name="ce1" table:formula="of:=1+[.$B$1]*COS([.B199])" office:value-type="float" office:value="0.423242981790548">
            <text:p>0.42</text:p>
          </table:table-cell>
          <table:table-cell table:formula="of:=+[.H199]/[.I199]" office:value-type="float" office:value="-0.853556260962487">
            <text:p>-0.85</text:p>
          </table:table-cell>
          <table:table-cell table:formula="of:=ACOS([.J199])" office:value-type="float" office:value="2.59356975528332">
            <text:p>2.59</text:p>
          </table:table-cell>
          <table:table-cell table:style-name="ce3" table:formula="of:=+[.K199]*180/3.14159" office:value-type="float" office:value="148.600726368176">
            <text:p>148.6007</text:p>
          </table:table-cell>
          <table:table-cell table:formula="of:=+[.L199]-[.L198]" office:value-type="float" office:value="-1.8965113449193">
            <text:p>-1.9</text:p>
          </table:table-cell>
          <table:table-cell table:formula="of:=+[.A199]-[.A198]" office:value-type="float" office:value="1">
            <text:p>1</text:p>
          </table:table-cell>
          <table:table-cell table:formula="of:=+[.M199]/[.N199]" office:value-type="float" office:value="-1.8965113449193">
            <text:p>-1.9</text:p>
          </table:table-cell>
        </table:table-row>
        <table:table-row table:style-name="ro1">
          <table:table-cell table:formula="of:=+[.A199]+1" office:value-type="float" office:value="197">
            <text:p>197</text:p>
          </table:table-cell>
          <table:table-cell table:formula="of:=+[.A200]*3.14159265/180" office:value-type="float" office:value="3.4382986225">
            <text:p>3.44</text:p>
          </table:table-cell>
          <table:table-cell table:formula="of:=COS([.B200])-[.$B$1]" office:value-type="float" office:value="-1.55630475711171">
            <text:p>-1.56</text:p>
          </table:table-cell>
          <table:table-cell table:formula="of:=1-[.$B$1]*COS([.B200])" office:value-type="float" office:value="1.57378285426703">
            <text:p>1.57</text:p>
          </table:table-cell>
          <table:table-cell table:formula="of:=+[.C200]/[.D200]" office:value-type="float" office:value="-0.988894213005355">
            <text:p>-0.99</text:p>
          </table:table-cell>
          <table:table-cell table:formula="of:=ACOS([.E200])" office:value-type="float" office:value="2.99241889913542">
            <text:p>2.99</text:p>
          </table:table-cell>
          <table:table-cell table:style-name="ce3" table:formula="of:=+[.F200]*180/3.14159" office:value-type="float" office:value="171.453118275897">
            <text:p>171.4531</text:p>
          </table:table-cell>
          <table:table-cell table:style-name="ce1" table:formula="of:=COS([.B200])+[.$B$1]" office:value-type="float" office:value="-0.356304757111714">
            <text:p>-0.36</text:p>
          </table:table-cell>
          <table:table-cell table:style-name="ce1" table:formula="of:=1+[.$B$1]*COS([.B200])" office:value-type="float" office:value="0.426217145732972">
            <text:p>0.43</text:p>
          </table:table-cell>
          <table:table-cell table:formula="of:=+[.H200]/[.I200]" office:value-type="float" office:value="-0.835970022977306">
            <text:p>-0.84</text:p>
          </table:table-cell>
          <table:table-cell table:formula="of:=ACOS([.J200])" office:value-type="float" office:value="2.56069435429519">
            <text:p>2.56</text:p>
          </table:table-cell>
          <table:table-cell table:style-name="ce3" table:formula="of:=+[.K200]*180/3.14159" office:value-type="float" office:value="146.717103050727">
            <text:p>146.7171</text:p>
          </table:table-cell>
          <table:table-cell table:formula="of:=+[.L200]-[.L199]" office:value-type="float" office:value="-1.88362331744861">
            <text:p>-1.88</text:p>
          </table:table-cell>
          <table:table-cell table:formula="of:=+[.A200]-[.A199]" office:value-type="float" office:value="1">
            <text:p>1</text:p>
          </table:table-cell>
          <table:table-cell table:formula="of:=+[.M200]/[.N200]" office:value-type="float" office:value="-1.88362331744861">
            <text:p>-1.88</text:p>
          </table:table-cell>
        </table:table-row>
        <table:table-row table:style-name="ro1">
          <table:table-cell table:formula="of:=+[.A200]+1" office:value-type="float" office:value="198">
            <text:p>198</text:p>
          </table:table-cell>
          <table:table-cell table:formula="of:=+[.A201]*3.14159265/180" office:value-type="float" office:value="3.455751915">
            <text:p>3.46</text:p>
          </table:table-cell>
          <table:table-cell table:formula="of:=COS([.B201])-[.$B$1]" office:value-type="float" office:value="-1.55105651751539">
            <text:p>-1.55</text:p>
          </table:table-cell>
          <table:table-cell table:formula="of:=1-[.$B$1]*COS([.B201])" office:value-type="float" office:value="1.57063391050924">
            <text:p>1.57</text:p>
          </table:table-cell>
          <table:table-cell table:formula="of:=+[.C201]/[.D201]" office:value-type="float" office:value="-0.987535355716663">
            <text:p>-0.99</text:p>
          </table:table-cell>
          <table:table-cell table:formula="of:=ACOS([.E201])" office:value-type="float" office:value="2.9835380727622">
            <text:p>2.98</text:p>
          </table:table-cell>
          <table:table-cell table:style-name="ce3" table:formula="of:=+[.F201]*180/3.14159" office:value-type="float" office:value="170.944283976329">
            <text:p>170.9443</text:p>
          </table:table-cell>
          <table:table-cell table:style-name="ce1" table:formula="of:=COS([.B201])+[.$B$1]" office:value-type="float" office:value="-0.351056517515391">
            <text:p>-0.35</text:p>
          </table:table-cell>
          <table:table-cell table:style-name="ce1" table:formula="of:=1+[.$B$1]*COS([.B201])" office:value-type="float" office:value="0.429366089490765">
            <text:p>0.43</text:p>
          </table:table-cell>
          <table:table-cell table:formula="of:=+[.H201]/[.I201]" office:value-type="float" office:value="-0.817615843700535">
            <text:p>-0.82</text:p>
          </table:table-cell>
          <table:table-cell table:formula="of:=ACOS([.J201])" office:value-type="float" office:value="2.52805423092391">
            <text:p>2.53</text:p>
          </table:table-cell>
          <table:table-cell table:style-name="ce3" table:formula="of:=+[.K201]*180/3.14159" office:value-type="float" office:value="144.846960159125">
            <text:p>144.8470</text:p>
          </table:table-cell>
          <table:table-cell table:formula="of:=+[.L201]-[.L200]" office:value-type="float" office:value="-1.87014289160234">
            <text:p>-1.87</text:p>
          </table:table-cell>
          <table:table-cell table:formula="of:=+[.A201]-[.A200]" office:value-type="float" office:value="1">
            <text:p>1</text:p>
          </table:table-cell>
          <table:table-cell table:formula="of:=+[.M201]/[.N201]" office:value-type="float" office:value="-1.87014289160234">
            <text:p>-1.87</text:p>
          </table:table-cell>
        </table:table-row>
        <table:table-row table:style-name="ro1">
          <table:table-cell table:formula="of:=+[.A201]+1" office:value-type="float" office:value="199">
            <text:p>199</text:p>
          </table:table-cell>
          <table:table-cell table:formula="of:=+[.A202]*3.14159265/180" office:value-type="float" office:value="3.4732052075">
            <text:p>3.47</text:p>
          </table:table-cell>
          <table:table-cell table:formula="of:=COS([.B202])-[.$B$1]" office:value-type="float" office:value="-1.5455185768914">
            <text:p>-1.55</text:p>
          </table:table-cell>
          <table:table-cell table:formula="of:=1-[.$B$1]*COS([.B202])" office:value-type="float" office:value="1.56731114613484">
            <text:p>1.57</text:p>
          </table:table-cell>
          <table:table-cell table:formula="of:=+[.C202]/[.D202]" office:value-type="float" office:value="-0.986095569282984">
            <text:p>-0.99</text:p>
          </table:table-cell>
          <table:table-cell table:formula="of:=ACOS([.E202])" office:value-type="float" office:value="2.97463892989615">
            <text:p>2.97</text:p>
          </table:table-cell>
          <table:table-cell table:style-name="ce3" table:formula="of:=+[.F202]*180/3.14159" office:value-type="float" office:value="170.43440021814">
            <text:p>170.4344</text:p>
          </table:table-cell>
          <table:table-cell table:style-name="ce1" table:formula="of:=COS([.B202])+[.$B$1]" office:value-type="float" office:value="-0.345518576891404">
            <text:p>-0.35</text:p>
          </table:table-cell>
          <table:table-cell table:style-name="ce1" table:formula="of:=1+[.$B$1]*COS([.B202])" office:value-type="float" office:value="0.432688853865157">
            <text:p>0.43</text:p>
          </table:table-cell>
          <table:table-cell table:formula="of:=+[.H202]/[.I202]" office:value-type="float" office:value="-0.798538196223287">
            <text:p>-0.8</text:p>
          </table:table-cell>
          <table:table-cell table:formula="of:=ACOS([.J202])" office:value-type="float" office:value="2.49565914714038">
            <text:p>2.5</text:p>
          </table:table-cell>
          <table:table-cell table:style-name="ce3" table:formula="of:=+[.K202]*180/3.14159" office:value-type="float" office:value="142.990857013572">
            <text:p>142.9909</text:p>
          </table:table-cell>
          <table:table-cell table:formula="of:=+[.L202]-[.L201]" office:value-type="float" office:value="-1.85610314555254">
            <text:p>-1.86</text:p>
          </table:table-cell>
          <table:table-cell table:formula="of:=+[.A202]-[.A201]" office:value-type="float" office:value="1">
            <text:p>1</text:p>
          </table:table-cell>
          <table:table-cell table:formula="of:=+[.M202]/[.N202]" office:value-type="float" office:value="-1.85610314555254">
            <text:p>-1.86</text:p>
          </table:table-cell>
        </table:table-row>
        <table:table-row table:style-name="ro1">
          <table:table-cell table:formula="of:=+[.A202]+1" office:value-type="float" office:value="200">
            <text:p>200</text:p>
          </table:table-cell>
          <table:table-cell table:formula="of:=+[.A203]*3.14159265/180" office:value-type="float" office:value="3.4906585">
            <text:p>3.49</text:p>
          </table:table-cell>
          <table:table-cell table:formula="of:=COS([.B203])-[.$B$1]" office:value-type="float" office:value="-1.53969262215011">
            <text:p>-1.54</text:p>
          </table:table-cell>
          <table:table-cell table:formula="of:=1-[.$B$1]*COS([.B203])" office:value-type="float" office:value="1.56381557329007">
            <text:p>1.56</text:p>
          </table:table-cell>
          <table:table-cell table:formula="of:=+[.C203]/[.D203]" office:value-type="float" office:value="-0.984574299199998">
            <text:p>-0.98</text:p>
          </table:table-cell>
          <table:table-cell table:formula="of:=ACOS([.E203])" office:value-type="float" office:value="2.96572040758285">
            <text:p>2.97</text:p>
          </table:table-cell>
          <table:table-cell table:style-name="ce3" table:formula="of:=+[.F203]*180/3.14159" office:value-type="float" office:value="169.923406098477">
            <text:p>169.9234</text:p>
          </table:table-cell>
          <table:table-cell table:style-name="ce1" table:formula="of:=COS([.B203])+[.$B$1]" office:value-type="float" office:value="-0.33969262215011">
            <text:p>-0.34</text:p>
          </table:table-cell>
          <table:table-cell table:style-name="ce1" table:formula="of:=1+[.$B$1]*COS([.B203])" office:value-type="float" office:value="0.436184426709934">
            <text:p>0.44</text:p>
          </table:table-cell>
          <table:table-cell table:formula="of:=+[.H203]/[.I203]" office:value-type="float" office:value="-0.778782096170546">
            <text:p>-0.78</text:p>
          </table:table-cell>
          <table:table-cell table:formula="of:=ACOS([.J203])" office:value-type="float" office:value="2.46351827896077">
            <text:p>2.46</text:p>
          </table:table-cell>
          <table:table-cell table:style-name="ce3" table:formula="of:=+[.K203]*180/3.14159" office:value-type="float" office:value="141.149319361514">
            <text:p>141.1493</text:p>
          </table:table-cell>
          <table:table-cell table:formula="of:=+[.L203]-[.L202]" office:value-type="float" office:value="-1.84153765205821">
            <text:p>-1.84</text:p>
          </table:table-cell>
          <table:table-cell table:formula="of:=+[.A203]-[.A202]" office:value-type="float" office:value="1">
            <text:p>1</text:p>
          </table:table-cell>
          <table:table-cell table:formula="of:=+[.M203]/[.N203]" office:value-type="float" office:value="-1.84153765205821">
            <text:p>-1.84</text:p>
          </table:table-cell>
        </table:table-row>
        <table:table-row table:style-name="ro1">
          <table:table-cell table:formula="of:=+[.A203]+1" office:value-type="float" office:value="201">
            <text:p>201</text:p>
          </table:table-cell>
          <table:table-cell table:formula="of:=+[.A204]*3.14159265/180" office:value-type="float" office:value="3.5081117925">
            <text:p>3.51</text:p>
          </table:table-cell>
          <table:table-cell table:formula="of:=COS([.B204])-[.$B$1]" office:value-type="float" office:value="-1.53358042793376">
            <text:p>-1.53</text:p>
          </table:table-cell>
          <table:table-cell table:formula="of:=1-[.$B$1]*COS([.B204])" office:value-type="float" office:value="1.56014825676025">
            <text:p>1.56</text:p>
          </table:table-cell>
          <table:table-cell table:formula="of:=+[.C204]/[.D204]" office:value-type="float" office:value="-0.98297095887434">
            <text:p>-0.98</text:p>
          </table:table-cell>
          <table:table-cell table:formula="of:=ACOS([.E204])" office:value-type="float" office:value="2.95678143539976">
            <text:p>2.96</text:p>
          </table:table-cell>
          <table:table-cell table:style-name="ce3" table:formula="of:=+[.F204]*180/3.14159" office:value-type="float" office:value="169.411240286593">
            <text:p>169.4112</text:p>
          </table:table-cell>
          <table:table-cell table:style-name="ce1" table:formula="of:=COS([.B204])+[.$B$1]" office:value-type="float" office:value="-0.333580427933756">
            <text:p>-0.33</text:p>
          </table:table-cell>
          <table:table-cell table:style-name="ce1" table:formula="of:=1+[.$B$1]*COS([.B204])" office:value-type="float" office:value="0.439851743239746">
            <text:p>0.44</text:p>
          </table:table-cell>
          <table:table-cell table:formula="of:=+[.H204]/[.I204]" office:value-type="float" office:value="-0.758392874555312">
            <text:p>-0.76</text:p>
          </table:table-cell>
          <table:table-cell table:formula="of:=ACOS([.J204])" office:value-type="float" office:value="2.43164021084102">
            <text:p>2.43</text:p>
          </table:table-cell>
          <table:table-cell table:style-name="ce3" table:formula="of:=+[.K204]*180/3.14159" office:value-type="float" office:value="139.32283905646">
            <text:p>139.3228</text:p>
          </table:table-cell>
          <table:table-cell table:formula="of:=+[.L204]-[.L203]" office:value-type="float" office:value="-1.82648030505413">
            <text:p>-1.83</text:p>
          </table:table-cell>
          <table:table-cell table:formula="of:=+[.A204]-[.A203]" office:value-type="float" office:value="1">
            <text:p>1</text:p>
          </table:table-cell>
          <table:table-cell table:formula="of:=+[.M204]/[.N204]" office:value-type="float" office:value="-1.82648030505413">
            <text:p>-1.83</text:p>
          </table:table-cell>
        </table:table-row>
        <table:table-row table:style-name="ro1">
          <table:table-cell table:formula="of:=+[.A204]+1" office:value-type="float" office:value="202">
            <text:p>202</text:p>
          </table:table-cell>
          <table:table-cell table:formula="of:=+[.A205]*3.14159265/180" office:value-type="float" office:value="3.525565085">
            <text:p>3.53</text:p>
          </table:table-cell>
          <table:table-cell table:formula="of:=COS([.B205])-[.$B$1]" office:value-type="float" office:value="-1.52718385607591">
            <text:p>-1.53</text:p>
          </table:table-cell>
          <table:table-cell table:formula="of:=1-[.$B$1]*COS([.B205])" office:value-type="float" office:value="1.55631031364554">
            <text:p>1.56</text:p>
          </table:table-cell>
          <table:table-cell table:formula="of:=+[.C205]/[.D205]" office:value-type="float" office:value="-0.981284929288035">
            <text:p>-0.98</text:p>
          </table:table-cell>
          <table:table-cell table:formula="of:=ACOS([.E205])" office:value-type="float" office:value="2.94782093503401">
            <text:p>2.95</text:p>
          </table:table-cell>
          <table:table-cell table:style-name="ce3" table:formula="of:=+[.F205]*180/3.14159" office:value-type="float" office:value="168.89784099966">
            <text:p>168.8978</text:p>
          </table:table-cell>
          <table:table-cell table:style-name="ce1" table:formula="of:=COS([.B205])+[.$B$1]" office:value-type="float" office:value="-0.327183856075907">
            <text:p>-0.33</text:p>
          </table:table-cell>
          <table:table-cell table:style-name="ce1" table:formula="of:=1+[.$B$1]*COS([.B205])" office:value-type="float" office:value="0.443689686354456">
            <text:p>0.44</text:p>
          </table:table-cell>
          <table:table-cell table:formula="of:=+[.H205]/[.I205]" office:value-type="float" office:value="-0.73741596015943">
            <text:p>-0.74</text:p>
          </table:table-cell>
          <table:table-cell table:formula="of:=ACOS([.J205])" office:value-type="float" office:value="2.40003293298393">
            <text:p>2.4</text:p>
          </table:table-cell>
          <table:table-cell table:style-name="ce3" table:formula="of:=+[.K205]*180/3.14159" office:value-type="float" office:value="137.511873903694">
            <text:p>137.5119</text:p>
          </table:table-cell>
          <table:table-cell table:formula="of:=+[.L205]-[.L204]" office:value-type="float" office:value="-1.81096515276542">
            <text:p>-1.81</text:p>
          </table:table-cell>
          <table:table-cell table:formula="of:=+[.A205]-[.A204]" office:value-type="float" office:value="1">
            <text:p>1</text:p>
          </table:table-cell>
          <table:table-cell table:formula="of:=+[.M205]/[.N205]" office:value-type="float" office:value="-1.81096515276542">
            <text:p>-1.81</text:p>
          </table:table-cell>
        </table:table-row>
        <table:table-row table:style-name="ro1">
          <table:table-cell table:formula="of:=+[.A205]+1" office:value-type="float" office:value="203">
            <text:p>203</text:p>
          </table:table-cell>
          <table:table-cell table:formula="of:=+[.A206]*3.14159265/180" office:value-type="float" office:value="3.5430183775">
            <text:p>3.54</text:p>
          </table:table-cell>
          <table:table-cell table:formula="of:=COS([.B206])-[.$B$1]" office:value-type="float" office:value="-1.52050485503431">
            <text:p>-1.52</text:p>
          </table:table-cell>
          <table:table-cell table:formula="of:=1-[.$B$1]*COS([.B206])" office:value-type="float" office:value="1.55230291302059">
            <text:p>1.55</text:p>
          </table:table-cell>
          <table:table-cell table:formula="of:=+[.C206]/[.D206]" office:value-type="float" office:value="-0.979515558645445">
            <text:p>-0.98</text:p>
          </table:table-cell>
          <table:table-cell table:formula="of:=ACOS([.E206])" office:value-type="float" office:value="2.93883781985568">
            <text:p>2.94</text:p>
          </table:table-cell>
          <table:table-cell table:style-name="ce3" table:formula="of:=+[.F206]*180/3.14159" office:value-type="float" office:value="168.383145978318">
            <text:p>168.3831</text:p>
          </table:table-cell>
          <table:table-cell table:style-name="ce1" table:formula="of:=COS([.B206])+[.$B$1]" office:value-type="float" office:value="-0.320504855034311">
            <text:p>-0.32</text:p>
          </table:table-cell>
          <table:table-cell table:style-name="ce1" table:formula="of:=1+[.$B$1]*COS([.B206])" office:value-type="float" office:value="0.447697086979413">
            <text:p>0.45</text:p>
          </table:table-cell>
          <table:table-cell table:formula="of:=+[.H206]/[.I206]" office:value-type="float" office:value="-0.715896672897156">
            <text:p>-0.72</text:p>
          </table:table-cell>
          <table:table-cell table:formula="of:=ACOS([.J206])" office:value-type="float" office:value="2.3687038414245">
            <text:p>2.37</text:p>
          </table:table-cell>
          <table:table-cell table:style-name="ce3" table:formula="of:=+[.K206]*180/3.14159" office:value-type="float" office:value="135.716847665166">
            <text:p>135.7168</text:p>
          </table:table-cell>
          <table:table-cell table:formula="of:=+[.L206]-[.L205]" office:value-type="float" office:value="-1.79502623852795">
            <text:p>-1.8</text:p>
          </table:table-cell>
          <table:table-cell table:formula="of:=+[.A206]-[.A205]" office:value-type="float" office:value="1">
            <text:p>1</text:p>
          </table:table-cell>
          <table:table-cell table:formula="of:=+[.M206]/[.N206]" office:value-type="float" office:value="-1.79502623852795">
            <text:p>-1.8</text:p>
          </table:table-cell>
        </table:table-row>
        <table:table-row table:style-name="ro1">
          <table:table-cell table:formula="of:=+[.A206]+1" office:value-type="float" office:value="204">
            <text:p>204</text:p>
          </table:table-cell>
          <table:table-cell table:formula="of:=+[.A207]*3.14159265/180" office:value-type="float" office:value="3.56047167">
            <text:p>3.56</text:p>
          </table:table-cell>
          <table:table-cell table:formula="of:=COS([.B207])-[.$B$1]" office:value-type="float" office:value="-1.51354545929738">
            <text:p>-1.51</text:p>
          </table:table-cell>
          <table:table-cell table:formula="of:=1-[.$B$1]*COS([.B207])" office:value-type="float" office:value="1.54812727557843">
            <text:p>1.55</text:p>
          </table:table-cell>
          <table:table-cell table:formula="of:=+[.C207]/[.D207]" office:value-type="float" office:value="-0.977662162002716">
            <text:p>-0.98</text:p>
          </table:table-cell>
          <table:table-cell table:formula="of:=ACOS([.E207])" office:value-type="float" office:value="2.92983099448631">
            <text:p>2.93</text:p>
          </table:table-cell>
          <table:table-cell table:style-name="ce3" table:formula="of:=+[.F207]*180/3.14159" office:value-type="float" office:value="167.86709246195">
            <text:p>167.8671</text:p>
          </table:table-cell>
          <table:table-cell table:style-name="ce1" table:formula="of:=COS([.B207])+[.$B$1]" office:value-type="float" office:value="-0.313545459297381">
            <text:p>-0.31</text:p>
          </table:table-cell>
          <table:table-cell table:style-name="ce1" table:formula="of:=1+[.$B$1]*COS([.B207])" office:value-type="float" office:value="0.451872724421571">
            <text:p>0.45</text:p>
          </table:table-cell>
          <table:table-cell table:formula="of:=+[.H207]/[.I207]" office:value-type="float" office:value="-0.693880029379382">
            <text:p>-0.69</text:p>
          </table:table-cell>
          <table:table-cell table:formula="of:=ACOS([.J207])" office:value-type="float" office:value="2.33765974074149">
            <text:p>2.34</text:p>
          </table:table-cell>
          <table:table-cell table:style-name="ce3" table:formula="of:=+[.K207]*180/3.14159" office:value-type="float" office:value="133.938150214849">
            <text:p>133.9382</text:p>
          </table:table-cell>
          <table:table-cell table:formula="of:=+[.L207]-[.L206]" office:value-type="float" office:value="-1.77869745031742">
            <text:p>-1.78</text:p>
          </table:table-cell>
          <table:table-cell table:formula="of:=+[.A207]-[.A206]" office:value-type="float" office:value="1">
            <text:p>1</text:p>
          </table:table-cell>
          <table:table-cell table:formula="of:=+[.M207]/[.N207]" office:value-type="float" office:value="-1.77869745031742">
            <text:p>-1.78</text:p>
          </table:table-cell>
        </table:table-row>
        <table:table-row table:style-name="ro1">
          <table:table-cell table:formula="of:=+[.A207]+1" office:value-type="float" office:value="205">
            <text:p>205</text:p>
          </table:table-cell>
          <table:table-cell table:formula="of:=+[.A208]*3.14159265/180" office:value-type="float" office:value="3.5779249625">
            <text:p>3.58</text:p>
          </table:table-cell>
          <table:table-cell table:formula="of:=COS([.B208])-[.$B$1]" office:value-type="float" office:value="-1.50630778876447">
            <text:p>-1.51</text:p>
          </table:table-cell>
          <table:table-cell table:formula="of:=1-[.$B$1]*COS([.B208])" office:value-type="float" office:value="1.54378467325868">
            <text:p>1.54</text:p>
          </table:table-cell>
          <table:table-cell table:formula="of:=+[.C208]/[.D208]" office:value-type="float" office:value="-0.975724020879736">
            <text:p>-0.98</text:p>
          </table:table-cell>
          <table:table-cell table:formula="of:=ACOS([.E208])" office:value-type="float" office:value="2.92079935436249">
            <text:p>2.92</text:p>
          </table:table-cell>
          <table:table-cell table:style-name="ce3" table:formula="of:=+[.F208]*180/3.14159" office:value-type="float" office:value="167.349617163681">
            <text:p>167.3496</text:p>
          </table:table-cell>
          <table:table-cell table:style-name="ce1" table:formula="of:=COS([.B208])+[.$B$1]" office:value-type="float" office:value="-0.306307788764472">
            <text:p>-0.31</text:p>
          </table:table-cell>
          <table:table-cell table:style-name="ce1" table:formula="of:=1+[.$B$1]*COS([.B208])" office:value-type="float" office:value="0.456215326741317">
            <text:p>0.46</text:p>
          </table:table-cell>
          <table:table-cell table:formula="of:=+[.H208]/[.I208]" office:value-type="float" office:value="-0.671410561658212">
            <text:p>-0.67</text:p>
          </table:table-cell>
          <table:table-cell table:formula="of:=ACOS([.J208])" office:value-type="float" office:value="2.30690684922876">
            <text:p>2.31</text:p>
          </table:table-cell>
          <table:table-cell table:style-name="ce3" table:formula="of:=+[.K208]*180/3.14159" office:value-type="float" office:value="132.176137835038">
            <text:p>132.1761</text:p>
          </table:table-cell>
          <table:table-cell table:formula="of:=+[.L208]-[.L207]" office:value-type="float" office:value="-1.76201237981135">
            <text:p>-1.76</text:p>
          </table:table-cell>
          <table:table-cell table:formula="of:=+[.A208]-[.A207]" office:value-type="float" office:value="1">
            <text:p>1</text:p>
          </table:table-cell>
          <table:table-cell table:formula="of:=+[.M208]/[.N208]" office:value-type="float" office:value="-1.76201237981135">
            <text:p>-1.76</text:p>
          </table:table-cell>
        </table:table-row>
        <table:table-row table:style-name="ro1">
          <table:table-cell table:formula="of:=+[.A208]+1" office:value-type="float" office:value="206">
            <text:p>206</text:p>
          </table:table-cell>
          <table:table-cell table:formula="of:=+[.A209]*3.14159265/180" office:value-type="float" office:value="3.595378255">
            <text:p>3.6</text:p>
          </table:table-cell>
          <table:table-cell table:formula="of:=COS([.B209])-[.$B$1]" office:value-type="float" office:value="-1.49879404810014">
            <text:p>-1.50</text:p>
          </table:table-cell>
          <table:table-cell table:formula="of:=1-[.$B$1]*COS([.B209])" office:value-type="float" office:value="1.53927642886008">
            <text:p>1.54</text:p>
          </table:table-cell>
          <table:table-cell table:formula="of:=+[.C209]/[.D209]" office:value-type="float" office:value="-0.973700382854608">
            <text:p>-0.97</text:p>
          </table:table-cell>
          <table:table-cell table:formula="of:=ACOS([.E209])" office:value-type="float" office:value="2.91174178529423">
            <text:p>2.91</text:p>
          </table:table-cell>
          <table:table-cell table:style-name="ce3" table:formula="of:=+[.F209]*180/3.14159" office:value-type="float" office:value="166.830656245074">
            <text:p>166.8307</text:p>
          </table:table-cell>
          <table:table-cell table:style-name="ce1" table:formula="of:=COS([.B209])+[.$B$1]" office:value-type="float" office:value="-0.298794048100135">
            <text:p>-0.30</text:p>
          </table:table-cell>
          <table:table-cell table:style-name="ce1" table:formula="of:=1+[.$B$1]*COS([.B209])" office:value-type="float" office:value="0.460723571139919">
            <text:p>0.46</text:p>
          </table:table-cell>
          <table:table-cell table:formula="of:=+[.H209]/[.I209]" office:value-type="float" office:value="-0.648532149898173">
            <text:p>-0.65</text:p>
          </table:table-cell>
          <table:table-cell table:formula="of:=ACOS([.J209])" office:value-type="float" office:value="2.27645080634885">
            <text:p>2.28</text:p>
          </table:table-cell>
          <table:table-cell table:style-name="ce3" table:formula="of:=+[.K209]*180/3.14159" office:value-type="float" office:value="130.431133643407">
            <text:p>130.4311</text:p>
          </table:table-cell>
          <table:table-cell table:formula="of:=+[.L209]-[.L208]" office:value-type="float" office:value="-1.74500419163016">
            <text:p>-1.75</text:p>
          </table:table-cell>
          <table:table-cell table:formula="of:=+[.A209]-[.A208]" office:value-type="float" office:value="1">
            <text:p>1</text:p>
          </table:table-cell>
          <table:table-cell table:formula="of:=+[.M209]/[.N209]" office:value-type="float" office:value="-1.74500419163016">
            <text:p>-1.75</text:p>
          </table:table-cell>
        </table:table-row>
        <table:table-row table:style-name="ro1">
          <table:table-cell table:formula="of:=+[.A209]+1" office:value-type="float" office:value="207">
            <text:p>207</text:p>
          </table:table-cell>
          <table:table-cell table:formula="of:=+[.A210]*3.14159265/180" office:value-type="float" office:value="3.6128315475">
            <text:p>3.61</text:p>
          </table:table-cell>
          <table:table-cell table:formula="of:=COS([.B210])-[.$B$1]" office:value-type="float" office:value="-1.49100652606256">
            <text:p>-1.49</text:p>
          </table:table-cell>
          <table:table-cell table:formula="of:=1-[.$B$1]*COS([.B210])" office:value-type="float" office:value="1.53460391563754">
            <text:p>1.53</text:p>
          </table:table-cell>
          <table:table-cell table:formula="of:=+[.C210]/[.D210]" office:value-type="float" office:value="-0.971590461140675">
            <text:p>-0.97</text:p>
          </table:table-cell>
          <table:table-cell table:formula="of:=ACOS([.E210])" office:value-type="float" office:value="2.90265716301792">
            <text:p>2.9</text:p>
          </table:table-cell>
          <table:table-cell table:style-name="ce3" table:formula="of:=+[.F210]*180/3.14159" office:value-type="float" office:value="166.310145290514">
            <text:p>166.3101</text:p>
          </table:table-cell>
          <table:table-cell table:style-name="ce1" table:formula="of:=COS([.B210])+[.$B$1]" office:value-type="float" office:value="-0.291006526062559">
            <text:p>-0.29</text:p>
          </table:table-cell>
          <table:table-cell table:style-name="ce1" table:formula="of:=1+[.$B$1]*COS([.B210])" office:value-type="float" office:value="0.465396084362464">
            <text:p>0.47</text:p>
          </table:table-cell>
          <table:table-cell table:formula="of:=+[.H210]/[.I210]" office:value-type="float" office:value="-0.625287869495513">
            <text:p>-0.63</text:p>
          </table:table-cell>
          <table:table-cell table:formula="of:=ACOS([.J210])" office:value-type="float" office:value="2.24629668228273">
            <text:p>2.25</text:p>
          </table:table-cell>
          <table:table-cell table:style-name="ce3" table:formula="of:=+[.K210]*180/3.14159" office:value-type="float" office:value="128.703428140175">
            <text:p>128.7034</text:p>
          </table:table-cell>
          <table:table-cell table:formula="of:=+[.L210]-[.L209]" office:value-type="float" office:value="-1.72770550323293">
            <text:p>-1.73</text:p>
          </table:table-cell>
          <table:table-cell table:formula="of:=+[.A210]-[.A209]" office:value-type="float" office:value="1">
            <text:p>1</text:p>
          </table:table-cell>
          <table:table-cell table:formula="of:=+[.M210]/[.N210]" office:value-type="float" office:value="-1.72770550323293">
            <text:p>-1.73</text:p>
          </table:table-cell>
        </table:table-row>
        <table:table-row table:style-name="ro1">
          <table:table-cell table:formula="of:=+[.A210]+1" office:value-type="float" office:value="208">
            <text:p>208</text:p>
          </table:table-cell>
          <table:table-cell table:formula="of:=+[.A211]*3.14159265/180" office:value-type="float" office:value="3.63028484">
            <text:p>3.63</text:p>
          </table:table-cell>
          <table:table-cell table:formula="of:=COS([.B211])-[.$B$1]" office:value-type="float" office:value="-1.48294759480639">
            <text:p>-1.48</text:p>
          </table:table-cell>
          <table:table-cell table:formula="of:=1-[.$B$1]*COS([.B211])" office:value-type="float" office:value="1.52976855688383">
            <text:p>1.53</text:p>
          </table:table-cell>
          <table:table-cell table:formula="of:=+[.C211]/[.D211]" office:value-type="float" office:value="-0.969393434146131">
            <text:p>-0.97</text:p>
          </table:table-cell>
          <table:table-cell table:formula="of:=ACOS([.E211])" office:value-type="float" office:value="2.89354435274362">
            <text:p>2.89</text:p>
          </table:table-cell>
          <table:table-cell table:style-name="ce3" table:formula="of:=+[.F211]*180/3.14159" office:value-type="float" office:value="165.788019281272">
            <text:p>165.7880</text:p>
          </table:table-cell>
          <table:table-cell table:style-name="ce1" table:formula="of:=COS([.B211])+[.$B$1]" office:value-type="float" office:value="-0.282947594806391">
            <text:p>-0.28</text:p>
          </table:table-cell>
          <table:table-cell table:style-name="ce1" table:formula="of:=1+[.$B$1]*COS([.B211])" office:value-type="float" office:value="0.470231443116165">
            <text:p>0.47</text:p>
          </table:table-cell>
          <table:table-cell table:formula="of:=+[.H211]/[.I211]" office:value-type="float" office:value="-0.601719852954394">
            <text:p>-0.6</text:p>
          </table:table-cell>
          <table:table-cell table:formula="of:=ACOS([.J211])" office:value-type="float" office:value="2.21644898938439">
            <text:p>2.22</text:p>
          </table:table-cell>
          <table:table-cell table:style-name="ce3" table:formula="of:=+[.K211]*180/3.14159" office:value-type="float" office:value="126.993279864397">
            <text:p>126.9933</text:p>
          </table:table-cell>
          <table:table-cell table:formula="of:=+[.L211]-[.L210]" office:value-type="float" office:value="-1.71014827577757">
            <text:p>-1.71</text:p>
          </table:table-cell>
          <table:table-cell table:formula="of:=+[.A211]-[.A210]" office:value-type="float" office:value="1">
            <text:p>1</text:p>
          </table:table-cell>
          <table:table-cell table:formula="of:=+[.M211]/[.N211]" office:value-type="float" office:value="-1.71014827577757">
            <text:p>-1.71</text:p>
          </table:table-cell>
        </table:table-row>
        <table:table-row table:style-name="ro1">
          <table:table-cell table:formula="of:=+[.A211]+1" office:value-type="float" office:value="209">
            <text:p>209</text:p>
          </table:table-cell>
          <table:table-cell table:formula="of:=+[.A212]*3.14159265/180" office:value-type="float" office:value="3.6477381325">
            <text:p>3.65</text:p>
          </table:table-cell>
          <table:table-cell table:formula="of:=COS([.B212])-[.$B$1]" office:value-type="float" office:value="-1.47461970916015">
            <text:p>-1.47</text:p>
          </table:table-cell>
          <table:table-cell table:formula="of:=1-[.$B$1]*COS([.B212])" office:value-type="float" office:value="1.52477182549609">
            <text:p>1.52</text:p>
          </table:table-cell>
          <table:table-cell table:formula="of:=+[.C212]/[.D212]" office:value-type="float" office:value="-0.967108445016276">
            <text:p>-0.97</text:p>
          </table:table-cell>
          <table:table-cell table:formula="of:=ACOS([.E212])" office:value-type="float" office:value="2.8844022086965">
            <text:p>2.88</text:p>
          </table:table-cell>
          <table:table-cell table:style-name="ce3" table:formula="of:=+[.F212]*180/3.14159" office:value-type="float" office:value="165.264212569231">
            <text:p>165.2642</text:p>
          </table:table-cell>
          <table:table-cell table:style-name="ce1" table:formula="of:=COS([.B212])+[.$B$1]" office:value-type="float" office:value="-0.274619709160154">
            <text:p>-0.27</text:p>
          </table:table-cell>
          <table:table-cell table:style-name="ce1" table:formula="of:=1+[.$B$1]*COS([.B212])" office:value-type="float" office:value="0.475228174503907">
            <text:p>0.48</text:p>
          </table:table-cell>
          <table:table-cell table:formula="of:=+[.H212]/[.I212]" office:value-type="float" office:value="-0.577869166631021">
            <text:p>-0.58</text:p>
          </table:table-cell>
          <table:table-cell table:formula="of:=ACOS([.J212])" office:value-type="float" office:value="2.18691169534623">
            <text:p>2.19</text:p>
          </table:table-cell>
          <table:table-cell table:style-name="ce3" table:formula="of:=+[.K212]*180/3.14159" office:value-type="float" office:value="125.300916148295">
            <text:p>125.3009</text:p>
          </table:table-cell>
          <table:table-cell table:formula="of:=+[.L212]-[.L211]" office:value-type="float" office:value="-1.69236371610229">
            <text:p>-1.69</text:p>
          </table:table-cell>
          <table:table-cell table:formula="of:=+[.A212]-[.A211]" office:value-type="float" office:value="1">
            <text:p>1</text:p>
          </table:table-cell>
          <table:table-cell table:formula="of:=+[.M212]/[.N212]" office:value-type="float" office:value="-1.69236371610229">
            <text:p>-1.69</text:p>
          </table:table-cell>
        </table:table-row>
        <table:table-row table:style-name="ro1" table:number-rows-repeated="16">
          <table:table-cell table:number-columns-repeated="6"/>
          <table:table-cell table:style-name="ce3"/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6530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 table:print="false">
        <table:table-column table:style-name="co2" table:default-cell-style-name="Default"/>
        <table:table-column table:style-name="co1" table:number-columns-repeated="2" table:default-cell-style-name="ce6"/>
        <table:table-column table:style-name="co1" table:default-cell-style-name="Default"/>
        <table:table-row table:style-name="ro1">
          <table:table-cell table:style-name="ce4" office:value-type="float" office:value="0.76">
            <text:p>0.7600000000</text:p>
          </table:table-cell>
          <table:table-cell table:number-columns-repeated="2" office:value-type="float" office:value="0.78">
            <text:p>0.7800000</text:p>
          </table:table-cell>
          <table:table-cell table:style-name="ce6" table:formula="of:=0.78+0.0137497" office:value-type="float" office:value="0.7937497">
            <text:p>0.7937497</text:p>
          </table:table-cell>
        </table:table-row>
        <table:table-row table:style-name="ro1">
          <table:table-cell table:style-name="ce4" office:value-type="float" office:value="0.12">
            <text:p>0.1200000000</text:p>
          </table:table-cell>
          <table:table-cell table:number-columns-repeated="2" office:value-type="float" office:value="0.1">
            <text:p>0.1000000</text:p>
          </table:table-cell>
          <table:table-cell table:style-name="ce6" office:value-type="float" office:value="0.1">
            <text:p>0.1000000</text:p>
          </table:table-cell>
        </table:table-row>
        <table:table-row table:style-name="ro1">
          <table:table-cell table:style-name="ce4" office:value-type="float" office:value="0.075">
            <text:p>0.0750000000</text:p>
          </table:table-cell>
          <table:table-cell office:value-type="float" office:value="0.05">
            <text:p>0.0500000</text:p>
          </table:table-cell>
          <table:table-cell table:formula="of:=0.05+0.0137497" office:value-type="float" office:value="0.0637497">
            <text:p>0.0637497</text:p>
          </table:table-cell>
          <table:table-cell table:style-name="ce6" office:value-type="float" office:value="0.05">
            <text:p>0.0500000</text:p>
          </table:table-cell>
        </table:table-row>
        <table:table-row table:style-name="ro1">
          <table:table-cell table:style-name="ce4" office:value-type="float" office:value="0.0303">
            <text:p>0.0303000000</text:p>
          </table:table-cell>
          <table:table-cell table:number-columns-repeated="2" office:value-type="float" office:value="0.03">
            <text:p>0.0300000</text:p>
          </table:table-cell>
          <table:table-cell table:style-name="ce6" office:value-type="float" office:value="0.03">
            <text:p>0.0300000</text:p>
          </table:table-cell>
        </table:table-row>
        <table:table-row table:style-name="ro1">
          <table:table-cell table:style-name="ce4" office:value-type="float" office:value="0.00625">
            <text:p>0.0062500000</text:p>
          </table:table-cell>
          <table:table-cell table:number-columns-repeated="2" office:value-type="float" office:value="0.02">
            <text:p>0.0200000</text:p>
          </table:table-cell>
          <table:table-cell table:style-name="ce6" office:value-type="float" office:value="0.02">
            <text:p>0.0200000</text:p>
          </table:table-cell>
        </table:table-row>
        <table:table-row table:style-name="ro1">
          <table:table-cell table:style-name="ce4" office:value-type="float" office:value="0.00125">
            <text:p>0.0012500000</text:p>
          </table:table-cell>
          <table:table-cell table:number-columns-repeated="2" office:value-type="float" office:value="0.005">
            <text:p>0.0050000</text:p>
          </table:table-cell>
          <table:table-cell table:style-name="ce6" office:value-type="float" office:value="0.005">
            <text:p>0.0050000</text:p>
          </table:table-cell>
        </table:table-row>
        <table:table-row table:style-name="ro1">
          <table:table-cell table:style-name="ce4" office:value-type="float" office:value="0.000003">
            <text:p>0.0000030000</text:p>
          </table:table-cell>
          <table:table-cell table:number-columns-repeated="2" office:value-type="float" office:value="0.00125">
            <text:p>0.0012500</text:p>
          </table:table-cell>
          <table:table-cell table:style-name="ce6" office:value-type="float" office:value="0.00125">
            <text:p>0.0012500</text:p>
          </table:table-cell>
        </table:table-row>
        <table:table-row table:style-name="ro1">
          <table:table-cell table:style-name="ce4" table:formula="of:=SUM([.A1:.A7])" office:value-type="float" office:value="0.992803">
            <text:p>0.9928030000</text:p>
          </table:table-cell>
          <table:table-cell table:number-columns-repeated="2" office:value-type="float" office:value="0.0000003">
            <text:p>0.0000003</text:p>
          </table:table-cell>
          <table:table-cell table:style-name="ce6" office:value-type="float" office:value="0.0000003">
            <text:p>0.0000003</text:p>
          </table:table-cell>
        </table:table-row>
        <table:table-row table:style-name="ro1">
          <table:table-cell table:style-name="ce5" table:formula="of:=+1-[.A8]" office:value-type="float" office:value="0.00719700000000001">
            <text:p>0.007197000</text:p>
          </table:table-cell>
          <table:table-cell table:formula="of:=SUM([.B1:.B8])" office:value-type="float" office:value="0.9862503">
            <text:p>0.9862503</text:p>
          </table:table-cell>
          <table:table-cell table:formula="of:=SUM([.C1:.C8])" office:value-type="float" office:value="1">
            <text:p>1.0000000</text:p>
          </table:table-cell>
          <table:table-cell table:style-name="ce6" table:formula="of:=SUM([.D1:.D8])" office:value-type="float" office:value="1">
            <text:p>1.0000000</text:p>
          </table:table-cell>
        </table:table-row>
        <table:table-row table:style-name="ro1">
          <table:table-cell/>
          <table:table-cell table:formula="of:=1-[.B9]" office:value-type="float" office:value="0.0137497">
            <text:p>0.0137497</text:p>
          </table:table-cell>
          <table:table-cell table:formula="of:=1-[.C9]" office:value-type="float" office:value="0">
            <text:p>0.0000000</text:p>
          </table:table-cell>
          <table:table-cell table:style-name="ce6" table:formula="of:=1-[.D9]" office:value-type="float" office:value="0">
            <text:p>0.0000000</text:p>
          </table:table-cell>
        </table:table-row>
        <table:table-row table:style-name="ro1" table:number-rows-repeated="6552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3" table:style-name="ta1" table:print="false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4" table:default-cell-style-name="ce5"/>
        <table:table-row table:style-name="ro1">
          <table:table-cell office:value-type="float" office:value="500000">
            <text:p>500000.000000000</text:p>
          </table:table-cell>
          <table:table-cell table:formula="of:=-2.5*LOG([.A1])" office:value-type="float" office:value="-14.24742501084">
            <text:p>-14.247425011</text:p>
          </table:table-cell>
          <table:table-cell table:formula="of:=+4.83+[.B1]" office:value-type="float" office:value="-9.41742501084005">
            <text:p>-9.417425011</text:p>
          </table:table-cell>
          <table:table-cell office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800">
            <text:p>800.000000000</text:p>
          </table:table-cell>
          <table:table-cell table:formula="of:=-2.5*LOG([.A2])" office:value-type="float" office:value="-7.25772496747986">
            <text:p>-7.257724967</text:p>
          </table:table-cell>
          <table:table-cell table:formula="of:=+4.83+[.B2]" office:value-type="float" office:value="-2.42772496747986">
            <text:p>-2.427724967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20">
            <text:p>20.000000000</text:p>
          </table:table-cell>
          <table:table-cell table:formula="of:=-2.5*LOG([.A3])" office:value-type="float" office:value="-3.25257498915995">
            <text:p>-3.252574989</text:p>
          </table:table-cell>
          <table:table-cell table:formula="of:=+4.83+[.B3]" office:value-type="float" office:value="1.57742501084005">
            <text:p>1.577425011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2.5">
            <text:p>2.500000000</text:p>
          </table:table-cell>
          <table:table-cell table:formula="of:=-2.5*LOG([.A4])" office:value-type="float" office:value="-0.994850021680094">
            <text:p>-0.994850022</text:p>
          </table:table-cell>
          <table:table-cell table:formula="of:=+4.83+[.B4]" office:value-type="float" office:value="3.83514997831991">
            <text:p>3.835149978</text:p>
          </table:table-cell>
          <table:table-cell office:value-type="string">
            <text:p>f</text:p>
          </table:table-cell>
          <table:table-cell table:number-columns-repeated="3"/>
        </table:table-row>
        <table:table-row table:style-name="ro1">
          <table:table-cell office:value-type="float" office:value="0.79">
            <text:p>0.790000000</text:p>
          </table:table-cell>
          <table:table-cell table:formula="of:=-2.5*LOG([.A5])" office:value-type="float" office:value="0.255932271773896">
            <text:p>0.255932272</text:p>
          </table:table-cell>
          <table:table-cell table:formula="of:=+4.83+[.B5]" office:value-type="float" office:value="5.0859322717739">
            <text:p>5.085932272</text:p>
          </table:table-cell>
          <table:table-cell office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0.16">
            <text:p>0.160000000</text:p>
          </table:table-cell>
          <table:table-cell table:formula="of:=-2.5*LOG([.A6])" office:value-type="float" office:value="1.98970004336019">
            <text:p>1.989700043</text:p>
          </table:table-cell>
          <table:table-cell table:formula="of:=+4.83+[.B6]" office:value-type="float" office:value="6.81970004336019">
            <text:p>6.819700043</text:p>
          </table:table-cell>
          <table:table-cell office:value-type="string">
            <text:p>k</text:p>
          </table:table-cell>
          <table:table-cell table:number-columns-repeated="3"/>
        </table:table-row>
        <table:table-row table:style-name="ro1">
          <table:table-cell office:value-type="float" office:value="0.0079">
            <text:p>0.007900000</text:p>
          </table:table-cell>
          <table:table-cell table:formula="of:=-2.5*LOG([.A7])" office:value-type="float" office:value="5.2559322717739">
            <text:p>5.255932272</text:p>
          </table:table-cell>
          <table:table-cell table:formula="of:=+4.83+[.B7]" office:value-type="float" office:value="10.0859322717739">
            <text:p>10.085932272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number:number-style style:name="N108">
      <number:number number:decimal-places="10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2">02/01/2014</text:date>, <text:time>20:5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hn O'Hanley</meta:initial-creator>
    <meta:creation-date>2013-12-17T12:00:01.95</meta:creation-date>
    <dc:date>2014-01-02T20:51:44.28</dc:date>
    <dc:creator>John O'Hanley</dc:creator>
    <meta:editing-duration>PT15H11M02S</meta:editing-duration>
    <meta:editing-cycles>4</meta:editing-cycles>
    <meta:generator>OpenOffice.org/3.0$Win32 OpenOffice.org_project/300m9$Build-9358</meta:generator>
    <meta:document-statistic meta:table-count="3" meta:cell-count="3230" meta:object-count="0"/>
    <meta:user-defined meta:name="Info 1"/>
    <meta:user-defined meta:name="Info 2"/>
    <meta:user-defined meta:name="Info 3"/>
    <meta:user-defined meta:name="Info 4"/>
  </office:meta>
</office:document-meta>
</file>